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2.113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1.309cm"/>
    </style:style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4.36cm"/>
    </style:style>
    <style:style style:name="co13" style:family="table-column">
      <style:table-column-properties fo:break-before="auto" style:column-width="1.891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>
            <text:p>ord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dprop</text:p>
          </table:table-cell>
          <table:table-cell office:value-type="string">
            <text:p>dis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part</text:p>
          </table:table-cell>
          <table:table-cell office:value-type="string">
            <text:p>apodo1</text:p>
          </table:table-cell>
          <table:table-cell office:value-type="string">
            <text:p>apodo2</text:p>
          </table:table-cell>
          <table:table-cell office:value-type="string">
            <text:p>apodo3</text:p>
          </table:table-cell>
          <table:table-cell office:value-type="string">
            <text:p>vectorDeNombres</text:p>
          </table:table-cell>
          <table:table-cell table:style-name="ce4" office:value-type="string">
            <text:p>R comma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ón</text:p>
          </table:table-cell>
          <table:table-cell table:number-columns-repeated="3"/>
          <table:table-cell office:value-type="string">
            <text:p>Jiménez</text:p>
          </table:table-cell>
          <table:table-cell office:value-type="string">
            <text:p>López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office:value-type="string">
            <text:p>mr01p</text:p>
          </table:table-cell>
          <table:table-cell office:value-type="string">
            <text:p>prd</text:p>
          </table:table-cell>
          <table:table-cell office:value-type="string">
            <text:p>Ramón Jiménez</text:p>
          </table:table-cell>
          <table:table-cell table:formula="of:=CONCATENATE([.F2];&quot; &quot;;[.G2])" office:value-type="string" office:string-value="Jiménez López">
            <text:p>Jiménez López</text:p>
          </table:table-cell>
          <table:table-cell/>
          <table:table-cell office:value-type="string">
            <text:p>Ramón Jiménez López</text:p>
          </table:table-cell>
          <table:table-cell table:formula="of:=CONCATENATE(&quot;sessLists[d,3,r] &lt;- ifelse ( grepl(pattern=@.*\\&lt;&quot;;[.M2];&quot;\\&gt;|\\&lt;&quot;;[.N2];&quot;\\&gt;.*@, sessLists[d,1,r])==@TRUE@, @&quot;;[.K2];&quot;@, sessLists[d,3,r] )&quot;)" office:value-type="string" office:string-value="sessLists[d,3,r] &lt;- ifelse ( grepl(pattern=@.*\\&lt;Ramón Jiménez\\&gt;|\\&lt;Jiménez López\\&gt;.*@, sessLists[d,1,r])==@TRUE@, @mr01p@, sessLists[d,3,r] )">
            <text:p>sessLists[d,3,r] &lt;- ifelse ( grepl(pattern=@.*\\&lt;Ramón Jiménez\\&gt;|\\&lt;Jiménez López\\&gt;.*@, sessLists[d,1,r])==@TRUE@, @mr01p@, sessLists[d,3,r] )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Eleazar</text:p>
          </table:table-cell>
          <table:table-cell table:number-columns-repeated="3"/>
          <table:table-cell office:value-type="string">
            <text:p>Rubio</text:p>
          </table:table-cell>
          <table:table-cell office:value-type="string">
            <text:p>Aldarán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string">
            <text:p>mr01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Eleazar Rubio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onio</text:p>
          </table:table-cell>
          <table:table-cell table:number-columns-repeated="3"/>
          <table:table-cell office:value-type="string">
            <text:p>Lima</text:p>
          </table:table-cell>
          <table:table-cell office:value-type="string">
            <text:p>Barrio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string">
            <text:p>mr02p</text:p>
          </table:table-cell>
          <table:table-cell office:value-type="string">
            <text:p>prd</text:p>
          </table:table-cell>
          <table:table-cell table:formula="of:=+[.F4]" office:value-type="string" office:string-value="Lima">
            <text:p>Lima</text:p>
          </table:table-cell>
          <table:table-cell table:number-columns-repeated="2"/>
          <table:table-cell office:value-type="string">
            <text:p>Antonio Lima</text:p>
          </table:table-cell>
          <table:table-cell table:formula="of:=CONCATENATE(&quot;sessLists[d,3,r] &lt;- ifelse ( grepl(pattern=@.*\\&lt;&quot;;[.M4];&quot;\\&gt;.*@, sessLists[d,1,r])==@TRUE@, @&quot;;[.K4];&quot;@, sessLists[d,3,r] )&quot;)" office:value-type="string" office:string-value="sessLists[d,3,r] &lt;- ifelse ( grepl(pattern=@.*\\&lt;Lima\\&gt;.*@, sessLists[d,1,r])==@TRUE@, @mr02p@, sessLists[d,3,r] )">
            <text:p>sessLists[d,3,r] &lt;- ifelse ( grepl(pattern=@.*\\&lt;Lima\\&gt;.*@, sessLists[d,1,r])==@TRUE@, @mr02p@, sessLists[d,3,r] )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ocío</text:p>
          </table:table-cell>
          <table:table-cell office:value-type="string">
            <text:p>Aimé</text:p>
          </table:table-cell>
          <table:table-cell table:number-columns-repeated="2"/>
          <table:table-cell office:value-type="string">
            <text:p>Zúñiga</text:p>
          </table:table-cell>
          <table:table-cell office:value-type="string">
            <text:p>Ortiz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mr02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Rocío Zúñiga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rique</text:p>
          </table:table-cell>
          <table:table-cell table:number-columns-repeated="3"/>
          <table:table-cell office:value-type="string">
            <text:p>Vargas</text:p>
          </table:table-cell>
          <table:table-cell office:value-type="string">
            <text:p>Anay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string">
            <text:p>mr03p</text:p>
          </table:table-cell>
          <table:table-cell office:value-type="string">
            <text:p>prd</text:p>
          </table:table-cell>
          <table:table-cell office:value-type="string">
            <text:p>Enrique Vargas</text:p>
          </table:table-cell>
          <table:table-cell table:formula="of:=CONCATENATE([.F6];&quot; &quot;;[.G6])" office:value-type="string" office:string-value="Vargas Anaya">
            <text:p>Vargas Anaya</text:p>
          </table:table-cell>
          <table:table-cell/>
          <table:table-cell office:value-type="string">
            <text:p>Enrique Vargas</text:p>
          </table:table-cell>
          <table:table-cell table:formula="of:=CONCATENATE(&quot;sessLists[d,3,r] &lt;- ifelse ( grepl(pattern=@.*\\&lt;&quot;;[.M6];&quot;\\&gt;|\\&lt;&quot;;[.N6];&quot;\\&gt;.*@, sessLists[d,1,r])==@TRUE@, @&quot;;[.K6];&quot;@, sessLists[d,3,r] )&quot;)" office:value-type="string" office:string-value="sessLists[d,3,r] &lt;- ifelse ( grepl(pattern=@.*\\&lt;Enrique Vargas\\&gt;|\\&lt;Vargas Anaya\\&gt;.*@, sessLists[d,1,r])==@TRUE@, @mr03p@, sessLists[d,3,r] )">
            <text:p>sessLists[d,3,r] &lt;- ifelse ( grepl(pattern=@.*\\&lt;Enrique Vargas\\&gt;|\\&lt;Vargas Anaya\\&gt;.*@, sessLists[d,1,r])==@TRUE@, @mr03p@, sessLists[d,3,r] )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Oscar</text:p>
          </table:table-cell>
          <table:table-cell table:number-columns-repeated="3"/>
          <table:table-cell office:value-type="string">
            <text:p>Romero</text:p>
          </table:table-cell>
          <table:table-cell office:value-type="string">
            <text:p>López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office:value-type="string">
            <text:p>mr03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Oscar Romero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aías</text:p>
          </table:table-cell>
          <table:table-cell table:number-columns-repeated="3"/>
          <table:table-cell office:value-type="string">
            <text:p>Villa</text:p>
          </table:table-cell>
          <table:table-cell office:value-type="string">
            <text:p>González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string">
            <text:p>mr04p</text:p>
          </table:table-cell>
          <table:table-cell office:value-type="string">
            <text:p>prd</text:p>
          </table:table-cell>
          <table:table-cell table:formula="of:=+[.F8]" office:value-type="string" office:string-value="Villa">
            <text:p>Villa</text:p>
          </table:table-cell>
          <table:table-cell office:value-type="string">
            <text:p>Isaías Villa</text:p>
          </table:table-cell>
          <table:table-cell/>
          <table:table-cell office:value-type="string">
            <text:p>Isaías Villa</text:p>
          </table:table-cell>
          <table:table-cell table:formula="of:=CONCATENATE(&quot;sessLists[d,3,r] &lt;- ifelse ( grepl(pattern=@.*\\&lt;&quot;;[.M8];&quot;\\&gt;|\\&lt;&quot;;[.N8];&quot;\\&gt;.*@, sessLists[d,1,r])==@TRUE@, @&quot;;[.K8];&quot;@, sessLists[d,3,r] )&quot;)" office:value-type="string" office:string-value="sessLists[d,3,r] &lt;- ifelse ( grepl(pattern=@.*\\&lt;Villa\\&gt;|\\&lt;Isaías Villa\\&gt;.*@, sessLists[d,1,r])==@TRUE@, @mr04p@, sessLists[d,3,r] )">
            <text:p>sessLists[d,3,r] &lt;- ifelse ( grepl(pattern=@.*\\&lt;Villa\\&gt;|\\&lt;Isaías Villa\\&gt;.*@, sessLists[d,1,r])==@TRUE@, @mr04p@, sessLists[d,3,r] )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arón</text:p>
          </table:table-cell>
          <table:table-cell table:number-columns-repeated="3"/>
          <table:table-cell office:value-type="string">
            <text:p>Romero</text:p>
          </table:table-cell>
          <table:table-cell office:value-type="string">
            <text:p>Maldonado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string">
            <text:p>mr04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Aarón Romero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lfre</text:p>
          </table:table-cell>
          <table:table-cell table:number-columns-repeated="3"/>
          <table:table-cell office:value-type="string">
            <text:p>Vargas</text:p>
          </table:table-cell>
          <table:table-cell office:value-type="string">
            <text:p>Cortés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string">
            <text:p>mr05p</text:p>
          </table:table-cell>
          <table:table-cell office:value-type="string">
            <text:p>prd</text:p>
          </table:table-cell>
          <table:table-cell office:value-type="string">
            <text:p>Balfre Vargas</text:p>
          </table:table-cell>
          <table:table-cell table:formula="of:=CONCATENATE([.F10];&quot; &quot;;[.G10])" office:value-type="string" office:string-value="Vargas Cortés">
            <text:p>Vargas Cortés</text:p>
          </table:table-cell>
          <table:table-cell/>
          <table:table-cell office:value-type="string">
            <text:p>Balfre Vargas</text:p>
          </table:table-cell>
          <table:table-cell table:formula="of:=CONCATENATE(&quot;sessLists[d,3,r] &lt;- ifelse ( grepl(pattern=@.*\\&lt;&quot;;[.M10];&quot;\\&gt;|\\&lt;&quot;;[.N10];&quot;\\&gt;.*@, sessLists[d,1,r])==@TRUE@, @&quot;;[.K10];&quot;@, sessLists[d,3,r] )&quot;)" office:value-type="string" office:string-value="sessLists[d,3,r] &lt;- ifelse ( grepl(pattern=@.*\\&lt;Balfre Vargas\\&gt;|\\&lt;Vargas Cortés\\&gt;.*@, sessLists[d,1,r])==@TRUE@, @mr05p@, sessLists[d,3,r] )">
            <text:p>sessLists[d,3,r] &lt;- ifelse ( grepl(pattern=@.*\\&lt;Balfre Vargas\\&gt;|\\&lt;Vargas Cortés\\&gt;.*@, sessLists[d,1,r])==@TRUE@, @mr05p@, sessLists[d,3,r] )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áximo</text:p>
          </table:table-cell>
          <table:table-cell office:value-type="string">
            <text:p>Justino</text:p>
          </table:table-cell>
          <table:table-cell table:number-columns-repeated="2"/>
          <table:table-cell office:value-type="string">
            <text:p>Cerón</text:p>
          </table:table-cell>
          <table:table-cell office:value-type="string">
            <text:p>Martínez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3" office:value-type="string">
            <text:p>mr05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Máximo Cerón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uan</text:p>
          </table:table-cell>
          <table:table-cell table:number-columns-repeated="3"/>
          <table:table-cell office:value-type="string">
            <text:p>Bustos</text:p>
          </table:table-cell>
          <table:table-cell office:value-type="string">
            <text:p>Pascual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string">
            <text:p>mr06p</text:p>
          </table:table-cell>
          <table:table-cell office:value-type="string">
            <text:p>prd</text:p>
          </table:table-cell>
          <table:table-cell table:formula="of:=+[.F12]" office:value-type="string" office:string-value="Bustos">
            <text:p>Bustos</text:p>
          </table:table-cell>
          <table:table-cell table:number-columns-repeated="2"/>
          <table:table-cell office:value-type="string">
            <text:p>Juan Bustos</text:p>
          </table:table-cell>
          <table:table-cell table:formula="of:=CONCATENATE(&quot;sessLists[d,3,r] &lt;- ifelse ( grepl(pattern=@.*\\&lt;&quot;;[.M12];&quot;\\&gt;.*@, sessLists[d,1,r])==@TRUE@, @&quot;;[.K12];&quot;@, sessLists[d,3,r] )&quot;)" office:value-type="string" office:string-value="sessLists[d,3,r] &lt;- ifelse ( grepl(pattern=@.*\\&lt;Bustos\\&gt;.*@, sessLists[d,1,r])==@TRUE@, @mr06p@, sessLists[d,3,r] )">
            <text:p>sessLists[d,3,r] &lt;- ifelse ( grepl(pattern=@.*\\&lt;Bustos\\&gt;.*@, sessLists[d,1,r])==@TRUE@, @mr06p@, sessLists[d,3,r] )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tricio</text:p>
          </table:table-cell>
          <table:table-cell table:number-columns-repeated="3"/>
          <table:table-cell office:value-type="string">
            <text:p>Avila</text:p>
          </table:table-cell>
          <table:table-cell office:value-type="string">
            <text:p>Luna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office:value-type="string">
            <text:p>mr06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Patricio Avil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zario</text:p>
          </table:table-cell>
          <table:table-cell table:number-columns-repeated="3"/>
          <table:table-cell office:value-type="string">
            <text:p>Norberto</text:p>
          </table:table-cell>
          <table:table-cell office:value-type="string">
            <text:p>Sánchez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string">
            <text:p>mr07p</text:p>
          </table:table-cell>
          <table:table-cell office:value-type="string">
            <text:p>prd</text:p>
          </table:table-cell>
          <table:table-cell office:value-type="string">
            <text:p>Nazario Norberto</text:p>
          </table:table-cell>
          <table:table-cell table:number-columns-repeated="2"/>
          <table:table-cell office:value-type="string">
            <text:p>Nazario Norberto</text:p>
          </table:table-cell>
          <table:table-cell table:formula="of:=CONCATENATE(&quot;sessLists[d,3,r] &lt;- ifelse ( grepl(pattern=@.*\\&lt;&quot;;[.M14];&quot;\\&gt;.*@, sessLists[d,1,r])==@TRUE@, @&quot;;[.K14];&quot;@, sessLists[d,3,r] )&quot;)" office:value-type="string" office:string-value="sessLists[d,3,r] &lt;- ifelse ( grepl(pattern=@.*\\&lt;Nazario Norberto\\&gt;.*@, sessLists[d,1,r])==@TRUE@, @mr07p@, sessLists[d,3,r] )">
            <text:p>sessLists[d,3,r] &lt;- ifelse ( grepl(pattern=@.*\\&lt;Nazario Norberto\\&gt;.*@, sessLists[d,1,r])==@TRUE@, @mr07p@, sessLists[d,3,r] )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Javier</text:p>
          </table:table-cell>
          <table:table-cell table:number-columns-repeated="3"/>
          <table:table-cell office:value-type="string">
            <text:p>Martínez</text:p>
          </table:table-cell>
          <table:table-cell office:value-type="string">
            <text:p>Solano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3" office:value-type="string">
            <text:p>mr07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Javier Martínez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melda</text:p>
          </table:table-cell>
          <table:table-cell table:number-columns-repeated="3"/>
          <table:table-cell office:value-type="string">
            <text:p>Mendoza</text:p>
          </table:table-cell>
          <table:table-cell office:value-type="string">
            <text:p>Romero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office:value-type="string">
            <text:p>mr08p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Imelda Mendoza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dgar</text:p>
          </table:table-cell>
          <table:table-cell table:number-columns-repeated="3"/>
          <table:table-cell office:value-type="string">
            <text:p>Torres</text:p>
          </table:table-cell>
          <table:table-cell office:value-type="string">
            <text:p>Baltazar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3" office:value-type="string">
            <text:p>mr08s</text:p>
          </table:table-cell>
          <table:table-cell office:value-type="string">
            <text:p>prd</text:p>
          </table:table-cell>
          <table:table-cell office:value-type="string">
            <text:p>Edgar Torres</text:p>
          </table:table-cell>
          <table:table-cell table:number-columns-repeated="2"/>
          <table:table-cell office:value-type="string">
            <text:p>Edgar Torres Baltazar</text:p>
          </table:table-cell>
          <table:table-cell table:formula="of:=CONCATENATE(&quot;sessLists[d,3,r] &lt;- ifelse ( grepl(pattern=@.*\\&lt;&quot;;[.M17];&quot;\\&gt;.*@, sessLists[d,1,r])==@TRUE@, @&quot;;[.K17];&quot;@, sessLists[d,3,r] )&quot;)" office:value-type="string" office:string-value="sessLists[d,3,r] &lt;- ifelse ( grepl(pattern=@.*\\&lt;Edgar Torres\\&gt;.*@, sessLists[d,1,r])==@TRUE@, @mr08s@, sessLists[d,3,r] )">
            <text:p>sessLists[d,3,r] &lt;- ifelse ( grepl(pattern=@.*\\&lt;Edgar Torres\\&gt;.*@, sessLists[d,1,r])==@TRUE@, @mr08s@, sessLists[d,3,r] 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sé</text:p>
          </table:table-cell>
          <table:table-cell office:value-type="string">
            <text:p>Cristóbal</text:p>
          </table:table-cell>
          <table:table-cell table:number-columns-repeated="2"/>
          <table:table-cell office:value-type="string">
            <text:p>Ramírez</text:p>
          </table:table-cell>
          <table:table-cell office:value-type="string">
            <text:p>Pino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3" office:value-type="string">
            <text:p>mr09p</text:p>
          </table:table-cell>
          <table:table-cell office:value-type="string">
            <text:p>prd</text:p>
          </table:table-cell>
          <table:table-cell office:value-type="string">
            <text:p>Cristóbal Ramírez</text:p>
          </table:table-cell>
          <table:table-cell table:number-columns-repeated="2"/>
          <table:table-cell office:value-type="string">
            <text:p>Cristóbal Ramírez</text:p>
          </table:table-cell>
          <table:table-cell table:formula="of:=CONCATENATE(&quot;sessLists[d,3,r] &lt;- ifelse ( grepl(pattern=@.*\\&lt;&quot;;[.M18];&quot;\\&gt;.*@, sessLists[d,1,r])==@TRUE@, @&quot;;[.K18];&quot;@, sessLists[d,3,r] )&quot;)" office:value-type="string" office:string-value="sessLists[d,3,r] &lt;- ifelse ( grepl(pattern=@.*\\&lt;Cristóbal Ramírez\\&gt;.*@, sessLists[d,1,r])==@TRUE@, @mr09p@, sessLists[d,3,r] )">
            <text:p>sessLists[d,3,r] &lt;- ifelse ( grepl(pattern=@.*\\&lt;Cristóbal Ramírez\\&gt;.*@, sessLists[d,1,r])==@TRUE@, @mr09p@, sessLists[d,3,r] )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odrigo</text:p>
          </table:table-cell>
          <table:table-cell table:number-columns-repeated="3"/>
          <table:table-cell office:value-type="string">
            <text:p>Ugalde</text:p>
          </table:table-cell>
          <table:table-cell office:value-type="string">
            <text:p>Molina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3" office:value-type="string">
            <text:p>mr09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Rodrigo Ugald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más</text:p>
          </table:table-cell>
          <table:table-cell table:number-columns-repeated="3"/>
          <table:table-cell office:value-type="string">
            <text:p>Pliego</text:p>
          </table:table-cell>
          <table:table-cell office:value-type="string">
            <text:p>Calvo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mr10p</text:p>
          </table:table-cell>
          <table:table-cell office:value-type="string">
            <text:p>prd</text:p>
          </table:table-cell>
          <table:table-cell table:formula="of:=+[.F20]" office:value-type="string" office:string-value="Pliego">
            <text:p>Pliego</text:p>
          </table:table-cell>
          <table:table-cell table:number-columns-repeated="2"/>
          <table:table-cell office:value-type="string">
            <text:p>Tomás Pliego</text:p>
          </table:table-cell>
          <table:table-cell table:formula="of:=CONCATENATE(&quot;sessLists[d,3,r] &lt;- ifelse ( grepl(pattern=@.*\\&lt;&quot;;[.M20];&quot;\\&gt;.*@, sessLists[d,1,r])==@TRUE@, @&quot;;[.K20];&quot;@, sessLists[d,3,r] )&quot;)" office:value-type="string" office:string-value="sessLists[d,3,r] &lt;- ifelse ( grepl(pattern=@.*\\&lt;Pliego\\&gt;.*@, sessLists[d,1,r])==@TRUE@, @mr10p@, sessLists[d,3,r] )">
            <text:p>sessLists[d,3,r] &lt;- ifelse ( grepl(pattern=@.*\\&lt;Pliego\\&gt;.*@, sessLists[d,1,r])==@TRUE@, @mr10p@, sessLists[d,3,r] )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rturo</text:p>
          </table:table-cell>
          <table:table-cell table:number-columns-repeated="3"/>
          <table:table-cell office:value-type="string">
            <text:p>Zamora</text:p>
          </table:table-cell>
          <table:table-cell office:value-type="string">
            <text:p>Flores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office:value-type="string">
            <text:p>mr10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Arturo Zamora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sthela</text:p>
          </table:table-cell>
          <table:table-cell table:number-columns-repeated="3"/>
          <table:table-cell office:value-type="string">
            <text:p>Damián</text:p>
          </table:table-cell>
          <table:table-cell office:value-type="string">
            <text:p>Peralta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office:value-type="string">
            <text:p>mr11p</text:p>
          </table:table-cell>
          <table:table-cell office:value-type="string">
            <text:p>prd</text:p>
          </table:table-cell>
          <table:table-cell table:formula="of:=+[.F22]" office:value-type="string" office:string-value="Damián">
            <text:p>Damián</text:p>
          </table:table-cell>
          <table:table-cell office:value-type="string">
            <text:p>Damián Peralta</text:p>
          </table:table-cell>
          <table:table-cell/>
          <table:table-cell office:value-type="string">
            <text:p>Esthela Damián</text:p>
          </table:table-cell>
          <table:table-cell table:formula="of:=CONCATENATE(&quot;sessLists[d,3,r] &lt;- ifelse ( grepl(pattern=@.*\\&lt;&quot;;[.M22];&quot;\\&gt;|\\&lt;&quot;;[.N22];&quot;\\&gt;.*@, sessLists[d,1,r])==@TRUE@, @&quot;;[.K22];&quot;@, sessLists[d,3,r] )&quot;)" office:value-type="string" office:string-value="sessLists[d,3,r] &lt;- ifelse ( grepl(pattern=@.*\\&lt;Damián\\&gt;|\\&lt;Damián Peralta\\&gt;.*@, sessLists[d,1,r])==@TRUE@, @mr11p@, sessLists[d,3,r] )">
            <text:p>sessLists[d,3,r] &lt;- ifelse ( grepl(pattern=@.*\\&lt;Damián\\&gt;|\\&lt;Damián Peralta\\&gt;.*@, sessLists[d,1,r])==@TRUE@, @mr11p@, sessLists[d,3,r] )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aricela</text:p>
          </table:table-cell>
          <table:table-cell table:number-columns-repeated="3"/>
          <table:table-cell office:value-type="string">
            <text:p>Sánchez</text:p>
          </table:table-cell>
          <table:table-cell office:value-type="string">
            <text:p>Cabrera</text:p>
          </table:table-cell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3" office:value-type="string">
            <text:p>mr11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Maricela Sánchez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aura</text:p>
          </table:table-cell>
          <table:table-cell table:number-columns-repeated="3"/>
          <table:table-cell office:value-type="string">
            <text:p>Piña</text:p>
          </table:table-cell>
          <table:table-cell office:value-type="string">
            <text:p>Olmedo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string">
            <text:p>mr12p</text:p>
          </table:table-cell>
          <table:table-cell office:value-type="string">
            <text:p>prd</text:p>
          </table:table-cell>
          <table:table-cell office:value-type="string">
            <text:p>Laura Piña</text:p>
          </table:table-cell>
          <table:table-cell office:value-type="string">
            <text:p>Piña Olmedo</text:p>
          </table:table-cell>
          <table:table-cell office:value-type="string">
            <text:p>Laurita Piña</text:p>
          </table:table-cell>
          <table:table-cell office:value-type="string">
            <text:p>Laura Piña</text:p>
          </table:table-cell>
          <table:table-cell table:formula="of:=CONCATENATE(&quot;sessLists[d,3,r] &lt;- ifelse ( grepl(pattern=@.*\\&lt;&quot;;[.M24];&quot;\\&gt;|\\&lt;&quot;;[.N24];&quot;\\&gt;|\\&lt;&quot;;[.O24];&quot;\\&gt;.*@, sessLists[d,1,r])==@TRUE@, @&quot;;[.K24];&quot;@, sessLists[d,3,r] )&quot;)" office:value-type="string" office:string-value="sessLists[d,3,r] &lt;- ifelse ( grepl(pattern=@.*\\&lt;Laura Piña\\&gt;|\\&lt;Piña Olmedo\\&gt;|\\&lt;Laurita Piña\\&gt;.*@, sessLists[d,1,r])==@TRUE@, @mr12p@, sessLists[d,3,r] )">
            <text:p>sessLists[d,3,r] &lt;- ifelse ( grepl(pattern=@.*\\&lt;Laura Piña\\&gt;|\\&lt;Piña Olmedo\\&gt;|\\&lt;Laurita Piña\\&gt;.*@, sessLists[d,1,r])==@TRUE@, @mr12p@, sessLists[d,3,r] )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aría</text:p>
          </table:table-cell>
          <table:table-cell office:value-type="string">
            <text:p>Lidia</text:p>
          </table:table-cell>
          <table:table-cell table:number-columns-repeated="2"/>
          <table:table-cell office:value-type="string">
            <text:p>Hernández</text:p>
          </table:table-cell>
          <table:table-cell office:value-type="string">
            <text:p>Castilla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3" office:value-type="string">
            <text:p>mr12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Lidia Hernández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gustín</text:p>
          </table:table-cell>
          <table:table-cell table:number-columns-repeated="3"/>
          <table:table-cell office:value-type="string">
            <text:p>Guerrero</text:p>
          </table:table-cell>
          <table:table-cell office:value-type="string">
            <text:p>Castillo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" office:value-type="string">
            <text:p>mr13p</text:p>
          </table:table-cell>
          <table:table-cell office:value-type="string">
            <text:p>prd</text:p>
          </table:table-cell>
          <table:table-cell office:value-type="string">
            <text:p>Agustín Guerrero</text:p>
          </table:table-cell>
          <table:table-cell table:number-columns-repeated="2"/>
          <table:table-cell office:value-type="string">
            <text:p>Agustín Guerrero</text:p>
          </table:table-cell>
          <table:table-cell table:formula="of:=CONCATENATE(&quot;sessLists[d,3,r] &lt;- ifelse ( grepl(pattern=@.*\\&lt;&quot;;[.M26];&quot;\\&gt;.*@, sessLists[d,1,r])==@TRUE@, @&quot;;[.K26];&quot;@, sessLists[d,3,r] )&quot;)" office:value-type="string" office:string-value="sessLists[d,3,r] &lt;- ifelse ( grepl(pattern=@.*\\&lt;Agustín Guerrero\\&gt;.*@, sessLists[d,1,r])==@TRUE@, @mr13p@, sessLists[d,3,r] )">
            <text:p>sessLists[d,3,r] &lt;- ifelse ( grepl(pattern=@.*\\&lt;Agustín Guerrero\\&gt;.*@, sessLists[d,1,r])==@TRUE@, @mr13p@, sessLists[d,3,r] )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cardo</text:p>
          </table:table-cell>
          <table:table-cell table:number-columns-repeated="3"/>
          <table:table-cell office:value-type="string">
            <text:p>González</text:p>
          </table:table-cell>
          <table:table-cell office:value-type="string">
            <text:p>del</text:p>
          </table:table-cell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3" office:value-type="string">
            <text:p>mr13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Ricardo González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rgarita</text:p>
          </table:table-cell>
          <table:table-cell office:value-type="string">
            <text:p>María</text:p>
          </table:table-cell>
          <table:table-cell table:number-columns-repeated="2"/>
          <table:table-cell office:value-type="string">
            <text:p>Martínez</text:p>
          </table:table-cell>
          <table:table-cell office:value-type="string">
            <text:p>Fisher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" office:value-type="string">
            <text:p>mr14p</text:p>
          </table:table-cell>
          <table:table-cell office:value-type="string">
            <text:p>pan</text:p>
          </table:table-cell>
          <table:table-cell office:value-type="string">
            <text:p>Margarita Martínez</text:p>
          </table:table-cell>
          <table:table-cell table:formula="of:=CONCATENATE([.F28];&quot; &quot;;[.G28])" office:value-type="string" office:string-value="Martínez Fisher">
            <text:p>Martínez Fisher</text:p>
          </table:table-cell>
          <table:table-cell/>
          <table:table-cell office:value-type="string">
            <text:p>Margarita Martínez</text:p>
          </table:table-cell>
          <table:table-cell table:formula="of:=CONCATENATE(&quot;sessLists[d,3,r] &lt;- ifelse ( grepl(pattern=@.*\\&lt;&quot;;[.M28];&quot;\\&gt;|\\&lt;&quot;;[.N28];&quot;\\&gt;.*@, sessLists[d,1,r])==@TRUE@, @&quot;;[.K28];&quot;@, sessLists[d,3,r] )&quot;)" office:value-type="string" office:string-value="sessLists[d,3,r] &lt;- ifelse ( grepl(pattern=@.*\\&lt;Margarita Martínez\\&gt;|\\&lt;Martínez Fisher\\&gt;.*@, sessLists[d,1,r])==@TRUE@, @mr14p@, sessLists[d,3,r] )">
            <text:p>sessLists[d,3,r] &lt;- ifelse ( grepl(pattern=@.*\\&lt;Margarita Martínez\\&gt;|\\&lt;Martínez Fisher\\&gt;.*@, sessLists[d,1,r])==@TRUE@, @mr14p@, sessLists[d,3,r] )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rne</text:p>
          </table:table-cell>
          <table:table-cell office:value-type="string">
            <text:p>Sidney</text:p>
          </table:table-cell>
          <table:table-cell table:number-columns-repeated="2"/>
          <table:table-cell office:value-type="string">
            <text:p>Aus</text:p>
          </table:table-cell>
          <table:table-cell office:value-type="string">
            <text:p>Den</text:p>
          </table:table-cell>
          <table:table-cell office:value-type="string">
            <text:p>Ruthe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3" office:value-type="string">
            <text:p>mr14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Arne Aus Den Ruthen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niel</text:p>
          </table:table-cell>
          <table:table-cell table:number-columns-repeated="3"/>
          <table:table-cell office:value-type="string">
            <text:p>Ordóñez</text:p>
          </table:table-cell>
          <table:table-cell office:value-type="string">
            <text:p>Hernández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3" office:value-type="string">
            <text:p>mr15p</text:p>
          </table:table-cell>
          <table:table-cell office:value-type="string">
            <text:p>prd</text:p>
          </table:table-cell>
          <table:table-cell table:formula="of:=+[.F30]" office:value-type="string" office:string-value="Ordóñez">
            <text:p>Ordóñez</text:p>
          </table:table-cell>
          <table:table-cell table:number-columns-repeated="2"/>
          <table:table-cell office:value-type="string">
            <text:p>Daniel Ordóñez</text:p>
          </table:table-cell>
          <table:table-cell table:formula="of:=CONCATENATE(&quot;sessLists[d,3,r] &lt;- ifelse ( grepl(pattern=@.*\\&lt;&quot;;[.M30];&quot;\\&gt;.*@, sessLists[d,1,r])==@TRUE@, @&quot;;[.K30];&quot;@, sessLists[d,3,r] )&quot;)" office:value-type="string" office:string-value="sessLists[d,3,r] &lt;- ifelse ( grepl(pattern=@.*\\&lt;Ordóñez\\&gt;.*@, sessLists[d,1,r])==@TRUE@, @mr15p@, sessLists[d,3,r] )">
            <text:p>sessLists[d,3,r] &lt;- ifelse ( grepl(pattern=@.*\\&lt;Ordóñez\\&gt;.*@, sessLists[d,1,r])==@TRUE@, @mr15p@, sessLists[d,3,r] )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Juan</text:p>
          </table:table-cell>
          <table:table-cell office:value-type="string">
            <text:p>Manuel</text:p>
          </table:table-cell>
          <table:table-cell table:number-columns-repeated="2"/>
          <table:table-cell office:value-type="string">
            <text:p>Orozco</text:p>
          </table:table-cell>
          <table:table-cell office:value-type="string">
            <text:p>Carmona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" office:value-type="string">
            <text:p>mr15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Manuel Orozco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ntonio</text:p>
          </table:table-cell>
          <table:table-cell office:value-type="string">
            <text:p>León</text:p>
          </table:table-cell>
          <table:table-cell table:number-columns-repeated="2"/>
          <table:table-cell office:value-type="string">
            <text:p>Ricardo</text:p>
          </table:table-cell>
          <table:table-cell office:value-type="string">
            <text:p>Benito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3" office:value-type="string">
            <text:p>mr16p</text:p>
          </table:table-cell>
          <table:table-cell office:value-type="string">
            <text:p>prd</text:p>
          </table:table-cell>
          <table:table-cell office:value-type="string">
            <text:p>Ricardo Benito</text:p>
          </table:table-cell>
          <table:table-cell table:number-columns-repeated="2"/>
          <table:table-cell office:value-type="string">
            <text:p>Ricardo Benito</text:p>
          </table:table-cell>
          <table:table-cell table:formula="of:=CONCATENATE(&quot;sessLists[d,3,r] &lt;- ifelse ( grepl(pattern=@.*\\&lt;&quot;;[.M32];&quot;\\&gt;.*@, sessLists[d,1,r])==@TRUE@, @&quot;;[.K32];&quot;@, sessLists[d,3,r] )&quot;)" office:value-type="string" office:string-value="sessLists[d,3,r] &lt;- ifelse ( grepl(pattern=@.*\\&lt;Ricardo Benito\\&gt;.*@, sessLists[d,1,r])==@TRUE@, @mr16p@, sessLists[d,3,r] )">
            <text:p>sessLists[d,3,r] &lt;- ifelse ( grepl(pattern=@.*\\&lt;Ricardo Benito\\&gt;.*@, sessLists[d,1,r])==@TRUE@, @mr16p@, sessLists[d,3,r] )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Reséndiz</text:p>
          </table:table-cell>
          <table:table-cell table:number-columns-repeated="3"/>
          <table:table-cell office:value-type="string">
            <text:p>Martínez</text:p>
          </table:table-cell>
          <table:table-cell office:value-type="string">
            <text:p>Arturo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3" office:value-type="string">
            <text:p>mr16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Arturo Reséndiz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sé</text:p>
          </table:table-cell>
          <table:table-cell office:value-type="string">
            <text:p>Antonio</text:p>
          </table:table-cell>
          <table:table-cell table:number-columns-repeated="2"/>
          <table:table-cell office:value-type="string">
            <text:p>Zepeda</text:p>
          </table:table-cell>
          <table:table-cell office:value-type="string">
            <text:p>Segura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3" office:value-type="string">
            <text:p>mr17p</text:p>
          </table:table-cell>
          <table:table-cell office:value-type="string">
            <text:p>pan</text:p>
          </table:table-cell>
          <table:table-cell table:formula="of:=+[.F34]" office:value-type="string" office:string-value="Zepeda">
            <text:p>Zepeda</text:p>
          </table:table-cell>
          <table:table-cell table:number-columns-repeated="2"/>
          <table:table-cell office:value-type="string">
            <text:p>José Zepeda</text:p>
          </table:table-cell>
          <table:table-cell table:formula="of:=CONCATENATE(&quot;sessLists[d,3,r] &lt;- ifelse ( grepl(pattern=@.*\\&lt;&quot;;[.M34];&quot;\\&gt;.*@, sessLists[d,1,r])==@TRUE@, @&quot;;[.K34];&quot;@, sessLists[d,3,r] )&quot;)" office:value-type="string" office:string-value="sessLists[d,3,r] &lt;- ifelse ( grepl(pattern=@.*\\&lt;Zepeda\\&gt;.*@, sessLists[d,1,r])==@TRUE@, @mr17p@, sessLists[d,3,r] )">
            <text:p>sessLists[d,3,r] &lt;- ifelse ( grepl(pattern=@.*\\&lt;Zepeda\\&gt;.*@, sessLists[d,1,r])==@TRUE@, @mr17p@, sessLists[d,3,r] )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arolina</text:p>
          </table:table-cell>
          <table:table-cell table:number-columns-repeated="3"/>
          <table:table-cell office:value-type="string">
            <text:p>Rebollo</text:p>
          </table:table-cell>
          <table:table-cell office:value-type="string">
            <text:p>Aguilar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3" office:value-type="string">
            <text:p>mr17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Carolina Rebollo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uan</text:p>
          </table:table-cell>
          <table:table-cell office:value-type="string">
            <text:p>Ricardo</text:p>
          </table:table-cell>
          <table:table-cell table:number-columns-repeated="2"/>
          <table:table-cell office:value-type="string">
            <text:p>García</text:p>
          </table:table-cell>
          <table:table-cell office:value-type="string">
            <text:p>Hernández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3" office:value-type="string">
            <text:p>mr18p</text:p>
          </table:table-cell>
          <table:table-cell office:value-type="string">
            <text:p>pt</text:p>
          </table:table-cell>
          <table:table-cell office:value-type="string">
            <text:p>Ricardo García</text:p>
          </table:table-cell>
          <table:table-cell table:formula="of:=CONCATENATE([.F36];&quot; &quot;;[.G36])" office:value-type="string" office:string-value="García Hernández">
            <text:p>García Hernández</text:p>
          </table:table-cell>
          <table:table-cell/>
          <table:table-cell office:value-type="string">
            <text:p>Ricardo García Hernández</text:p>
          </table:table-cell>
          <table:table-cell table:formula="of:=CONCATENATE(&quot;sessLists[d,3,r] &lt;- ifelse ( grepl(pattern=@.*\\&lt;&quot;;[.M36];&quot;\\&gt;|\\&lt;&quot;;[.N36];&quot;\\&gt;.*@, sessLists[d,1,r])==@TRUE@, @&quot;;[.K36];&quot;@, sessLists[d,3,r] )&quot;)" office:value-type="string" office:string-value="sessLists[d,3,r] &lt;- ifelse ( grepl(pattern=@.*\\&lt;Ricardo García\\&gt;|\\&lt;García Hernández\\&gt;.*@, sessLists[d,1,r])==@TRUE@, @mr18p@, sessLists[d,3,r] )">
            <text:p>sessLists[d,3,r] &lt;- ifelse ( grepl(pattern=@.*\\&lt;Ricardo García\\&gt;|\\&lt;García Hernández\\&gt;.*@, sessLists[d,1,r])==@TRUE@, @mr18p@, sessLists[d,3,r] )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arlos</text:p>
          </table:table-cell>
          <table:table-cell table:number-columns-repeated="3"/>
          <table:table-cell office:value-type="string">
            <text:p>Coronado</text:p>
          </table:table-cell>
          <table:table-cell office:value-type="string">
            <text:p>Ortiz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3" office:value-type="string">
            <text:p>mr18s</text:p>
          </table:table-cell>
          <table:table-cell office:value-type="string">
            <text:p>pt</text:p>
          </table:table-cell>
          <table:table-cell table:number-columns-repeated="3"/>
          <table:table-cell office:value-type="string">
            <text:p>Carlos Coronado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ría</text:p>
          </table:table-cell>
          <table:table-cell office:value-type="string">
            <text:p>Elba</text:p>
          </table:table-cell>
          <table:table-cell table:number-columns-repeated="2"/>
          <table:table-cell office:value-type="string">
            <text:p>Garfias</text:p>
          </table:table-cell>
          <table:table-cell office:value-type="string">
            <text:p>Maldonado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3" office:value-type="string">
            <text:p>mr19p</text:p>
          </table:table-cell>
          <table:table-cell office:value-type="string">
            <text:p>prd</text:p>
          </table:table-cell>
          <table:table-cell table:formula="of:=+[.F38]" office:value-type="string" office:string-value="Garfias">
            <text:p>Garfias</text:p>
          </table:table-cell>
          <table:table-cell table:number-columns-repeated="2"/>
          <table:table-cell office:value-type="string">
            <text:p>Elba Garfias</text:p>
          </table:table-cell>
          <table:table-cell table:formula="of:=CONCATENATE(&quot;sessLists[d,3,r] &lt;- ifelse ( grepl(pattern=@.*\\&lt;&quot;;[.M38];&quot;\\&gt;.*@, sessLists[d,1,r])==@TRUE@, @&quot;;[.K38];&quot;@, sessLists[d,3,r] )&quot;)" office:value-type="string" office:string-value="sessLists[d,3,r] &lt;- ifelse ( grepl(pattern=@.*\\&lt;Garfias\\&gt;.*@, sessLists[d,1,r])==@TRUE@, @mr19p@, sessLists[d,3,r] )">
            <text:p>sessLists[d,3,r] &lt;- ifelse ( grepl(pattern=@.*\\&lt;Garfias\\&gt;.*@, sessLists[d,1,r])==@TRUE@, @mr19p@, sessLists[d,3,r] )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ilario</text:p>
          </table:table-cell>
          <table:table-cell table:number-columns-repeated="3"/>
          <table:table-cell office:value-type="string">
            <text:p>Nolasco</text:p>
          </table:table-cell>
          <table:table-cell office:value-type="string">
            <text:p>Ochoa</text:p>
          </table:table-cell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3" office:value-type="string">
            <text:p>mr19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Hilario Nolasc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lfredo</text:p>
          </table:table-cell>
          <table:table-cell table:number-columns-repeated="3"/>
          <table:table-cell office:value-type="string">
            <text:p>Vinalay</text:p>
          </table:table-cell>
          <table:table-cell office:value-type="string">
            <text:p>Mora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string">
            <text:p>mr20p</text:p>
          </table:table-cell>
          <table:table-cell office:value-type="string">
            <text:p>pan</text:p>
          </table:table-cell>
          <table:table-cell table:formula="of:=+[.F40]" office:value-type="string" office:string-value="Vinalay">
            <text:p>Vinalay</text:p>
          </table:table-cell>
          <table:table-cell table:number-columns-repeated="2"/>
          <table:table-cell office:value-type="string">
            <text:p>Alfredo Vinalay</text:p>
          </table:table-cell>
          <table:table-cell table:formula="of:=CONCATENATE(&quot;sessLists[d,3,r] &lt;- ifelse ( grepl(pattern=@.*\\&lt;&quot;;[.M40];&quot;\\&gt;.*@, sessLists[d,1,r])==@TRUE@, @&quot;;[.K40];&quot;@, sessLists[d,3,r] )&quot;)" office:value-type="string" office:string-value="sessLists[d,3,r] &lt;- ifelse ( grepl(pattern=@.*\\&lt;Vinalay\\&gt;.*@, sessLists[d,1,r])==@TRUE@, @mr20p@, sessLists[d,3,r] )">
            <text:p>sessLists[d,3,r] &lt;- ifelse ( grepl(pattern=@.*\\&lt;Vinalay\\&gt;.*@, sessLists[d,1,r])==@TRUE@, @mr20p@, sessLists[d,3,r] )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aría</text:p>
          </table:table-cell>
          <table:table-cell office:value-type="string">
            <text:p>de</text:p>
          </table:table-cell>
          <table:table-cell office:value-type="string">
            <text:p>los</text:p>
          </table:table-cell>
          <table:table-cell office:value-type="string">
            <text:p>Ángeles</text:p>
          </table:table-cell>
          <table:table-cell office:value-type="string">
            <text:p>Arronte</text:p>
          </table:table-cell>
          <table:table-cell office:value-type="string">
            <text:p>Olguín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3" office:value-type="string">
            <text:p>mr20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María Arront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aúl</text:p>
          </table:table-cell>
          <table:table-cell office:value-type="string">
            <text:p>Alejandro</text:p>
          </table:table-cell>
          <table:table-cell office:value-type="string">
            <text:p>Cuauhtémoc</text:p>
          </table:table-cell>
          <table:table-cell/>
          <table:table-cell office:value-type="string">
            <text:p>Ramírez</text:p>
          </table:table-cell>
          <table:table-cell office:value-type="string">
            <text:p>Rodríguez</text:p>
          </table:table-cell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3" office:value-type="string">
            <text:p>mr21p</text:p>
          </table:table-cell>
          <table:table-cell office:value-type="string">
            <text:p>pri-uc</text:p>
          </table:table-cell>
          <table:table-cell office:value-type="string">
            <text:p>Alejandro Ramírez</text:p>
          </table:table-cell>
          <table:table-cell table:formula="of:=CONCATENATE([.F42];&quot; &quot;;[.G42])" office:value-type="string" office:string-value="Ramírez Rodríguez">
            <text:p>Ramírez Rodríguez</text:p>
          </table:table-cell>
          <table:table-cell/>
          <table:table-cell office:value-type="string">
            <text:p>Alejandro Ramírez Rodríguez</text:p>
          </table:table-cell>
          <table:table-cell table:formula="of:=CONCATENATE(&quot;sessLists[d,3,r] &lt;- ifelse ( grepl(pattern=@.*\\&lt;&quot;;[.M42];&quot;\\&gt;|\\&lt;&quot;;[.N42];&quot;\\&gt;.*@, sessLists[d,1,r])==@TRUE@, @&quot;;[.K42];&quot;@, sessLists[d,3,r] )&quot;)" office:value-type="string" office:string-value="sessLists[d,3,r] &lt;- ifelse ( grepl(pattern=@.*\\&lt;Alejandro Ramírez\\&gt;|\\&lt;Ramírez Rodríguez\\&gt;.*@, sessLists[d,1,r])==@TRUE@, @mr21p@, sessLists[d,3,r] )">
            <text:p>sessLists[d,3,r] &lt;- ifelse ( grepl(pattern=@.*\\&lt;Alejandro Ramírez\\&gt;|\\&lt;Ramírez Rodríguez\\&gt;.*@, sessLists[d,1,r])==@TRUE@, @mr21p@, sessLists[d,3,r] )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ndrea</text:p>
          </table:table-cell>
          <table:table-cell table:number-columns-repeated="3"/>
          <table:table-cell office:value-type="string">
            <text:p>Ortega</text:p>
          </table:table-cell>
          <table:table-cell office:value-type="string">
            <text:p>González</text:p>
          </table:table-cell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style-name="ce3" office:value-type="string">
            <text:p>mr21s</text:p>
          </table:table-cell>
          <table:table-cell office:value-type="string">
            <text:p>pri-uc</text:p>
          </table:table-cell>
          <table:table-cell table:number-columns-repeated="3"/>
          <table:table-cell office:value-type="string">
            <text:p>Andrea Ortega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íctor</text:p>
          </table:table-cell>
          <table:table-cell office:value-type="string">
            <text:p>Hugo</text:p>
          </table:table-cell>
          <table:table-cell table:number-columns-repeated="2"/>
          <table:table-cell office:value-type="string">
            <text:p>Círigo</text:p>
          </table:table-cell>
          <table:table-cell office:value-type="string">
            <text:p>Vázquez</text:p>
          </table:table-cell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3" office:value-type="string">
            <text:p>mr22p</text:p>
          </table:table-cell>
          <table:table-cell office:value-type="string">
            <text:p>prd</text:p>
          </table:table-cell>
          <table:table-cell office:value-type="string">
            <text:p>Círigo</text:p>
          </table:table-cell>
          <table:table-cell table:number-columns-repeated="2"/>
          <table:table-cell office:value-type="string">
            <text:p>Víctor Hugo Círigo</text:p>
          </table:table-cell>
          <table:table-cell table:formula="of:=CONCATENATE(&quot;sessLists[d,3,r] &lt;- ifelse ( grepl(pattern=@.*\\&lt;&quot;;[.M44];&quot;\\&gt;.*@, sessLists[d,1,r])==@TRUE@, @&quot;;[.K44];&quot;@, sessLists[d,3,r] )&quot;)" office:value-type="string" office:string-value="sessLists[d,3,r] &lt;- ifelse ( grepl(pattern=@.*\\&lt;Círigo\\&gt;.*@, sessLists[d,1,r])==@TRUE@, @mr22p@, sessLists[d,3,r] )">
            <text:p>sessLists[d,3,r] &lt;- ifelse ( grepl(pattern=@.*\\&lt;Círigo\\&gt;.*@, sessLists[d,1,r])==@TRUE@, @mr22p@, sessLists[d,3,r] )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aribel</text:p>
          </table:table-cell>
          <table:table-cell table:number-columns-repeated="3"/>
          <table:table-cell office:value-type="string">
            <text:p>Zamora</text:p>
          </table:table-cell>
          <table:table-cell office:value-type="string">
            <text:p>Granados</text:p>
          </table:table-cell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3" office:value-type="string">
            <text:p>mr22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Maribel Zamora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aniel</text:p>
          </table:table-cell>
          <table:table-cell table:number-columns-repeated="3"/>
          <table:table-cell office:value-type="string">
            <text:p>Salazar</text:p>
          </table:table-cell>
          <table:table-cell office:value-type="string">
            <text:p>Núñez</text:p>
          </table:table-cell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3" office:value-type="string">
            <text:p>mr23p</text:p>
          </table:table-cell>
          <table:table-cell office:value-type="string">
            <text:p>prd</text:p>
          </table:table-cell>
          <table:table-cell office:value-type="string">
            <text:p>Daniel Salazar</text:p>
          </table:table-cell>
          <table:table-cell table:number-columns-repeated="2"/>
          <table:table-cell office:value-type="string">
            <text:p>Daniel Salazar</text:p>
          </table:table-cell>
          <table:table-cell table:formula="of:=CONCATENATE(&quot;sessLists[d,3,r] &lt;- ifelse ( grepl(pattern=@.*\\&lt;&quot;;[.M46];&quot;\\&gt;.*@, sessLists[d,1,r])==@TRUE@, @&quot;;[.K46];&quot;@, sessLists[d,3,r] )&quot;)" office:value-type="string" office:string-value="sessLists[d,3,r] &lt;- ifelse ( grepl(pattern=@.*\\&lt;Daniel Salazar\\&gt;.*@, sessLists[d,1,r])==@TRUE@, @mr23p@, sessLists[d,3,r] )">
            <text:p>sessLists[d,3,r] &lt;- ifelse ( grepl(pattern=@.*\\&lt;Daniel Salazar\\&gt;.*@, sessLists[d,1,r])==@TRUE@, @mr23p@, sessLists[d,3,r] )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bril</text:p>
          </table:table-cell>
          <table:table-cell office:value-type="string">
            <text:p>Janete</text:p>
          </table:table-cell>
          <table:table-cell table:number-columns-repeated="2"/>
          <table:table-cell office:value-type="string">
            <text:p>Trujillo</text:p>
          </table:table-cell>
          <table:table-cell office:value-type="string">
            <text:p>Vázquez</text:p>
          </table:table-cell>
          <table:table-cell/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3" office:value-type="string">
            <text:p>mr23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Abril Trujillo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ergio</text:p>
          </table:table-cell>
          <table:table-cell office:value-type="string">
            <text:p>Miguel</text:p>
          </table:table-cell>
          <table:table-cell table:number-columns-repeated="2"/>
          <table:table-cell office:value-type="string">
            <text:p>Cedillo</text:p>
          </table:table-cell>
          <table:table-cell office:value-type="string">
            <text:p>Fernández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3" office:value-type="string">
            <text:p>mr24p</text:p>
          </table:table-cell>
          <table:table-cell office:value-type="string">
            <text:p>prd</text:p>
          </table:table-cell>
          <table:table-cell office:value-type="string">
            <text:p>Sergio Cedillo</text:p>
          </table:table-cell>
          <table:table-cell table:number-columns-repeated="2"/>
          <table:table-cell office:value-type="string">
            <text:p>Sergio Cedillo</text:p>
          </table:table-cell>
          <table:table-cell table:formula="of:=CONCATENATE(&quot;sessLists[d,3,r] &lt;- ifelse ( grepl(pattern=@.*\\&lt;&quot;;[.M48];&quot;\\&gt;.*@, sessLists[d,1,r])==@TRUE@, @&quot;;[.K48];&quot;@, sessLists[d,3,r] )&quot;)" office:value-type="string" office:string-value="sessLists[d,3,r] &lt;- ifelse ( grepl(pattern=@.*\\&lt;Sergio Cedillo\\&gt;.*@, sessLists[d,1,r])==@TRUE@, @mr24p@, sessLists[d,3,r] )">
            <text:p>sessLists[d,3,r] &lt;- ifelse ( grepl(pattern=@.*\\&lt;Sergio Cedillo\\&gt;.*@, sessLists[d,1,r])==@TRUE@, @mr24p@, sessLists[d,3,r] )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Jaime</text:p>
          </table:table-cell>
          <table:table-cell table:number-columns-repeated="3"/>
          <table:table-cell office:value-type="string">
            <text:p>Jiménez</text:p>
          </table:table-cell>
          <table:table-cell office:value-type="string">
            <text:p>Burgos</text:p>
          </table:table-cell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3" office:value-type="string">
            <text:p>mr24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Jaime Jiménez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umberto</text:p>
          </table:table-cell>
          <table:table-cell table:number-columns-repeated="3"/>
          <table:table-cell office:value-type="string">
            <text:p>Morgan</text:p>
          </table:table-cell>
          <table:table-cell office:value-type="string">
            <text:p>Colón</text:p>
          </table:table-cell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3" office:value-type="string">
            <text:p>mr25p</text:p>
          </table:table-cell>
          <table:table-cell office:value-type="string">
            <text:p>prd</text:p>
          </table:table-cell>
          <table:table-cell table:formula="of:=+[.F50]" office:value-type="string" office:string-value="Morgan">
            <text:p>Morgan</text:p>
          </table:table-cell>
          <table:table-cell table:number-columns-repeated="2"/>
          <table:table-cell office:value-type="string">
            <text:p>Humberto Morgan</text:p>
          </table:table-cell>
          <table:table-cell table:formula="of:=CONCATENATE(&quot;sessLists[d,3,r] &lt;- ifelse ( grepl(pattern=@.*\\&lt;&quot;;[.M50];&quot;\\&gt;.*@, sessLists[d,1,r])==@TRUE@, @&quot;;[.K50];&quot;@, sessLists[d,3,r] )&quot;)" office:value-type="string" office:string-value="sessLists[d,3,r] &lt;- ifelse ( grepl(pattern=@.*\\&lt;Morgan\\&gt;.*@, sessLists[d,1,r])==@TRUE@, @mr25p@, sessLists[d,3,r] )">
            <text:p>sessLists[d,3,r] &lt;- ifelse ( grepl(pattern=@.*\\&lt;Morgan\\&gt;.*@, sessLists[d,1,r])==@TRUE@, @mr25p@, sessLists[d,3,r] )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uis</text:p>
          </table:table-cell>
          <table:table-cell office:value-type="string">
            <text:p>Eduardo</text:p>
          </table:table-cell>
          <table:table-cell table:number-columns-repeated="2"/>
          <table:table-cell office:value-type="string">
            <text:p>Rocha</text:p>
          </table:table-cell>
          <table:table-cell office:value-type="string">
            <text:p>Cruz</text:p>
          </table:table-cell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3" office:value-type="string">
            <text:p>mr25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Eduardo Rocha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rturo</text:p>
          </table:table-cell>
          <table:table-cell table:number-columns-repeated="3"/>
          <table:table-cell office:value-type="string">
            <text:p>Santana</text:p>
          </table:table-cell>
          <table:table-cell office:value-type="string">
            <text:p>Alfaro</text:p>
          </table:table-cell>
          <table:table-cell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3" office:value-type="string">
            <text:p>mr26p</text:p>
          </table:table-cell>
          <table:table-cell office:value-type="string">
            <text:p>prd</text:p>
          </table:table-cell>
          <table:table-cell table:formula="of:=+[.F52]" office:value-type="string" office:string-value="Santana">
            <text:p>Santana</text:p>
          </table:table-cell>
          <table:table-cell table:number-columns-repeated="2"/>
          <table:table-cell office:value-type="string">
            <text:p>Arturo Santana</text:p>
          </table:table-cell>
          <table:table-cell table:formula="of:=CONCATENATE(&quot;sessLists[d,3,r] &lt;- ifelse ( grepl(pattern=@.*\\&lt;&quot;;[.M52];&quot;\\&gt;.*@, sessLists[d,1,r])==@TRUE@, @&quot;;[.K52];&quot;@, sessLists[d,3,r] )&quot;)" office:value-type="string" office:string-value="sessLists[d,3,r] &lt;- ifelse ( grepl(pattern=@.*\\&lt;Santana\\&gt;.*@, sessLists[d,1,r])==@TRUE@, @mr26p@, sessLists[d,3,r] )">
            <text:p>sessLists[d,3,r] &lt;- ifelse ( grepl(pattern=@.*\\&lt;Santana\\&gt;.*@, sessLists[d,1,r])==@TRUE@, @mr26p@, sessLists[d,3,r] )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María</text:p>
          </table:table-cell>
          <table:table-cell office:value-type="string">
            <text:p>Natividad</text:p>
          </table:table-cell>
          <table:table-cell table:number-columns-repeated="2"/>
          <table:table-cell office:value-type="string">
            <text:p>Patricio</text:p>
          </table:table-cell>
          <table:table-cell office:value-type="string">
            <text:p>Razo</text:p>
          </table:table-cell>
          <table:table-cell/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3" office:value-type="string">
            <text:p>mr26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Natividad Patricio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zequiel</text:p>
          </table:table-cell>
          <table:table-cell table:number-columns-repeated="3"/>
          <table:table-cell office:value-type="string">
            <text:p>Rétiz</text:p>
          </table:table-cell>
          <table:table-cell office:value-type="string">
            <text:p>Gutiérrez</text:p>
          </table:table-cell>
          <table:table-cell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3" office:value-type="string">
            <text:p>mr27p</text:p>
          </table:table-cell>
          <table:table-cell office:value-type="string">
            <text:p>pan</text:p>
          </table:table-cell>
          <table:table-cell table:formula="of:=+[.F54]" office:value-type="string" office:string-value="Rétiz">
            <text:p>Rétiz</text:p>
          </table:table-cell>
          <table:table-cell table:number-columns-repeated="2"/>
          <table:table-cell office:value-type="string">
            <text:p>Ezequiel Rétiz</text:p>
          </table:table-cell>
          <table:table-cell table:formula="of:=CONCATENATE(&quot;sessLists[d,3,r] &lt;- ifelse ( grepl(pattern=@.*\\&lt;&quot;;[.M54];&quot;\\&gt;.*@, sessLists[d,1,r])==@TRUE@, @&quot;;[.K54];&quot;@, sessLists[d,3,r] )&quot;)" office:value-type="string" office:string-value="sessLists[d,3,r] &lt;- ifelse ( grepl(pattern=@.*\\&lt;Rétiz\\&gt;.*@, sessLists[d,1,r])==@TRUE@, @mr27p@, sessLists[d,3,r] )">
            <text:p>sessLists[d,3,r] &lt;- ifelse ( grepl(pattern=@.*\\&lt;Rétiz\\&gt;.*@, sessLists[d,1,r])==@TRUE@, @mr27p@, sessLists[d,3,r] )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mma</text:p>
          </table:table-cell>
          <table:table-cell office:value-type="string">
            <text:p>Cecilia</text:p>
          </table:table-cell>
          <table:table-cell table:number-columns-repeated="2"/>
          <table:table-cell office:value-type="string">
            <text:p>Martínez</text:p>
          </table:table-cell>
          <table:table-cell office:value-type="string">
            <text:p>Capaceta</text:p>
          </table:table-cell>
          <table:table-cell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3" office:value-type="string">
            <text:p>mr27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Cecilia Martínez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ua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Beltrán</text:p>
          </table:table-cell>
          <table:table-cell office:value-type="string">
            <text:p>Cordero</text:p>
          </table:table-cell>
          <table:table-cell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style-name="ce3" office:value-type="string">
            <text:p>mr28p</text:p>
          </table:table-cell>
          <table:table-cell office:value-type="string">
            <text:p>prd</text:p>
          </table:table-cell>
          <table:table-cell table:formula="of:=+[.F56]" office:value-type="string" office:string-value="Beltrán">
            <text:p>Beltrán</text:p>
          </table:table-cell>
          <table:table-cell table:number-columns-repeated="2"/>
          <table:table-cell office:value-type="string">
            <text:p>Juan Beltrán</text:p>
          </table:table-cell>
          <table:table-cell table:formula="of:=CONCATENATE(&quot;sessLists[d,3,r] &lt;- ifelse ( grepl(pattern=@.*\\&lt;&quot;;[.M56];&quot;\\&gt;.*@, sessLists[d,1,r])==@TRUE@, @&quot;;[.K56];&quot;@, sessLists[d,3,r] )&quot;)" office:value-type="string" office:string-value="sessLists[d,3,r] &lt;- ifelse ( grepl(pattern=@.*\\&lt;Beltrán\\&gt;.*@, sessLists[d,1,r])==@TRUE@, @mr28p@, sessLists[d,3,r] )">
            <text:p>sessLists[d,3,r] &lt;- ifelse ( grepl(pattern=@.*\\&lt;Beltrán\\&gt;.*@, sessLists[d,1,r])==@TRUE@, @mr28p@, sessLists[d,3,r] 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aría</text:p>
          </table:table-cell>
          <table:table-cell office:value-type="string">
            <text:p>de</text:p>
          </table:table-cell>
          <table:table-cell office:value-type="string">
            <text:p>Lourdes</text:p>
          </table:table-cell>
          <table:table-cell/>
          <table:table-cell office:value-type="string">
            <text:p>Méndez</text:p>
          </table:table-cell>
          <table:table-cell office:value-type="string">
            <text:p>Galván</text:p>
          </table:table-cell>
          <table:table-cell/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ce3" office:value-type="string">
            <text:p>mr28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María Méndez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muel</text:p>
          </table:table-cell>
          <table:table-cell table:number-columns-repeated="3"/>
          <table:table-cell office:value-type="string">
            <text:p>Hernández</text:p>
          </table:table-cell>
          <table:table-cell office:value-type="string">
            <text:p>Abarca</text:p>
          </table:table-cell>
          <table:table-cell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style-name="ce3" office:value-type="string">
            <text:p>mr29p</text:p>
          </table:table-cell>
          <table:table-cell office:value-type="string">
            <text:p>prd</text:p>
          </table:table-cell>
          <table:table-cell office:value-type="string">
            <text:p>Samuel Hernández</text:p>
          </table:table-cell>
          <table:table-cell table:number-columns-repeated="2"/>
          <table:table-cell office:value-type="string">
            <text:p>Samuel Hernández</text:p>
          </table:table-cell>
          <table:table-cell table:formula="of:=CONCATENATE(&quot;sessLists[d,3,r] &lt;- ifelse ( grepl(pattern=@.*\\&lt;&quot;;[.M58];&quot;\\&gt;.*@, sessLists[d,1,r])==@TRUE@, @&quot;;[.K58];&quot;@, sessLists[d,3,r] )&quot;)" office:value-type="string" office:string-value="sessLists[d,3,r] &lt;- ifelse ( grepl(pattern=@.*\\&lt;Samuel Hernández\\&gt;.*@, sessLists[d,1,r])==@TRUE@, @mr29p@, sessLists[d,3,r] )">
            <text:p>sessLists[d,3,r] &lt;- ifelse ( grepl(pattern=@.*\\&lt;Samuel Hernández\\&gt;.*@, sessLists[d,1,r])==@TRUE@, @mr29p@, sessLists[d,3,r] )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rgarito</text:p>
          </table:table-cell>
          <table:table-cell table:number-columns-repeated="3"/>
          <table:table-cell office:value-type="string">
            <text:p>Reyes</text:p>
          </table:table-cell>
          <table:table-cell office:value-type="string">
            <text:p>Aguirre</text:p>
          </table:table-cell>
          <table:table-cell/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3" office:value-type="string">
            <text:p>mr29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Margarito Reyes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uricio</text:p>
          </table:table-cell>
          <table:table-cell office:value-type="string">
            <text:p>Alonso</text:p>
          </table:table-cell>
          <table:table-cell table:number-columns-repeated="2"/>
          <table:table-cell office:value-type="string">
            <text:p>Toledo</text:p>
          </table:table-cell>
          <table:table-cell office:value-type="string">
            <text:p>Gutiérrez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3" office:value-type="string">
            <text:p>mr30p</text:p>
          </table:table-cell>
          <table:table-cell office:value-type="string">
            <text:p>prd</text:p>
          </table:table-cell>
          <table:table-cell office:value-type="string">
            <text:p>Mauricio Toledo</text:p>
          </table:table-cell>
          <table:table-cell office:value-type="string">
            <text:p>Toledo Gutiérrez</text:p>
          </table:table-cell>
          <table:table-cell/>
          <table:table-cell office:value-type="string">
            <text:p>Mauricio Toledo</text:p>
          </table:table-cell>
          <table:table-cell table:formula="of:=CONCATENATE(&quot;sessLists[d,3,r] &lt;- ifelse ( grepl(pattern=@.*\\&lt;&quot;;[.M60];&quot;\\&gt;|\\&lt;&quot;;[.N60];&quot;\\&gt;.*@, sessLists[d,1,r])==@TRUE@, @&quot;;[.K60];&quot;@, sessLists[d,3,r] )&quot;)" office:value-type="string" office:string-value="sessLists[d,3,r] &lt;- ifelse ( grepl(pattern=@.*\\&lt;Mauricio Toledo\\&gt;|\\&lt;Toledo Gutiérrez\\&gt;.*@, sessLists[d,1,r])==@TRUE@, @mr30p@, sessLists[d,3,r] )">
            <text:p>sessLists[d,3,r] &lt;- ifelse ( grepl(pattern=@.*\\&lt;Mauricio Toledo\\&gt;|\\&lt;Toledo Gutiérrez\\&gt;.*@, sessLists[d,1,r])==@TRUE@, @mr30p@, sessLists[d,3,r] )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iguel</text:p>
          </table:table-cell>
          <table:table-cell office:value-type="string">
            <text:p>Angel</text:p>
          </table:table-cell>
          <table:table-cell table:number-columns-repeated="2"/>
          <table:table-cell table:number-columns-repeated="2" office:value-type="string">
            <text:p>Hernández</text:p>
          </table:table-cell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3" office:value-type="string">
            <text:p>mr30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Miguel Hernández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iguel</text:p>
          </table:table-cell>
          <table:table-cell table:number-columns-repeated="3"/>
          <table:table-cell office:value-type="string">
            <text:p>Sosa</text:p>
          </table:table-cell>
          <table:table-cell office:value-type="string">
            <text:p>Tan</text:p>
          </table:table-cell>
          <table:table-cell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3" office:value-type="string">
            <text:p>mr31p</text:p>
          </table:table-cell>
          <table:table-cell office:value-type="string">
            <text:p>prd</text:p>
          </table:table-cell>
          <table:table-cell table:formula="of:=+[.F62]" office:value-type="string" office:string-value="Sosa">
            <text:p>Sosa</text:p>
          </table:table-cell>
          <table:table-cell table:number-columns-repeated="2"/>
          <table:table-cell office:value-type="string">
            <text:p>Miguel Sosa</text:p>
          </table:table-cell>
          <table:table-cell table:formula="of:=CONCATENATE(&quot;sessLists[d,3,r] &lt;- ifelse ( grepl(pattern=@.*\\&lt;&quot;;[.M62];&quot;\\&gt;.*@, sessLists[d,1,r])==@TRUE@, @&quot;;[.K62];&quot;@, sessLists[d,3,r] )&quot;)" office:value-type="string" office:string-value="sessLists[d,3,r] &lt;- ifelse ( grepl(pattern=@.*\\&lt;Sosa\\&gt;.*@, sessLists[d,1,r])==@TRUE@, @mr31p@, sessLists[d,3,r] )">
            <text:p>sessLists[d,3,r] &lt;- ifelse ( grepl(pattern=@.*\\&lt;Sosa\\&gt;.*@, sessLists[d,1,r])==@TRUE@, @mr31p@, sessLists[d,3,r] )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Jua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Trillo</text:p>
          </table:table-cell>
          <table:table-cell office:value-type="string">
            <text:p>Domínguez</text:p>
          </table:table-cell>
          <table:table-cell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3" office:value-type="string">
            <text:p>mr31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Juan Trillo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osé</text:p>
          </table:table-cell>
          <table:table-cell office:value-type="string">
            <text:p>Luis</text:p>
          </table:table-cell>
          <table:table-cell table:number-columns-repeated="2"/>
          <table:table-cell office:value-type="string">
            <text:p>Morúa</text:p>
          </table:table-cell>
          <table:table-cell office:value-type="string">
            <text:p>Jasso</text:p>
          </table:table-cell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3" office:value-type="string">
            <text:p>mr32p</text:p>
          </table:table-cell>
          <table:table-cell office:value-type="string">
            <text:p>prd</text:p>
          </table:table-cell>
          <table:table-cell table:formula="of:=+[.F64]" office:value-type="string" office:string-value="Morúa">
            <text:p>Morúa</text:p>
          </table:table-cell>
          <table:table-cell table:number-columns-repeated="2"/>
          <table:table-cell office:value-type="string">
            <text:p>José Morúa</text:p>
          </table:table-cell>
          <table:table-cell table:formula="of:=CONCATENATE(&quot;sessLists[d,3,r] &lt;- ifelse ( grepl(pattern=@.*\\&lt;&quot;;[.M64];&quot;\\&gt;.*@, sessLists[d,1,r])==@TRUE@, @&quot;;[.K64];&quot;@, sessLists[d,3,r] )&quot;)" office:value-type="string" office:string-value="sessLists[d,3,r] &lt;- ifelse ( grepl(pattern=@.*\\&lt;Morúa\\&gt;.*@, sessLists[d,1,r])==@TRUE@, @mr32p@, sessLists[d,3,r] )">
            <text:p>sessLists[d,3,r] &lt;- ifelse ( grepl(pattern=@.*\\&lt;Morúa\\&gt;.*@, sessLists[d,1,r])==@TRUE@, @mr32p@, sessLists[d,3,r] )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José</text:p>
          </table:table-cell>
          <table:table-cell office:value-type="string">
            <text:p>Alfredo</text:p>
          </table:table-cell>
          <table:table-cell table:number-columns-repeated="2"/>
          <table:table-cell office:value-type="string">
            <text:p>Hernández</text:p>
          </table:table-cell>
          <table:table-cell office:value-type="string">
            <text:p>Leal</text:p>
          </table:table-cell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3" office:value-type="string">
            <text:p>mr32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José Hernández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eticia</text:p>
          </table:table-cell>
          <table:table-cell table:number-columns-repeated="3"/>
          <table:table-cell office:value-type="string">
            <text:p>Quezada</text:p>
          </table:table-cell>
          <table:table-cell office:value-type="string">
            <text:p>Contreras</text:p>
          </table:table-cell>
          <table:table-cell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3" office:value-type="string">
            <text:p>mr33p</text:p>
          </table:table-cell>
          <table:table-cell office:value-type="string">
            <text:p>prd</text:p>
          </table:table-cell>
          <table:table-cell table:formula="of:=+[.F66]" office:value-type="string" office:string-value="Quezada">
            <text:p>Quezada</text:p>
          </table:table-cell>
          <table:table-cell table:number-columns-repeated="2"/>
          <table:table-cell office:value-type="string">
            <text:p>Leticia Quezada</text:p>
          </table:table-cell>
          <table:table-cell table:formula="of:=CONCATENATE(&quot;sessLists[d,3,r] &lt;- ifelse ( grepl(pattern=@.*\\&lt;&quot;;[.M66];&quot;\\&gt;.*@, sessLists[d,1,r])==@TRUE@, @&quot;;[.K66];&quot;@, sessLists[d,3,r] )&quot;)" office:value-type="string" office:string-value="sessLists[d,3,r] &lt;- ifelse ( grepl(pattern=@.*\\&lt;Quezada\\&gt;.*@, sessLists[d,1,r])==@TRUE@, @mr33p@, sessLists[d,3,r] )">
            <text:p>sessLists[d,3,r] &lt;- ifelse ( grepl(pattern=@.*\\&lt;Quezada\\&gt;.*@, sessLists[d,1,r])==@TRUE@, @mr33p@, sessLists[d,3,r] )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Iliana</text:p>
          </table:table-cell>
          <table:table-cell table:number-columns-repeated="3"/>
          <table:table-cell office:value-type="string">
            <text:p>Araiza</text:p>
          </table:table-cell>
          <table:table-cell office:value-type="string">
            <text:p>Mota</text:p>
          </table:table-cell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ce3" office:value-type="string">
            <text:p>mr33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Iliana Araiza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ergio</text:p>
          </table:table-cell>
          <table:table-cell table:number-columns-repeated="3"/>
          <table:table-cell office:value-type="string">
            <text:p>Avila</text:p>
          </table:table-cell>
          <table:table-cell office:value-type="string">
            <text:p>Rojas</text:p>
          </table:table-cell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3" office:value-type="string">
            <text:p>mr34p</text:p>
          </table:table-cell>
          <table:table-cell office:value-type="string">
            <text:p>prd</text:p>
          </table:table-cell>
          <table:table-cell office:value-type="string">
            <text:p>Sergio [AÁ]vila</text:p>
          </table:table-cell>
          <table:table-cell table:number-columns-repeated="2"/>
          <table:table-cell office:value-type="string">
            <text:p>Sergio Avila</text:p>
          </table:table-cell>
          <table:table-cell table:formula="of:=CONCATENATE(&quot;sessLists[d,3,r] &lt;- ifelse ( grepl(pattern=@.*\\&lt;&quot;;[.M68];&quot;\\&gt;.*@, sessLists[d,1,r])==@TRUE@, @&quot;;[.K68];&quot;@, sessLists[d,3,r] )&quot;)" office:value-type="string" office:string-value="sessLists[d,3,r] &lt;- ifelse ( grepl(pattern=@.*\\&lt;Sergio [AÁ]vila\\&gt;.*@, sessLists[d,1,r])==@TRUE@, @mr34p@, sessLists[d,3,r] )">
            <text:p>sessLists[d,3,r] &lt;- ifelse ( grepl(pattern=@.*\\&lt;Sergio [AÁ]vila\\&gt;.*@, sessLists[d,1,r])==@TRUE@, @mr34p@, sessLists[d,3,r] )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iriam</text:p>
          </table:table-cell>
          <table:table-cell office:value-type="string">
            <text:p>Rosario</text:p>
          </table:table-cell>
          <table:table-cell table:number-columns-repeated="2"/>
          <table:table-cell office:value-type="string">
            <text:p>Gómez</text:p>
          </table:table-cell>
          <table:table-cell office:value-type="string">
            <text:p>Valenzuela</text:p>
          </table:table-cell>
          <table:table-cell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ce3" office:value-type="string">
            <text:p>mr34s</text:p>
          </table:table-cell>
          <table:table-cell office:value-type="string">
            <text:p>prd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Miriam Gómez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dy</text:p>
          </table:table-cell>
          <table:table-cell table:number-columns-repeated="3"/>
          <table:table-cell office:value-type="string">
            <text:p>Ortiz</text:p>
          </table:table-cell>
          <table:table-cell office:value-type="string">
            <text:p>Piña</text:p>
          </table:table-cell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3" office:value-type="string">
            <text:p>mr35p</text:p>
          </table:table-cell>
          <table:table-cell office:value-type="string">
            <text:p>prd</text:p>
          </table:table-cell>
          <table:table-cell office:value-type="string">
            <text:p>Edy Ortiz</text:p>
          </table:table-cell>
          <table:table-cell office:value-type="string">
            <text:p>Ortiz Piña</text:p>
          </table:table-cell>
          <table:table-cell/>
          <table:table-cell office:value-type="string">
            <text:p>Edy Ortiz</text:p>
          </table:table-cell>
          <table:table-cell table:formula="of:=CONCATENATE(&quot;sessLists[d,3,r] &lt;- ifelse ( grepl(pattern=@.*\\&lt;&quot;;[.M70];&quot;\\&gt;|\\&lt;&quot;;[.N70];&quot;\\&gt;.*@, sessLists[d,1,r])==@TRUE@, @&quot;;[.K70];&quot;@, sessLists[d,3,r] )&quot;)" office:value-type="string" office:string-value="sessLists[d,3,r] &lt;- ifelse ( grepl(pattern=@.*\\&lt;Edy Ortiz\\&gt;|\\&lt;Ortiz Piña\\&gt;.*@, sessLists[d,1,r])==@TRUE@, @mr35p@, sessLists[d,3,r] )">
            <text:p>sessLists[d,3,r] &lt;- ifelse ( grepl(pattern=@.*\\&lt;Edy Ortiz\\&gt;|\\&lt;Ortiz Piña\\&gt;.*@, sessLists[d,1,r])==@TRUE@, @mr35p@, sessLists[d,3,r] )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ngelina</text:p>
          </table:table-cell>
          <table:table-cell table:number-columns-repeated="3"/>
          <table:table-cell office:value-type="string">
            <text:p>Hernánde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style-name="ce3" office:value-type="string">
            <text:p>mr35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Angelina Hernández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ancy</text:p>
          </table:table-cell>
          <table:table-cell table:number-columns-repeated="3"/>
          <table:table-cell office:value-type="string">
            <text:p>Cárdenas</text:p>
          </table:table-cell>
          <table:table-cell office:value-type="string">
            <text:p>Sánchez</text:p>
          </table:table-cell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3" office:value-type="string">
            <text:p>mr36p</text:p>
          </table:table-cell>
          <table:table-cell office:value-type="string">
            <text:p>prd</text:p>
          </table:table-cell>
          <table:table-cell office:value-type="string">
            <text:p>Cárdenas Sánchez</text:p>
          </table:table-cell>
          <table:table-cell office:value-type="string">
            <text:p>Nancy Cárdenas</text:p>
          </table:table-cell>
          <table:table-cell/>
          <table:table-cell office:value-type="string">
            <text:p>Nancy Cárdenas</text:p>
          </table:table-cell>
          <table:table-cell table:formula="of:=CONCATENATE(&quot;sessLists[d,3,r] &lt;- ifelse ( grepl(pattern=@.*\\&lt;&quot;;[.M72];&quot;\\&gt;|\\&lt;&quot;;[.N72];&quot;\\&gt;.*@, sessLists[d,1,r])==@TRUE@, @&quot;;[.K72];&quot;@, sessLists[d,3,r] )&quot;)" office:value-type="string" office:string-value="sessLists[d,3,r] &lt;- ifelse ( grepl(pattern=@.*\\&lt;Cárdenas Sánchez\\&gt;|\\&lt;Nancy Cárdenas\\&gt;.*@, sessLists[d,1,r])==@TRUE@, @mr36p@, sessLists[d,3,r] )">
            <text:p>sessLists[d,3,r] &lt;- ifelse ( grepl(pattern=@.*\\&lt;Cárdenas Sánchez\\&gt;|\\&lt;Nancy Cárdenas\\&gt;.*@, sessLists[d,1,r])==@TRUE@, @mr36p@, sessLists[d,3,r] )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Jua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Hernández</text:p>
          </table:table-cell>
          <table:table-cell office:value-type="string">
            <text:p>Valentín</text:p>
          </table:table-cell>
          <table:table-cell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ce3" office:value-type="string">
            <text:p>mr36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Juan Carlos Hernández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ipólito</text:p>
          </table:table-cell>
          <table:table-cell table:number-columns-repeated="3"/>
          <table:table-cell office:value-type="string">
            <text:p>Bravo</text:p>
          </table:table-cell>
          <table:table-cell office:value-type="string">
            <text:p>López</text:p>
          </table:table-cell>
          <table:table-cell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style-name="ce3" office:value-type="string">
            <text:p>mr37p</text:p>
          </table:table-cell>
          <table:table-cell office:value-type="string">
            <text:p>prd</text:p>
          </table:table-cell>
          <table:table-cell office:value-type="string">
            <text:p>Hipólito Bravo</text:p>
          </table:table-cell>
          <table:table-cell office:value-type="string">
            <text:p>Bravo</text:p>
          </table:table-cell>
          <table:table-cell/>
          <table:table-cell office:value-type="string">
            <text:p>Hipólito Bravo</text:p>
          </table:table-cell>
          <table:table-cell table:formula="of:=CONCATENATE(&quot;sessLists[d,3,r] &lt;- ifelse ( grepl(pattern=@.*\\&lt;&quot;;[.M74];&quot;\\&gt;|\\&lt;&quot;;[.N74];&quot;\\&gt;.*@, sessLists[d,1,r])==@TRUE@, @&quot;;[.K74];&quot;@, sessLists[d,3,r] )&quot;)" office:value-type="string" office:string-value="sessLists[d,3,r] &lt;- ifelse ( grepl(pattern=@.*\\&lt;Hipólito Bravo\\&gt;|\\&lt;Bravo\\&gt;.*@, sessLists[d,1,r])==@TRUE@, @mr37p@, sessLists[d,3,r] )">
            <text:p>sessLists[d,3,r] &lt;- ifelse ( grepl(pattern=@.*\\&lt;Hipólito Bravo\\&gt;|\\&lt;Bravo\\&gt;.*@, sessLists[d,1,r])==@TRUE@, @mr37p@, sessLists[d,3,r] )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José</text:p>
          </table:table-cell>
          <table:table-cell office:value-type="string">
            <text:p>Luis</text:p>
          </table:table-cell>
          <table:table-cell table:number-columns-repeated="2"/>
          <table:table-cell office:value-type="string">
            <text:p>Mechgún</text:p>
          </table:table-cell>
          <table:table-cell office:value-type="string">
            <text:p>González</text:p>
          </table:table-cell>
          <table:table-cell/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style-name="ce3" office:value-type="string">
            <text:p>mr37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José Luis Mechgún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alvador</text:p>
          </table:table-cell>
          <table:table-cell office:value-type="string">
            <text:p>Pablo</text:p>
          </table:table-cell>
          <table:table-cell table:number-columns-repeated="2"/>
          <table:table-cell office:value-type="string">
            <text:p>Martínez</text:p>
          </table:table-cell>
          <table:table-cell office:value-type="string">
            <text:p>Della</text:p>
          </table:table-cell>
          <table:table-cell office:value-type="string">
            <text:p>Rocca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style-name="ce3" office:value-type="string">
            <text:p>mr38p</text:p>
          </table:table-cell>
          <table:table-cell office:value-type="string">
            <text:p>prd</text:p>
          </table:table-cell>
          <table:table-cell office:value-type="string">
            <text:p>Salvador Martínez</text:p>
          </table:table-cell>
          <table:table-cell office:value-type="string">
            <text:p>Martínez Della Rocca</text:p>
          </table:table-cell>
          <table:table-cell/>
          <table:table-cell office:value-type="string">
            <text:p>Salvador Martínez</text:p>
          </table:table-cell>
          <table:table-cell table:formula="of:=CONCATENATE(&quot;sessLists[d,3,r] &lt;- ifelse ( grepl(pattern=@.*\\&lt;&quot;;[.M76];&quot;\\&gt;|\\&lt;&quot;;[.N76];&quot;\\&gt;.*@, sessLists[d,1,r])==@TRUE@, @&quot;;[.K76];&quot;@, sessLists[d,3,r] )&quot;)" office:value-type="string" office:string-value="sessLists[d,3,r] &lt;- ifelse ( grepl(pattern=@.*\\&lt;Salvador Martínez\\&gt;|\\&lt;Martínez Della Rocca\\&gt;.*@, sessLists[d,1,r])==@TRUE@, @mr38p@, sessLists[d,3,r] )">
            <text:p>sessLists[d,3,r] &lt;- ifelse ( grepl(pattern=@.*\\&lt;Salvador Martínez\\&gt;|\\&lt;Martínez Della Rocca\\&gt;.*@, sessLists[d,1,r])==@TRUE@, @mr38p@, sessLists[d,3,r] )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Inti</text:p>
          </table:table-cell>
          <table:table-cell table:number-columns-repeated="3"/>
          <table:table-cell office:value-type="string">
            <text:p>Muñoz</text:p>
          </table:table-cell>
          <table:table-cell office:value-type="string">
            <text:p>Santini</text:p>
          </table:table-cell>
          <table:table-cell/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3" office:value-type="string">
            <text:p>mr38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Inti Muñoz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velino</text:p>
          </table:table-cell>
          <table:table-cell table:number-columns-repeated="3"/>
          <table:table-cell office:value-type="string">
            <text:p>Méndez</text:p>
          </table:table-cell>
          <table:table-cell office:value-type="string">
            <text:p>Rangel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3" office:value-type="string">
            <text:p>mr39p</text:p>
          </table:table-cell>
          <table:table-cell office:value-type="string">
            <text:p>prd</text:p>
          </table:table-cell>
          <table:table-cell office:value-type="string">
            <text:p>Avelino Méndez Rangel</text:p>
          </table:table-cell>
          <table:table-cell office:value-type="string">
            <text:p>Méndez Rangel</text:p>
          </table:table-cell>
          <table:table-cell office:value-type="string">
            <text:p>Avelino Méndez</text:p>
          </table:table-cell>
          <table:table-cell office:value-type="string">
            <text:p>Avelino Méndez Rangel</text:p>
          </table:table-cell>
          <table:table-cell table:formula="of:=CONCATENATE(&quot;sessLists[d,3,r] &lt;- ifelse ( grepl(pattern=@.*\\&lt;&quot;;[.M78];&quot;\\&gt;|\\&lt;&quot;;[.N78];&quot;\\&gt;|\\&lt;&quot;;[.O78];&quot;\\&gt;.*@, sessLists[d,1,r])==@TRUE@, @&quot;;[.K78];&quot;@, sessLists[d,3,r] )&quot;)" office:value-type="string" office:string-value="sessLists[d,3,r] &lt;- ifelse ( grepl(pattern=@.*\\&lt;Avelino Méndez Rangel\\&gt;|\\&lt;Méndez Rangel\\&gt;|\\&lt;Avelino Méndez\\&gt;.*@, sessLists[d,1,r])==@TRUE@, @mr39p@, sessLists[d,3,r] )">
            <text:p>sessLists[d,3,r] &lt;- ifelse ( grepl(pattern=@.*\\&lt;Avelino Méndez Rangel\\&gt;|\\&lt;Méndez Rangel\\&gt;|\\&lt;Avelino Méndez\\&gt;.*@, sessLists[d,1,r])==@TRUE@, @mr39p@, sessLists[d,3,r] )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artín</text:p>
          </table:table-cell>
          <table:table-cell table:number-columns-repeated="3"/>
          <table:table-cell office:value-type="string">
            <text:p>Rosales</text:p>
          </table:table-cell>
          <table:table-cell office:value-type="string">
            <text:p>Romero</text:p>
          </table:table-cell>
          <table:table-cell/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3" office:value-type="string">
            <text:p>mr39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Martín Rosales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rlos</text:p>
          </table:table-cell>
          <table:table-cell table:number-columns-repeated="3"/>
          <table:table-cell office:value-type="string">
            <text:p>Hernández</text:p>
          </table:table-cell>
          <table:table-cell office:value-type="string">
            <text:p>Mirón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3" office:value-type="string">
            <text:p>mr40p</text:p>
          </table:table-cell>
          <table:table-cell office:value-type="string">
            <text:p>prd</text:p>
          </table:table-cell>
          <table:table-cell table:formula="of:=CONCATENATE([.F80];&quot; &quot;;[.G80])" office:value-type="string" office:string-value="Hernández Mirón">
            <text:p>Hernández Mirón</text:p>
          </table:table-cell>
          <table:table-cell office:value-type="string">
            <text:p>Carlos Hernández</text:p>
          </table:table-cell>
          <table:table-cell/>
          <table:table-cell office:value-type="string">
            <text:p>Hernández Mirón</text:p>
          </table:table-cell>
          <table:table-cell table:formula="of:=CONCATENATE(&quot;sessLists[d,3,r] &lt;- ifelse ( grepl(pattern=@.*\\&lt;&quot;;[.M80];&quot;\\&gt;|\\&lt;&quot;;[.N80];&quot;\\&gt;.*@, sessLists[d,1,r])==@TRUE@, @&quot;;[.K80];&quot;@, sessLists[d,3,r] )&quot;)" office:value-type="string" office:string-value="sessLists[d,3,r] &lt;- ifelse ( grepl(pattern=@.*\\&lt;Hernández Mirón\\&gt;|\\&lt;Carlos Hernández\\&gt;.*@, sessLists[d,1,r])==@TRUE@, @mr40p@, sessLists[d,3,r] )">
            <text:p>sessLists[d,3,r] &lt;- ifelse ( grepl(pattern=@.*\\&lt;Hernández Mirón\\&gt;|\\&lt;Carlos Hernández\\&gt;.*@, sessLists[d,1,r])==@TRUE@, @mr40p@, sessLists[d,3,r] )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Jesús</text:p>
          </table:table-cell>
          <table:table-cell table:number-columns-repeated="3"/>
          <table:table-cell office:value-type="string">
            <text:p>Esquivel</text:p>
          </table:table-cell>
          <table:table-cell office:value-type="string">
            <text:p>Carrillo</text:p>
          </table:table-cell>
          <table:table-cell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3" office:value-type="string">
            <text:p>mr40s</text:p>
          </table:table-cell>
          <table:table-cell office:value-type="string">
            <text:p>prd</text:p>
          </table:table-cell>
          <table:table-cell table:number-columns-repeated="3"/>
          <table:table-cell office:value-type="string">
            <text:p>Jesús Esquivel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enia</text:p>
          </table:table-cell>
          <table:table-cell table:number-columns-repeated="3"/>
          <table:table-cell office:value-type="string">
            <text:p>López</text:p>
          </table:table-cell>
          <table:table-cell office:value-type="string">
            <text:p>Rabadán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1</text:p>
          </table:table-cell>
          <table:table-cell table:style-name="ce3" office:value-type="string">
            <text:p>rp01p</text:p>
          </table:table-cell>
          <table:table-cell office:value-type="string">
            <text:p>pan</text:p>
          </table:table-cell>
          <table:table-cell office:value-type="string">
            <text:p>López Rabadán Kenia</text:p>
          </table:table-cell>
          <table:table-cell office:value-type="string">
            <text:p>López Rabadán</text:p>
          </table:table-cell>
          <table:table-cell/>
          <table:table-cell office:value-type="string">
            <text:p>López Rabadán Kenia</text:p>
          </table:table-cell>
          <table:table-cell table:formula="of:=CONCATENATE(&quot;sessLists[d,3,r] &lt;- ifelse ( grepl(pattern=@.*\\&lt;&quot;;[.M82];&quot;\\&gt;|\\&lt;&quot;;[.N82];&quot;\\&gt;.*@, sessLists[d,1,r])==@TRUE@, @&quot;;[.K82];&quot;@, sessLists[d,3,r] )&quot;)" office:value-type="string" office:string-value="sessLists[d,3,r] &lt;- ifelse ( grepl(pattern=@.*\\&lt;López Rabadán Kenia\\&gt;|\\&lt;López Rabadán\\&gt;.*@, sessLists[d,1,r])==@TRUE@, @rp01p@, sessLists[d,3,r] )">
            <text:p>sessLists[d,3,r] &lt;- ifelse ( grepl(pattern=@.*\\&lt;López Rabadán Kenia\\&gt;|\\&lt;López Rabadán\\&gt;.*@, sessLists[d,1,r])==@TRUE@, @rp01p@, sessLists[d,3,r] )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Orlando</text:p>
          </table:table-cell>
          <table:table-cell table:number-columns-repeated="3"/>
          <table:table-cell office:value-type="string">
            <text:p>Anaya</text:p>
          </table:table-cell>
          <table:table-cell office:value-type="string">
            <text:p>Gonzál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1</text:p>
          </table:table-cell>
          <table:table-cell table:style-name="ce3" office:value-type="string">
            <text:p>rp01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Orlando Anaya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ría</text:p>
          </table:table-cell>
          <table:table-cell office:value-type="string">
            <text:p>del</text:p>
          </table:table-cell>
          <table:table-cell office:value-type="string">
            <text:p>Carmen</text:p>
          </table:table-cell>
          <table:table-cell/>
          <table:table-cell office:value-type="string">
            <text:p>Segura</text:p>
          </table:table-cell>
          <table:table-cell office:value-type="string">
            <text:p>Rangel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2</text:p>
          </table:table-cell>
          <table:table-cell table:style-name="ce3" office:value-type="string">
            <text:p>rp02p</text:p>
          </table:table-cell>
          <table:table-cell office:value-type="string">
            <text:p>pan</text:p>
          </table:table-cell>
          <table:table-cell office:value-type="string">
            <text:p>Carmen Segura</text:p>
          </table:table-cell>
          <table:table-cell office:value-type="string">
            <text:p>Segura Rangel</text:p>
          </table:table-cell>
          <table:table-cell office:value-type="string">
            <text:p>Segura</text:p>
          </table:table-cell>
          <table:table-cell office:value-type="string">
            <text:p>Carmen Segura</text:p>
          </table:table-cell>
          <table:table-cell table:formula="of:=CONCATENATE(&quot;sessLists[d,3,r] &lt;- ifelse ( grepl(pattern=@.*\\&lt;&quot;;[.M84];&quot;\\&gt;|\\&lt;&quot;;[.N84];&quot;\\&gt;|\\&lt;&quot;;[.O84];&quot;\\&gt;.*@, sessLists[d,1,r])==@TRUE@, @&quot;;[.K84];&quot;@, sessLists[d,3,r] )&quot;)" office:value-type="string" office:string-value="sessLists[d,3,r] &lt;- ifelse ( grepl(pattern=@.*\\&lt;Carmen Segura\\&gt;|\\&lt;Segura Rangel\\&gt;|\\&lt;Segura\\&gt;.*@, sessLists[d,1,r])==@TRUE@, @rp02p@, sessLists[d,3,r] )">
            <text:p>sessLists[d,3,r] &lt;- ifelse ( grepl(pattern=@.*\\&lt;Carmen Segura\\&gt;|\\&lt;Segura Rangel\\&gt;|\\&lt;Segura\\&gt;.*@, sessLists[d,1,r])==@TRUE@, @rp02p@, sessLists[d,3,r] )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Raúl</text:p>
          </table:table-cell>
          <table:table-cell table:number-columns-repeated="3"/>
          <table:table-cell office:value-type="string">
            <text:p>Herrera</text:p>
          </table:table-cell>
          <table:table-cell office:value-type="string">
            <text:p>Espinos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2</text:p>
          </table:table-cell>
          <table:table-cell table:style-name="ce3" office:value-type="string">
            <text:p>rp02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Raúl Herrera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orge</text:p>
          </table:table-cell>
          <table:table-cell table:number-columns-repeated="3"/>
          <table:table-cell office:value-type="string">
            <text:p>Triana</text:p>
          </table:table-cell>
          <table:table-cell office:value-type="string">
            <text:p>Ten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3</text:p>
          </table:table-cell>
          <table:table-cell table:style-name="ce3" office:value-type="string">
            <text:p>rp03p</text:p>
          </table:table-cell>
          <table:table-cell office:value-type="string">
            <text:p>pan</text:p>
          </table:table-cell>
          <table:table-cell table:formula="of:=+[.F86]" office:value-type="string" office:string-value="Triana">
            <text:p>Triana</text:p>
          </table:table-cell>
          <table:table-cell table:number-columns-repeated="2"/>
          <table:table-cell office:value-type="string">
            <text:p>Jorge Triana</text:p>
          </table:table-cell>
          <table:table-cell table:formula="of:=CONCATENATE(&quot;sessLists[d,3,r] &lt;- ifelse ( grepl(pattern=@.*\\&lt;&quot;;[.M86];&quot;\\&gt;.*@, sessLists[d,1,r])==@TRUE@, @&quot;;[.K86];&quot;@, sessLists[d,3,r] )&quot;)" office:value-type="string" office:string-value="sessLists[d,3,r] &lt;- ifelse ( grepl(pattern=@.*\\&lt;Triana\\&gt;.*@, sessLists[d,1,r])==@TRUE@, @rp03p@, sessLists[d,3,r] )">
            <text:p>sessLists[d,3,r] &lt;- ifelse ( grepl(pattern=@.*\\&lt;Triana\\&gt;.*@, sessLists[d,1,r])==@TRUE@, @rp03p@, sessLists[d,3,r] )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Yesenia</text:p>
          </table:table-cell>
          <table:table-cell table:number-columns-repeated="3"/>
          <table:table-cell office:value-type="string">
            <text:p>Villaluz</text:p>
          </table:table-cell>
          <table:table-cell office:value-type="string">
            <text:p>Alb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3</text:p>
          </table:table-cell>
          <table:table-cell table:style-name="ce3" office:value-type="string">
            <text:p>rp03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Yesenia Villaluz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iguel</text:p>
          </table:table-cell>
          <table:table-cell office:value-type="string">
            <text:p>Ramón</text:p>
          </table:table-cell>
          <table:table-cell table:number-columns-repeated="2"/>
          <table:table-cell office:value-type="string">
            <text:p>Hernández</text:p>
          </table:table-cell>
          <table:table-cell office:value-type="string">
            <text:p>Labastid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4</text:p>
          </table:table-cell>
          <table:table-cell table:style-name="ce3" office:value-type="string">
            <text:p>rp04p</text:p>
          </table:table-cell>
          <table:table-cell office:value-type="string">
            <text:p>pan</text:p>
          </table:table-cell>
          <table:table-cell office:value-type="string">
            <text:p>Miguel Hernández</text:p>
          </table:table-cell>
          <table:table-cell table:formula="of:=CONCATENATE([.F88];&quot; &quot;;[.G88])" office:value-type="string" office:string-value="Hernández Labastida">
            <text:p>Hernández Labastida</text:p>
          </table:table-cell>
          <table:table-cell/>
          <table:table-cell office:value-type="string">
            <text:p>Miguel Hernández Labastida</text:p>
          </table:table-cell>
          <table:table-cell table:formula="of:=CONCATENATE(&quot;sessLists[d,3,r] &lt;- ifelse ( grepl(pattern=@.*\\&lt;&quot;;[.M88];&quot;\\&gt;|\\&lt;&quot;;[.N88];&quot;\\&gt;.*@, sessLists[d,1,r])==@TRUE@, @&quot;;[.K88];&quot;@, sessLists[d,3,r] )&quot;)" office:value-type="string" office:string-value="sessLists[d,3,r] &lt;- ifelse ( grepl(pattern=@.*\\&lt;Miguel Hernández\\&gt;|\\&lt;Hernández Labastida\\&gt;.*@, sessLists[d,1,r])==@TRUE@, @rp04p@, sessLists[d,3,r] )">
            <text:p>sessLists[d,3,r] &lt;- ifelse ( grepl(pattern=@.*\\&lt;Miguel Hernández\\&gt;|\\&lt;Hernández Labastida\\&gt;.*@, sessLists[d,1,r])==@TRUE@, @rp04p@, sessLists[d,3,r] )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José</text:p>
          </table:table-cell>
          <table:table-cell office:value-type="string">
            <text:p>Hiram</text:p>
          </table:table-cell>
          <table:table-cell table:number-columns-repeated="2"/>
          <table:table-cell office:value-type="string">
            <text:p>Álvarez</text:p>
          </table:table-cell>
          <table:table-cell office:value-type="string">
            <text:p>Escudero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4</text:p>
          </table:table-cell>
          <table:table-cell table:style-name="ce3" office:value-type="string">
            <text:p>rp04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José Álvarez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guel</text:p>
          </table:table-cell>
          <table:table-cell office:value-type="string">
            <text:p>Angel</text:p>
          </table:table-cell>
          <table:table-cell table:number-columns-repeated="2"/>
          <table:table-cell office:value-type="string">
            <text:p>Errasti</text:p>
          </table:table-cell>
          <table:table-cell office:value-type="string">
            <text:p>Arang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5</text:p>
          </table:table-cell>
          <table:table-cell table:style-name="ce3" office:value-type="string">
            <text:p>rp05p</text:p>
          </table:table-cell>
          <table:table-cell office:value-type="string">
            <text:p>pan</text:p>
          </table:table-cell>
          <table:table-cell table:formula="of:=+[.F90]" office:value-type="string" office:string-value="Errasti">
            <text:p>Errasti</text:p>
          </table:table-cell>
          <table:table-cell table:number-columns-repeated="2"/>
          <table:table-cell office:value-type="string">
            <text:p>Migueal Angel Errasti</text:p>
          </table:table-cell>
          <table:table-cell table:formula="of:=CONCATENATE(&quot;sessLists[d,3,r] &lt;- ifelse ( grepl(pattern=@.*\\&lt;&quot;;[.M90];&quot;\\&gt;.*@, sessLists[d,1,r])==@TRUE@, @&quot;;[.K90];&quot;@, sessLists[d,3,r] )&quot;)" office:value-type="string" office:string-value="sessLists[d,3,r] &lt;- ifelse ( grepl(pattern=@.*\\&lt;Errasti\\&gt;.*@, sessLists[d,1,r])==@TRUE@, @rp05p@, sessLists[d,3,r] )">
            <text:p>sessLists[d,3,r] &lt;- ifelse ( grepl(pattern=@.*\\&lt;Errasti\\&gt;.*@, sessLists[d,1,r])==@TRUE@, @rp05p@, sessLists[d,3,r] )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ecilia</text:p>
          </table:table-cell>
          <table:table-cell table:number-columns-repeated="3"/>
          <table:table-cell office:value-type="string">
            <text:p>Mendoza</text:p>
          </table:table-cell>
          <table:table-cell office:value-type="string">
            <text:p>Bautist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5</text:p>
          </table:table-cell>
          <table:table-cell table:style-name="ce3" office:value-type="string">
            <text:p>rp05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Cecilia Mendoza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elina</text:p>
          </table:table-cell>
          <table:table-cell table:number-columns-repeated="3"/>
          <table:table-cell office:value-type="string">
            <text:p>Saavedra</text:p>
          </table:table-cell>
          <table:table-cell office:value-type="string">
            <text:p>Orteg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6</text:p>
          </table:table-cell>
          <table:table-cell table:style-name="ce3" office:value-type="string">
            <text:p>rp06p</text:p>
          </table:table-cell>
          <table:table-cell office:value-type="string">
            <text:p>pan</text:p>
          </table:table-cell>
          <table:table-cell table:formula="of:=+[.F92]" office:value-type="string" office:string-value="Saavedra">
            <text:p>Saavedra</text:p>
          </table:table-cell>
          <table:table-cell table:number-columns-repeated="2"/>
          <table:table-cell office:value-type="string">
            <text:p>Celina Saavedra</text:p>
          </table:table-cell>
          <table:table-cell table:formula="of:=CONCATENATE(&quot;sessLists[d,3,r] &lt;- ifelse ( grepl(pattern=@.*\\&lt;&quot;;[.M92];&quot;\\&gt;.*@, sessLists[d,1,r])==@TRUE@, @&quot;;[.K92];&quot;@, sessLists[d,3,r] )&quot;)" office:value-type="string" office:string-value="sessLists[d,3,r] &lt;- ifelse ( grepl(pattern=@.*\\&lt;Saavedra\\&gt;.*@, sessLists[d,1,r])==@TRUE@, @rp06p@, sessLists[d,3,r] )">
            <text:p>sessLists[d,3,r] &lt;- ifelse ( grepl(pattern=@.*\\&lt;Saavedra\\&gt;.*@, sessLists[d,1,r])==@TRUE@, @rp06p@, sessLists[d,3,r] 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rancisco</text:p>
          </table:table-cell>
          <table:table-cell table:number-columns-repeated="3"/>
          <table:table-cell office:value-type="string">
            <text:p>Santibáñez</text:p>
          </table:table-cell>
          <table:table-cell office:value-type="string">
            <text:p>Calzadill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6</text:p>
          </table:table-cell>
          <table:table-cell table:style-name="ce3" office:value-type="string">
            <text:p>rp06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Francisco Santibáñez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gustí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Castilla</text:p>
          </table:table-cell>
          <table:table-cell office:value-type="string">
            <text:p>Marroquín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7</text:p>
          </table:table-cell>
          <table:table-cell table:style-name="ce3" office:value-type="string">
            <text:p>rp07p</text:p>
          </table:table-cell>
          <table:table-cell office:value-type="string">
            <text:p>pan</text:p>
          </table:table-cell>
          <table:table-cell table:formula="of:=+[.F94]" office:value-type="string" office:string-value="Castilla">
            <text:p>Castilla</text:p>
          </table:table-cell>
          <table:table-cell table:number-columns-repeated="2"/>
          <table:table-cell office:value-type="string">
            <text:p>Agustín Castilla</text:p>
          </table:table-cell>
          <table:table-cell table:formula="of:=CONCATENATE(&quot;sessLists[d,3,r] &lt;- ifelse ( grepl(pattern=@.*\\&lt;&quot;;[.M94];&quot;\\&gt;.*@, sessLists[d,1,r])==@TRUE@, @&quot;;[.K94];&quot;@, sessLists[d,3,r] )&quot;)" office:value-type="string" office:string-value="sessLists[d,3,r] &lt;- ifelse ( grepl(pattern=@.*\\&lt;Castilla\\&gt;.*@, sessLists[d,1,r])==@TRUE@, @rp07p@, sessLists[d,3,r] )">
            <text:p>sessLists[d,3,r] &lt;- ifelse ( grepl(pattern=@.*\\&lt;Castilla\\&gt;.*@, sessLists[d,1,r])==@TRUE@, @rp07p@, sessLists[d,3,r] )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ara</text:p>
          </table:table-cell>
          <table:table-cell office:value-type="string">
            <text:p>del</text:p>
          </table:table-cell>
          <table:table-cell office:value-type="string">
            <text:p>Socorro</text:p>
          </table:table-cell>
          <table:table-cell/>
          <table:table-cell office:value-type="string">
            <text:p>Rivera</text:p>
          </table:table-cell>
          <table:table-cell office:value-type="string">
            <text:p>Hernánd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7</text:p>
          </table:table-cell>
          <table:table-cell table:style-name="ce3" office:value-type="string">
            <text:p>rp07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Mara Rivera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ldo</text:p>
          </table:table-cell>
          <table:table-cell office:value-type="string">
            <text:p>Daniel</text:p>
          </table:table-cell>
          <table:table-cell table:number-columns-repeated="2"/>
          <table:table-cell office:value-type="string">
            <text:p>Armas</text:p>
          </table:table-cell>
          <table:table-cell office:value-type="string">
            <text:p>Plum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8</text:p>
          </table:table-cell>
          <table:table-cell table:style-name="ce3" office:value-type="string">
            <text:p>rp08p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Daniel Armas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lvira</text:p>
          </table:table-cell>
          <table:table-cell table:number-columns-repeated="3"/>
          <table:table-cell office:value-type="string">
            <text:p>Murillo</text:p>
          </table:table-cell>
          <table:table-cell office:value-type="string">
            <text:p>Mendoz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8</text:p>
          </table:table-cell>
          <table:table-cell table:style-name="ce3" office:value-type="string">
            <text:p>rp08s</text:p>
          </table:table-cell>
          <table:table-cell office:value-type="string">
            <text:p>pan</text:p>
          </table:table-cell>
          <table:table-cell office:value-type="string">
            <text:p>Elvira Murillo</text:p>
          </table:table-cell>
          <table:table-cell table:number-columns-repeated="2"/>
          <table:table-cell office:value-type="string">
            <text:p>Elvira Murillo</text:p>
          </table:table-cell>
          <table:table-cell table:formula="of:=CONCATENATE(&quot;sessLists[d,3,r] &lt;- ifelse ( grepl(pattern=@.*\\&lt;&quot;;[.M97];&quot;\\&gt;.*@, sessLists[d,1,r])==@TRUE@, @&quot;;[.K97];&quot;@, sessLists[d,3,r] )&quot;)" office:value-type="string" office:string-value="sessLists[d,3,r] &lt;- ifelse ( grepl(pattern=@.*\\&lt;Elvira Murillo\\&gt;.*@, sessLists[d,1,r])==@TRUE@, @rp08s@, sessLists[d,3,r] )">
            <text:p>sessLists[d,3,r] &lt;- ifelse ( grepl(pattern=@.*\\&lt;Elvira Murillo\\&gt;.*@, sessLists[d,1,r])==@TRUE@, @rp08s@, sessLists[d,3,r] )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ría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Paz</text:p>
          </table:table-cell>
          <table:table-cell office:value-type="string">
            <text:p>Quiñónez</text:p>
          </table:table-cell>
          <table:table-cell office:value-type="string">
            <text:p>Cornej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9</text:p>
          </table:table-cell>
          <table:table-cell table:style-name="ce3" office:value-type="string">
            <text:p>rp09p</text:p>
          </table:table-cell>
          <table:table-cell office:value-type="string">
            <text:p>pan</text:p>
          </table:table-cell>
          <table:table-cell office:value-type="string">
            <text:p>Quiñones</text:p>
          </table:table-cell>
          <table:table-cell table:number-columns-repeated="2"/>
          <table:table-cell office:value-type="string">
            <text:p>María Quiñónez</text:p>
          </table:table-cell>
          <table:table-cell table:formula="of:=CONCATENATE(&quot;sessLists[d,3,r] &lt;- ifelse ( grepl(pattern=@.*\\&lt;&quot;;[.M98];&quot;\\&gt;.*@, sessLists[d,1,r])==@TRUE@, @&quot;;[.K98];&quot;@, sessLists[d,3,r] )&quot;)" office:value-type="string" office:string-value="sessLists[d,3,r] &lt;- ifelse ( grepl(pattern=@.*\\&lt;Quiñones\\&gt;.*@, sessLists[d,1,r])==@TRUE@, @rp09p@, sessLists[d,3,r] )">
            <text:p>sessLists[d,3,r] &lt;- ifelse ( grepl(pattern=@.*\\&lt;Quiñones\\&gt;.*@, sessLists[d,1,r])==@TRUE@, @rp09p@, sessLists[d,3,r] )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Guillermo</text:p>
          </table:table-cell>
          <table:table-cell office:value-type="string">
            <text:p>de</text:p>
          </table:table-cell>
          <table:table-cell office:value-type="string">
            <text:p>Jesús</text:p>
          </table:table-cell>
          <table:table-cell/>
          <table:table-cell office:value-type="string">
            <text:p>Torres</text:p>
          </table:table-cell>
          <table:table-cell office:value-type="string">
            <text:p>Quiro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9</text:p>
          </table:table-cell>
          <table:table-cell table:style-name="ce3" office:value-type="string">
            <text:p>rp09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Guillermo Torres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Jorge</text:p>
          </table:table-cell>
          <table:table-cell table:number-columns-repeated="3"/>
          <table:table-cell office:value-type="string">
            <text:p>Romero</text:p>
          </table:table-cell>
          <table:table-cell office:value-type="string">
            <text:p>Herrer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0</text:p>
          </table:table-cell>
          <table:table-cell table:style-name="ce3" office:value-type="string">
            <text:p>rp10p</text:p>
          </table:table-cell>
          <table:table-cell office:value-type="string">
            <text:p>pan</text:p>
          </table:table-cell>
          <table:table-cell office:value-type="string">
            <text:p>Jorge Romero</text:p>
          </table:table-cell>
          <table:table-cell office:value-type="string">
            <text:p>Romero Herrera</text:p>
          </table:table-cell>
          <table:table-cell/>
          <table:table-cell office:value-type="string">
            <text:p>Jorge Romero</text:p>
          </table:table-cell>
          <table:table-cell table:formula="of:=CONCATENATE(&quot;sessLists[d,3,r] &lt;- ifelse ( grepl(pattern=@.*\\&lt;&quot;;[.M100];&quot;\\&gt;|\\&lt;&quot;;[.N100];&quot;\\&gt;.*@, sessLists[d,1,r])==@TRUE@, @&quot;;[.K100];&quot;@, sessLists[d,3,r] )&quot;)" office:value-type="string" office:string-value="sessLists[d,3,r] &lt;- ifelse ( grepl(pattern=@.*\\&lt;Jorge Romero\\&gt;|\\&lt;Romero Herrera\\&gt;.*@, sessLists[d,1,r])==@TRUE@, @rp10p@, sessLists[d,3,r] )">
            <text:p>sessLists[d,3,r] &lt;- ifelse ( grepl(pattern=@.*\\&lt;Jorge Romero\\&gt;|\\&lt;Romero Herrera\\&gt;.*@, sessLists[d,1,r])==@TRUE@, @rp10p@, sessLists[d,3,r] )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ernanda</text:p>
          </table:table-cell>
          <table:table-cell table:number-columns-repeated="3"/>
          <table:table-cell office:value-type="string">
            <text:p>Verderi</text:p>
          </table:table-cell>
          <table:table-cell office:value-type="string">
            <text:p>Muñúzuri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0</text:p>
          </table:table-cell>
          <table:table-cell table:style-name="ce3" office:value-type="string">
            <text:p>rp10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Fernanda Verderi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aniel</text:p>
          </table:table-cell>
          <table:table-cell table:number-columns-repeated="3"/>
          <table:table-cell office:value-type="string">
            <text:p>Ramírez</text:p>
          </table:table-cell>
          <table:table-cell office:value-type="string">
            <text:p>del</text:p>
          </table:table-cell>
          <table:table-cell office:value-type="string">
            <text:p>Valle</text:p>
          </table:table-cell>
          <table:table-cell office:value-type="float" office:value="1">
            <text:p>1</text:p>
          </table:table-cell>
          <table:table-cell table:style-name="ce2" office:value-type="string">
            <text:p>rp11</text:p>
          </table:table-cell>
          <table:table-cell table:style-name="ce3" office:value-type="string">
            <text:p>rp11p</text:p>
          </table:table-cell>
          <table:table-cell office:value-type="string">
            <text:p>pan</text:p>
          </table:table-cell>
          <table:table-cell office:value-type="string">
            <text:p>Ramírez del Valle</text:p>
          </table:table-cell>
          <table:table-cell table:number-columns-repeated="2"/>
          <table:table-cell office:value-type="string">
            <text:p>Daniel Ramírez del Valle</text:p>
          </table:table-cell>
          <table:table-cell table:formula="of:=CONCATENATE(&quot;sessLists[d,3,r] &lt;- ifelse ( grepl(pattern=@.*\\&lt;&quot;;[.M102];&quot;\\&gt;.*@, sessLists[d,1,r])==@TRUE@, @&quot;;[.K102];&quot;@, sessLists[d,3,r] )&quot;)" office:value-type="string" office:string-value="sessLists[d,3,r] &lt;- ifelse ( grepl(pattern=@.*\\&lt;Ramírez del Valle\\&gt;.*@, sessLists[d,1,r])==@TRUE@, @rp11p@, sessLists[d,3,r] )">
            <text:p>sessLists[d,3,r] &lt;- ifelse ( grepl(pattern=@.*\\&lt;Ramírez del Valle\\&gt;.*@, sessLists[d,1,r])==@TRUE@, @rp11p@, sessLists[d,3,r] )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Brenda</text:p>
          </table:table-cell>
          <table:table-cell office:value-type="string">
            <text:p>Fabiola</text:p>
          </table:table-cell>
          <table:table-cell table:number-columns-repeated="2"/>
          <table:table-cell office:value-type="string">
            <text:p>Ruiz</text:p>
          </table:table-cell>
          <table:table-cell office:value-type="string">
            <text:p>Aguilar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1</text:p>
          </table:table-cell>
          <table:table-cell table:style-name="ce3" office:value-type="string">
            <text:p>rp11s</text:p>
          </table:table-cell>
          <table:table-cell office:value-type="string">
            <text:p>pan</text:p>
          </table:table-cell>
          <table:table-cell table:number-columns-repeated="3"/>
          <table:table-cell office:value-type="string">
            <text:p>Brenda Ruiz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aula</text:p>
          </table:table-cell>
          <table:table-cell office:value-type="string">
            <text:p>Adriana</text:p>
          </table:table-cell>
          <table:table-cell table:number-columns-repeated="2"/>
          <table:table-cell office:value-type="string">
            <text:p>Soto</text:p>
          </table:table-cell>
          <table:table-cell office:value-type="string">
            <text:p>Maldonad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2</text:p>
          </table:table-cell>
          <table:table-cell table:style-name="ce3" office:value-type="string">
            <text:p>rp12p</text:p>
          </table:table-cell>
          <table:table-cell office:value-type="string">
            <text:p>pan</text:p>
          </table:table-cell>
          <table:table-cell office:value-type="string">
            <text:p>Soto</text:p>
          </table:table-cell>
          <table:table-cell table:number-columns-repeated="2"/>
          <table:table-cell office:value-type="string">
            <text:p>Paula Soto</text:p>
          </table:table-cell>
          <table:table-cell table:formula="of:=CONCATENATE(&quot;sessLists[d,3,r] &lt;- ifelse ( grepl(pattern=@.*\\&lt;&quot;;[.M104];&quot;\\&gt;.*@, sessLists[d,1,r])==@TRUE@, @&quot;;[.K104];&quot;@, sessLists[d,3,r] )&quot;)" office:value-type="string" office:string-value="sessLists[d,3,r] &lt;- ifelse ( grepl(pattern=@.*\\&lt;Soto\\&gt;.*@, sessLists[d,1,r])==@TRUE@, @rp12p@, sessLists[d,3,r] )">
            <text:p>sessLists[d,3,r] &lt;- ifelse ( grepl(pattern=@.*\\&lt;Soto\\&gt;.*@, sessLists[d,1,r])==@TRUE@, @rp12p@, sessLists[d,3,r] )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ernando</text:p>
          </table:table-cell>
          <table:table-cell table:number-columns-repeated="3"/>
          <table:table-cell office:value-type="string">
            <text:p>Cuevas</text:p>
          </table:table-cell>
          <table:table-cell office:value-type="string">
            <text:p>Moranchel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2</text:p>
          </table:table-cell>
          <table:table-cell table:style-name="ce3" office:value-type="string">
            <text:p>rp12s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Fernando Cuevas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acobo</text:p>
          </table:table-cell>
          <table:table-cell office:value-type="string">
            <text:p>Manfredo</text:p>
          </table:table-cell>
          <table:table-cell table:number-columns-repeated="2"/>
          <table:table-cell office:value-type="string">
            <text:p>Bonilla</text:p>
          </table:table-cell>
          <table:table-cell office:value-type="string">
            <text:p>Cedill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3</text:p>
          </table:table-cell>
          <table:table-cell table:style-name="ce3" office:value-type="string">
            <text:p>rp13p</text:p>
          </table:table-cell>
          <table:table-cell office:value-type="string">
            <text:p>pan</text:p>
          </table:table-cell>
          <table:table-cell office:value-type="string">
            <text:p>Jacobo Bonilla</text:p>
          </table:table-cell>
          <table:table-cell office:value-type="string">
            <text:p>Bonilla</text:p>
          </table:table-cell>
          <table:table-cell/>
          <table:table-cell office:value-type="string">
            <text:p>Jacobo Bonilla</text:p>
          </table:table-cell>
          <table:table-cell table:formula="of:=CONCATENATE(&quot;sessLists[d,3,r] &lt;- ifelse ( grepl(pattern=@.*\\&lt;&quot;;[.M106];&quot;\\&gt;|\\&lt;&quot;;[.N106];&quot;\\&gt;.*@, sessLists[d,1,r])==@TRUE@, @&quot;;[.K106];&quot;@, sessLists[d,3,r] )&quot;)" office:value-type="string" office:string-value="sessLists[d,3,r] &lt;- ifelse ( grepl(pattern=@.*\\&lt;Jacobo Bonilla\\&gt;|\\&lt;Bonilla\\&gt;.*@, sessLists[d,1,r])==@TRUE@, @rp13p@, sessLists[d,3,r] )">
            <text:p>sessLists[d,3,r] &lt;- ifelse ( grepl(pattern=@.*\\&lt;Jacobo Bonilla\\&gt;|\\&lt;Bonilla\\&gt;.*@, sessLists[d,1,r])==@TRUE@, @rp13p@, sessLists[d,3,r] )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orena</text:p>
          </table:table-cell>
          <table:table-cell table:number-columns-repeated="3"/>
          <table:table-cell office:value-type="string">
            <text:p>Núñez</text:p>
          </table:table-cell>
          <table:table-cell office:value-type="string">
            <text:p>Lóp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3</text:p>
          </table:table-cell>
          <table:table-cell table:style-name="ce3" office:value-type="string">
            <text:p>rp13s</text:p>
          </table:table-cell>
          <table:table-cell office:value-type="string">
            <text:p>pan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Lorena Núñez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Jorge</text:p>
          </table:table-cell>
          <table:table-cell office:value-type="string">
            <text:p>Federico</text:p>
          </table:table-cell>
          <table:table-cell table:number-columns-repeated="2"/>
          <table:table-cell office:value-type="string">
            <text:p>Schiaffino</text:p>
          </table:table-cell>
          <table:table-cell office:value-type="string">
            <text:p>Isunz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4</text:p>
          </table:table-cell>
          <table:table-cell table:style-name="ce3" office:value-type="string">
            <text:p>rp14p</text:p>
          </table:table-cell>
          <table:table-cell office:value-type="string">
            <text:p>pri</text:p>
          </table:table-cell>
          <table:table-cell table:formula="of:=+[.F108]" office:value-type="string" office:string-value="Schiaffino">
            <text:p>Schiaffino</text:p>
          </table:table-cell>
          <table:table-cell table:number-columns-repeated="2"/>
          <table:table-cell office:value-type="string">
            <text:p>Federico Schiaffino</text:p>
          </table:table-cell>
          <table:table-cell table:formula="of:=CONCATENATE(&quot;sessLists[d,3,r] &lt;- ifelse ( grepl(pattern=@.*\\&lt;&quot;;[.M108];&quot;\\&gt;.*@, sessLists[d,1,r])==@TRUE@, @&quot;;[.K108];&quot;@, sessLists[d,3,r] )&quot;)" office:value-type="string" office:string-value="sessLists[d,3,r] &lt;- ifelse ( grepl(pattern=@.*\\&lt;Schiaffino\\&gt;.*@, sessLists[d,1,r])==@TRUE@, @rp14p@, sessLists[d,3,r] )">
            <text:p>sessLists[d,3,r] &lt;- ifelse ( grepl(pattern=@.*\\&lt;Schiaffino\\&gt;.*@, sessLists[d,1,r])==@TRUE@, @rp14p@, sessLists[d,3,r] )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licia</text:p>
          </table:table-cell>
          <table:table-cell office:value-type="string">
            <text:p>Virginia</text:p>
          </table:table-cell>
          <table:table-cell table:number-columns-repeated="2"/>
          <table:table-cell office:value-type="string">
            <text:p>Téllez</text:p>
          </table:table-cell>
          <table:table-cell office:value-type="string">
            <text:p>Sánch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4</text:p>
          </table:table-cell>
          <table:table-cell table:style-name="ce3" office:value-type="string">
            <text:p>rp14s</text:p>
          </table:table-cell>
          <table:table-cell office:value-type="string">
            <text:p>pri</text:p>
          </table:table-cell>
          <table:table-cell table:number-columns-repeated="3"/>
          <table:table-cell office:value-type="string">
            <text:p>Alicia Téllez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ría</text:p>
          </table:table-cell>
          <table:table-cell office:value-type="string">
            <text:p>del</text:p>
          </table:table-cell>
          <table:table-cell office:value-type="string">
            <text:p>Carmen</text:p>
          </table:table-cell>
          <table:table-cell/>
          <table:table-cell office:value-type="string">
            <text:p>Peralta</text:p>
          </table:table-cell>
          <table:table-cell office:value-type="string">
            <text:p>Vaqueir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5</text:p>
          </table:table-cell>
          <table:table-cell table:style-name="ce3" office:value-type="string">
            <text:p>rp15p</text:p>
          </table:table-cell>
          <table:table-cell office:value-type="string">
            <text:p>pri-uc</text:p>
          </table:table-cell>
          <table:table-cell office:value-type="string">
            <text:p>Carmen Peralta</text:p>
          </table:table-cell>
          <table:table-cell table:number-columns-repeated="2"/>
          <table:table-cell office:value-type="string">
            <text:p>Carmen Peralta</text:p>
          </table:table-cell>
          <table:table-cell table:formula="of:=CONCATENATE(&quot;sessLists[d,3,r] &lt;- ifelse ( grepl(pattern=@.*\\&lt;&quot;;[.M110];&quot;\\&gt;.*@, sessLists[d,1,r])==@TRUE@, @&quot;;[.K110];&quot;@, sessLists[d,3,r] )&quot;)" office:value-type="string" office:string-value="sessLists[d,3,r] &lt;- ifelse ( grepl(pattern=@.*\\&lt;Carmen Peralta\\&gt;.*@, sessLists[d,1,r])==@TRUE@, @rp15p@, sessLists[d,3,r] )">
            <text:p>sessLists[d,3,r] &lt;- ifelse ( grepl(pattern=@.*\\&lt;Carmen Peralta\\&gt;.*@, sessLists[d,1,r])==@TRUE@, @rp15p@, sessLists[d,3,r] 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José</text:p>
          </table:table-cell>
          <table:table-cell office:value-type="string">
            <text:p>Antonio</text:p>
          </table:table-cell>
          <table:table-cell table:number-columns-repeated="2"/>
          <table:table-cell office:value-type="string">
            <text:p>Arzate</text:p>
          </table:table-cell>
          <table:table-cell office:value-type="string">
            <text:p>Flores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5</text:p>
          </table:table-cell>
          <table:table-cell table:style-name="ce3" office:value-type="string">
            <text:p>rp15s</text:p>
          </table:table-cell>
          <table:table-cell office:value-type="string">
            <text:p>pri-uc</text:p>
          </table:table-cell>
          <table:table-cell table:number-columns-repeated="3"/>
          <table:table-cell office:value-type="string">
            <text:p>José Antonio Arzat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rtí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Olavarrieta</text:p>
          </table:table-cell>
          <table:table-cell office:value-type="string">
            <text:p>Maldonad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6</text:p>
          </table:table-cell>
          <table:table-cell table:style-name="ce3" office:value-type="string">
            <text:p>rp16p</text:p>
          </table:table-cell>
          <table:table-cell office:value-type="string">
            <text:p>pri</text:p>
          </table:table-cell>
          <table:table-cell table:formula="of:=+[.F112]" office:value-type="string" office:string-value="Olavarrieta">
            <text:p>Olavarrieta</text:p>
          </table:table-cell>
          <table:table-cell table:number-columns-repeated="2"/>
          <table:table-cell office:value-type="string">
            <text:p>Carlos Olavarrieta</text:p>
          </table:table-cell>
          <table:table-cell table:formula="of:=CONCATENATE(&quot;sessLists[d,3,r] &lt;- ifelse ( grepl(pattern=@.*\\&lt;&quot;;[.M112];&quot;\\&gt;.*@, sessLists[d,1,r])==@TRUE@, @&quot;;[.K112];&quot;@, sessLists[d,3,r] )&quot;)" office:value-type="string" office:string-value="sessLists[d,3,r] &lt;- ifelse ( grepl(pattern=@.*\\&lt;Olavarrieta\\&gt;.*@, sessLists[d,1,r])==@TRUE@, @rp16p@, sessLists[d,3,r] )">
            <text:p>sessLists[d,3,r] &lt;- ifelse ( grepl(pattern=@.*\\&lt;Olavarrieta\\&gt;.*@, sessLists[d,1,r])==@TRUE@, @rp16p@, sessLists[d,3,r] )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ergio</text:p>
          </table:table-cell>
          <table:table-cell table:number-columns-repeated="3"/>
          <table:table-cell office:value-type="string">
            <text:p>Jiménez</text:p>
          </table:table-cell>
          <table:table-cell office:value-type="string">
            <text:p>Barros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6</text:p>
          </table:table-cell>
          <table:table-cell table:style-name="ce3" office:value-type="string">
            <text:p>rp16s</text:p>
          </table:table-cell>
          <table:table-cell office:value-type="string">
            <text:p>pri</text:p>
          </table:table-cell>
          <table:table-cell table:number-columns-repeated="3"/>
          <table:table-cell office:value-type="string">
            <text:p>Sergio Jiménez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eonardo</text:p>
          </table:table-cell>
          <table:table-cell table:number-columns-repeated="3"/>
          <table:table-cell office:value-type="string">
            <text:p>Álvarez</text:p>
          </table:table-cell>
          <table:table-cell office:value-type="string">
            <text:p>Rom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7</text:p>
          </table:table-cell>
          <table:table-cell table:style-name="ce3" office:value-type="string">
            <text:p>rp17p</text:p>
          </table:table-cell>
          <table:table-cell office:value-type="string">
            <text:p>pri-uc</text:p>
          </table:table-cell>
          <table:table-cell office:value-type="string">
            <text:p>Leonardo [ÁA]lvarez</text:p>
          </table:table-cell>
          <table:table-cell table:number-columns-repeated="2"/>
          <table:table-cell office:value-type="string">
            <text:p>Leonardo Álvarez</text:p>
          </table:table-cell>
          <table:table-cell table:formula="of:=CONCATENATE(&quot;sessLists[d,3,r] &lt;- ifelse ( grepl(pattern=@.*\\&lt;&quot;;[.M114];&quot;\\&gt;.*@, sessLists[d,1,r])==@TRUE@, @&quot;;[.K114];&quot;@, sessLists[d,3,r] )&quot;)" office:value-type="string" office:string-value="sessLists[d,3,r] &lt;- ifelse ( grepl(pattern=@.*\\&lt;Leonardo [ÁA]lvarez\\&gt;.*@, sessLists[d,1,r])==@TRUE@, @rp17p@, sessLists[d,3,r] )">
            <text:p>sessLists[d,3,r] &lt;- ifelse ( grepl(pattern=@.*\\&lt;Leonardo [ÁA]lvarez\\&gt;.*@, sessLists[d,1,r])==@TRUE@, @rp17p@, sessLists[d,3,r] )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osé</text:p>
          </table:table-cell>
          <table:table-cell office:value-type="string">
            <text:p>Fernando</text:p>
          </table:table-cell>
          <table:table-cell table:number-columns-repeated="2"/>
          <table:table-cell office:value-type="string">
            <text:p>Peña</text:p>
          </table:table-cell>
          <table:table-cell office:value-type="string">
            <text:p>Garavito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7</text:p>
          </table:table-cell>
          <table:table-cell table:style-name="ce3" office:value-type="string">
            <text:p>rp17s</text:p>
          </table:table-cell>
          <table:table-cell office:value-type="string">
            <text:p>pri-uc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José Peña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rco</text:p>
          </table:table-cell>
          <table:table-cell office:value-type="string">
            <text:p>Antonio</text:p>
          </table:table-cell>
          <table:table-cell table:number-columns-repeated="2"/>
          <table:table-cell office:value-type="string">
            <text:p>García</text:p>
          </table:table-cell>
          <table:table-cell office:value-type="string">
            <text:p>Ayal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8</text:p>
          </table:table-cell>
          <table:table-cell table:style-name="ce3" office:value-type="string">
            <text:p>rp18p</text:p>
          </table:table-cell>
          <table:table-cell office:value-type="string">
            <text:p>pri</text:p>
          </table:table-cell>
          <table:table-cell office:value-type="string">
            <text:p>García Ayala</text:p>
          </table:table-cell>
          <table:table-cell office:value-type="string">
            <text:p>Marco Antonio García</text:p>
          </table:table-cell>
          <table:table-cell/>
          <table:table-cell office:value-type="string">
            <text:p>Marco García</text:p>
          </table:table-cell>
          <table:table-cell table:formula="of:=CONCATENATE(&quot;sessLists[d,3,r] &lt;- ifelse ( grepl(pattern=@.*\\&lt;&quot;;[.M116];&quot;\\&gt;|\\&lt;&quot;;[.N116];&quot;\\&gt;.*@, sessLists[d,1,r])==@TRUE@, @&quot;;[.K116];&quot;@, sessLists[d,3,r] )&quot;)" office:value-type="string" office:string-value="sessLists[d,3,r] &lt;- ifelse ( grepl(pattern=@.*\\&lt;García Ayala\\&gt;|\\&lt;Marco Antonio García\\&gt;.*@, sessLists[d,1,r])==@TRUE@, @rp18p@, sessLists[d,3,r] )">
            <text:p>sessLists[d,3,r] &lt;- ifelse ( grepl(pattern=@.*\\&lt;García Ayala\\&gt;|\\&lt;Marco Antonio García\\&gt;.*@, sessLists[d,1,r])==@TRUE@, @rp18p@, sessLists[d,3,r] )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ilvia</text:p>
          </table:table-cell>
          <table:table-cell office:value-type="string">
            <text:p>Elena</text:p>
          </table:table-cell>
          <table:table-cell table:number-columns-repeated="2"/>
          <table:table-cell office:value-type="string">
            <text:p>Gazcón</text:p>
          </table:table-cell>
          <table:table-cell office:value-type="string">
            <text:p>López</text:p>
          </table:table-cell>
          <table:table-cell office:value-type="string">
            <text:p>Cano</text:p>
          </table:table-cell>
          <table:table-cell office:value-type="float" office:value="0">
            <text:p>0</text:p>
          </table:table-cell>
          <table:table-cell table:style-name="ce2" office:value-type="string">
            <text:p>rp18</text:p>
          </table:table-cell>
          <table:table-cell table:style-name="ce3" office:value-type="string">
            <text:p>rp18s</text:p>
          </table:table-cell>
          <table:table-cell office:value-type="string">
            <text:p>pri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Silvia Gazcón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na</text:p>
          </table:table-cell>
          <table:table-cell office:value-type="string">
            <text:p>Luisa</text:p>
          </table:table-cell>
          <table:table-cell table:number-columns-repeated="2"/>
          <table:table-cell office:value-type="string">
            <text:p>Alvarado</text:p>
          </table:table-cell>
          <table:table-cell office:value-type="string">
            <text:p>Villazón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9</text:p>
          </table:table-cell>
          <table:table-cell table:style-name="ce3" office:value-type="string">
            <text:p>rp19p</text:p>
          </table:table-cell>
          <table:table-cell office:value-type="string">
            <text:p>pri-uc</text:p>
          </table:table-cell>
          <table:table-cell office:value-type="string">
            <text:p>Ana Luisa Alvarado</text:p>
          </table:table-cell>
          <table:table-cell table:number-columns-repeated="2"/>
          <table:table-cell office:value-type="string">
            <text:p>Ana Luisa Alvarado</text:p>
          </table:table-cell>
          <table:table-cell table:formula="of:=CONCATENATE(&quot;sessLists[d,3,r] &lt;- ifelse ( grepl(pattern=@.*\\&lt;&quot;;[.M118];&quot;\\&gt;.*@, sessLists[d,1,r])==@TRUE@, @&quot;;[.K118];&quot;@, sessLists[d,3,r] )&quot;)" office:value-type="string" office:string-value="sessLists[d,3,r] &lt;- ifelse ( grepl(pattern=@.*\\&lt;Ana Luisa Alvarado\\&gt;.*@, sessLists[d,1,r])==@TRUE@, @rp19p@, sessLists[d,3,r] )">
            <text:p>sessLists[d,3,r] &lt;- ifelse ( grepl(pattern=@.*\\&lt;Ana Luisa Alvarado\\&gt;.*@, sessLists[d,1,r])==@TRUE@, @rp19p@, sessLists[d,3,r] )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rancisco</text:p>
          </table:table-cell>
          <table:table-cell office:value-type="string">
            <text:p>Javier</text:p>
          </table:table-cell>
          <table:table-cell table:number-columns-repeated="2"/>
          <table:table-cell office:value-type="string">
            <text:p>Alvarado</text:p>
          </table:table-cell>
          <table:table-cell office:value-type="string">
            <text:p>Villazón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9</text:p>
          </table:table-cell>
          <table:table-cell table:style-name="ce3" office:value-type="string">
            <text:p>rp19s</text:p>
          </table:table-cell>
          <table:table-cell office:value-type="string">
            <text:p>pri-uc</text:p>
          </table:table-cell>
          <table:table-cell office:value-type="string">
            <text:p>Alvarado Villazón</text:p>
          </table:table-cell>
          <table:table-cell table:number-columns-repeated="2"/>
          <table:table-cell office:value-type="string">
            <text:p>Francisco Alvarado</text:p>
          </table:table-cell>
          <table:table-cell table:formula="of:=CONCATENATE(&quot;sessLists[d,3,r] &lt;- ifelse ( grepl(pattern=@.*\\&lt;&quot;;[.M119];&quot;\\&gt;.*@, sessLists[d,1,r])==@TRUE@, @&quot;;[.K119];&quot;@, sessLists[d,3,r] )&quot;)" office:value-type="string" office:string-value="sessLists[d,3,r] &lt;- ifelse ( grepl(pattern=@.*\\&lt;Alvarado Villazón\\&gt;.*@, sessLists[d,1,r])==@TRUE@, @rp19s@, sessLists[d,3,r] )">
            <text:p>sessLists[d,3,r] &lt;- ifelse ( grepl(pattern=@.*\\&lt;Alvarado Villazón\\&gt;.*@, sessLists[d,1,r])==@TRUE@, @rp19s@, sessLists[d,3,r] )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rmando</text:p>
          </table:table-cell>
          <table:table-cell office:value-type="string">
            <text:p>Tonatiuh</text:p>
          </table:table-cell>
          <table:table-cell table:number-columns-repeated="2"/>
          <table:table-cell office:value-type="string">
            <text:p>González</text:p>
          </table:table-cell>
          <table:table-cell office:value-type="string">
            <text:p>Case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0</text:p>
          </table:table-cell>
          <table:table-cell table:style-name="ce3" office:value-type="string">
            <text:p>rp20p</text:p>
          </table:table-cell>
          <table:table-cell office:value-type="string">
            <text:p>pri</text:p>
          </table:table-cell>
          <table:table-cell office:value-type="string">
            <text:p>Tonatiuh González</text:p>
          </table:table-cell>
          <table:table-cell table:number-columns-repeated="2"/>
          <table:table-cell office:value-type="string">
            <text:p>Tonatiuh González</text:p>
          </table:table-cell>
          <table:table-cell table:formula="of:=CONCATENATE(&quot;sessLists[d,3,r] &lt;- ifelse ( grepl(pattern=@.*\\&lt;&quot;;[.M120];&quot;\\&gt;.*@, sessLists[d,1,r])==@TRUE@, @&quot;;[.K120];&quot;@, sessLists[d,3,r] )&quot;)" office:value-type="string" office:string-value="sessLists[d,3,r] &lt;- ifelse ( grepl(pattern=@.*\\&lt;Tonatiuh González\\&gt;.*@, sessLists[d,1,r])==@TRUE@, @rp20p@, sessLists[d,3,r] )">
            <text:p>sessLists[d,3,r] &lt;- ifelse ( grepl(pattern=@.*\\&lt;Tonatiuh González\\&gt;.*@, sessLists[d,1,r])==@TRUE@, @rp20p@, sessLists[d,3,r] 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iego</text:p>
          </table:table-cell>
          <table:table-cell table:number-columns-repeated="3"/>
          <table:table-cell office:value-type="string">
            <text:p>Valdez</text:p>
          </table:table-cell>
          <table:table-cell office:value-type="string">
            <text:p>Medin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0</text:p>
          </table:table-cell>
          <table:table-cell table:style-name="ce3" office:value-type="string">
            <text:p>rp20s</text:p>
          </table:table-cell>
          <table:table-cell office:value-type="string">
            <text:p>pri</text:p>
          </table:table-cell>
          <table:table-cell table:number-columns-repeated="3"/>
          <table:table-cell office:value-type="string">
            <text:p>Diego Valdez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loria</text:p>
          </table:table-cell>
          <table:table-cell office:value-type="string">
            <text:p>Isabel</text:p>
          </table:table-cell>
          <table:table-cell table:number-columns-repeated="2"/>
          <table:table-cell office:value-type="string">
            <text:p>Cañizo</text:p>
          </table:table-cell>
          <table:table-cell office:value-type="string">
            <text:p>Cuevas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1</text:p>
          </table:table-cell>
          <table:table-cell table:style-name="ce3" office:value-type="string">
            <text:p>rp21p</text:p>
          </table:table-cell>
          <table:table-cell office:value-type="string">
            <text:p>panal</text:p>
          </table:table-cell>
          <table:table-cell table:formula="of:=+[.F122]" office:value-type="string" office:string-value="Cañizo">
            <text:p>Cañizo</text:p>
          </table:table-cell>
          <table:table-cell table:number-columns-repeated="2"/>
          <table:table-cell office:value-type="string">
            <text:p>Isabel Cañizo</text:p>
          </table:table-cell>
          <table:table-cell table:formula="of:=CONCATENATE(&quot;sessLists[d,3,r] &lt;- ifelse ( grepl(pattern=@.*\\&lt;&quot;;[.M122];&quot;\\&gt;.*@, sessLists[d,1,r])==@TRUE@, @&quot;;[.K122];&quot;@, sessLists[d,3,r] )&quot;)" office:value-type="string" office:string-value="sessLists[d,3,r] &lt;- ifelse ( grepl(pattern=@.*\\&lt;Cañizo\\&gt;.*@, sessLists[d,1,r])==@TRUE@, @rp21p@, sessLists[d,3,r] )">
            <text:p>sessLists[d,3,r] &lt;- ifelse ( grepl(pattern=@.*\\&lt;Cañizo\\&gt;.*@, sessLists[d,1,r])==@TRUE@, @rp21p@, sessLists[d,3,r] 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aría</text:p>
          </table:table-cell>
          <table:table-cell office:value-type="string">
            <text:p>de</text:p>
          </table:table-cell>
          <table:table-cell office:value-type="string">
            <text:p>las</text:p>
          </table:table-cell>
          <table:table-cell office:value-type="string">
            <text:p>Mercedes</text:p>
          </table:table-cell>
          <table:table-cell office:value-type="string">
            <text:p>Kuri</text:p>
          </table:table-cell>
          <table:table-cell office:value-type="string">
            <text:p>Lorenzo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1</text:p>
          </table:table-cell>
          <table:table-cell table:style-name="ce3" office:value-type="string">
            <text:p>rp21s</text:p>
          </table:table-cell>
          <table:table-cell office:value-type="string">
            <text:p>panal</text:p>
          </table:table-cell>
          <table:table-cell table:number-columns-repeated="3"/>
          <table:table-cell office:value-type="string">
            <text:p>María Kuri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rnando</text:p>
          </table:table-cell>
          <table:table-cell table:number-columns-repeated="3"/>
          <table:table-cell office:value-type="string">
            <text:p>Espino</text:p>
          </table:table-cell>
          <table:table-cell office:value-type="string">
            <text:p>Aréval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2</text:p>
          </table:table-cell>
          <table:table-cell table:style-name="ce3" office:value-type="string">
            <text:p>rp22p</text:p>
          </table:table-cell>
          <table:table-cell office:value-type="string">
            <text:p>panal</text:p>
          </table:table-cell>
          <table:table-cell office:value-type="string">
            <text:p>Espino</text:p>
          </table:table-cell>
          <table:table-cell table:number-columns-repeated="2"/>
          <table:table-cell office:value-type="string">
            <text:p>Fernando Espino</text:p>
          </table:table-cell>
          <table:table-cell table:formula="of:=CONCATENATE(&quot;sessLists[d,3,r] &lt;- ifelse ( grepl(pattern=@.*\\&lt;&quot;;[.M124];&quot;\\&gt;.*@, sessLists[d,1,r])==@TRUE@, @&quot;;[.K124];&quot;@, sessLists[d,3,r] )&quot;)" office:value-type="string" office:string-value="sessLists[d,3,r] &lt;- ifelse ( grepl(pattern=@.*\\&lt;Espino\\&gt;.*@, sessLists[d,1,r])==@TRUE@, @rp22p@, sessLists[d,3,r] )">
            <text:p>sessLists[d,3,r] &lt;- ifelse ( grepl(pattern=@.*\\&lt;Espino\\&gt;.*@, sessLists[d,1,r])==@TRUE@, @rp22p@, sessLists[d,3,r] 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aría</text:p>
          </table:table-cell>
          <table:table-cell office:value-type="string">
            <text:p>Enriqueta</text:p>
          </table:table-cell>
          <table:table-cell table:number-columns-repeated="2"/>
          <table:table-cell office:value-type="string">
            <text:p>García</text:p>
          </table:table-cell>
          <table:table-cell office:value-type="string">
            <text:p>Villarreal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2</text:p>
          </table:table-cell>
          <table:table-cell table:style-name="ce3" office:value-type="string">
            <text:p>rp22s</text:p>
          </table:table-cell>
          <table:table-cell office:value-type="string">
            <text:p>panal</text:p>
          </table:table-cell>
          <table:table-cell table:number-columns-repeated="3"/>
          <table:table-cell office:value-type="string">
            <text:p>María García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Xiuh</text:p>
          </table:table-cell>
          <table:table-cell office:value-type="string">
            <text:p>Guillermo</text:p>
          </table:table-cell>
          <table:table-cell table:number-columns-repeated="2"/>
          <table:table-cell office:value-type="string">
            <text:p>Tenorio</text:p>
          </table:table-cell>
          <table:table-cell office:value-type="string">
            <text:p>Antig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3</text:p>
          </table:table-cell>
          <table:table-cell table:style-name="ce3" office:value-type="string">
            <text:p>rp23p</text:p>
          </table:table-cell>
          <table:table-cell office:value-type="string">
            <text:p>panal</text:p>
          </table:table-cell>
          <table:table-cell table:formula="of:=+[.F126]" office:value-type="string" office:string-value="Tenorio">
            <text:p>Tenorio</text:p>
          </table:table-cell>
          <table:table-cell table:number-columns-repeated="2"/>
          <table:table-cell office:value-type="string">
            <text:p>Xiuh Tenorio</text:p>
          </table:table-cell>
          <table:table-cell table:formula="of:=CONCATENATE(&quot;sessLists[d,3,r] &lt;- ifelse ( grepl(pattern=@.*\\&lt;&quot;;[.M126];&quot;\\&gt;.*@, sessLists[d,1,r])==@TRUE@, @&quot;;[.K126];&quot;@, sessLists[d,3,r] )&quot;)" office:value-type="string" office:string-value="sessLists[d,3,r] &lt;- ifelse ( grepl(pattern=@.*\\&lt;Tenorio\\&gt;.*@, sessLists[d,1,r])==@TRUE@, @rp23p@, sessLists[d,3,r] )">
            <text:p>sessLists[d,3,r] &lt;- ifelse ( grepl(pattern=@.*\\&lt;Tenorio\\&gt;.*@, sessLists[d,1,r])==@TRUE@, @rp23p@, sessLists[d,3,r] )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Oscar</text:p>
          </table:table-cell>
          <table:table-cell table:number-columns-repeated="3"/>
          <table:table-cell office:value-type="string">
            <text:p>Hernández</text:p>
          </table:table-cell>
          <table:table-cell office:value-type="string">
            <text:p>Salgado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3</text:p>
          </table:table-cell>
          <table:table-cell table:style-name="ce3" office:value-type="string">
            <text:p>rp23s</text:p>
          </table:table-cell>
          <table:table-cell office:value-type="string">
            <text:p>panal</text:p>
          </table:table-cell>
          <table:table-cell table:number-columns-repeated="3"/>
          <table:table-cell office:value-type="string">
            <text:p>Oscar Hernández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ebeca</text:p>
          </table:table-cell>
          <table:table-cell table:number-columns-repeated="3"/>
          <table:table-cell office:value-type="string">
            <text:p>Parada</text:p>
          </table:table-cell>
          <table:table-cell office:value-type="string">
            <text:p>Orteg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4</text:p>
          </table:table-cell>
          <table:table-cell table:style-name="ce3" office:value-type="string">
            <text:p>rp24p</text:p>
          </table:table-cell>
          <table:table-cell office:value-type="string">
            <text:p>panal</text:p>
          </table:table-cell>
          <table:table-cell table:formula="of:=+[.F128]" office:value-type="string" office:string-value="Parada">
            <text:p>Parada</text:p>
          </table:table-cell>
          <table:table-cell table:number-columns-repeated="2"/>
          <table:table-cell office:value-type="string">
            <text:p>Rebeca Parada</text:p>
          </table:table-cell>
          <table:table-cell table:formula="of:=CONCATENATE(&quot;sessLists[d,3,r] &lt;- ifelse ( grepl(pattern=@.*\\&lt;&quot;;[.M128];&quot;\\&gt;.*@, sessLists[d,1,r])==@TRUE@, @&quot;;[.K128];&quot;@, sessLists[d,3,r] )&quot;)" office:value-type="string" office:string-value="sessLists[d,3,r] &lt;- ifelse ( grepl(pattern=@.*\\&lt;Parada\\&gt;.*@, sessLists[d,1,r])==@TRUE@, @rp24p@, sessLists[d,3,r] )">
            <text:p>sessLists[d,3,r] &lt;- ifelse ( grepl(pattern=@.*\\&lt;Parada\\&gt;.*@, sessLists[d,1,r])==@TRUE@, @rp24p@, sessLists[d,3,r] )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Leonardo</text:p>
          </table:table-cell>
          <table:table-cell table:number-columns-repeated="3"/>
          <table:table-cell office:value-type="string">
            <text:p>Macareno</text:p>
          </table:table-cell>
          <table:table-cell office:value-type="string">
            <text:p>Mejí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4</text:p>
          </table:table-cell>
          <table:table-cell table:style-name="ce3" office:value-type="string">
            <text:p>rp24s</text:p>
          </table:table-cell>
          <table:table-cell office:value-type="string">
            <text:p>panal</text:p>
          </table:table-cell>
          <table:table-cell table:number-columns-repeated="3"/>
          <table:table-cell office:value-type="string">
            <text:p>Leonardo Macareno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Jorge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Díaz</text:p>
          </table:table-cell>
          <table:table-cell office:value-type="string">
            <text:p>Cuerv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5</text:p>
          </table:table-cell>
          <table:table-cell table:style-name="ce3" office:value-type="string">
            <text:p>rp25p</text:p>
          </table:table-cell>
          <table:table-cell office:value-type="string">
            <text:p>psd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Jorge Díaz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arla</text:p>
          </table:table-cell>
          <table:table-cell office:value-type="string">
            <text:p>Alejandra</text:p>
          </table:table-cell>
          <table:table-cell table:number-columns-repeated="2"/>
          <table:table-cell office:value-type="string">
            <text:p>Sánchez</text:p>
          </table:table-cell>
          <table:table-cell office:value-type="string">
            <text:p>Armas</text:p>
          </table:table-cell>
          <table:table-cell office:value-type="string">
            <text:p>García</text:p>
          </table:table-cell>
          <table:table-cell office:value-type="float" office:value="0">
            <text:p>0</text:p>
          </table:table-cell>
          <table:table-cell table:style-name="ce2" office:value-type="string">
            <text:p>rp25</text:p>
          </table:table-cell>
          <table:table-cell table:style-name="ce3" office:value-type="string">
            <text:p>rp25s</text:p>
          </table:table-cell>
          <table:table-cell office:value-type="string">
            <text:p>psd</text:p>
          </table:table-cell>
          <table:table-cell office:value-type="string">
            <text:p>Carla Sánchez Armas</text:p>
          </table:table-cell>
          <table:table-cell office:value-type="string">
            <text:p>Sánchez Armas</text:p>
          </table:table-cell>
          <table:table-cell office:value-type="string">
            <text:p>Carla Sánchez</text:p>
          </table:table-cell>
          <table:table-cell office:value-type="string">
            <text:p>Carla Sánchez Armas</text:p>
          </table:table-cell>
          <table:table-cell table:formula="of:=CONCATENATE(&quot;sessLists[d,3,r] &lt;- ifelse ( grepl(pattern=@.*\\&lt;&quot;;[.M131];&quot;\\&gt;|\\&lt;&quot;;[.N131];&quot;\\&gt;|\\&lt;&quot;;[.O131];&quot;\\&gt;.*@, sessLists[d,1,r])==@TRUE@, @&quot;;[.K131];&quot;@, sessLists[d,3,r] )&quot;)" office:value-type="string" office:string-value="sessLists[d,3,r] &lt;- ifelse ( grepl(pattern=@.*\\&lt;Carla Sánchez Armas\\&gt;|\\&lt;Sánchez Armas\\&gt;|\\&lt;Carla Sánchez\\&gt;.*@, sessLists[d,1,r])==@TRUE@, @rp25s@, sessLists[d,3,r] )">
            <text:p>sessLists[d,3,r] &lt;- ifelse ( grepl(pattern=@.*\\&lt;Carla Sánchez Armas\\&gt;|\\&lt;Sánchez Armas\\&gt;|\\&lt;Carla Sánchez\\&gt;.*@, sessLists[d,1,r])==@TRUE@, @rp25s@, sessLists[d,3,r] )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nrique</text:p>
          </table:table-cell>
          <table:table-cell table:number-columns-repeated="3"/>
          <table:table-cell office:value-type="string">
            <text:p>Pérez</text:p>
          </table:table-cell>
          <table:table-cell office:value-type="string">
            <text:p>Corre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6</text:p>
          </table:table-cell>
          <table:table-cell table:style-name="ce3" office:value-type="string">
            <text:p>rp26p</text:p>
          </table:table-cell>
          <table:table-cell office:value-type="string">
            <text:p>psd</text:p>
          </table:table-cell>
          <table:table-cell office:value-type="string">
            <text:p>Pérez Correa</text:p>
          </table:table-cell>
          <table:table-cell table:number-columns-repeated="2"/>
          <table:table-cell office:value-type="string">
            <text:p>Enrique Pérez Correa</text:p>
          </table:table-cell>
          <table:table-cell table:formula="of:=CONCATENATE(&quot;sessLists[d,3,r] &lt;- ifelse ( grepl(pattern=@.*\\&lt;&quot;;[.M132];&quot;\\&gt;.*@, sessLists[d,1,r])==@TRUE@, @&quot;;[.K132];&quot;@, sessLists[d,3,r] )&quot;)" office:value-type="string" office:string-value="sessLists[d,3,r] &lt;- ifelse ( grepl(pattern=@.*\\&lt;Pérez Correa\\&gt;.*@, sessLists[d,1,r])==@TRUE@, @rp26p@, sessLists[d,3,r] )">
            <text:p>sessLists[d,3,r] &lt;- ifelse ( grepl(pattern=@.*\\&lt;Pérez Correa\\&gt;.*@, sessLists[d,1,r])==@TRUE@, @rp26p@, sessLists[d,3,r] )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arlos</text:p>
          </table:table-cell>
          <table:table-cell office:value-type="string">
            <text:p>Mauricio</text:p>
          </table:table-cell>
          <table:table-cell table:number-columns-repeated="2"/>
          <table:table-cell table:number-columns-repeated="2" office:value-type="string">
            <text:p>Góm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6</text:p>
          </table:table-cell>
          <table:table-cell table:style-name="ce3" office:value-type="string">
            <text:p>rp26s</text:p>
          </table:table-cell>
          <table:table-cell office:value-type="string">
            <text:p>psd</text:p>
          </table:table-cell>
          <table:table-cell table:number-columns-repeated="3"/>
          <table:table-cell office:value-type="string">
            <text:p>Carlos Gómez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5"/>
          <table:table-cell table:style-name="ce1" office:value-type="string">
            <text:p>Abarca</text:p>
          </table:table-cell>
          <table:table-cell table:number-columns-repeated="6"/>
          <table:table-cell table:style-name="ce1" office:value-type="string">
            <text:p>Abarc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>
            <text:p>Alfaro</text:p>
          </table:table-cell>
          <table:table-cell table:formula="of:=IF([.F138]=[.F137];100;0)" office:value-type="float" office:value="0">
            <text:p>0</text:p>
          </table:table-cell>
          <table:table-cell table:number-columns-repeated="5"/>
          <table:table-cell table:style-name="ce1" office:value-type="string">
            <text:p>Aguilar</text:p>
          </table:table-cell>
          <table:table-cell table:formula="of:=IF([.M138]=[.M13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Alvarado</text:p>
          </table:table-cell>
          <table:table-cell table:formula="of:=IF([.F139]=[.F138];100;0)" office:value-type="float" office:value="0">
            <text:p>0</text:p>
          </table:table-cell>
          <table:table-cell table:number-columns-repeated="5"/>
          <table:table-cell table:style-name="ce1" office:value-type="string">
            <text:p>Aguilar</text:p>
          </table:table-cell>
          <table:table-cell table:formula="of:=IF([.M139]=[.M13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Alvarez</text:p>
          </table:table-cell>
          <table:table-cell table:formula="of:=IF([.F140]=[.F139];100;0)" office:value-type="float" office:value="0">
            <text:p>0</text:p>
          </table:table-cell>
          <table:table-cell table:number-columns-repeated="5"/>
          <table:table-cell table:style-name="ce1" office:value-type="string">
            <text:p>Aguirre</text:p>
          </table:table-cell>
          <table:table-cell table:formula="of:=IF([.M140]=[.M13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Anaya</text:p>
          </table:table-cell>
          <table:table-cell table:formula="of:=IF([.F141]=[.F140];100;0)" office:value-type="float" office:value="0">
            <text:p>0</text:p>
          </table:table-cell>
          <table:table-cell table:number-columns-repeated="5"/>
          <table:table-cell table:style-name="ce1" office:value-type="string">
            <text:p>Alba</text:p>
          </table:table-cell>
          <table:table-cell table:formula="of:=IF([.M141]=[.M14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Antiga</text:p>
          </table:table-cell>
          <table:table-cell table:formula="of:=IF([.F142]=[.F141];100;0)" office:value-type="float" office:value="0">
            <text:p>0</text:p>
          </table:table-cell>
          <table:table-cell table:number-columns-repeated="5"/>
          <table:table-cell table:style-name="ce1" office:value-type="string">
            <text:p>Aldarán</text:p>
          </table:table-cell>
          <table:table-cell table:formula="of:=IF([.M142]=[.M14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Arango</text:p>
          </table:table-cell>
          <table:table-cell table:formula="of:=IF([.F143]=[.F142];100;0)" office:value-type="float" office:value="0">
            <text:p>0</text:p>
          </table:table-cell>
          <table:table-cell table:number-columns-repeated="5"/>
          <table:table-cell table:style-name="ce1" office:value-type="string">
            <text:p>Alfaro</text:p>
          </table:table-cell>
          <table:table-cell table:formula="of:=IF([.M143]=[.M14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Arévalo</text:p>
          </table:table-cell>
          <table:table-cell table:formula="of:=IF([.F144]=[.F143];100;0)" office:value-type="float" office:value="0">
            <text:p>0</text:p>
          </table:table-cell>
          <table:table-cell table:number-columns-repeated="5"/>
          <table:table-cell office:value-type="string">
            <text:p>Alvarado</text:p>
          </table:table-cell>
          <table:table-cell table:formula="of:=IF([.M144]=[.M14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Armas</text:p>
          </table:table-cell>
          <table:table-cell table:formula="of:=IF([.F145]=[.F144];100;0)" office:value-type="float" office:value="0">
            <text:p>0</text:p>
          </table:table-cell>
          <table:table-cell table:number-columns-repeated="5"/>
          <table:table-cell office:value-type="string">
            <text:p>Alvarado</text:p>
          </table:table-cell>
          <table:table-cell table:formula="of:=IF([.M145]=[.M14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Ayala</text:p>
          </table:table-cell>
          <table:table-cell table:formula="of:=IF([.F146]=[.F145];100;0)" office:value-type="float" office:value="0">
            <text:p>0</text:p>
          </table:table-cell>
          <table:table-cell table:number-columns-repeated="5"/>
          <table:table-cell office:value-type="string">
            <text:p>Alvarez</text:p>
          </table:table-cell>
          <table:table-cell table:formula="of:=IF([.M146]=[.M14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Barrios</text:p>
          </table:table-cell>
          <table:table-cell table:formula="of:=IF([.F147]=[.F146];100;0)" office:value-type="float" office:value="0">
            <text:p>0</text:p>
          </table:table-cell>
          <table:table-cell table:number-columns-repeated="5"/>
          <table:table-cell office:value-type="string">
            <text:p>Álvarez</text:p>
          </table:table-cell>
          <table:table-cell table:formula="of:=IF([.M147]=[.M14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Beltrán</text:p>
          </table:table-cell>
          <table:table-cell table:formula="of:=IF([.F148]=[.F147];100;0)" office:value-type="float" office:value="0">
            <text:p>0</text:p>
          </table:table-cell>
          <table:table-cell table:number-columns-repeated="5"/>
          <table:table-cell office:value-type="string">
            <text:p>Anaya</text:p>
          </table:table-cell>
          <table:table-cell table:formula="of:=IF([.M148]=[.M14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Benito</text:p>
          </table:table-cell>
          <table:table-cell table:formula="of:=IF([.F149]=[.F148];100;0)" office:value-type="float" office:value="0">
            <text:p>0</text:p>
          </table:table-cell>
          <table:table-cell table:number-columns-repeated="5"/>
          <table:table-cell table:style-name="ce1" office:value-type="string">
            <text:p>Anaya</text:p>
          </table:table-cell>
          <table:table-cell table:formula="of:=IF([.M149]=[.M14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Bonilla</text:p>
          </table:table-cell>
          <table:table-cell table:formula="of:=IF([.F150]=[.F149];100;0)" office:value-type="float" office:value="0">
            <text:p>0</text:p>
          </table:table-cell>
          <table:table-cell table:number-columns-repeated="5"/>
          <table:table-cell table:style-name="ce1" office:value-type="string">
            <text:p>Antiga</text:p>
          </table:table-cell>
          <table:table-cell table:formula="of:=IF([.M150]=[.M14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Bravo</text:p>
          </table:table-cell>
          <table:table-cell table:formula="of:=IF([.F151]=[.F150];100;0)" office:value-type="float" office:value="0">
            <text:p>0</text:p>
          </table:table-cell>
          <table:table-cell table:number-columns-repeated="5"/>
          <table:table-cell office:value-type="string">
            <text:p>Araiza</text:p>
          </table:table-cell>
          <table:table-cell table:formula="of:=IF([.M151]=[.M15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Bustos</text:p>
          </table:table-cell>
          <table:table-cell table:formula="of:=IF([.F152]=[.F151];100;0)" office:value-type="float" office:value="0">
            <text:p>0</text:p>
          </table:table-cell>
          <table:table-cell table:number-columns-repeated="5"/>
          <table:table-cell table:style-name="ce1" office:value-type="string">
            <text:p>Arango</text:p>
          </table:table-cell>
          <table:table-cell table:formula="of:=IF([.M152]=[.M15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alvo</text:p>
          </table:table-cell>
          <table:table-cell table:formula="of:=IF([.F153]=[.F152];100;0)" office:value-type="float" office:value="0">
            <text:p>0</text:p>
          </table:table-cell>
          <table:table-cell table:number-columns-repeated="5"/>
          <table:table-cell table:style-name="ce1" office:value-type="string">
            <text:p>Arévalo</text:p>
          </table:table-cell>
          <table:table-cell table:formula="of:=IF([.M153]=[.M15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Cañizo</text:p>
          </table:table-cell>
          <table:table-cell table:formula="of:=IF([.F154]=[.F153];100;0)" office:value-type="float" office:value="0">
            <text:p>0</text:p>
          </table:table-cell>
          <table:table-cell table:number-columns-repeated="5"/>
          <table:table-cell office:value-type="string">
            <text:p>Armas</text:p>
          </table:table-cell>
          <table:table-cell table:formula="of:=IF([.M154]=[.M15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Cárdenas</text:p>
          </table:table-cell>
          <table:table-cell table:formula="of:=IF([.F155]=[.F154];100;0)" office:value-type="float" office:value="0">
            <text:p>0</text:p>
          </table:table-cell>
          <table:table-cell table:number-columns-repeated="5"/>
          <table:table-cell table:style-name="ce1" office:value-type="string">
            <text:p>Armas</text:p>
          </table:table-cell>
          <table:table-cell table:formula="of:=IF([.M155]=[.M15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ase</text:p>
          </table:table-cell>
          <table:table-cell table:formula="of:=IF([.F156]=[.F155];100;0)" office:value-type="float" office:value="0">
            <text:p>0</text:p>
          </table:table-cell>
          <table:table-cell table:number-columns-repeated="5"/>
          <table:table-cell office:value-type="string">
            <text:p>Arronte</text:p>
          </table:table-cell>
          <table:table-cell table:formula="of:=IF([.M156]=[.M15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Castilla</text:p>
          </table:table-cell>
          <table:table-cell table:formula="of:=IF([.F157]=[.F156];100;0)" office:value-type="float" office:value="0">
            <text:p>0</text:p>
          </table:table-cell>
          <table:table-cell table:number-columns-repeated="5"/>
          <table:table-cell table:style-name="ce1" office:value-type="string">
            <text:p>Arturo</text:p>
          </table:table-cell>
          <table:table-cell table:formula="of:=IF([.M157]=[.M15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astillo</text:p>
          </table:table-cell>
          <table:table-cell table:formula="of:=IF([.F158]=[.F157];100;0)" office:value-type="float" office:value="0">
            <text:p>0</text:p>
          </table:table-cell>
          <table:table-cell table:number-columns-repeated="5"/>
          <table:table-cell office:value-type="string">
            <text:p>Arzate</text:p>
          </table:table-cell>
          <table:table-cell table:formula="of:=IF([.M158]=[.M15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Cedillo</text:p>
          </table:table-cell>
          <table:table-cell table:formula="of:=IF([.F159]=[.F158];100;0)" office:value-type="float" office:value="0">
            <text:p>0</text:p>
          </table:table-cell>
          <table:table-cell table:number-columns-repeated="5"/>
          <table:table-cell office:value-type="string">
            <text:p>Aus</text:p>
          </table:table-cell>
          <table:table-cell table:formula="of:=IF([.M159]=[.M15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edillo</text:p>
          </table:table-cell>
          <table:table-cell table:formula="of:=IF([.F160]=[.F159];100;0)" office:value-type="float" office:value="100">
            <text:p>100</text:p>
          </table:table-cell>
          <table:table-cell table:number-columns-repeated="5"/>
          <table:table-cell office:value-type="string">
            <text:p>Avila</text:p>
          </table:table-cell>
          <table:table-cell table:formula="of:=IF([.M160]=[.M15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Círigo</text:p>
          </table:table-cell>
          <table:table-cell table:formula="of:=IF([.F161]=[.F160];100;0)" office:value-type="float" office:value="0">
            <text:p>0</text:p>
          </table:table-cell>
          <table:table-cell table:number-columns-repeated="5"/>
          <table:table-cell office:value-type="string">
            <text:p>Avila</text:p>
          </table:table-cell>
          <table:table-cell table:formula="of:=IF([.M161]=[.M160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olón</text:p>
          </table:table-cell>
          <table:table-cell table:formula="of:=IF([.F162]=[.F161];100;0)" office:value-type="float" office:value="0">
            <text:p>0</text:p>
          </table:table-cell>
          <table:table-cell table:number-columns-repeated="5"/>
          <table:table-cell table:style-name="ce1" office:value-type="string">
            <text:p>Ayala</text:p>
          </table:table-cell>
          <table:table-cell table:formula="of:=IF([.M162]=[.M16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ontreras</text:p>
          </table:table-cell>
          <table:table-cell table:formula="of:=IF([.F163]=[.F162];100;0)" office:value-type="float" office:value="0">
            <text:p>0</text:p>
          </table:table-cell>
          <table:table-cell table:number-columns-repeated="5"/>
          <table:table-cell table:style-name="ce1" office:value-type="string">
            <text:p>Baltazar</text:p>
          </table:table-cell>
          <table:table-cell table:formula="of:=IF([.M163]=[.M16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ordero</text:p>
          </table:table-cell>
          <table:table-cell table:formula="of:=IF([.F164]=[.F163];100;0)" office:value-type="float" office:value="0">
            <text:p>0</text:p>
          </table:table-cell>
          <table:table-cell table:number-columns-repeated="5"/>
          <table:table-cell table:style-name="ce1" office:value-type="string">
            <text:p>Barrios</text:p>
          </table:table-cell>
          <table:table-cell table:formula="of:=IF([.M164]=[.M16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ornejo</text:p>
          </table:table-cell>
          <table:table-cell table:formula="of:=IF([.F165]=[.F164];100;0)" office:value-type="float" office:value="0">
            <text:p>0</text:p>
          </table:table-cell>
          <table:table-cell table:number-columns-repeated="5"/>
          <table:table-cell table:style-name="ce1" office:value-type="string">
            <text:p>Barros</text:p>
          </table:table-cell>
          <table:table-cell table:formula="of:=IF([.M165]=[.M16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orrea</text:p>
          </table:table-cell>
          <table:table-cell table:formula="of:=IF([.F166]=[.F165];100;0)" office:value-type="float" office:value="0">
            <text:p>0</text:p>
          </table:table-cell>
          <table:table-cell table:number-columns-repeated="5"/>
          <table:table-cell table:style-name="ce1" office:value-type="string">
            <text:p>Bautista</text:p>
          </table:table-cell>
          <table:table-cell table:formula="of:=IF([.M166]=[.M16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ortés</text:p>
          </table:table-cell>
          <table:table-cell table:formula="of:=IF([.F167]=[.F166];100;0)" office:value-type="float" office:value="0">
            <text:p>0</text:p>
          </table:table-cell>
          <table:table-cell table:number-columns-repeated="5"/>
          <table:table-cell office:value-type="string">
            <text:p>Beltrán</text:p>
          </table:table-cell>
          <table:table-cell table:formula="of:=IF([.M167]=[.M16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uervo</text:p>
          </table:table-cell>
          <table:table-cell table:formula="of:=IF([.F168]=[.F167];100;0)" office:value-type="float" office:value="0">
            <text:p>0</text:p>
          </table:table-cell>
          <table:table-cell table:number-columns-repeated="5"/>
          <table:table-cell table:style-name="ce1" office:value-type="string">
            <text:p>Benito</text:p>
          </table:table-cell>
          <table:table-cell table:formula="of:=IF([.M168]=[.M16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uevas</text:p>
          </table:table-cell>
          <table:table-cell table:formula="of:=IF([.F169]=[.F168];100;0)" office:value-type="float" office:value="0">
            <text:p>0</text:p>
          </table:table-cell>
          <table:table-cell table:number-columns-repeated="5"/>
          <table:table-cell office:value-type="string">
            <text:p>Bonilla</text:p>
          </table:table-cell>
          <table:table-cell table:formula="of:=IF([.M169]=[.M16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Damián</text:p>
          </table:table-cell>
          <table:table-cell table:formula="of:=IF([.F170]=[.F169];100;0)" office:value-type="float" office:value="0">
            <text:p>0</text:p>
          </table:table-cell>
          <table:table-cell table:number-columns-repeated="5"/>
          <table:table-cell office:value-type="string">
            <text:p>Bravo</text:p>
          </table:table-cell>
          <table:table-cell table:formula="of:=IF([.M170]=[.M16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del</text:p>
          </table:table-cell>
          <table:table-cell table:formula="of:=IF([.F171]=[.F170];100;0)" office:value-type="float" office:value="0">
            <text:p>0</text:p>
          </table:table-cell>
          <table:table-cell table:number-columns-repeated="5"/>
          <table:table-cell table:style-name="ce1" office:value-type="string">
            <text:p>Burgos</text:p>
          </table:table-cell>
          <table:table-cell table:formula="of:=IF([.M171]=[.M17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Della</text:p>
          </table:table-cell>
          <table:table-cell table:formula="of:=IF([.F172]=[.F171];100;0)" office:value-type="float" office:value="0">
            <text:p>0</text:p>
          </table:table-cell>
          <table:table-cell table:number-columns-repeated="5"/>
          <table:table-cell office:value-type="string">
            <text:p>Bustos</text:p>
          </table:table-cell>
          <table:table-cell table:formula="of:=IF([.M172]=[.M17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Díaz</text:p>
          </table:table-cell>
          <table:table-cell table:formula="of:=IF([.F173]=[.F172];100;0)" office:value-type="float" office:value="0">
            <text:p>0</text:p>
          </table:table-cell>
          <table:table-cell table:number-columns-repeated="5"/>
          <table:table-cell table:style-name="ce1" office:value-type="string">
            <text:p>Cabrera</text:p>
          </table:table-cell>
          <table:table-cell table:formula="of:=IF([.M173]=[.M17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Errasti</text:p>
          </table:table-cell>
          <table:table-cell table:formula="of:=IF([.F174]=[.F173];100;0)" office:value-type="float" office:value="0">
            <text:p>0</text:p>
          </table:table-cell>
          <table:table-cell table:number-columns-repeated="5"/>
          <table:table-cell table:style-name="ce1" office:value-type="string">
            <text:p>Calvo</text:p>
          </table:table-cell>
          <table:table-cell table:formula="of:=IF([.M174]=[.M17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Espino</text:p>
          </table:table-cell>
          <table:table-cell table:formula="of:=IF([.F175]=[.F174];100;0)" office:value-type="float" office:value="0">
            <text:p>0</text:p>
          </table:table-cell>
          <table:table-cell table:number-columns-repeated="5"/>
          <table:table-cell table:style-name="ce1" office:value-type="string">
            <text:p>Calzadilla</text:p>
          </table:table-cell>
          <table:table-cell table:formula="of:=IF([.M175]=[.M17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Fernández</text:p>
          </table:table-cell>
          <table:table-cell table:formula="of:=IF([.F176]=[.F175];100;0)" office:value-type="float" office:value="0">
            <text:p>0</text:p>
          </table:table-cell>
          <table:table-cell table:number-columns-repeated="5"/>
          <table:table-cell office:value-type="string">
            <text:p>Cañizo</text:p>
          </table:table-cell>
          <table:table-cell table:formula="of:=IF([.M176]=[.M17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Fisher</text:p>
          </table:table-cell>
          <table:table-cell table:formula="of:=IF([.F177]=[.F176];100;0)" office:value-type="float" office:value="0">
            <text:p>0</text:p>
          </table:table-cell>
          <table:table-cell table:number-columns-repeated="5"/>
          <table:table-cell table:style-name="ce1" office:value-type="string">
            <text:p>Capaceta</text:p>
          </table:table-cell>
          <table:table-cell table:formula="of:=IF([.M177]=[.M17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García</text:p>
          </table:table-cell>
          <table:table-cell table:formula="of:=IF([.F178]=[.F177];100;0)" office:value-type="float" office:value="0">
            <text:p>0</text:p>
          </table:table-cell>
          <table:table-cell table:number-columns-repeated="5"/>
          <table:table-cell office:value-type="string">
            <text:p>Cárdenas</text:p>
          </table:table-cell>
          <table:table-cell table:formula="of:=IF([.M178]=[.M17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García</text:p>
          </table:table-cell>
          <table:table-cell table:formula="of:=IF([.F179]=[.F178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Carmona</text:p>
          </table:table-cell>
          <table:table-cell table:formula="of:=IF([.M179]=[.M17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Garfias</text:p>
          </table:table-cell>
          <table:table-cell table:formula="of:=IF([.F180]=[.F179];100;0)" office:value-type="float" office:value="0">
            <text:p>0</text:p>
          </table:table-cell>
          <table:table-cell table:number-columns-repeated="5"/>
          <table:table-cell table:style-name="ce1" office:value-type="string">
            <text:p>Carrillo</text:p>
          </table:table-cell>
          <table:table-cell table:formula="of:=IF([.M180]=[.M17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González</text:p>
          </table:table-cell>
          <table:table-cell table:formula="of:=IF([.F181]=[.F180];100;0)" office:value-type="float" office:value="0">
            <text:p>0</text:p>
          </table:table-cell>
          <table:table-cell table:number-columns-repeated="5"/>
          <table:table-cell table:style-name="ce1" office:value-type="string">
            <text:p>Case</text:p>
          </table:table-cell>
          <table:table-cell table:formula="of:=IF([.M181]=[.M18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González</text:p>
          </table:table-cell>
          <table:table-cell table:formula="of:=IF([.F182]=[.F181];100;0)" office:value-type="float" office:value="100">
            <text:p>100</text:p>
          </table:table-cell>
          <table:table-cell table:number-columns-repeated="5"/>
          <table:table-cell office:value-type="string">
            <text:p>Castilla</text:p>
          </table:table-cell>
          <table:table-cell table:formula="of:=IF([.M182]=[.M18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Guerrero</text:p>
          </table:table-cell>
          <table:table-cell table:formula="of:=IF([.F183]=[.F182];100;0)" office:value-type="float" office:value="0">
            <text:p>0</text:p>
          </table:table-cell>
          <table:table-cell table:number-columns-repeated="5"/>
          <table:table-cell table:style-name="ce1" office:value-type="string">
            <text:p>Castilla</text:p>
          </table:table-cell>
          <table:table-cell table:formula="of:=IF([.M183]=[.M182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Gutiérrez</text:p>
          </table:table-cell>
          <table:table-cell table:formula="of:=IF([.F184]=[.F183];100;0)" office:value-type="float" office:value="0">
            <text:p>0</text:p>
          </table:table-cell>
          <table:table-cell table:number-columns-repeated="5"/>
          <table:table-cell table:style-name="ce1" office:value-type="string">
            <text:p>Castillo</text:p>
          </table:table-cell>
          <table:table-cell table:formula="of:=IF([.M184]=[.M18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Gutiérrez</text:p>
          </table:table-cell>
          <table:table-cell table:formula="of:=IF([.F185]=[.F184];100;0)" office:value-type="float" office:value="100">
            <text:p>100</text:p>
          </table:table-cell>
          <table:table-cell table:number-columns-repeated="5"/>
          <table:table-cell office:value-type="string">
            <text:p>Cedillo</text:p>
          </table:table-cell>
          <table:table-cell table:formula="of:=IF([.M185]=[.M18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ernández</text:p>
          </table:table-cell>
          <table:table-cell table:formula="of:=IF([.F186]=[.F185];100;0)" office:value-type="float" office:value="0">
            <text:p>0</text:p>
          </table:table-cell>
          <table:table-cell table:number-columns-repeated="5"/>
          <table:table-cell table:style-name="ce1" office:value-type="string">
            <text:p>Cedillo</text:p>
          </table:table-cell>
          <table:table-cell table:formula="of:=IF([.M186]=[.M185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ernández</text:p>
          </table:table-cell>
          <table:table-cell table:formula="of:=IF([.F187]=[.F186];100;0)" office:value-type="float" office:value="100">
            <text:p>100</text:p>
          </table:table-cell>
          <table:table-cell table:number-columns-repeated="5"/>
          <table:table-cell office:value-type="string">
            <text:p>Cerón</text:p>
          </table:table-cell>
          <table:table-cell table:formula="of:=IF([.M187]=[.M18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ernández</text:p>
          </table:table-cell>
          <table:table-cell table:formula="of:=IF([.F188]=[.F187];100;0)" office:value-type="float" office:value="100">
            <text:p>100</text:p>
          </table:table-cell>
          <table:table-cell table:number-columns-repeated="5"/>
          <table:table-cell office:value-type="string">
            <text:p>Círigo</text:p>
          </table:table-cell>
          <table:table-cell table:formula="of:=IF([.M188]=[.M18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Hernández</text:p>
          </table:table-cell>
          <table:table-cell table:formula="of:=IF([.F189]=[.F188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Colón</text:p>
          </table:table-cell>
          <table:table-cell table:formula="of:=IF([.M189]=[.M18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Hernández</text:p>
          </table:table-cell>
          <table:table-cell table:formula="of:=IF([.F190]=[.F189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Contreras</text:p>
          </table:table-cell>
          <table:table-cell table:formula="of:=IF([.M190]=[.M18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Herrera</text:p>
          </table:table-cell>
          <table:table-cell table:formula="of:=IF([.F191]=[.F190];100;0)" office:value-type="float" office:value="0">
            <text:p>0</text:p>
          </table:table-cell>
          <table:table-cell table:number-columns-repeated="5"/>
          <table:table-cell table:style-name="ce1" office:value-type="string">
            <text:p>Cordero</text:p>
          </table:table-cell>
          <table:table-cell table:formula="of:=IF([.M191]=[.M19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Isunza</text:p>
          </table:table-cell>
          <table:table-cell table:formula="of:=IF([.F192]=[.F191];100;0)" office:value-type="float" office:value="0">
            <text:p>0</text:p>
          </table:table-cell>
          <table:table-cell table:number-columns-repeated="5"/>
          <table:table-cell table:style-name="ce1" office:value-type="string">
            <text:p>Cornejo</text:p>
          </table:table-cell>
          <table:table-cell table:formula="of:=IF([.M192]=[.M19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Jasso</text:p>
          </table:table-cell>
          <table:table-cell table:formula="of:=IF([.F193]=[.F192];100;0)" office:value-type="float" office:value="0">
            <text:p>0</text:p>
          </table:table-cell>
          <table:table-cell table:number-columns-repeated="5"/>
          <table:table-cell office:value-type="string">
            <text:p>Coronado</text:p>
          </table:table-cell>
          <table:table-cell table:formula="of:=IF([.M193]=[.M19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Jiménez</text:p>
          </table:table-cell>
          <table:table-cell table:formula="of:=IF([.F194]=[.F193];100;0)" office:value-type="float" office:value="0">
            <text:p>0</text:p>
          </table:table-cell>
          <table:table-cell table:number-columns-repeated="5"/>
          <table:table-cell table:style-name="ce1" office:value-type="string">
            <text:p>Correa</text:p>
          </table:table-cell>
          <table:table-cell table:formula="of:=IF([.M194]=[.M19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Labastida</text:p>
          </table:table-cell>
          <table:table-cell table:formula="of:=IF([.F195]=[.F194];100;0)" office:value-type="float" office:value="0">
            <text:p>0</text:p>
          </table:table-cell>
          <table:table-cell table:number-columns-repeated="5"/>
          <table:table-cell table:style-name="ce1" office:value-type="string">
            <text:p>Cortés</text:p>
          </table:table-cell>
          <table:table-cell table:formula="of:=IF([.M195]=[.M19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Lima</text:p>
          </table:table-cell>
          <table:table-cell table:formula="of:=IF([.F196]=[.F195];100;0)" office:value-type="float" office:value="0">
            <text:p>0</text:p>
          </table:table-cell>
          <table:table-cell table:number-columns-repeated="5"/>
          <table:table-cell table:style-name="ce1" office:value-type="string">
            <text:p>Cruz</text:p>
          </table:table-cell>
          <table:table-cell table:formula="of:=IF([.M196]=[.M19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López</text:p>
          </table:table-cell>
          <table:table-cell table:formula="of:=IF([.F197]=[.F196];100;0)" office:value-type="float" office:value="0">
            <text:p>0</text:p>
          </table:table-cell>
          <table:table-cell table:number-columns-repeated="5"/>
          <table:table-cell table:style-name="ce1" office:value-type="string">
            <text:p>Cuervo</text:p>
          </table:table-cell>
          <table:table-cell table:formula="of:=IF([.M197]=[.M19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López</text:p>
          </table:table-cell>
          <table:table-cell table:formula="of:=IF([.F198]=[.F197];100;0)" office:value-type="float" office:value="100">
            <text:p>100</text:p>
          </table:table-cell>
          <table:table-cell table:number-columns-repeated="5"/>
          <table:table-cell office:value-type="string">
            <text:p>Cuevas</text:p>
          </table:table-cell>
          <table:table-cell table:formula="of:=IF([.M198]=[.M19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López</text:p>
          </table:table-cell>
          <table:table-cell table:formula="of:=IF([.F199]=[.F198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Cuevas</text:p>
          </table:table-cell>
          <table:table-cell table:formula="of:=IF([.M199]=[.M19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Maldonado</text:p>
          </table:table-cell>
          <table:table-cell table:formula="of:=IF([.F200]=[.F199];100;0)" office:value-type="float" office:value="0">
            <text:p>0</text:p>
          </table:table-cell>
          <table:table-cell table:number-columns-repeated="5"/>
          <table:table-cell office:value-type="string">
            <text:p>Damián</text:p>
          </table:table-cell>
          <table:table-cell table:formula="of:=IF([.M200]=[.M19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Maldonado</text:p>
          </table:table-cell>
          <table:table-cell table:formula="of:=IF([.F201]=[.F200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del</text:p>
          </table:table-cell>
          <table:table-cell table:formula="of:=IF([.M201]=[.M20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Maldonado</text:p>
          </table:table-cell>
          <table:table-cell table:formula="of:=IF([.F202]=[.F201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del</text:p>
          </table:table-cell>
          <table:table-cell table:formula="of:=IF([.M202]=[.M201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Marroquín</text:p>
          </table:table-cell>
          <table:table-cell table:formula="of:=IF([.F203]=[.F202];100;0)" office:value-type="float" office:value="0">
            <text:p>0</text:p>
          </table:table-cell>
          <table:table-cell table:number-columns-repeated="5"/>
          <table:table-cell table:style-name="ce1" office:value-type="string">
            <text:p>Della</text:p>
          </table:table-cell>
          <table:table-cell table:formula="of:=IF([.M203]=[.M20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artínez</text:p>
          </table:table-cell>
          <table:table-cell table:formula="of:=IF([.F204]=[.F203];100;0)" office:value-type="float" office:value="0">
            <text:p>0</text:p>
          </table:table-cell>
          <table:table-cell table:number-columns-repeated="5"/>
          <table:table-cell table:style-name="ce1" office:value-type="string">
            <text:p>Den</text:p>
          </table:table-cell>
          <table:table-cell table:formula="of:=IF([.M204]=[.M20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artínez</text:p>
          </table:table-cell>
          <table:table-cell table:formula="of:=IF([.F205]=[.F204];100;0)" office:value-type="float" office:value="100">
            <text:p>100</text:p>
          </table:table-cell>
          <table:table-cell table:number-columns-repeated="5"/>
          <table:table-cell office:value-type="string">
            <text:p>Díaz</text:p>
          </table:table-cell>
          <table:table-cell table:formula="of:=IF([.M205]=[.M20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éndez</text:p>
          </table:table-cell>
          <table:table-cell table:formula="of:=IF([.F206]=[.F205];100;0)" office:value-type="float" office:value="0">
            <text:p>0</text:p>
          </table:table-cell>
          <table:table-cell table:number-columns-repeated="5"/>
          <table:table-cell table:style-name="ce1" office:value-type="string">
            <text:p>Domínguez</text:p>
          </table:table-cell>
          <table:table-cell table:formula="of:=IF([.M206]=[.M20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endoza</text:p>
          </table:table-cell>
          <table:table-cell table:formula="of:=IF([.F207]=[.F206];100;0)" office:value-type="float" office:value="0">
            <text:p>0</text:p>
          </table:table-cell>
          <table:table-cell table:number-columns-repeated="5"/>
          <table:table-cell office:value-type="string">
            <text:p>Errasti</text:p>
          </table:table-cell>
          <table:table-cell table:formula="of:=IF([.M207]=[.M20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Mirón</text:p>
          </table:table-cell>
          <table:table-cell table:formula="of:=IF([.F208]=[.F207];100;0)" office:value-type="float" office:value="0">
            <text:p>0</text:p>
          </table:table-cell>
          <table:table-cell table:number-columns-repeated="5"/>
          <table:table-cell table:style-name="ce1" office:value-type="string">
            <text:p>Escudero</text:p>
          </table:table-cell>
          <table:table-cell table:formula="of:=IF([.M208]=[.M20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Mora</text:p>
          </table:table-cell>
          <table:table-cell table:formula="of:=IF([.F209]=[.F208];100;0)" office:value-type="float" office:value="0">
            <text:p>0</text:p>
          </table:table-cell>
          <table:table-cell table:number-columns-repeated="5"/>
          <table:table-cell office:value-type="string">
            <text:p>Espino</text:p>
          </table:table-cell>
          <table:table-cell table:formula="of:=IF([.M209]=[.M20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organ</text:p>
          </table:table-cell>
          <table:table-cell table:formula="of:=IF([.F210]=[.F209];100;0)" office:value-type="float" office:value="0">
            <text:p>0</text:p>
          </table:table-cell>
          <table:table-cell table:number-columns-repeated="5"/>
          <table:table-cell table:style-name="ce1" office:value-type="string">
            <text:p>Espinosa</text:p>
          </table:table-cell>
          <table:table-cell table:formula="of:=IF([.M210]=[.M20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orúa</text:p>
          </table:table-cell>
          <table:table-cell table:formula="of:=IF([.F211]=[.F210];100;0)" office:value-type="float" office:value="0">
            <text:p>0</text:p>
          </table:table-cell>
          <table:table-cell table:number-columns-repeated="5"/>
          <table:table-cell office:value-type="string">
            <text:p>Esquivel</text:p>
          </table:table-cell>
          <table:table-cell table:formula="of:=IF([.M211]=[.M21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Norberto</text:p>
          </table:table-cell>
          <table:table-cell table:formula="of:=IF([.F212]=[.F211];100;0)" office:value-type="float" office:value="0">
            <text:p>0</text:p>
          </table:table-cell>
          <table:table-cell table:number-columns-repeated="5"/>
          <table:table-cell table:style-name="ce1" office:value-type="string">
            <text:p>Fernández</text:p>
          </table:table-cell>
          <table:table-cell table:formula="of:=IF([.M212]=[.M21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Núñez</text:p>
          </table:table-cell>
          <table:table-cell table:formula="of:=IF([.F213]=[.F212];100;0)" office:value-type="float" office:value="0">
            <text:p>0</text:p>
          </table:table-cell>
          <table:table-cell table:number-columns-repeated="5"/>
          <table:table-cell table:style-name="ce1" office:value-type="string">
            <text:p>Fisher</text:p>
          </table:table-cell>
          <table:table-cell table:formula="of:=IF([.M213]=[.M21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Olavarrieta</text:p>
          </table:table-cell>
          <table:table-cell table:formula="of:=IF([.F214]=[.F213];100;0)" office:value-type="float" office:value="0">
            <text:p>0</text:p>
          </table:table-cell>
          <table:table-cell table:number-columns-repeated="5"/>
          <table:table-cell table:style-name="ce1" office:value-type="string">
            <text:p>Flores</text:p>
          </table:table-cell>
          <table:table-cell table:formula="of:=IF([.M214]=[.M21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Olmedo</text:p>
          </table:table-cell>
          <table:table-cell table:formula="of:=IF([.F215]=[.F214];100;0)" office:value-type="float" office:value="0">
            <text:p>0</text:p>
          </table:table-cell>
          <table:table-cell table:number-columns-repeated="5"/>
          <table:table-cell table:style-name="ce1" office:value-type="string">
            <text:p>Flores</text:p>
          </table:table-cell>
          <table:table-cell table:formula="of:=IF([.M215]=[.M21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Ordóñez</text:p>
          </table:table-cell>
          <table:table-cell table:formula="of:=IF([.F216]=[.F215];100;0)" office:value-type="float" office:value="0">
            <text:p>0</text:p>
          </table:table-cell>
          <table:table-cell table:number-columns-repeated="5"/>
          <table:table-cell table:style-name="ce1" office:value-type="string">
            <text:p>Galván</text:p>
          </table:table-cell>
          <table:table-cell table:formula="of:=IF([.M216]=[.M21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Ortega</text:p>
          </table:table-cell>
          <table:table-cell table:formula="of:=IF([.F217]=[.F216];100;0)" office:value-type="float" office:value="0">
            <text:p>0</text:p>
          </table:table-cell>
          <table:table-cell table:number-columns-repeated="5"/>
          <table:table-cell table:style-name="ce1" office:value-type="string">
            <text:p>Garavito</text:p>
          </table:table-cell>
          <table:table-cell table:formula="of:=IF([.M217]=[.M21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Ortega</text:p>
          </table:table-cell>
          <table:table-cell table:formula="of:=IF([.F218]=[.F217];100;0)" office:value-type="float" office:value="100">
            <text:p>100</text:p>
          </table:table-cell>
          <table:table-cell table:number-columns-repeated="5"/>
          <table:table-cell office:value-type="string">
            <text:p>García</text:p>
          </table:table-cell>
          <table:table-cell table:formula="of:=IF([.M218]=[.M21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Ortiz</text:p>
          </table:table-cell>
          <table:table-cell table:formula="of:=IF([.F219]=[.F218];100;0)" office:value-type="float" office:value="0">
            <text:p>0</text:p>
          </table:table-cell>
          <table:table-cell table:number-columns-repeated="5"/>
          <table:table-cell office:value-type="string">
            <text:p>García</text:p>
          </table:table-cell>
          <table:table-cell table:formula="of:=IF([.M219]=[.M21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Parada</text:p>
          </table:table-cell>
          <table:table-cell table:formula="of:=IF([.F220]=[.F219];100;0)" office:value-type="float" office:value="0">
            <text:p>0</text:p>
          </table:table-cell>
          <table:table-cell table:number-columns-repeated="5"/>
          <table:table-cell office:value-type="string">
            <text:p>García</text:p>
          </table:table-cell>
          <table:table-cell table:formula="of:=IF([.M220]=[.M219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Pascual</text:p>
          </table:table-cell>
          <table:table-cell table:formula="of:=IF([.F221]=[.F220];100;0)" office:value-type="float" office:value="0">
            <text:p>0</text:p>
          </table:table-cell>
          <table:table-cell table:number-columns-repeated="5"/>
          <table:table-cell office:value-type="string">
            <text:p>Garfias</text:p>
          </table:table-cell>
          <table:table-cell table:formula="of:=IF([.M221]=[.M22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Peralta</text:p>
          </table:table-cell>
          <table:table-cell table:formula="of:=IF([.F222]=[.F221];100;0)" office:value-type="float" office:value="0">
            <text:p>0</text:p>
          </table:table-cell>
          <table:table-cell table:number-columns-repeated="5"/>
          <table:table-cell office:value-type="string">
            <text:p>Gazcón</text:p>
          </table:table-cell>
          <table:table-cell table:formula="of:=IF([.M222]=[.M22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Peralta</text:p>
          </table:table-cell>
          <table:table-cell table:formula="of:=IF([.F223]=[.F222];100;0)" office:value-type="float" office:value="100">
            <text:p>100</text:p>
          </table:table-cell>
          <table:table-cell table:number-columns-repeated="5"/>
          <table:table-cell office:value-type="string">
            <text:p>Gómez</text:p>
          </table:table-cell>
          <table:table-cell table:formula="of:=IF([.M223]=[.M22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Pérez</text:p>
          </table:table-cell>
          <table:table-cell table:formula="of:=IF([.F224]=[.F223];100;0)" office:value-type="float" office:value="0">
            <text:p>0</text:p>
          </table:table-cell>
          <table:table-cell table:number-columns-repeated="5"/>
          <table:table-cell office:value-type="string">
            <text:p>Gómez</text:p>
          </table:table-cell>
          <table:table-cell table:formula="of:=IF([.M224]=[.M223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Pino</text:p>
          </table:table-cell>
          <table:table-cell table:formula="of:=IF([.F225]=[.F224];100;0)" office:value-type="float" office:value="0">
            <text:p>0</text:p>
          </table:table-cell>
          <table:table-cell table:number-columns-repeated="5"/>
          <table:table-cell table:style-name="ce1" office:value-type="string">
            <text:p>Gómez</text:p>
          </table:table-cell>
          <table:table-cell table:formula="of:=IF([.M225]=[.M22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Piña</text:p>
          </table:table-cell>
          <table:table-cell table:formula="of:=IF([.F226]=[.F225];100;0)" office:value-type="float" office:value="0">
            <text:p>0</text:p>
          </table:table-cell>
          <table:table-cell table:number-columns-repeated="5"/>
          <table:table-cell office:value-type="string">
            <text:p>González</text:p>
          </table:table-cell>
          <table:table-cell table:formula="of:=IF([.M226]=[.M22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Piña</text:p>
          </table:table-cell>
          <table:table-cell table:formula="of:=IF([.F227]=[.F226];100;0)" office:value-type="float" office:value="100">
            <text:p>100</text:p>
          </table:table-cell>
          <table:table-cell table:number-columns-repeated="5"/>
          <table:table-cell office:value-type="string">
            <text:p>González</text:p>
          </table:table-cell>
          <table:table-cell table:formula="of:=IF([.M227]=[.M226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Pliego</text:p>
          </table:table-cell>
          <table:table-cell table:formula="of:=IF([.F228]=[.F227];100;0)" office:value-type="float" office:value="0">
            <text:p>0</text:p>
          </table:table-cell>
          <table:table-cell table:number-columns-repeated="5"/>
          <table:table-cell table:style-name="ce1" office:value-type="string">
            <text:p>González</text:p>
          </table:table-cell>
          <table:table-cell table:formula="of:=IF([.M228]=[.M227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Pluma</text:p>
          </table:table-cell>
          <table:table-cell table:formula="of:=IF([.F229]=[.F228];100;0)" office:value-type="float" office:value="0">
            <text:p>0</text:p>
          </table:table-cell>
          <table:table-cell table:number-columns-repeated="5"/>
          <table:table-cell table:style-name="ce1" office:value-type="string">
            <text:p>González</text:p>
          </table:table-cell>
          <table:table-cell table:formula="of:=IF([.M229]=[.M22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Quezada</text:p>
          </table:table-cell>
          <table:table-cell table:formula="of:=IF([.F230]=[.F229];100;0)" office:value-type="float" office:value="0">
            <text:p>0</text:p>
          </table:table-cell>
          <table:table-cell table:number-columns-repeated="5"/>
          <table:table-cell table:style-name="ce1" office:value-type="string">
            <text:p>González</text:p>
          </table:table-cell>
          <table:table-cell table:formula="of:=IF([.M230]=[.M229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Quiñónez</text:p>
          </table:table-cell>
          <table:table-cell table:formula="of:=IF([.F231]=[.F230];100;0)" office:value-type="float" office:value="0">
            <text:p>0</text:p>
          </table:table-cell>
          <table:table-cell table:number-columns-repeated="5"/>
          <table:table-cell table:style-name="ce1" office:value-type="string">
            <text:p>González</text:p>
          </table:table-cell>
          <table:table-cell table:formula="of:=IF([.M231]=[.M230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Rabadán</text:p>
          </table:table-cell>
          <table:table-cell table:formula="of:=IF([.F232]=[.F231];100;0)" office:value-type="float" office:value="0">
            <text:p>0</text:p>
          </table:table-cell>
          <table:table-cell table:number-columns-repeated="5"/>
          <table:table-cell table:style-name="ce1" office:value-type="string">
            <text:p>Granados</text:p>
          </table:table-cell>
          <table:table-cell table:formula="of:=IF([.M232]=[.M23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Ramírez</text:p>
          </table:table-cell>
          <table:table-cell table:formula="of:=IF([.F233]=[.F232];100;0)" office:value-type="float" office:value="0">
            <text:p>0</text:p>
          </table:table-cell>
          <table:table-cell table:number-columns-repeated="5"/>
          <table:table-cell office:value-type="string">
            <text:p>Guerrero</text:p>
          </table:table-cell>
          <table:table-cell table:formula="of:=IF([.M233]=[.M23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Ramírez</text:p>
          </table:table-cell>
          <table:table-cell table:formula="of:=IF([.F234]=[.F233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Gutiérrez</text:p>
          </table:table-cell>
          <table:table-cell table:formula="of:=IF([.M234]=[.M23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Ramírez</text:p>
          </table:table-cell>
          <table:table-cell table:formula="of:=IF([.F235]=[.F234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Gutiérrez</text:p>
          </table:table-cell>
          <table:table-cell table:formula="of:=IF([.M235]=[.M23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Rangel</text:p>
          </table:table-cell>
          <table:table-cell table:formula="of:=IF([.F236]=[.F235];100;0)" office:value-type="float" office:value="0">
            <text:p>0</text:p>
          </table:table-cell>
          <table:table-cell table:number-columns-repeated="5"/>
          <table:table-cell office:value-type="string">
            <text:p>Hernández</text:p>
          </table:table-cell>
          <table:table-cell table:formula="of:=IF([.M236]=[.M23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Rangel</text:p>
          </table:table-cell>
          <table:table-cell table:formula="of:=IF([.F237]=[.F236];100;0)" office:value-type="float" office:value="100">
            <text:p>100</text:p>
          </table:table-cell>
          <table:table-cell table:number-columns-repeated="5"/>
          <table:table-cell office:value-type="string">
            <text:p>Hernández</text:p>
          </table:table-cell>
          <table:table-cell table:formula="of:=IF([.M237]=[.M236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Rétiz</text:p>
          </table:table-cell>
          <table:table-cell table:formula="of:=IF([.F238]=[.F237];100;0)" office:value-type="float" office:value="0">
            <text:p>0</text:p>
          </table:table-cell>
          <table:table-cell table:number-columns-repeated="5"/>
          <table:table-cell office:value-type="string">
            <text:p>Hernández</text:p>
          </table:table-cell>
          <table:table-cell table:formula="of:=IF([.M238]=[.M237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Ricardo</text:p>
          </table:table-cell>
          <table:table-cell table:formula="of:=IF([.F239]=[.F238];100;0)" office:value-type="float" office:value="0">
            <text:p>0</text:p>
          </table:table-cell>
          <table:table-cell table:number-columns-repeated="5"/>
          <table:table-cell office:value-type="string">
            <text:p>Hernández</text:p>
          </table:table-cell>
          <table:table-cell table:formula="of:=IF([.M239]=[.M23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Rodríguez</text:p>
          </table:table-cell>
          <table:table-cell table:formula="of:=IF([.F240]=[.F239];100;0)" office:value-type="float" office:value="0">
            <text:p>0</text:p>
          </table:table-cell>
          <table:table-cell table:number-columns-repeated="5"/>
          <table:table-cell office:value-type="string">
            <text:p>Hernández</text:p>
          </table:table-cell>
          <table:table-cell table:formula="of:=IF([.M240]=[.M239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Rojas</text:p>
          </table:table-cell>
          <table:table-cell table:formula="of:=IF([.F241]=[.F240];100;0)" office:value-type="float" office:value="0">
            <text:p>0</text:p>
          </table:table-cell>
          <table:table-cell table:number-columns-repeated="5"/>
          <table:table-cell office:value-type="string">
            <text:p>Hernández</text:p>
          </table:table-cell>
          <table:table-cell table:formula="of:=IF([.M241]=[.M240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Romero</text:p>
          </table:table-cell>
          <table:table-cell table:formula="of:=IF([.F242]=[.F241];100;0)" office:value-type="float" office:value="0">
            <text:p>0</text:p>
          </table:table-cell>
          <table:table-cell table:number-columns-repeated="5"/>
          <table:table-cell office:value-type="string">
            <text:p>Hernández</text:p>
          </table:table-cell>
          <table:table-cell table:formula="of:=IF([.M242]=[.M241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Romero</text:p>
          </table:table-cell>
          <table:table-cell table:formula="of:=IF([.F243]=[.F242];100;0)" office:value-type="float" office:value="100">
            <text:p>100</text:p>
          </table:table-cell>
          <table:table-cell table:number-columns-repeated="5"/>
          <table:table-cell office:value-type="string">
            <text:p>Hernández</text:p>
          </table:table-cell>
          <table:table-cell table:formula="of:=IF([.M243]=[.M242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Romo</text:p>
          </table:table-cell>
          <table:table-cell table:formula="of:=IF([.F244]=[.F243];100;0)" office:value-type="float" office:value="0">
            <text:p>0</text:p>
          </table:table-cell>
          <table:table-cell table:number-columns-repeated="5"/>
          <table:table-cell office:value-type="string">
            <text:p>Hernández</text:p>
          </table:table-cell>
          <table:table-cell table:formula="of:=IF([.M244]=[.M243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aavedra</text:p>
          </table:table-cell>
          <table:table-cell table:formula="of:=IF([.F245]=[.F244];100;0)" office:value-type="float" office:value="0">
            <text:p>0</text:p>
          </table:table-cell>
          <table:table-cell table:number-columns-repeated="5"/>
          <table:table-cell table:style-name="ce1" office:value-type="string">
            <text:p>Hernández</text:p>
          </table:table-cell>
          <table:table-cell table:formula="of:=IF([.M245]=[.M24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alazar</text:p>
          </table:table-cell>
          <table:table-cell table:formula="of:=IF([.F246]=[.F245];100;0)" office:value-type="float" office:value="0">
            <text:p>0</text:p>
          </table:table-cell>
          <table:table-cell table:number-columns-repeated="5"/>
          <table:table-cell table:style-name="ce1" office:value-type="string">
            <text:p>Hernández</text:p>
          </table:table-cell>
          <table:table-cell table:formula="of:=IF([.M246]=[.M245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Sánchez</text:p>
          </table:table-cell>
          <table:table-cell table:formula="of:=IF([.F247]=[.F246];100;0)" office:value-type="float" office:value="0">
            <text:p>0</text:p>
          </table:table-cell>
          <table:table-cell table:number-columns-repeated="5"/>
          <table:table-cell table:style-name="ce1" office:value-type="string">
            <text:p>Hernández</text:p>
          </table:table-cell>
          <table:table-cell table:formula="of:=IF([.M247]=[.M246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Sánchez</text:p>
          </table:table-cell>
          <table:table-cell table:formula="of:=IF([.F248]=[.F247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Hernández</text:p>
          </table:table-cell>
          <table:table-cell table:formula="of:=IF([.M248]=[.M247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antana</text:p>
          </table:table-cell>
          <table:table-cell table:formula="of:=IF([.F249]=[.F248];100;0)" office:value-type="float" office:value="0">
            <text:p>0</text:p>
          </table:table-cell>
          <table:table-cell table:number-columns-repeated="5"/>
          <table:table-cell office:value-type="string">
            <text:p>Herrera</text:p>
          </table:table-cell>
          <table:table-cell table:formula="of:=IF([.M249]=[.M24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chiaffino</text:p>
          </table:table-cell>
          <table:table-cell table:formula="of:=IF([.F250]=[.F249];100;0)" office:value-type="float" office:value="0">
            <text:p>0</text:p>
          </table:table-cell>
          <table:table-cell table:number-columns-repeated="5"/>
          <table:table-cell table:style-name="ce1" office:value-type="string">
            <text:p>Herrera</text:p>
          </table:table-cell>
          <table:table-cell table:formula="of:=IF([.M250]=[.M249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egura</text:p>
          </table:table-cell>
          <table:table-cell table:formula="of:=IF([.F251]=[.F250];100;0)" office:value-type="float" office:value="0">
            <text:p>0</text:p>
          </table:table-cell>
          <table:table-cell table:number-columns-repeated="5"/>
          <table:table-cell table:style-name="ce1" office:value-type="string">
            <text:p>Isunza</text:p>
          </table:table-cell>
          <table:table-cell table:formula="of:=IF([.M251]=[.M25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Segura</text:p>
          </table:table-cell>
          <table:table-cell table:formula="of:=IF([.F252]=[.F251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Jasso</text:p>
          </table:table-cell>
          <table:table-cell table:formula="of:=IF([.M252]=[.M25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Sergio</text:p>
          </table:table-cell>
          <table:table-cell table:formula="of:=IF([.F253]=[.F252];100;0)" office:value-type="float" office:value="0">
            <text:p>0</text:p>
          </table:table-cell>
          <table:table-cell table:number-columns-repeated="5"/>
          <table:table-cell office:value-type="string">
            <text:p>Jiménez</text:p>
          </table:table-cell>
          <table:table-cell table:formula="of:=IF([.M253]=[.M25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osa</text:p>
          </table:table-cell>
          <table:table-cell table:formula="of:=IF([.F254]=[.F253];100;0)" office:value-type="float" office:value="0">
            <text:p>0</text:p>
          </table:table-cell>
          <table:table-cell table:number-columns-repeated="5"/>
          <table:table-cell office:value-type="string">
            <text:p>Jiménez</text:p>
          </table:table-cell>
          <table:table-cell table:formula="of:=IF([.M254]=[.M253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oto</text:p>
          </table:table-cell>
          <table:table-cell table:formula="of:=IF([.F255]=[.F254];100;0)" office:value-type="float" office:value="0">
            <text:p>0</text:p>
          </table:table-cell>
          <table:table-cell table:number-columns-repeated="5"/>
          <table:table-cell office:value-type="string">
            <text:p>Jiménez</text:p>
          </table:table-cell>
          <table:table-cell table:formula="of:=IF([.M255]=[.M25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Tan</text:p>
          </table:table-cell>
          <table:table-cell table:formula="of:=IF([.F256]=[.F255];100;0)" office:value-type="float" office:value="0">
            <text:p>0</text:p>
          </table:table-cell>
          <table:table-cell table:number-columns-repeated="5"/>
          <table:table-cell office:value-type="string">
            <text:p>Kuri</text:p>
          </table:table-cell>
          <table:table-cell table:formula="of:=IF([.M256]=[.M25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Tena</text:p>
          </table:table-cell>
          <table:table-cell table:formula="of:=IF([.F257]=[.F256];100;0)" office:value-type="float" office:value="0">
            <text:p>0</text:p>
          </table:table-cell>
          <table:table-cell table:number-columns-repeated="5"/>
          <table:table-cell table:style-name="ce1" office:value-type="string">
            <text:p>Labastida</text:p>
          </table:table-cell>
          <table:table-cell table:formula="of:=IF([.M257]=[.M25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Tenorio</text:p>
          </table:table-cell>
          <table:table-cell table:formula="of:=IF([.F258]=[.F257];100;0)" office:value-type="float" office:value="0">
            <text:p>0</text:p>
          </table:table-cell>
          <table:table-cell table:number-columns-repeated="5"/>
          <table:table-cell table:style-name="ce1" office:value-type="string">
            <text:p>Leal</text:p>
          </table:table-cell>
          <table:table-cell table:formula="of:=IF([.M258]=[.M25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Toledo</text:p>
          </table:table-cell>
          <table:table-cell table:formula="of:=IF([.F259]=[.F258];100;0)" office:value-type="float" office:value="0">
            <text:p>0</text:p>
          </table:table-cell>
          <table:table-cell table:number-columns-repeated="5"/>
          <table:table-cell office:value-type="string">
            <text:p>Lima</text:p>
          </table:table-cell>
          <table:table-cell table:formula="of:=IF([.M259]=[.M25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Triana</text:p>
          </table:table-cell>
          <table:table-cell table:formula="of:=IF([.F260]=[.F259];100;0)" office:value-type="float" office:value="0">
            <text:p>0</text:p>
          </table:table-cell>
          <table:table-cell table:number-columns-repeated="5"/>
          <table:table-cell office:value-type="string">
            <text:p>López</text:p>
          </table:table-cell>
          <table:table-cell table:formula="of:=IF([.M260]=[.M25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Vaqueiro</text:p>
          </table:table-cell>
          <table:table-cell table:formula="of:=IF([.F261]=[.F260];100;0)" office:value-type="float" office:value="0">
            <text:p>0</text:p>
          </table:table-cell>
          <table:table-cell table:number-columns-repeated="5"/>
          <table:table-cell table:style-name="ce1" office:value-type="string">
            <text:p>López</text:p>
          </table:table-cell>
          <table:table-cell table:formula="of:=IF([.M261]=[.M260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Vargas</text:p>
          </table:table-cell>
          <table:table-cell table:formula="of:=IF([.F262]=[.F261];100;0)" office:value-type="float" office:value="0">
            <text:p>0</text:p>
          </table:table-cell>
          <table:table-cell table:number-columns-repeated="5"/>
          <table:table-cell table:style-name="ce1" office:value-type="string">
            <text:p>López</text:p>
          </table:table-cell>
          <table:table-cell table:formula="of:=IF([.M262]=[.M261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Vargas</text:p>
          </table:table-cell>
          <table:table-cell table:formula="of:=IF([.F263]=[.F262];100;0)" office:value-type="float" office:value="100">
            <text:p>100</text:p>
          </table:table-cell>
          <table:table-cell table:number-columns-repeated="5"/>
          <table:table-cell table:style-name="ce1" office:value-type="string">
            <text:p>López</text:p>
          </table:table-cell>
          <table:table-cell table:formula="of:=IF([.M263]=[.M262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Vázquez</text:p>
          </table:table-cell>
          <table:table-cell table:formula="of:=IF([.F264]=[.F263];100;0)" office:value-type="float" office:value="0">
            <text:p>0</text:p>
          </table:table-cell>
          <table:table-cell table:number-columns-repeated="5"/>
          <table:table-cell table:style-name="ce1" office:value-type="string">
            <text:p>López</text:p>
          </table:table-cell>
          <table:table-cell table:formula="of:=IF([.M264]=[.M263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Villa</text:p>
          </table:table-cell>
          <table:table-cell table:formula="of:=IF([.F265]=[.F264];100;0)" office:value-type="float" office:value="0">
            <text:p>0</text:p>
          </table:table-cell>
          <table:table-cell table:number-columns-repeated="5"/>
          <table:table-cell table:style-name="ce1" office:value-type="string">
            <text:p>López</text:p>
          </table:table-cell>
          <table:table-cell table:formula="of:=IF([.M265]=[.M26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Villazón</text:p>
          </table:table-cell>
          <table:table-cell table:formula="of:=IF([.F266]=[.F265];100;0)" office:value-type="float" office:value="0">
            <text:p>0</text:p>
          </table:table-cell>
          <table:table-cell table:number-columns-repeated="5"/>
          <table:table-cell table:style-name="ce1" office:value-type="string">
            <text:p>Lorenzo</text:p>
          </table:table-cell>
          <table:table-cell table:formula="of:=IF([.M266]=[.M26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Vinalay</text:p>
          </table:table-cell>
          <table:table-cell table:formula="of:=IF([.F267]=[.F266];100;0)" office:value-type="float" office:value="0">
            <text:p>0</text:p>
          </table:table-cell>
          <table:table-cell table:number-columns-repeated="5"/>
          <table:table-cell table:style-name="ce1" office:value-type="string">
            <text:p>Luna</text:p>
          </table:table-cell>
          <table:table-cell table:formula="of:=IF([.M267]=[.M26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Zepeda</text:p>
          </table:table-cell>
          <table:table-cell table:formula="of:=IF([.F268]=[.F267];100;0)" office:value-type="float" office:value="0">
            <text:p>0</text:p>
          </table:table-cell>
          <table:table-cell table:number-columns-repeated="5"/>
          <table:table-cell office:value-type="string">
            <text:p>Macareno</text:p>
          </table:table-cell>
          <table:table-cell table:formula="of:=IF([.M268]=[.M26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aldonado</text:p>
          </table:table-cell>
          <table:table-cell table:formula="of:=IF([.M269]=[.M26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aldonado</text:p>
          </table:table-cell>
          <table:table-cell table:formula="of:=IF([.M270]=[.M269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aldonado</text:p>
          </table:table-cell>
          <table:table-cell table:formula="of:=IF([.M271]=[.M270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aldonado</text:p>
          </table:table-cell>
          <table:table-cell table:formula="of:=IF([.M272]=[.M271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arroquín</text:p>
          </table:table-cell>
          <table:table-cell table:formula="of:=IF([.M273]=[.M27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artínez</text:p>
          </table:table-cell>
          <table:table-cell table:formula="of:=IF([.M274]=[.M27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artínez</text:p>
          </table:table-cell>
          <table:table-cell table:formula="of:=IF([.M275]=[.M27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artínez</text:p>
          </table:table-cell>
          <table:table-cell table:formula="of:=IF([.M276]=[.M275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artínez</text:p>
          </table:table-cell>
          <table:table-cell table:formula="of:=IF([.M277]=[.M276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artínez</text:p>
          </table:table-cell>
          <table:table-cell table:formula="of:=IF([.M278]=[.M277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artínez</text:p>
          </table:table-cell>
          <table:table-cell table:formula="of:=IF([.M279]=[.M27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echgún</text:p>
          </table:table-cell>
          <table:table-cell table:formula="of:=IF([.M280]=[.M27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edina</text:p>
          </table:table-cell>
          <table:table-cell table:formula="of:=IF([.M281]=[.M28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ejía</text:p>
          </table:table-cell>
          <table:table-cell table:formula="of:=IF([.M282]=[.M28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éndez</text:p>
          </table:table-cell>
          <table:table-cell table:formula="of:=IF([.M283]=[.M28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éndez</text:p>
          </table:table-cell>
          <table:table-cell table:formula="of:=IF([.M284]=[.M283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endoza</text:p>
          </table:table-cell>
          <table:table-cell table:formula="of:=IF([.M285]=[.M28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endoza</text:p>
          </table:table-cell>
          <table:table-cell table:formula="of:=IF([.M286]=[.M285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endoza</text:p>
          </table:table-cell>
          <table:table-cell table:formula="of:=IF([.M287]=[.M286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irón</text:p>
          </table:table-cell>
          <table:table-cell table:formula="of:=IF([.M288]=[.M28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olina</text:p>
          </table:table-cell>
          <table:table-cell table:formula="of:=IF([.M289]=[.M28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ora</text:p>
          </table:table-cell>
          <table:table-cell table:formula="of:=IF([.M290]=[.M28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oranchel</text:p>
          </table:table-cell>
          <table:table-cell table:formula="of:=IF([.M291]=[.M29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organ</text:p>
          </table:table-cell>
          <table:table-cell table:formula="of:=IF([.M292]=[.M29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orúa</text:p>
          </table:table-cell>
          <table:table-cell table:formula="of:=IF([.M293]=[.M29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ota</text:p>
          </table:table-cell>
          <table:table-cell table:formula="of:=IF([.M294]=[.M29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uñoz</text:p>
          </table:table-cell>
          <table:table-cell table:formula="of:=IF([.M295]=[.M29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Muñúzuri</text:p>
          </table:table-cell>
          <table:table-cell table:formula="of:=IF([.M296]=[.M29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Murillo</text:p>
          </table:table-cell>
          <table:table-cell table:formula="of:=IF([.M297]=[.M29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Nolasco</text:p>
          </table:table-cell>
          <table:table-cell table:formula="of:=IF([.M298]=[.M29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Norberto</text:p>
          </table:table-cell>
          <table:table-cell table:formula="of:=IF([.M299]=[.M29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Núñez</text:p>
          </table:table-cell>
          <table:table-cell table:formula="of:=IF([.M300]=[.M29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Núñez</text:p>
          </table:table-cell>
          <table:table-cell table:formula="of:=IF([.M301]=[.M300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Ochoa</text:p>
          </table:table-cell>
          <table:table-cell table:formula="of:=IF([.M302]=[.M30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Olavarrieta</text:p>
          </table:table-cell>
          <table:table-cell table:formula="of:=IF([.M303]=[.M30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Olguín</text:p>
          </table:table-cell>
          <table:table-cell table:formula="of:=IF([.M304]=[.M30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Olmedo</text:p>
          </table:table-cell>
          <table:table-cell table:formula="of:=IF([.M305]=[.M30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Ordóñez</text:p>
          </table:table-cell>
          <table:table-cell table:formula="of:=IF([.M306]=[.M30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Orozco</text:p>
          </table:table-cell>
          <table:table-cell table:formula="of:=IF([.M307]=[.M30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Ortega</text:p>
          </table:table-cell>
          <table:table-cell table:formula="of:=IF([.M308]=[.M30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Ortega</text:p>
          </table:table-cell>
          <table:table-cell table:formula="of:=IF([.M309]=[.M30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Ortega</text:p>
          </table:table-cell>
          <table:table-cell table:formula="of:=IF([.M310]=[.M309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Ortiz</text:p>
          </table:table-cell>
          <table:table-cell table:formula="of:=IF([.M311]=[.M31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Ortiz</text:p>
          </table:table-cell>
          <table:table-cell table:formula="of:=IF([.M312]=[.M311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Ortiz</text:p>
          </table:table-cell>
          <table:table-cell table:formula="of:=IF([.M313]=[.M312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Parada</text:p>
          </table:table-cell>
          <table:table-cell table:formula="of:=IF([.M314]=[.M31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Pascual</text:p>
          </table:table-cell>
          <table:table-cell table:formula="of:=IF([.M315]=[.M31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Patricio</text:p>
          </table:table-cell>
          <table:table-cell table:formula="of:=IF([.M316]=[.M31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Peña</text:p>
          </table:table-cell>
          <table:table-cell table:formula="of:=IF([.M317]=[.M31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Peralta</text:p>
          </table:table-cell>
          <table:table-cell table:formula="of:=IF([.M318]=[.M31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Peralta</text:p>
          </table:table-cell>
          <table:table-cell table:formula="of:=IF([.M319]=[.M31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Pérez</text:p>
          </table:table-cell>
          <table:table-cell table:formula="of:=IF([.M320]=[.M31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Pino</text:p>
          </table:table-cell>
          <table:table-cell table:formula="of:=IF([.M321]=[.M32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Piña</text:p>
          </table:table-cell>
          <table:table-cell table:formula="of:=IF([.M322]=[.M32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Piña</text:p>
          </table:table-cell>
          <table:table-cell table:formula="of:=IF([.M323]=[.M322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Pliego</text:p>
          </table:table-cell>
          <table:table-cell table:formula="of:=IF([.M324]=[.M32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Pluma</text:p>
          </table:table-cell>
          <table:table-cell table:formula="of:=IF([.M325]=[.M32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Quezada</text:p>
          </table:table-cell>
          <table:table-cell table:formula="of:=IF([.M326]=[.M32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Quiñónez</text:p>
          </table:table-cell>
          <table:table-cell table:formula="of:=IF([.M327]=[.M32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Quiroz</text:p>
          </table:table-cell>
          <table:table-cell table:formula="of:=IF([.M328]=[.M32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Rabadán</text:p>
          </table:table-cell>
          <table:table-cell table:formula="of:=IF([.M329]=[.M32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amírez</text:p>
          </table:table-cell>
          <table:table-cell table:formula="of:=IF([.M330]=[.M32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amírez</text:p>
          </table:table-cell>
          <table:table-cell table:formula="of:=IF([.M331]=[.M330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amírez</text:p>
          </table:table-cell>
          <table:table-cell table:formula="of:=IF([.M332]=[.M331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Rangel</text:p>
          </table:table-cell>
          <table:table-cell table:formula="of:=IF([.M333]=[.M33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Rangel</text:p>
          </table:table-cell>
          <table:table-cell table:formula="of:=IF([.M334]=[.M333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Razo</text:p>
          </table:table-cell>
          <table:table-cell table:formula="of:=IF([.M335]=[.M33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ebollo</text:p>
          </table:table-cell>
          <table:table-cell table:formula="of:=IF([.M336]=[.M33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étiz</text:p>
          </table:table-cell>
          <table:table-cell table:formula="of:=IF([.M337]=[.M33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eyes</text:p>
          </table:table-cell>
          <table:table-cell table:formula="of:=IF([.M338]=[.M33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icardo</text:p>
          </table:table-cell>
          <table:table-cell table:formula="of:=IF([.M339]=[.M33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ivera</text:p>
          </table:table-cell>
          <table:table-cell table:formula="of:=IF([.M340]=[.M33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ocha</text:p>
          </table:table-cell>
          <table:table-cell table:formula="of:=IF([.M341]=[.M34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Rodríguez</text:p>
          </table:table-cell>
          <table:table-cell table:formula="of:=IF([.M342]=[.M34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Rojas</text:p>
          </table:table-cell>
          <table:table-cell table:formula="of:=IF([.M343]=[.M34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omero</text:p>
          </table:table-cell>
          <table:table-cell table:formula="of:=IF([.M344]=[.M34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omero</text:p>
          </table:table-cell>
          <table:table-cell table:formula="of:=IF([.M345]=[.M344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omero</text:p>
          </table:table-cell>
          <table:table-cell table:formula="of:=IF([.M346]=[.M345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Romero</text:p>
          </table:table-cell>
          <table:table-cell table:formula="of:=IF([.M347]=[.M346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Romero</text:p>
          </table:table-cell>
          <table:table-cell table:formula="of:=IF([.M348]=[.M347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Romo</text:p>
          </table:table-cell>
          <table:table-cell table:formula="of:=IF([.M349]=[.M34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osales</text:p>
          </table:table-cell>
          <table:table-cell table:formula="of:=IF([.M350]=[.M34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ubio</text:p>
          </table:table-cell>
          <table:table-cell table:formula="of:=IF([.M351]=[.M35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uiz</text:p>
          </table:table-cell>
          <table:table-cell table:formula="of:=IF([.M352]=[.M35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aavedra</text:p>
          </table:table-cell>
          <table:table-cell table:formula="of:=IF([.M353]=[.M35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alazar</text:p>
          </table:table-cell>
          <table:table-cell table:formula="of:=IF([.M354]=[.M35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Salgado</text:p>
          </table:table-cell>
          <table:table-cell table:formula="of:=IF([.M355]=[.M35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ánchez</text:p>
          </table:table-cell>
          <table:table-cell table:formula="of:=IF([.M356]=[.M35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ánchez</text:p>
          </table:table-cell>
          <table:table-cell table:formula="of:=IF([.M357]=[.M356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Sánchez</text:p>
          </table:table-cell>
          <table:table-cell table:formula="of:=IF([.M358]=[.M357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Sánchez</text:p>
          </table:table-cell>
          <table:table-cell table:formula="of:=IF([.M359]=[.M358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Sánchez</text:p>
          </table:table-cell>
          <table:table-cell table:formula="of:=IF([.M360]=[.M359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antana</text:p>
          </table:table-cell>
          <table:table-cell table:formula="of:=IF([.M361]=[.M36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antibáñez</text:p>
          </table:table-cell>
          <table:table-cell table:formula="of:=IF([.M362]=[.M36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Santini</text:p>
          </table:table-cell>
          <table:table-cell table:formula="of:=IF([.M363]=[.M36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chiaffino</text:p>
          </table:table-cell>
          <table:table-cell table:formula="of:=IF([.M364]=[.M36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egura</text:p>
          </table:table-cell>
          <table:table-cell table:formula="of:=IF([.M365]=[.M36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Segura</text:p>
          </table:table-cell>
          <table:table-cell table:formula="of:=IF([.M366]=[.M365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Solano</text:p>
          </table:table-cell>
          <table:table-cell table:formula="of:=IF([.M367]=[.M36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osa</text:p>
          </table:table-cell>
          <table:table-cell table:formula="of:=IF([.M368]=[.M36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oto</text:p>
          </table:table-cell>
          <table:table-cell table:formula="of:=IF([.M369]=[.M36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Tan</text:p>
          </table:table-cell>
          <table:table-cell table:formula="of:=IF([.M370]=[.M36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Téllez</text:p>
          </table:table-cell>
          <table:table-cell table:formula="of:=IF([.M371]=[.M37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Tena</text:p>
          </table:table-cell>
          <table:table-cell table:formula="of:=IF([.M372]=[.M37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Tenorio</text:p>
          </table:table-cell>
          <table:table-cell table:formula="of:=IF([.M373]=[.M37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Toledo</text:p>
          </table:table-cell>
          <table:table-cell table:formula="of:=IF([.M374]=[.M37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Torres</text:p>
          </table:table-cell>
          <table:table-cell table:formula="of:=IF([.M375]=[.M37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Torres</text:p>
          </table:table-cell>
          <table:table-cell table:formula="of:=IF([.M376]=[.M375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Triana</text:p>
          </table:table-cell>
          <table:table-cell table:formula="of:=IF([.M377]=[.M37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Trillo</text:p>
          </table:table-cell>
          <table:table-cell table:formula="of:=IF([.M378]=[.M37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Trujillo</text:p>
          </table:table-cell>
          <table:table-cell table:formula="of:=IF([.M379]=[.M37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Ugalde</text:p>
          </table:table-cell>
          <table:table-cell table:formula="of:=IF([.M380]=[.M37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Valdez</text:p>
          </table:table-cell>
          <table:table-cell table:formula="of:=IF([.M381]=[.M38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Valentín</text:p>
          </table:table-cell>
          <table:table-cell table:formula="of:=IF([.M382]=[.M38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Valenzuela</text:p>
          </table:table-cell>
          <table:table-cell table:formula="of:=IF([.M383]=[.M38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Vaqueiro</text:p>
          </table:table-cell>
          <table:table-cell table:formula="of:=IF([.M384]=[.M383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Vargas</text:p>
          </table:table-cell>
          <table:table-cell table:formula="of:=IF([.M385]=[.M38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Vargas</text:p>
          </table:table-cell>
          <table:table-cell table:formula="of:=IF([.M386]=[.M385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Vázquez</text:p>
          </table:table-cell>
          <table:table-cell table:formula="of:=IF([.M387]=[.M386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Vázquez</text:p>
          </table:table-cell>
          <table:table-cell table:formula="of:=IF([.M388]=[.M387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Verderi</text:p>
          </table:table-cell>
          <table:table-cell table:formula="of:=IF([.M389]=[.M388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Villa</text:p>
          </table:table-cell>
          <table:table-cell table:formula="of:=IF([.M390]=[.M389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Villaluz</text:p>
          </table:table-cell>
          <table:table-cell table:formula="of:=IF([.M391]=[.M390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Villarreal</text:p>
          </table:table-cell>
          <table:table-cell table:formula="of:=IF([.M392]=[.M391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Villazón</text:p>
          </table:table-cell>
          <table:table-cell table:formula="of:=IF([.M393]=[.M392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>
            <text:p>Villazón</text:p>
          </table:table-cell>
          <table:table-cell table:formula="of:=IF([.M394]=[.M393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Vinalay</text:p>
          </table:table-cell>
          <table:table-cell table:formula="of:=IF([.M395]=[.M394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Zamora</text:p>
          </table:table-cell>
          <table:table-cell table:formula="of:=IF([.M396]=[.M395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Zamora</text:p>
          </table:table-cell>
          <table:table-cell table:formula="of:=IF([.M397]=[.M396];100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Zepeda</text:p>
          </table:table-cell>
          <table:table-cell table:formula="of:=IF([.M398]=[.M397];100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Zúñiga</text:p>
          </table:table-cell>
          <table:table-cell table:formula="of:=IF([.M399]=[.M398];100;0)" office:value-type="float" office:value="0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EN MAYUSCULAS</text:p>
          </table:table-cell>
          <table:table-cell table:number-columns-repeated="16"/>
        </table:table-row>
        <table:table-row table:style-name="ro1">
          <table:table-cell office:value-type="string">
            <text:p>ord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dprop</text:p>
          </table:table-cell>
          <table:table-cell office:value-type="string">
            <text:p>dis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part</text:p>
          </table:table-cell>
          <table:table-cell office:value-type="string">
            <text:p>apodo1</text:p>
          </table:table-cell>
          <table:table-cell office:value-type="string">
            <text:p>apodo2</text:p>
          </table:table-cell>
          <table:table-cell office:value-type="string">
            <text:p>apodo3</text:p>
          </table:table-cell>
          <table:table-cell office:value-type="string">
            <text:p>vectorDeNombres</text:p>
          </table:table-cell>
          <table:table-cell table:style-name="ce4" office:value-type="string">
            <text:p>R command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NA</text:p>
          </table:table-cell>
          <table:table-cell office:value-type="string">
            <text:p>LUISA</text:p>
          </table:table-cell>
          <table:table-cell table:number-columns-repeated="2"/>
          <table:table-cell office:value-type="string">
            <text:p>ALVARADO</text:p>
          </table:table-cell>
          <table:table-cell office:value-type="string">
            <text:p>VILLAZÓN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9</text:p>
          </table:table-cell>
          <table:table-cell table:style-name="ce3" office:value-type="string">
            <text:p>rp19p</text:p>
          </table:table-cell>
          <table:table-cell office:value-type="string">
            <text:p>pri-uc</text:p>
          </table:table-cell>
          <table:table-cell office:value-type="string">
            <text:p>ALVARADO VILLAZ[ÓO]N ANA</text:p>
          </table:table-cell>
          <table:table-cell table:number-columns-repeated="2"/>
          <table:table-cell office:value-type="string">
            <text:p>Ana Luisa Alvarado</text:p>
          </table:table-cell>
          <table:table-cell table:formula="of:=CONCATENATE(&quot;sessLists[d,3,r] &lt;- ifelse ( grepl(pattern=@.*\\&lt;&quot;;[.M404];&quot;\\&gt;.*@, sessLists[d,1,r])==@TRUE@, @&quot;;[.K404];&quot;@, sessLists[d,3,r] )&quot;)" office:value-type="string" office:string-value="sessLists[d,3,r] &lt;- ifelse ( grepl(pattern=@.*\\&lt;ALVARADO VILLAZ[ÓO]N ANA\\&gt;.*@, sessLists[d,1,r])==@TRUE@, @rp19p@, sessLists[d,3,r] )">
            <text:p>sessLists[d,3,r] &lt;- ifelse ( grepl(pattern=@.*\\&lt;ALVARADO VILLAZ[ÓO]N ANA\\&gt;.*@, sessLists[d,1,r])==@TRUE@, @rp19p@, sessLists[d,3,r] )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RANCISCO</text:p>
          </table:table-cell>
          <table:table-cell office:value-type="string">
            <text:p>JAVIER</text:p>
          </table:table-cell>
          <table:table-cell table:number-columns-repeated="2"/>
          <table:table-cell office:value-type="string">
            <text:p>ALVARADO</text:p>
          </table:table-cell>
          <table:table-cell office:value-type="string">
            <text:p>VILLAZÓN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9</text:p>
          </table:table-cell>
          <table:table-cell table:style-name="ce3" office:value-type="string">
            <text:p>rp19s</text:p>
          </table:table-cell>
          <table:table-cell office:value-type="string">
            <text:p>pri-uc</text:p>
          </table:table-cell>
          <table:table-cell office:value-type="string">
            <text:p>ALVARADO VILLAZ[ÓO]N FRANCISCO</text:p>
          </table:table-cell>
          <table:table-cell table:number-columns-repeated="2"/>
          <table:table-cell office:value-type="string">
            <text:p>Francisco Alvarado</text:p>
          </table:table-cell>
          <table:table-cell table:formula="of:=CONCATENATE(&quot;sessLists[d,3,r] &lt;- ifelse ( grepl(pattern=@.*\\&lt;&quot;;[.M405];&quot;\\&gt;.*@, sessLists[d,1,r])==@TRUE@, @&quot;;[.K405];&quot;@, sessLists[d,3,r] )&quot;)" office:value-type="string" office:string-value="sessLists[d,3,r] &lt;- ifelse ( grepl(pattern=@.*\\&lt;ALVARADO VILLAZ[ÓO]N FRANCISCO\\&gt;.*@, sessLists[d,1,r])==@TRUE@, @rp19s@, sessLists[d,3,r] )">
            <text:p>sessLists[d,3,r] &lt;- ifelse ( grepl(pattern=@.*\\&lt;ALVARADO VILLAZ[ÓO]N FRANCISCO\\&gt;.*@, sessLists[d,1,r])==@TRUE@, @rp19s@, sessLists[d,3,r] )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JOSÉ</text:p>
          </table:table-cell>
          <table:table-cell office:value-type="string">
            <text:p>HIRAM</text:p>
          </table:table-cell>
          <table:table-cell table:number-columns-repeated="2"/>
          <table:table-cell office:value-type="string">
            <text:p>ÁLVAREZ</text:p>
          </table:table-cell>
          <table:table-cell office:value-type="string">
            <text:p>ESCUDERO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4</text:p>
          </table:table-cell>
          <table:table-cell table:style-name="ce3" office:value-type="string">
            <text:p>rp04s</text:p>
          </table:table-cell>
          <table:table-cell office:value-type="string">
            <text:p>pan</text:p>
          </table:table-cell>
          <table:table-cell office:value-type="string">
            <text:p>[ÁA]LVAREZ ESCUDERO JOS[ÉE]</text:p>
          </table:table-cell>
          <table:table-cell table:number-columns-repeated="2"/>
          <table:table-cell office:value-type="string">
            <text:p>José Álvarez</text:p>
          </table:table-cell>
          <table:table-cell table:formula="of:=CONCATENATE(&quot;sessLists[d,3,r] &lt;- ifelse ( grepl(pattern=@.*\\&lt;&quot;;[.M406];&quot;\\&gt;.*@, sessLists[d,1,r])==@TRUE@, @&quot;;[.K406];&quot;@, sessLists[d,3,r] )&quot;)" office:value-type="string" office:string-value="sessLists[d,3,r] &lt;- ifelse ( grepl(pattern=@.*\\&lt;[ÁA]LVAREZ ESCUDERO JOS[ÉE]\\&gt;.*@, sessLists[d,1,r])==@TRUE@, @rp04s@, sessLists[d,3,r] )">
            <text:p>sessLists[d,3,r] &lt;- ifelse ( grepl(pattern=@.*\\&lt;[ÁA]LVAREZ ESCUDERO JOS[ÉE]\\&gt;.*@, sessLists[d,1,r])==@TRUE@, @rp04s@, sessLists[d,3,r] )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EONARDO</text:p>
          </table:table-cell>
          <table:table-cell table:number-columns-repeated="3"/>
          <table:table-cell office:value-type="string">
            <text:p>ÁLVAREZ</text:p>
          </table:table-cell>
          <table:table-cell office:value-type="string">
            <text:p>ROM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7</text:p>
          </table:table-cell>
          <table:table-cell table:style-name="ce3" office:value-type="string">
            <text:p>rp17p</text:p>
          </table:table-cell>
          <table:table-cell office:value-type="string">
            <text:p>pri-uc</text:p>
          </table:table-cell>
          <table:table-cell office:value-type="string">
            <text:p>[ÁA]LVAREZ ROMO LEONARDO</text:p>
          </table:table-cell>
          <table:table-cell table:number-columns-repeated="2"/>
          <table:table-cell office:value-type="string">
            <text:p>Leonardo Álvarez</text:p>
          </table:table-cell>
          <table:table-cell table:formula="of:=CONCATENATE(&quot;sessLists[d,3,r] &lt;- ifelse ( grepl(pattern=@.*\\&lt;&quot;;[.M407];&quot;\\&gt;.*@, sessLists[d,1,r])==@TRUE@, @&quot;;[.K407];&quot;@, sessLists[d,3,r] )&quot;)" office:value-type="string" office:string-value="sessLists[d,3,r] &lt;- ifelse ( grepl(pattern=@.*\\&lt;[ÁA]LVAREZ ROMO LEONARDO\\&gt;.*@, sessLists[d,1,r])==@TRUE@, @rp17p@, sessLists[d,3,r] )">
            <text:p>sessLists[d,3,r] &lt;- ifelse ( grepl(pattern=@.*\\&lt;[ÁA]LVAREZ ROMO LEONARDO\\&gt;.*@, sessLists[d,1,r])==@TRUE@, @rp17p@, sessLists[d,3,r] )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ORLANDO</text:p>
          </table:table-cell>
          <table:table-cell table:number-columns-repeated="3"/>
          <table:table-cell office:value-type="string">
            <text:p>ANAYA</text:p>
          </table:table-cell>
          <table:table-cell office:value-type="string">
            <text:p>GONZÁL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1</text:p>
          </table:table-cell>
          <table:table-cell table:style-name="ce3" office:value-type="string">
            <text:p>rp01s</text:p>
          </table:table-cell>
          <table:table-cell office:value-type="string">
            <text:p>pan</text:p>
          </table:table-cell>
          <table:table-cell office:value-type="string">
            <text:p>ANAYA GONZ[ÁA]LEZ ORLANDO</text:p>
          </table:table-cell>
          <table:table-cell table:number-columns-repeated="2"/>
          <table:table-cell office:value-type="string">
            <text:p>Orlando Anaya</text:p>
          </table:table-cell>
          <table:table-cell table:formula="of:=CONCATENATE(&quot;sessLists[d,3,r] &lt;- ifelse ( grepl(pattern=@.*\\&lt;&quot;;[.M408];&quot;\\&gt;.*@, sessLists[d,1,r])==@TRUE@, @&quot;;[.K408];&quot;@, sessLists[d,3,r] )&quot;)" office:value-type="string" office:string-value="sessLists[d,3,r] &lt;- ifelse ( grepl(pattern=@.*\\&lt;ANAYA GONZ[ÁA]LEZ ORLANDO\\&gt;.*@, sessLists[d,1,r])==@TRUE@, @rp01s@, sessLists[d,3,r] )">
            <text:p>sessLists[d,3,r] &lt;- ifelse ( grepl(pattern=@.*\\&lt;ANAYA GONZ[ÁA]LEZ ORLANDO\\&gt;.*@, sessLists[d,1,r])==@TRUE@, @rp01s@, sessLists[d,3,r] )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ILIANA</text:p>
          </table:table-cell>
          <table:table-cell table:number-columns-repeated="3"/>
          <table:table-cell office:value-type="string">
            <text:p>ARAIZA</text:p>
          </table:table-cell>
          <table:table-cell office:value-type="string">
            <text:p>MOTA</text:p>
          </table:table-cell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ce3" office:value-type="string">
            <text:p>mr33s</text:p>
          </table:table-cell>
          <table:table-cell office:value-type="string">
            <text:p>prd</text:p>
          </table:table-cell>
          <table:table-cell office:value-type="string">
            <text:p>ARAIZA MOTA ILIANA</text:p>
          </table:table-cell>
          <table:table-cell table:number-columns-repeated="2"/>
          <table:table-cell office:value-type="string">
            <text:p>Iliana Araiza</text:p>
          </table:table-cell>
          <table:table-cell table:formula="of:=CONCATENATE(&quot;sessLists[d,3,r] &lt;- ifelse ( grepl(pattern=@.*\\&lt;&quot;;[.M409];&quot;\\&gt;.*@, sessLists[d,1,r])==@TRUE@, @&quot;;[.K409];&quot;@, sessLists[d,3,r] )&quot;)" office:value-type="string" office:string-value="sessLists[d,3,r] &lt;- ifelse ( grepl(pattern=@.*\\&lt;ARAIZA MOTA ILIANA\\&gt;.*@, sessLists[d,1,r])==@TRUE@, @mr33s@, sessLists[d,3,r] )">
            <text:p>sessLists[d,3,r] &lt;- ifelse ( grepl(pattern=@.*\\&lt;ARAIZA MOTA ILIANA\\&gt;.*@, sessLists[d,1,r])==@TRUE@, @mr33s@, sessLists[d,3,r] )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LDO</text:p>
          </table:table-cell>
          <table:table-cell office:value-type="string">
            <text:p>DANIEL</text:p>
          </table:table-cell>
          <table:table-cell table:number-columns-repeated="2"/>
          <table:table-cell office:value-type="string">
            <text:p>ARMAS</text:p>
          </table:table-cell>
          <table:table-cell office:value-type="string">
            <text:p>PLUM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8</text:p>
          </table:table-cell>
          <table:table-cell table:style-name="ce3" office:value-type="string">
            <text:p>rp08p</text:p>
          </table:table-cell>
          <table:table-cell office:value-type="string">
            <text:p>pan</text:p>
          </table:table-cell>
          <table:table-cell office:value-type="string">
            <text:p>ARMAS PLUMA ALDO</text:p>
          </table:table-cell>
          <table:table-cell table:number-columns-repeated="2"/>
          <table:table-cell office:value-type="string">
            <text:p>Daniel Armas</text:p>
          </table:table-cell>
          <table:table-cell table:formula="of:=CONCATENATE(&quot;sessLists[d,3,r] &lt;- ifelse ( grepl(pattern=@.*\\&lt;&quot;;[.M410];&quot;\\&gt;.*@, sessLists[d,1,r])==@TRUE@, @&quot;;[.K410];&quot;@, sessLists[d,3,r] )&quot;)" office:value-type="string" office:string-value="sessLists[d,3,r] &lt;- ifelse ( grepl(pattern=@.*\\&lt;ARMAS PLUMA ALDO\\&gt;.*@, sessLists[d,1,r])==@TRUE@, @rp08p@, sessLists[d,3,r] )">
            <text:p>sessLists[d,3,r] &lt;- ifelse ( grepl(pattern=@.*\\&lt;ARMAS PLUMA ALDO\\&gt;.*@, sessLists[d,1,r])==@TRUE@, @rp08p@, sessLists[d,3,r] )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ARÍA</text:p>
          </table:table-cell>
          <table:table-cell office:value-type="string">
            <text:p>DE</text:p>
          </table:table-cell>
          <table:table-cell office:value-type="string">
            <text:p>LOS</text:p>
          </table:table-cell>
          <table:table-cell office:value-type="string">
            <text:p>ÁNGELES</text:p>
          </table:table-cell>
          <table:table-cell office:value-type="string">
            <text:p>ARRONTE</text:p>
          </table:table-cell>
          <table:table-cell office:value-type="string">
            <text:p>OLGUÍN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3" office:value-type="string">
            <text:p>mr20s</text:p>
          </table:table-cell>
          <table:table-cell office:value-type="string">
            <text:p>pan</text:p>
          </table:table-cell>
          <table:table-cell office:value-type="string">
            <text:p>ARRONTE OLGU[ÍI]N MAR[ÍI]A</text:p>
          </table:table-cell>
          <table:table-cell table:number-columns-repeated="2"/>
          <table:table-cell office:value-type="string">
            <text:p>María Arronte</text:p>
          </table:table-cell>
          <table:table-cell table:formula="of:=CONCATENATE(&quot;sessLists[d,3,r] &lt;- ifelse ( grepl(pattern=@.*\\&lt;&quot;;[.M411];&quot;\\&gt;.*@, sessLists[d,1,r])==@TRUE@, @&quot;;[.K411];&quot;@, sessLists[d,3,r] )&quot;)" office:value-type="string" office:string-value="sessLists[d,3,r] &lt;- ifelse ( grepl(pattern=@.*\\&lt;ARRONTE OLGU[ÍI]N MAR[ÍI]A\\&gt;.*@, sessLists[d,1,r])==@TRUE@, @mr20s@, sessLists[d,3,r] )">
            <text:p>sessLists[d,3,r] &lt;- ifelse ( grepl(pattern=@.*\\&lt;ARRONTE OLGU[ÍI]N MAR[ÍI]A\\&gt;.*@, sessLists[d,1,r])==@TRUE@, @mr20s@, sessLists[d,3,r] 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JOSÉ</text:p>
          </table:table-cell>
          <table:table-cell office:value-type="string">
            <text:p>ANTONIO</text:p>
          </table:table-cell>
          <table:table-cell table:number-columns-repeated="2"/>
          <table:table-cell office:value-type="string">
            <text:p>ARZATE</text:p>
          </table:table-cell>
          <table:table-cell office:value-type="string">
            <text:p>FLORES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5</text:p>
          </table:table-cell>
          <table:table-cell table:style-name="ce3" office:value-type="string">
            <text:p>rp15s</text:p>
          </table:table-cell>
          <table:table-cell office:value-type="string">
            <text:p>pri-uc</text:p>
          </table:table-cell>
          <table:table-cell office:value-type="string">
            <text:p>ARZATE FLORES JOS[ÉE]</text:p>
          </table:table-cell>
          <table:table-cell table:number-columns-repeated="2"/>
          <table:table-cell office:value-type="string">
            <text:p>José Antonio Arzate</text:p>
          </table:table-cell>
          <table:table-cell table:formula="of:=CONCATENATE(&quot;sessLists[d,3,r] &lt;- ifelse ( grepl(pattern=@.*\\&lt;&quot;;[.M412];&quot;\\&gt;.*@, sessLists[d,1,r])==@TRUE@, @&quot;;[.K412];&quot;@, sessLists[d,3,r] )&quot;)" office:value-type="string" office:string-value="sessLists[d,3,r] &lt;- ifelse ( grepl(pattern=@.*\\&lt;ARZATE FLORES JOS[ÉE]\\&gt;.*@, sessLists[d,1,r])==@TRUE@, @rp15s@, sessLists[d,3,r] )">
            <text:p>sessLists[d,3,r] &lt;- ifelse ( grepl(pattern=@.*\\&lt;ARZATE FLORES JOS[ÉE]\\&gt;.*@, sessLists[d,1,r])==@TRUE@, @rp15s@, sessLists[d,3,r] )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RNE</text:p>
          </table:table-cell>
          <table:table-cell office:value-type="string">
            <text:p>SIDNEY</text:p>
          </table:table-cell>
          <table:table-cell table:number-columns-repeated="2"/>
          <table:table-cell office:value-type="string">
            <text:p>AUS</text:p>
          </table:table-cell>
          <table:table-cell office:value-type="string">
            <text:p>DEN RUTHEN</text:p>
          </table:table-cell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3" office:value-type="string">
            <text:p>mr14s</text:p>
          </table:table-cell>
          <table:table-cell office:value-type="string">
            <text:p>pan</text:p>
          </table:table-cell>
          <table:table-cell office:value-type="string">
            <text:p>AUS DEN RUTHEN ARNE</text:p>
          </table:table-cell>
          <table:table-cell table:number-columns-repeated="2"/>
          <table:table-cell office:value-type="string">
            <text:p>Arne Aus Den Ruthen</text:p>
          </table:table-cell>
          <table:table-cell table:formula="of:=CONCATENATE(&quot;sessLists[d,3,r] &lt;- ifelse ( grepl(pattern=@.*\\&lt;&quot;;[.M413];&quot;\\&gt;.*@, sessLists[d,1,r])==@TRUE@, @&quot;;[.K413];&quot;@, sessLists[d,3,r] )&quot;)" office:value-type="string" office:string-value="sessLists[d,3,r] &lt;- ifelse ( grepl(pattern=@.*\\&lt;AUS DEN RUTHEN ARNE\\&gt;.*@, sessLists[d,1,r])==@TRUE@, @mr14s@, sessLists[d,3,r] )">
            <text:p>sessLists[d,3,r] &lt;- ifelse ( grepl(pattern=@.*\\&lt;AUS DEN RUTHEN ARNE\\&gt;.*@, sessLists[d,1,r])==@TRUE@, @mr14s@, sessLists[d,3,r] )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TRICIO</text:p>
          </table:table-cell>
          <table:table-cell table:number-columns-repeated="3"/>
          <table:table-cell office:value-type="string">
            <text:p>AVILA</text:p>
          </table:table-cell>
          <table:table-cell office:value-type="string">
            <text:p>LUNA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office:value-type="string">
            <text:p>mr06s</text:p>
          </table:table-cell>
          <table:table-cell office:value-type="string">
            <text:p>prd</text:p>
          </table:table-cell>
          <table:table-cell office:value-type="string">
            <text:p>AVILA LUNA PATRICIO</text:p>
          </table:table-cell>
          <table:table-cell table:number-columns-repeated="2"/>
          <table:table-cell office:value-type="string">
            <text:p>Patricio Avila</text:p>
          </table:table-cell>
          <table:table-cell table:formula="of:=CONCATENATE(&quot;sessLists[d,3,r] &lt;- ifelse ( grepl(pattern=@.*\\&lt;&quot;;[.M414];&quot;\\&gt;.*@, sessLists[d,1,r])==@TRUE@, @&quot;;[.K414];&quot;@, sessLists[d,3,r] )&quot;)" office:value-type="string" office:string-value="sessLists[d,3,r] &lt;- ifelse ( grepl(pattern=@.*\\&lt;AVILA LUNA PATRICIO\\&gt;.*@, sessLists[d,1,r])==@TRUE@, @mr06s@, sessLists[d,3,r] )">
            <text:p>sessLists[d,3,r] &lt;- ifelse ( grepl(pattern=@.*\\&lt;AVILA LUNA PATRICIO\\&gt;.*@, sessLists[d,1,r])==@TRUE@, @mr06s@, sessLists[d,3,r] )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ERGIO</text:p>
          </table:table-cell>
          <table:table-cell table:number-columns-repeated="3"/>
          <table:table-cell office:value-type="string">
            <text:p>ÁVILA</text:p>
          </table:table-cell>
          <table:table-cell office:value-type="string">
            <text:p>ROJAS</text:p>
          </table:table-cell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3" office:value-type="string">
            <text:p>mr34p</text:p>
          </table:table-cell>
          <table:table-cell office:value-type="string">
            <text:p>prd</text:p>
          </table:table-cell>
          <table:table-cell office:value-type="string">
            <text:p>[ÁA]VILA ROJAS SERGIO</text:p>
          </table:table-cell>
          <table:table-cell table:number-columns-repeated="2"/>
          <table:table-cell office:value-type="string">
            <text:p>Sergio Avila</text:p>
          </table:table-cell>
          <table:table-cell table:formula="of:=CONCATENATE(&quot;sessLists[d,3,r] &lt;- ifelse ( grepl(pattern=@.*\\&lt;&quot;;[.M415];&quot;\\&gt;.*@, sessLists[d,1,r])==@TRUE@, @&quot;;[.K415];&quot;@, sessLists[d,3,r] )&quot;)" office:value-type="string" office:string-value="sessLists[d,3,r] &lt;- ifelse ( grepl(pattern=@.*\\&lt;[ÁA]VILA ROJAS SERGIO\\&gt;.*@, sessLists[d,1,r])==@TRUE@, @mr34p@, sessLists[d,3,r] )">
            <text:p>sessLists[d,3,r] &lt;- ifelse ( grepl(pattern=@.*\\&lt;[ÁA]VILA ROJAS SERGIO\\&gt;.*@, sessLists[d,1,r])==@TRUE@, @mr34p@, sessLists[d,3,r] )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UA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BELTRÁN</text:p>
          </table:table-cell>
          <table:table-cell office:value-type="string">
            <text:p>CORDERO</text:p>
          </table:table-cell>
          <table:table-cell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style-name="ce3" office:value-type="string">
            <text:p>mr28p</text:p>
          </table:table-cell>
          <table:table-cell office:value-type="string">
            <text:p>prd</text:p>
          </table:table-cell>
          <table:table-cell office:value-type="string">
            <text:p>BELTR[ÁA]N CORDERO JUAN</text:p>
          </table:table-cell>
          <table:table-cell table:number-columns-repeated="2"/>
          <table:table-cell office:value-type="string">
            <text:p>Juan Beltrán</text:p>
          </table:table-cell>
          <table:table-cell table:formula="of:=CONCATENATE(&quot;sessLists[d,3,r] &lt;- ifelse ( grepl(pattern=@.*\\&lt;&quot;;[.M416];&quot;\\&gt;.*@, sessLists[d,1,r])==@TRUE@, @&quot;;[.K416];&quot;@, sessLists[d,3,r] )&quot;)" office:value-type="string" office:string-value="sessLists[d,3,r] &lt;- ifelse ( grepl(pattern=@.*\\&lt;BELTR[ÁA]N CORDERO JUAN\\&gt;.*@, sessLists[d,1,r])==@TRUE@, @mr28p@, sessLists[d,3,r] )">
            <text:p>sessLists[d,3,r] &lt;- ifelse ( grepl(pattern=@.*\\&lt;BELTR[ÁA]N CORDERO JUAN\\&gt;.*@, sessLists[d,1,r])==@TRUE@, @mr28p@, sessLists[d,3,r] )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ACOBO</text:p>
          </table:table-cell>
          <table:table-cell office:value-type="string">
            <text:p>MANFREDO</text:p>
          </table:table-cell>
          <table:table-cell table:number-columns-repeated="2"/>
          <table:table-cell office:value-type="string">
            <text:p>BONILLA</text:p>
          </table:table-cell>
          <table:table-cell office:value-type="string">
            <text:p>CEDILL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3</text:p>
          </table:table-cell>
          <table:table-cell table:style-name="ce3" office:value-type="string">
            <text:p>rp13p</text:p>
          </table:table-cell>
          <table:table-cell office:value-type="string">
            <text:p>pan</text:p>
          </table:table-cell>
          <table:table-cell office:value-type="string">
            <text:p>BONILLA CEDILLO JACOBO</text:p>
          </table:table-cell>
          <table:table-cell table:number-columns-repeated="2"/>
          <table:table-cell office:value-type="string">
            <text:p>Jacobo Bonilla</text:p>
          </table:table-cell>
          <table:table-cell table:formula="of:=CONCATENATE(&quot;sessLists[d,3,r] &lt;- ifelse ( grepl(pattern=@.*\\&lt;&quot;;[.M417];&quot;\\&gt;.*@, sessLists[d,1,r])==@TRUE@, @&quot;;[.K417];&quot;@, sessLists[d,3,r] )&quot;)" office:value-type="string" office:string-value="sessLists[d,3,r] &lt;- ifelse ( grepl(pattern=@.*\\&lt;BONILLA CEDILLO JACOBO\\&gt;.*@, sessLists[d,1,r])==@TRUE@, @rp13p@, sessLists[d,3,r] )">
            <text:p>sessLists[d,3,r] &lt;- ifelse ( grepl(pattern=@.*\\&lt;BONILLA CEDILLO JACOBO\\&gt;.*@, sessLists[d,1,r])==@TRUE@, @rp13p@, sessLists[d,3,r] )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IPÓLITO</text:p>
          </table:table-cell>
          <table:table-cell table:number-columns-repeated="3"/>
          <table:table-cell office:value-type="string">
            <text:p>BRAVO</text:p>
          </table:table-cell>
          <table:table-cell office:value-type="string">
            <text:p>LÓPEZ</text:p>
          </table:table-cell>
          <table:table-cell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style-name="ce3" office:value-type="string">
            <text:p>mr37p</text:p>
          </table:table-cell>
          <table:table-cell office:value-type="string">
            <text:p>prd</text:p>
          </table:table-cell>
          <table:table-cell office:value-type="string">
            <text:p>BRAVO L[ÓO]PEZ HIP[ÓO]LITO</text:p>
          </table:table-cell>
          <table:table-cell table:number-columns-repeated="2"/>
          <table:table-cell office:value-type="string">
            <text:p>Hipólito Bravo</text:p>
          </table:table-cell>
          <table:table-cell table:formula="of:=CONCATENATE(&quot;sessLists[d,3,r] &lt;- ifelse ( grepl(pattern=@.*\\&lt;&quot;;[.M418];&quot;\\&gt;.*@, sessLists[d,1,r])==@TRUE@, @&quot;;[.K418];&quot;@, sessLists[d,3,r] )&quot;)" office:value-type="string" office:string-value="sessLists[d,3,r] &lt;- ifelse ( grepl(pattern=@.*\\&lt;BRAVO L[ÓO]PEZ HIP[ÓO]LITO\\&gt;.*@, sessLists[d,1,r])==@TRUE@, @mr37p@, sessLists[d,3,r] )">
            <text:p>sessLists[d,3,r] &lt;- ifelse ( grepl(pattern=@.*\\&lt;BRAVO L[ÓO]PEZ HIP[ÓO]LITO\\&gt;.*@, sessLists[d,1,r])==@TRUE@, @mr37p@, sessLists[d,3,r] 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UAN</text:p>
          </table:table-cell>
          <table:table-cell table:number-columns-repeated="3"/>
          <table:table-cell office:value-type="string">
            <text:p>BUSTOS</text:p>
          </table:table-cell>
          <table:table-cell office:value-type="string">
            <text:p>PASCUAL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string">
            <text:p>mr06p</text:p>
          </table:table-cell>
          <table:table-cell office:value-type="string">
            <text:p>prd</text:p>
          </table:table-cell>
          <table:table-cell office:value-type="string">
            <text:p>BUSTOS PASCUAL JUAN</text:p>
          </table:table-cell>
          <table:table-cell table:number-columns-repeated="2"/>
          <table:table-cell office:value-type="string">
            <text:p>Juan Bustos</text:p>
          </table:table-cell>
          <table:table-cell table:formula="of:=CONCATENATE(&quot;sessLists[d,3,r] &lt;- ifelse ( grepl(pattern=@.*\\&lt;&quot;;[.M419];&quot;\\&gt;.*@, sessLists[d,1,r])==@TRUE@, @&quot;;[.K419];&quot;@, sessLists[d,3,r] )&quot;)" office:value-type="string" office:string-value="sessLists[d,3,r] &lt;- ifelse ( grepl(pattern=@.*\\&lt;BUSTOS PASCUAL JUAN\\&gt;.*@, sessLists[d,1,r])==@TRUE@, @mr06p@, sessLists[d,3,r] )">
            <text:p>sessLists[d,3,r] &lt;- ifelse ( grepl(pattern=@.*\\&lt;BUSTOS PASCUAL JUAN\\&gt;.*@, sessLists[d,1,r])==@TRUE@, @mr06p@, sessLists[d,3,r] )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LORIA</text:p>
          </table:table-cell>
          <table:table-cell office:value-type="string">
            <text:p>ISABEL</text:p>
          </table:table-cell>
          <table:table-cell table:number-columns-repeated="2"/>
          <table:table-cell office:value-type="string">
            <text:p>CAÑIZO</text:p>
          </table:table-cell>
          <table:table-cell office:value-type="string">
            <text:p>CUEVAS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1</text:p>
          </table:table-cell>
          <table:table-cell table:style-name="ce3" office:value-type="string">
            <text:p>rp21p</text:p>
          </table:table-cell>
          <table:table-cell office:value-type="string">
            <text:p>panal</text:p>
          </table:table-cell>
          <table:table-cell office:value-type="string">
            <text:p>CAÑIZO CUEVAS GLORIA</text:p>
          </table:table-cell>
          <table:table-cell table:number-columns-repeated="2"/>
          <table:table-cell office:value-type="string">
            <text:p>Isabel Cañizo</text:p>
          </table:table-cell>
          <table:table-cell table:formula="of:=CONCATENATE(&quot;sessLists[d,3,r] &lt;- ifelse ( grepl(pattern=@.*\\&lt;&quot;;[.M420];&quot;\\&gt;.*@, sessLists[d,1,r])==@TRUE@, @&quot;;[.K420];&quot;@, sessLists[d,3,r] )&quot;)" office:value-type="string" office:string-value="sessLists[d,3,r] &lt;- ifelse ( grepl(pattern=@.*\\&lt;CAÑIZO CUEVAS GLORIA\\&gt;.*@, sessLists[d,1,r])==@TRUE@, @rp21p@, sessLists[d,3,r] )">
            <text:p>sessLists[d,3,r] &lt;- ifelse ( grepl(pattern=@.*\\&lt;CAÑIZO CUEVAS GLORIA\\&gt;.*@, sessLists[d,1,r])==@TRUE@, @rp21p@, sessLists[d,3,r] )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ANCY</text:p>
          </table:table-cell>
          <table:table-cell table:number-columns-repeated="3"/>
          <table:table-cell office:value-type="string">
            <text:p>CÁRDENAS</text:p>
          </table:table-cell>
          <table:table-cell office:value-type="string">
            <text:p>SÁNCHEZ</text:p>
          </table:table-cell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3" office:value-type="string">
            <text:p>mr36p</text:p>
          </table:table-cell>
          <table:table-cell office:value-type="string">
            <text:p>prd</text:p>
          </table:table-cell>
          <table:table-cell office:value-type="string">
            <text:p>C[ÁA]RDENAS S[ÁA]NCHEZ NANCY</text:p>
          </table:table-cell>
          <table:table-cell table:number-columns-repeated="2"/>
          <table:table-cell office:value-type="string">
            <text:p>Nancy Cárdenas</text:p>
          </table:table-cell>
          <table:table-cell table:formula="of:=CONCATENATE(&quot;sessLists[d,3,r] &lt;- ifelse ( grepl(pattern=@.*\\&lt;&quot;;[.M421];&quot;\\&gt;.*@, sessLists[d,1,r])==@TRUE@, @&quot;;[.K421];&quot;@, sessLists[d,3,r] )&quot;)" office:value-type="string" office:string-value="sessLists[d,3,r] &lt;- ifelse ( grepl(pattern=@.*\\&lt;C[ÁA]RDENAS S[ÁA]NCHEZ NANCY\\&gt;.*@, sessLists[d,1,r])==@TRUE@, @mr36p@, sessLists[d,3,r] )">
            <text:p>sessLists[d,3,r] &lt;- ifelse ( grepl(pattern=@.*\\&lt;C[ÁA]RDENAS S[ÁA]NCHEZ NANCY\\&gt;.*@, sessLists[d,1,r])==@TRUE@, @mr36p@, sessLists[d,3,r] )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GUSTÍ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CASTILLA</text:p>
          </table:table-cell>
          <table:table-cell office:value-type="string">
            <text:p>MARROQUÍN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7</text:p>
          </table:table-cell>
          <table:table-cell table:style-name="ce3" office:value-type="string">
            <text:p>rp07p</text:p>
          </table:table-cell>
          <table:table-cell office:value-type="string">
            <text:p>pan</text:p>
          </table:table-cell>
          <table:table-cell office:value-type="string">
            <text:p>CASTILLA MARROQU[ÍI]N AGUST[ÍI]N</text:p>
          </table:table-cell>
          <table:table-cell table:number-columns-repeated="2"/>
          <table:table-cell office:value-type="string">
            <text:p>Agustín Castilla</text:p>
          </table:table-cell>
          <table:table-cell table:formula="of:=CONCATENATE(&quot;sessLists[d,3,r] &lt;- ifelse ( grepl(pattern=@.*\\&lt;&quot;;[.M422];&quot;\\&gt;.*@, sessLists[d,1,r])==@TRUE@, @&quot;;[.K422];&quot;@, sessLists[d,3,r] )&quot;)" office:value-type="string" office:string-value="sessLists[d,3,r] &lt;- ifelse ( grepl(pattern=@.*\\&lt;CASTILLA MARROQU[ÍI]N AGUST[ÍI]N\\&gt;.*@, sessLists[d,1,r])==@TRUE@, @rp07p@, sessLists[d,3,r] )">
            <text:p>sessLists[d,3,r] &lt;- ifelse ( grepl(pattern=@.*\\&lt;CASTILLA MARROQU[ÍI]N AGUST[ÍI]N\\&gt;.*@, sessLists[d,1,r])==@TRUE@, @rp07p@, sessLists[d,3,r] )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ERGIO</text:p>
          </table:table-cell>
          <table:table-cell office:value-type="string">
            <text:p>MIGUEL</text:p>
          </table:table-cell>
          <table:table-cell table:number-columns-repeated="2"/>
          <table:table-cell office:value-type="string">
            <text:p>CEDILLO</text:p>
          </table:table-cell>
          <table:table-cell office:value-type="string">
            <text:p>FERNÁNDEZ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3" office:value-type="string">
            <text:p>mr24p</text:p>
          </table:table-cell>
          <table:table-cell office:value-type="string">
            <text:p>prd</text:p>
          </table:table-cell>
          <table:table-cell office:value-type="string">
            <text:p>CEDILLO FERN[ÁA]NDEZ SERGIO</text:p>
          </table:table-cell>
          <table:table-cell table:number-columns-repeated="2"/>
          <table:table-cell office:value-type="string">
            <text:p>Sergio Cedillo</text:p>
          </table:table-cell>
          <table:table-cell table:formula="of:=CONCATENATE(&quot;sessLists[d,3,r] &lt;- ifelse ( grepl(pattern=@.*\\&lt;&quot;;[.M423];&quot;\\&gt;.*@, sessLists[d,1,r])==@TRUE@, @&quot;;[.K423];&quot;@, sessLists[d,3,r] )&quot;)" office:value-type="string" office:string-value="sessLists[d,3,r] &lt;- ifelse ( grepl(pattern=@.*\\&lt;CEDILLO FERN[ÁA]NDEZ SERGIO\\&gt;.*@, sessLists[d,1,r])==@TRUE@, @mr24p@, sessLists[d,3,r] )">
            <text:p>sessLists[d,3,r] &lt;- ifelse ( grepl(pattern=@.*\\&lt;CEDILLO FERN[ÁA]NDEZ SERGIO\\&gt;.*@, sessLists[d,1,r])==@TRUE@, @mr24p@, sessLists[d,3,r] )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ÁXIMO</text:p>
          </table:table-cell>
          <table:table-cell office:value-type="string">
            <text:p>JUSTINO</text:p>
          </table:table-cell>
          <table:table-cell table:number-columns-repeated="2"/>
          <table:table-cell office:value-type="string">
            <text:p>CERÓN</text:p>
          </table:table-cell>
          <table:table-cell office:value-type="string">
            <text:p>MARTÍNEZ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3" office:value-type="string">
            <text:p>mr05s</text:p>
          </table:table-cell>
          <table:table-cell office:value-type="string">
            <text:p>prd</text:p>
          </table:table-cell>
          <table:table-cell office:value-type="string">
            <text:p>CER[ÓO]N MART[ÍI]NEZ M[ÁA]XIMO</text:p>
          </table:table-cell>
          <table:table-cell table:number-columns-repeated="2"/>
          <table:table-cell office:value-type="string">
            <text:p>Máximo Cerón</text:p>
          </table:table-cell>
          <table:table-cell table:formula="of:=CONCATENATE(&quot;sessLists[d,3,r] &lt;- ifelse ( grepl(pattern=@.*\\&lt;&quot;;[.M424];&quot;\\&gt;.*@, sessLists[d,1,r])==@TRUE@, @&quot;;[.K424];&quot;@, sessLists[d,3,r] )&quot;)" office:value-type="string" office:string-value="sessLists[d,3,r] &lt;- ifelse ( grepl(pattern=@.*\\&lt;CER[ÓO]N MART[ÍI]NEZ M[ÁA]XIMO\\&gt;.*@, sessLists[d,1,r])==@TRUE@, @mr05s@, sessLists[d,3,r] )">
            <text:p>sessLists[d,3,r] &lt;- ifelse ( grepl(pattern=@.*\\&lt;CER[ÓO]N MART[ÍI]NEZ M[ÁA]XIMO\\&gt;.*@, sessLists[d,1,r])==@TRUE@, @mr05s@, sessLists[d,3,r] )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ÍCTOR</text:p>
          </table:table-cell>
          <table:table-cell office:value-type="string">
            <text:p>HUGO</text:p>
          </table:table-cell>
          <table:table-cell table:number-columns-repeated="2"/>
          <table:table-cell office:value-type="string">
            <text:p>CÍRIGO</text:p>
          </table:table-cell>
          <table:table-cell office:value-type="string">
            <text:p>VÁZQUEZ</text:p>
          </table:table-cell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3" office:value-type="string">
            <text:p>mr22p</text:p>
          </table:table-cell>
          <table:table-cell office:value-type="string">
            <text:p>prd</text:p>
          </table:table-cell>
          <table:table-cell office:value-type="string">
            <text:p>C[ÍI]RIGO V[ÁA]ZQUEZ V[ÍI]CTOR</text:p>
          </table:table-cell>
          <table:table-cell table:number-columns-repeated="2"/>
          <table:table-cell office:value-type="string">
            <text:p>Víctor Hugo Círigo</text:p>
          </table:table-cell>
          <table:table-cell table:formula="of:=CONCATENATE(&quot;sessLists[d,3,r] &lt;- ifelse ( grepl(pattern=@.*\\&lt;&quot;;[.M425];&quot;\\&gt;.*@, sessLists[d,1,r])==@TRUE@, @&quot;;[.K425];&quot;@, sessLists[d,3,r] )&quot;)" office:value-type="string" office:string-value="sessLists[d,3,r] &lt;- ifelse ( grepl(pattern=@.*\\&lt;C[ÍI]RIGO V[ÁA]ZQUEZ V[ÍI]CTOR\\&gt;.*@, sessLists[d,1,r])==@TRUE@, @mr22p@, sessLists[d,3,r] )">
            <text:p>sessLists[d,3,r] &lt;- ifelse ( grepl(pattern=@.*\\&lt;C[ÍI]RIGO V[ÁA]ZQUEZ V[ÍI]CTOR\\&gt;.*@, sessLists[d,1,r])==@TRUE@, @mr22p@, sessLists[d,3,r] )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ARLOS</text:p>
          </table:table-cell>
          <table:table-cell table:number-columns-repeated="3"/>
          <table:table-cell office:value-type="string">
            <text:p>CORONADO</text:p>
          </table:table-cell>
          <table:table-cell office:value-type="string">
            <text:p>ORTIZ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3" office:value-type="string">
            <text:p>mr18s</text:p>
          </table:table-cell>
          <table:table-cell office:value-type="string">
            <text:p>pt</text:p>
          </table:table-cell>
          <table:table-cell office:value-type="string">
            <text:p>CORONADO ORTIZ CARLOS</text:p>
          </table:table-cell>
          <table:table-cell table:number-columns-repeated="2"/>
          <table:table-cell office:value-type="string">
            <text:p>Carlos Coronado</text:p>
          </table:table-cell>
          <table:table-cell table:formula="of:=CONCATENATE(&quot;sessLists[d,3,r] &lt;- ifelse ( grepl(pattern=@.*\\&lt;&quot;;[.M426];&quot;\\&gt;.*@, sessLists[d,1,r])==@TRUE@, @&quot;;[.K426];&quot;@, sessLists[d,3,r] )&quot;)" office:value-type="string" office:string-value="sessLists[d,3,r] &lt;- ifelse ( grepl(pattern=@.*\\&lt;CORONADO ORTIZ CARLOS\\&gt;.*@, sessLists[d,1,r])==@TRUE@, @mr18s@, sessLists[d,3,r] )">
            <text:p>sessLists[d,3,r] &lt;- ifelse ( grepl(pattern=@.*\\&lt;CORONADO ORTIZ CARLOS\\&gt;.*@, sessLists[d,1,r])==@TRUE@, @mr18s@, sessLists[d,3,r] )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ERNANDO</text:p>
          </table:table-cell>
          <table:table-cell table:number-columns-repeated="3"/>
          <table:table-cell office:value-type="string">
            <text:p>CUEVAS</text:p>
          </table:table-cell>
          <table:table-cell office:value-type="string">
            <text:p>MORANCHEL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2</text:p>
          </table:table-cell>
          <table:table-cell table:style-name="ce3" office:value-type="string">
            <text:p>rp12s</text:p>
          </table:table-cell>
          <table:table-cell office:value-type="string">
            <text:p>pan</text:p>
          </table:table-cell>
          <table:table-cell office:value-type="string">
            <text:p>CUEVAS MORANCHEL FERNANDO</text:p>
          </table:table-cell>
          <table:table-cell table:number-columns-repeated="2"/>
          <table:table-cell office:value-type="string">
            <text:p>Fernando Cuevas</text:p>
          </table:table-cell>
          <table:table-cell table:formula="of:=CONCATENATE(&quot;sessLists[d,3,r] &lt;- ifelse ( grepl(pattern=@.*\\&lt;&quot;;[.M427];&quot;\\&gt;.*@, sessLists[d,1,r])==@TRUE@, @&quot;;[.K427];&quot;@, sessLists[d,3,r] )&quot;)" office:value-type="string" office:string-value="sessLists[d,3,r] &lt;- ifelse ( grepl(pattern=@.*\\&lt;CUEVAS MORANCHEL FERNANDO\\&gt;.*@, sessLists[d,1,r])==@TRUE@, @rp12s@, sessLists[d,3,r] )">
            <text:p>sessLists[d,3,r] &lt;- ifelse ( grepl(pattern=@.*\\&lt;CUEVAS MORANCHEL FERNANDO\\&gt;.*@, sessLists[d,1,r])==@TRUE@, @rp12s@, sessLists[d,3,r] 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STHELA</text:p>
          </table:table-cell>
          <table:table-cell table:number-columns-repeated="3"/>
          <table:table-cell office:value-type="string">
            <text:p>DAMIÁN</text:p>
          </table:table-cell>
          <table:table-cell office:value-type="string">
            <text:p>PERALTA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office:value-type="string">
            <text:p>mr11p</text:p>
          </table:table-cell>
          <table:table-cell office:value-type="string">
            <text:p>prd</text:p>
          </table:table-cell>
          <table:table-cell office:value-type="string">
            <text:p>DAMI[ÁA]N PERALTA ESTHELA</text:p>
          </table:table-cell>
          <table:table-cell table:number-columns-repeated="2"/>
          <table:table-cell office:value-type="string">
            <text:p>Esthela Damián</text:p>
          </table:table-cell>
          <table:table-cell table:formula="of:=CONCATENATE(&quot;sessLists[d,3,r] &lt;- ifelse ( grepl(pattern=@.*\\&lt;&quot;;[.M428];&quot;\\&gt;.*@, sessLists[d,1,r])==@TRUE@, @&quot;;[.K428];&quot;@, sessLists[d,3,r] )&quot;)" office:value-type="string" office:string-value="sessLists[d,3,r] &lt;- ifelse ( grepl(pattern=@.*\\&lt;DAMI[ÁA]N PERALTA ESTHELA\\&gt;.*@, sessLists[d,1,r])==@TRUE@, @mr11p@, sessLists[d,3,r] )">
            <text:p>sessLists[d,3,r] &lt;- ifelse ( grepl(pattern=@.*\\&lt;DAMI[ÁA]N PERALTA ESTHELA\\&gt;.*@, sessLists[d,1,r])==@TRUE@, @mr11p@, sessLists[d,3,r] )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JORGE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DÍAZ</text:p>
          </table:table-cell>
          <table:table-cell office:value-type="string">
            <text:p>CUERV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5</text:p>
          </table:table-cell>
          <table:table-cell table:style-name="ce3" office:value-type="string">
            <text:p>rp25p</text:p>
          </table:table-cell>
          <table:table-cell office:value-type="string">
            <text:p>psd</text:p>
          </table:table-cell>
          <table:table-cell office:value-type="string">
            <text:p>D[ÍI]AZ CUERVO JORGE</text:p>
          </table:table-cell>
          <table:table-cell table:number-columns-repeated="2"/>
          <table:table-cell office:value-type="string">
            <text:p>Jorge Díaz</text:p>
          </table:table-cell>
          <table:table-cell table:formula="of:=CONCATENATE(&quot;sessLists[d,3,r] &lt;- ifelse ( grepl(pattern=@.*\\&lt;&quot;;[.M429];&quot;\\&gt;.*@, sessLists[d,1,r])==@TRUE@, @&quot;;[.K429];&quot;@, sessLists[d,3,r] )&quot;)" office:value-type="string" office:string-value="sessLists[d,3,r] &lt;- ifelse ( grepl(pattern=@.*\\&lt;D[ÍI]AZ CUERVO JORGE\\&gt;.*@, sessLists[d,1,r])==@TRUE@, @rp25p@, sessLists[d,3,r] )">
            <text:p>sessLists[d,3,r] &lt;- ifelse ( grepl(pattern=@.*\\&lt;D[ÍI]AZ CUERVO JORGE\\&gt;.*@, sessLists[d,1,r])==@TRUE@, @rp25p@, sessLists[d,3,r] )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GUEL</text:p>
          </table:table-cell>
          <table:table-cell office:value-type="string">
            <text:p>ANGEL</text:p>
          </table:table-cell>
          <table:table-cell table:number-columns-repeated="2"/>
          <table:table-cell office:value-type="string">
            <text:p>ERRASTI</text:p>
          </table:table-cell>
          <table:table-cell office:value-type="string">
            <text:p>ARANG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5</text:p>
          </table:table-cell>
          <table:table-cell table:style-name="ce3" office:value-type="string">
            <text:p>rp05p</text:p>
          </table:table-cell>
          <table:table-cell office:value-type="string">
            <text:p>pan</text:p>
          </table:table-cell>
          <table:table-cell office:value-type="string">
            <text:p>ERRASTI ARANGO MIGUEL</text:p>
          </table:table-cell>
          <table:table-cell table:number-columns-repeated="2"/>
          <table:table-cell office:value-type="string">
            <text:p>Migueal Angel Errasti</text:p>
          </table:table-cell>
          <table:table-cell table:formula="of:=CONCATENATE(&quot;sessLists[d,3,r] &lt;- ifelse ( grepl(pattern=@.*\\&lt;&quot;;[.M430];&quot;\\&gt;.*@, sessLists[d,1,r])==@TRUE@, @&quot;;[.K430];&quot;@, sessLists[d,3,r] )&quot;)" office:value-type="string" office:string-value="sessLists[d,3,r] &lt;- ifelse ( grepl(pattern=@.*\\&lt;ERRASTI ARANGO MIGUEL\\&gt;.*@, sessLists[d,1,r])==@TRUE@, @rp05p@, sessLists[d,3,r] )">
            <text:p>sessLists[d,3,r] &lt;- ifelse ( grepl(pattern=@.*\\&lt;ERRASTI ARANGO MIGUEL\\&gt;.*@, sessLists[d,1,r])==@TRUE@, @rp05p@, sessLists[d,3,r] )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RNANDO</text:p>
          </table:table-cell>
          <table:table-cell table:number-columns-repeated="3"/>
          <table:table-cell office:value-type="string">
            <text:p>ESPINO</text:p>
          </table:table-cell>
          <table:table-cell office:value-type="string">
            <text:p>ARÉVAL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2</text:p>
          </table:table-cell>
          <table:table-cell table:style-name="ce3" office:value-type="string">
            <text:p>rp22p</text:p>
          </table:table-cell>
          <table:table-cell office:value-type="string">
            <text:p>panal</text:p>
          </table:table-cell>
          <table:table-cell office:value-type="string">
            <text:p>ESPINO AR[ÉE]VALO FERNANDO</text:p>
          </table:table-cell>
          <table:table-cell table:number-columns-repeated="2"/>
          <table:table-cell office:value-type="string">
            <text:p>Fernando Espino</text:p>
          </table:table-cell>
          <table:table-cell table:formula="of:=CONCATENATE(&quot;sessLists[d,3,r] &lt;- ifelse ( grepl(pattern=@.*\\&lt;&quot;;[.M431];&quot;\\&gt;.*@, sessLists[d,1,r])==@TRUE@, @&quot;;[.K431];&quot;@, sessLists[d,3,r] )&quot;)" office:value-type="string" office:string-value="sessLists[d,3,r] &lt;- ifelse ( grepl(pattern=@.*\\&lt;ESPINO AR[ÉE]VALO FERNANDO\\&gt;.*@, sessLists[d,1,r])==@TRUE@, @rp22p@, sessLists[d,3,r] )">
            <text:p>sessLists[d,3,r] &lt;- ifelse ( grepl(pattern=@.*\\&lt;ESPINO AR[ÉE]VALO FERNANDO\\&gt;.*@, sessLists[d,1,r])==@TRUE@, @rp22p@, sessLists[d,3,r] )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JESÚS</text:p>
          </table:table-cell>
          <table:table-cell table:number-columns-repeated="3"/>
          <table:table-cell office:value-type="string">
            <text:p>ESQUIVEL</text:p>
          </table:table-cell>
          <table:table-cell office:value-type="string">
            <text:p>CARRILLO</text:p>
          </table:table-cell>
          <table:table-cell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3" office:value-type="string">
            <text:p>mr40s</text:p>
          </table:table-cell>
          <table:table-cell office:value-type="string">
            <text:p>prd</text:p>
          </table:table-cell>
          <table:table-cell office:value-type="string">
            <text:p>ESQUIVEL CARRILLO JES[ÚU]S</text:p>
          </table:table-cell>
          <table:table-cell table:number-columns-repeated="2"/>
          <table:table-cell office:value-type="string">
            <text:p>Jesús Esquivel</text:p>
          </table:table-cell>
          <table:table-cell table:formula="of:=CONCATENATE(&quot;sessLists[d,3,r] &lt;- ifelse ( grepl(pattern=@.*\\&lt;&quot;;[.M432];&quot;\\&gt;.*@, sessLists[d,1,r])==@TRUE@, @&quot;;[.K432];&quot;@, sessLists[d,3,r] )&quot;)" office:value-type="string" office:string-value="sessLists[d,3,r] &lt;- ifelse ( grepl(pattern=@.*\\&lt;ESQUIVEL CARRILLO JES[ÚU]S\\&gt;.*@, sessLists[d,1,r])==@TRUE@, @mr40s@, sessLists[d,3,r] )">
            <text:p>sessLists[d,3,r] &lt;- ifelse ( grepl(pattern=@.*\\&lt;ESQUIVEL CARRILLO JES[ÚU]S\\&gt;.*@, sessLists[d,1,r])==@TRUE@, @mr40s@, sessLists[d,3,r] 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UAN</text:p>
          </table:table-cell>
          <table:table-cell office:value-type="string">
            <text:p>RICARDO</text:p>
          </table:table-cell>
          <table:table-cell table:number-columns-repeated="2"/>
          <table:table-cell office:value-type="string">
            <text:p>GARCÍA</text:p>
          </table:table-cell>
          <table:table-cell office:value-type="string">
            <text:p>HERNÁNDEZ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3" office:value-type="string">
            <text:p>mr18p</text:p>
          </table:table-cell>
          <table:table-cell office:value-type="string">
            <text:p>pt</text:p>
          </table:table-cell>
          <table:table-cell office:value-type="string">
            <text:p>GARC[ÍI]A HERN[ÁA]NDEZ JUAN</text:p>
          </table:table-cell>
          <table:table-cell table:number-columns-repeated="2"/>
          <table:table-cell office:value-type="string">
            <text:p>Ricardo García Hernández</text:p>
          </table:table-cell>
          <table:table-cell table:formula="of:=CONCATENATE(&quot;sessLists[d,3,r] &lt;- ifelse ( grepl(pattern=@.*\\&lt;&quot;;[.M433];&quot;\\&gt;.*@, sessLists[d,1,r])==@TRUE@, @&quot;;[.K433];&quot;@, sessLists[d,3,r] )&quot;)" office:value-type="string" office:string-value="sessLists[d,3,r] &lt;- ifelse ( grepl(pattern=@.*\\&lt;GARC[ÍI]A HERN[ÁA]NDEZ JUAN\\&gt;.*@, sessLists[d,1,r])==@TRUE@, @mr18p@, sessLists[d,3,r] )">
            <text:p>sessLists[d,3,r] &lt;- ifelse ( grepl(pattern=@.*\\&lt;GARC[ÍI]A HERN[ÁA]NDEZ JUAN\\&gt;.*@, sessLists[d,1,r])==@TRUE@, @mr18p@, sessLists[d,3,r] )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RCO</text:p>
          </table:table-cell>
          <table:table-cell office:value-type="string">
            <text:p>ANTONIO</text:p>
          </table:table-cell>
          <table:table-cell table:number-columns-repeated="2"/>
          <table:table-cell office:value-type="string">
            <text:p>GARCÍA</text:p>
          </table:table-cell>
          <table:table-cell office:value-type="string">
            <text:p>AYAL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8</text:p>
          </table:table-cell>
          <table:table-cell table:style-name="ce3" office:value-type="string">
            <text:p>rp18p</text:p>
          </table:table-cell>
          <table:table-cell office:value-type="string">
            <text:p>pri</text:p>
          </table:table-cell>
          <table:table-cell office:value-type="string">
            <text:p>GARC[ÍI]A AYALA MARCO</text:p>
          </table:table-cell>
          <table:table-cell table:number-columns-repeated="2"/>
          <table:table-cell office:value-type="string">
            <text:p>Marco García</text:p>
          </table:table-cell>
          <table:table-cell table:formula="of:=CONCATENATE(&quot;sessLists[d,3,r] &lt;- ifelse ( grepl(pattern=@.*\\&lt;&quot;;[.M434];&quot;\\&gt;.*@, sessLists[d,1,r])==@TRUE@, @&quot;;[.K434];&quot;@, sessLists[d,3,r] )&quot;)" office:value-type="string" office:string-value="sessLists[d,3,r] &lt;- ifelse ( grepl(pattern=@.*\\&lt;GARC[ÍI]A AYALA MARCO\\&gt;.*@, sessLists[d,1,r])==@TRUE@, @rp18p@, sessLists[d,3,r] )">
            <text:p>sessLists[d,3,r] &lt;- ifelse ( grepl(pattern=@.*\\&lt;GARC[ÍI]A AYALA MARCO\\&gt;.*@, sessLists[d,1,r])==@TRUE@, @rp18p@, sessLists[d,3,r] 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ARÍA</text:p>
          </table:table-cell>
          <table:table-cell office:value-type="string">
            <text:p>ENRIQUETA</text:p>
          </table:table-cell>
          <table:table-cell table:number-columns-repeated="2"/>
          <table:table-cell office:value-type="string">
            <text:p>GARCÍA</text:p>
          </table:table-cell>
          <table:table-cell office:value-type="string">
            <text:p>VILLARREAL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2</text:p>
          </table:table-cell>
          <table:table-cell table:style-name="ce3" office:value-type="string">
            <text:p>rp22s</text:p>
          </table:table-cell>
          <table:table-cell office:value-type="string">
            <text:p>panal</text:p>
          </table:table-cell>
          <table:table-cell office:value-type="string">
            <text:p>GARC[ÍI]A VILLARREAL MAR[ÍI]A</text:p>
          </table:table-cell>
          <table:table-cell table:number-columns-repeated="2"/>
          <table:table-cell office:value-type="string">
            <text:p>María García</text:p>
          </table:table-cell>
          <table:table-cell table:formula="of:=CONCATENATE(&quot;sessLists[d,3,r] &lt;- ifelse ( grepl(pattern=@.*\\&lt;&quot;;[.M435];&quot;\\&gt;.*@, sessLists[d,1,r])==@TRUE@, @&quot;;[.K435];&quot;@, sessLists[d,3,r] )&quot;)" office:value-type="string" office:string-value="sessLists[d,3,r] &lt;- ifelse ( grepl(pattern=@.*\\&lt;GARC[ÍI]A VILLARREAL MAR[ÍI]A\\&gt;.*@, sessLists[d,1,r])==@TRUE@, @rp22s@, sessLists[d,3,r] )">
            <text:p>sessLists[d,3,r] &lt;- ifelse ( grepl(pattern=@.*\\&lt;GARC[ÍI]A VILLARREAL MAR[ÍI]A\\&gt;.*@, sessLists[d,1,r])==@TRUE@, @rp22s@, sessLists[d,3,r] )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RÍA</text:p>
          </table:table-cell>
          <table:table-cell office:value-type="string">
            <text:p>ELBA</text:p>
          </table:table-cell>
          <table:table-cell table:number-columns-repeated="2"/>
          <table:table-cell office:value-type="string">
            <text:p>GARFIAS</text:p>
          </table:table-cell>
          <table:table-cell office:value-type="string">
            <text:p>MALDONADO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3" office:value-type="string">
            <text:p>mr19p</text:p>
          </table:table-cell>
          <table:table-cell office:value-type="string">
            <text:p>prd</text:p>
          </table:table-cell>
          <table:table-cell office:value-type="string">
            <text:p>GARFIAS MALDONADO MAR[ÍI]A</text:p>
          </table:table-cell>
          <table:table-cell table:number-columns-repeated="2"/>
          <table:table-cell office:value-type="string">
            <text:p>Elba Garfias</text:p>
          </table:table-cell>
          <table:table-cell table:formula="of:=CONCATENATE(&quot;sessLists[d,3,r] &lt;- ifelse ( grepl(pattern=@.*\\&lt;&quot;;[.M436];&quot;\\&gt;.*@, sessLists[d,1,r])==@TRUE@, @&quot;;[.K436];&quot;@, sessLists[d,3,r] )&quot;)" office:value-type="string" office:string-value="sessLists[d,3,r] &lt;- ifelse ( grepl(pattern=@.*\\&lt;GARFIAS MALDONADO MAR[ÍI]A\\&gt;.*@, sessLists[d,1,r])==@TRUE@, @mr19p@, sessLists[d,3,r] )">
            <text:p>sessLists[d,3,r] &lt;- ifelse ( grepl(pattern=@.*\\&lt;GARFIAS MALDONADO MAR[ÍI]A\\&gt;.*@, sessLists[d,1,r])==@TRUE@, @mr19p@, sessLists[d,3,r] )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ILVIA</text:p>
          </table:table-cell>
          <table:table-cell office:value-type="string">
            <text:p>ELENA</text:p>
          </table:table-cell>
          <table:table-cell table:number-columns-repeated="2"/>
          <table:table-cell office:value-type="string">
            <text:p>GAZCÓN</text:p>
          </table:table-cell>
          <table:table-cell office:value-type="string">
            <text:p>LÓPEZ CANO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8</text:p>
          </table:table-cell>
          <table:table-cell table:style-name="ce3" office:value-type="string">
            <text:p>rp18s</text:p>
          </table:table-cell>
          <table:table-cell office:value-type="string">
            <text:p>pri</text:p>
          </table:table-cell>
          <table:table-cell office:value-type="string">
            <text:p>GAZC[ÓO]N L[ÓO]PEZ CANO SILVIA</text:p>
          </table:table-cell>
          <table:table-cell table:number-columns-repeated="2"/>
          <table:table-cell office:value-type="string">
            <text:p>Silvia Gazcón</text:p>
          </table:table-cell>
          <table:table-cell table:formula="of:=CONCATENATE(&quot;sessLists[d,3,r] &lt;- ifelse ( grepl(pattern=@.*\\&lt;&quot;;[.M437];&quot;\\&gt;.*@, sessLists[d,1,r])==@TRUE@, @&quot;;[.K437];&quot;@, sessLists[d,3,r] )&quot;)" office:value-type="string" office:string-value="sessLists[d,3,r] &lt;- ifelse ( grepl(pattern=@.*\\&lt;GAZC[ÓO]N L[ÓO]PEZ CANO SILVIA\\&gt;.*@, sessLists[d,1,r])==@TRUE@, @rp18s@, sessLists[d,3,r] )">
            <text:p>sessLists[d,3,r] &lt;- ifelse ( grepl(pattern=@.*\\&lt;GAZC[ÓO]N L[ÓO]PEZ CANO SILVIA\\&gt;.*@, sessLists[d,1,r])==@TRUE@, @rp18s@, sessLists[d,3,r] )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IRIAM</text:p>
          </table:table-cell>
          <table:table-cell office:value-type="string">
            <text:p>ROSARIO</text:p>
          </table:table-cell>
          <table:table-cell table:number-columns-repeated="2"/>
          <table:table-cell office:value-type="string">
            <text:p>GÓMEZ</text:p>
          </table:table-cell>
          <table:table-cell office:value-type="string">
            <text:p>VALENZUELA</text:p>
          </table:table-cell>
          <table:table-cell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ce3" office:value-type="string">
            <text:p>mr34s</text:p>
          </table:table-cell>
          <table:table-cell office:value-type="string">
            <text:p>prd</text:p>
          </table:table-cell>
          <table:table-cell office:value-type="string">
            <text:p>G[ÓO]MEZ VALENZUELA MIRIAM</text:p>
          </table:table-cell>
          <table:table-cell table:number-columns-repeated="2"/>
          <table:table-cell office:value-type="string">
            <text:p>Miriam Gómez</text:p>
          </table:table-cell>
          <table:table-cell table:formula="of:=CONCATENATE(&quot;sessLists[d,3,r] &lt;- ifelse ( grepl(pattern=@.*\\&lt;&quot;;[.M438];&quot;\\&gt;.*@, sessLists[d,1,r])==@TRUE@, @&quot;;[.K438];&quot;@, sessLists[d,3,r] )&quot;)" office:value-type="string" office:string-value="sessLists[d,3,r] &lt;- ifelse ( grepl(pattern=@.*\\&lt;G[ÓO]MEZ VALENZUELA MIRIAM\\&gt;.*@, sessLists[d,1,r])==@TRUE@, @mr34s@, sessLists[d,3,r] )">
            <text:p>sessLists[d,3,r] &lt;- ifelse ( grepl(pattern=@.*\\&lt;G[ÓO]MEZ VALENZUELA MIRIAM\\&gt;.*@, sessLists[d,1,r])==@TRUE@, @mr34s@, sessLists[d,3,r] )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ARLOS</text:p>
          </table:table-cell>
          <table:table-cell office:value-type="string">
            <text:p>MAURICIO</text:p>
          </table:table-cell>
          <table:table-cell table:number-columns-repeated="2"/>
          <table:table-cell table:number-columns-repeated="2" office:value-type="string">
            <text:p>GÓM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6</text:p>
          </table:table-cell>
          <table:table-cell table:style-name="ce3" office:value-type="string">
            <text:p>rp26s</text:p>
          </table:table-cell>
          <table:table-cell office:value-type="string">
            <text:p>psd</text:p>
          </table:table-cell>
          <table:table-cell office:value-type="string">
            <text:p>G[ÓO]MEZ G[ÓO]MEZ CARLOS</text:p>
          </table:table-cell>
          <table:table-cell table:number-columns-repeated="2"/>
          <table:table-cell office:value-type="string">
            <text:p>Carlos Gómez</text:p>
          </table:table-cell>
          <table:table-cell table:formula="of:=CONCATENATE(&quot;sessLists[d,3,r] &lt;- ifelse ( grepl(pattern=@.*\\&lt;&quot;;[.M439];&quot;\\&gt;.*@, sessLists[d,1,r])==@TRUE@, @&quot;;[.K439];&quot;@, sessLists[d,3,r] )&quot;)" office:value-type="string" office:string-value="sessLists[d,3,r] &lt;- ifelse ( grepl(pattern=@.*\\&lt;G[ÓO]MEZ G[ÓO]MEZ CARLOS\\&gt;.*@, sessLists[d,1,r])==@TRUE@, @rp26s@, sessLists[d,3,r] )">
            <text:p>sessLists[d,3,r] &lt;- ifelse ( grepl(pattern=@.*\\&lt;G[ÓO]MEZ G[ÓO]MEZ CARLOS\\&gt;.*@, sessLists[d,1,r])==@TRUE@, @rp26s@, sessLists[d,3,r] )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CARDO</text:p>
          </table:table-cell>
          <table:table-cell table:number-columns-repeated="3"/>
          <table:table-cell office:value-type="string">
            <text:p>GONZÁLEZ</text:p>
          </table:table-cell>
          <table:table-cell office:value-type="string">
            <text:p>DEL ANGEL</text:p>
          </table:table-cell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3" office:value-type="string">
            <text:p>mr13s</text:p>
          </table:table-cell>
          <table:table-cell office:value-type="string">
            <text:p>prd</text:p>
          </table:table-cell>
          <table:table-cell office:value-type="string">
            <text:p>GONZ[ÁA]LEZ DEL ANGEL RICARDO</text:p>
          </table:table-cell>
          <table:table-cell table:number-columns-repeated="2"/>
          <table:table-cell office:value-type="string">
            <text:p>Ricardo González</text:p>
          </table:table-cell>
          <table:table-cell table:formula="of:=CONCATENATE(&quot;sessLists[d,3,r] &lt;- ifelse ( grepl(pattern=@.*\\&lt;&quot;;[.M440];&quot;\\&gt;.*@, sessLists[d,1,r])==@TRUE@, @&quot;;[.K440];&quot;@, sessLists[d,3,r] )&quot;)" office:value-type="string" office:string-value="sessLists[d,3,r] &lt;- ifelse ( grepl(pattern=@.*\\&lt;GONZ[ÁA]LEZ DEL ANGEL RICARDO\\&gt;.*@, sessLists[d,1,r])==@TRUE@, @mr13s@, sessLists[d,3,r] )">
            <text:p>sessLists[d,3,r] &lt;- ifelse ( grepl(pattern=@.*\\&lt;GONZ[ÁA]LEZ DEL ANGEL RICARDO\\&gt;.*@, sessLists[d,1,r])==@TRUE@, @mr13s@, sessLists[d,3,r] )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RMANDO</text:p>
          </table:table-cell>
          <table:table-cell office:value-type="string">
            <text:p>TONATIUH</text:p>
          </table:table-cell>
          <table:table-cell table:number-columns-repeated="2"/>
          <table:table-cell office:value-type="string">
            <text:p>GONZÁLEZ</text:p>
          </table:table-cell>
          <table:table-cell office:value-type="string">
            <text:p>CASE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0</text:p>
          </table:table-cell>
          <table:table-cell table:style-name="ce3" office:value-type="string">
            <text:p>rp20p</text:p>
          </table:table-cell>
          <table:table-cell office:value-type="string">
            <text:p>pri</text:p>
          </table:table-cell>
          <table:table-cell office:value-type="string">
            <text:p>GONZ[ÁA]LEZ CASE ARMANDO</text:p>
          </table:table-cell>
          <table:table-cell table:number-columns-repeated="2"/>
          <table:table-cell office:value-type="string">
            <text:p>Tonatiuh González</text:p>
          </table:table-cell>
          <table:table-cell table:formula="of:=CONCATENATE(&quot;sessLists[d,3,r] &lt;- ifelse ( grepl(pattern=@.*\\&lt;&quot;;[.M441];&quot;\\&gt;.*@, sessLists[d,1,r])==@TRUE@, @&quot;;[.K441];&quot;@, sessLists[d,3,r] )&quot;)" office:value-type="string" office:string-value="sessLists[d,3,r] &lt;- ifelse ( grepl(pattern=@.*\\&lt;GONZ[ÁA]LEZ CASE ARMANDO\\&gt;.*@, sessLists[d,1,r])==@TRUE@, @rp20p@, sessLists[d,3,r] )">
            <text:p>sessLists[d,3,r] &lt;- ifelse ( grepl(pattern=@.*\\&lt;GONZ[ÁA]LEZ CASE ARMANDO\\&gt;.*@, sessLists[d,1,r])==@TRUE@, @rp20p@, sessLists[d,3,r] 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GUSTÍN</text:p>
          </table:table-cell>
          <table:table-cell table:number-columns-repeated="3"/>
          <table:table-cell office:value-type="string">
            <text:p>GUERRERO</text:p>
          </table:table-cell>
          <table:table-cell office:value-type="string">
            <text:p>CASTILLO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" office:value-type="string">
            <text:p>mr13p</text:p>
          </table:table-cell>
          <table:table-cell office:value-type="string">
            <text:p>prd</text:p>
          </table:table-cell>
          <table:table-cell office:value-type="string">
            <text:p>GUERRERO CASTILLO AGUST[ÍI]N</text:p>
          </table:table-cell>
          <table:table-cell table:number-columns-repeated="2"/>
          <table:table-cell office:value-type="string">
            <text:p>Agustín Guerrero</text:p>
          </table:table-cell>
          <table:table-cell table:formula="of:=CONCATENATE(&quot;sessLists[d,3,r] &lt;- ifelse ( grepl(pattern=@.*\\&lt;&quot;;[.M442];&quot;\\&gt;.*@, sessLists[d,1,r])==@TRUE@, @&quot;;[.K442];&quot;@, sessLists[d,3,r] )&quot;)" office:value-type="string" office:string-value="sessLists[d,3,r] &lt;- ifelse ( grepl(pattern=@.*\\&lt;GUERRERO CASTILLO AGUST[ÍI]N\\&gt;.*@, sessLists[d,1,r])==@TRUE@, @mr13p@, sessLists[d,3,r] )">
            <text:p>sessLists[d,3,r] &lt;- ifelse ( grepl(pattern=@.*\\&lt;GUERRERO CASTILLO AGUST[ÍI]N\\&gt;.*@, sessLists[d,1,r])==@TRUE@, @mr13p@, sessLists[d,3,r] )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ARÍA</text:p>
          </table:table-cell>
          <table:table-cell office:value-type="string">
            <text:p>LIDIA</text:p>
          </table:table-cell>
          <table:table-cell table:number-columns-repeated="2"/>
          <table:table-cell office:value-type="string">
            <text:p>HERNÁNDEZ</text:p>
          </table:table-cell>
          <table:table-cell office:value-type="string">
            <text:p>CASTILLA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3" office:value-type="string">
            <text:p>mr12s</text:p>
          </table:table-cell>
          <table:table-cell office:value-type="string">
            <text:p>prd</text:p>
          </table:table-cell>
          <table:table-cell office:value-type="string">
            <text:p>HERN[ÁA]NDEZ CASTILLA MAR[ÍI]A</text:p>
          </table:table-cell>
          <table:table-cell table:number-columns-repeated="2"/>
          <table:table-cell office:value-type="string">
            <text:p>Lidia Hernández</text:p>
          </table:table-cell>
          <table:table-cell table:formula="of:=CONCATENATE(&quot;sessLists[d,3,r] &lt;- ifelse ( grepl(pattern=@.*\\&lt;&quot;;[.M443];&quot;\\&gt;.*@, sessLists[d,1,r])==@TRUE@, @&quot;;[.K443];&quot;@, sessLists[d,3,r] )&quot;)" office:value-type="string" office:string-value="sessLists[d,3,r] &lt;- ifelse ( grepl(pattern=@.*\\&lt;HERN[ÁA]NDEZ CASTILLA MAR[ÍI]A\\&gt;.*@, sessLists[d,1,r])==@TRUE@, @mr12s@, sessLists[d,3,r] )">
            <text:p>sessLists[d,3,r] &lt;- ifelse ( grepl(pattern=@.*\\&lt;HERN[ÁA]NDEZ CASTILLA MAR[ÍI]A\\&gt;.*@, sessLists[d,1,r])==@TRUE@, @mr12s@, sessLists[d,3,r] )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MUEL</text:p>
          </table:table-cell>
          <table:table-cell table:number-columns-repeated="3"/>
          <table:table-cell office:value-type="string">
            <text:p>HERNÁNDEZ</text:p>
          </table:table-cell>
          <table:table-cell office:value-type="string">
            <text:p>ABARCA</text:p>
          </table:table-cell>
          <table:table-cell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style-name="ce3" office:value-type="string">
            <text:p>mr29p</text:p>
          </table:table-cell>
          <table:table-cell office:value-type="string">
            <text:p>prd</text:p>
          </table:table-cell>
          <table:table-cell office:value-type="string">
            <text:p>HERN[ÁA]NDEZ ABARCA SAMUEL</text:p>
          </table:table-cell>
          <table:table-cell table:number-columns-repeated="2"/>
          <table:table-cell office:value-type="string">
            <text:p>Samuel Hernández</text:p>
          </table:table-cell>
          <table:table-cell table:formula="of:=CONCATENATE(&quot;sessLists[d,3,r] &lt;- ifelse ( grepl(pattern=@.*\\&lt;&quot;;[.M444];&quot;\\&gt;.*@, sessLists[d,1,r])==@TRUE@, @&quot;;[.K444];&quot;@, sessLists[d,3,r] )&quot;)" office:value-type="string" office:string-value="sessLists[d,3,r] &lt;- ifelse ( grepl(pattern=@.*\\&lt;HERN[ÁA]NDEZ ABARCA SAMUEL\\&gt;.*@, sessLists[d,1,r])==@TRUE@, @mr29p@, sessLists[d,3,r] )">
            <text:p>sessLists[d,3,r] &lt;- ifelse ( grepl(pattern=@.*\\&lt;HERN[ÁA]NDEZ ABARCA SAMUEL\\&gt;.*@, sessLists[d,1,r])==@TRUE@, @mr29p@, sessLists[d,3,r] )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IGUEL</text:p>
          </table:table-cell>
          <table:table-cell office:value-type="string">
            <text:p>ANGEL</text:p>
          </table:table-cell>
          <table:table-cell table:number-columns-repeated="2"/>
          <table:table-cell table:number-columns-repeated="2" office:value-type="string">
            <text:p>HERNÁNDEZ</text:p>
          </table:table-cell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3" office:value-type="string">
            <text:p>mr30s</text:p>
          </table:table-cell>
          <table:table-cell office:value-type="string">
            <text:p>prd</text:p>
          </table:table-cell>
          <table:table-cell office:value-type="string">
            <text:p>HERN[ÁA]NDEZ HERN[ÁA]NDEZ MIGUEL</text:p>
          </table:table-cell>
          <table:table-cell table:number-columns-repeated="2"/>
          <table:table-cell office:value-type="string">
            <text:p>Miguel Hernández</text:p>
          </table:table-cell>
          <table:table-cell table:formula="of:=CONCATENATE(&quot;sessLists[d,3,r] &lt;- ifelse ( grepl(pattern=@.*\\&lt;&quot;;[.M445];&quot;\\&gt;.*@, sessLists[d,1,r])==@TRUE@, @&quot;;[.K445];&quot;@, sessLists[d,3,r] )&quot;)" office:value-type="string" office:string-value="sessLists[d,3,r] &lt;- ifelse ( grepl(pattern=@.*\\&lt;HERN[ÁA]NDEZ HERN[ÁA]NDEZ MIGUEL\\&gt;.*@, sessLists[d,1,r])==@TRUE@, @mr30s@, sessLists[d,3,r] )">
            <text:p>sessLists[d,3,r] &lt;- ifelse ( grepl(pattern=@.*\\&lt;HERN[ÁA]NDEZ HERN[ÁA]NDEZ MIGUEL\\&gt;.*@, sessLists[d,1,r])==@TRUE@, @mr30s@, sessLists[d,3,r] )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JOSÉ</text:p>
          </table:table-cell>
          <table:table-cell office:value-type="string">
            <text:p>ALFREDO</text:p>
          </table:table-cell>
          <table:table-cell table:number-columns-repeated="2"/>
          <table:table-cell office:value-type="string">
            <text:p>HERNÁNDEZ</text:p>
          </table:table-cell>
          <table:table-cell office:value-type="string">
            <text:p>LEAL</text:p>
          </table:table-cell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3" office:value-type="string">
            <text:p>mr32s</text:p>
          </table:table-cell>
          <table:table-cell office:value-type="string">
            <text:p>prd</text:p>
          </table:table-cell>
          <table:table-cell office:value-type="string">
            <text:p>HERN[ÁA]NDEZ LEAL JOS[ÉE]</text:p>
          </table:table-cell>
          <table:table-cell table:number-columns-repeated="2"/>
          <table:table-cell office:value-type="string">
            <text:p>José Hernández</text:p>
          </table:table-cell>
          <table:table-cell table:formula="of:=CONCATENATE(&quot;sessLists[d,3,r] &lt;- ifelse ( grepl(pattern=@.*\\&lt;&quot;;[.M446];&quot;\\&gt;.*@, sessLists[d,1,r])==@TRUE@, @&quot;;[.K446];&quot;@, sessLists[d,3,r] )&quot;)" office:value-type="string" office:string-value="sessLists[d,3,r] &lt;- ifelse ( grepl(pattern=@.*\\&lt;HERN[ÁA]NDEZ LEAL JOS[ÉE]\\&gt;.*@, sessLists[d,1,r])==@TRUE@, @mr32s@, sessLists[d,3,r] )">
            <text:p>sessLists[d,3,r] &lt;- ifelse ( grepl(pattern=@.*\\&lt;HERN[ÁA]NDEZ LEAL JOS[ÉE]\\&gt;.*@, sessLists[d,1,r])==@TRUE@, @mr32s@, sessLists[d,3,r] )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NGELINA</text:p>
          </table:table-cell>
          <table:table-cell table:number-columns-repeated="3"/>
          <table:table-cell office:value-type="string">
            <text:p>HERNÁNDE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style-name="ce3" office:value-type="string">
            <text:p>mr35s</text:p>
          </table:table-cell>
          <table:table-cell office:value-type="string">
            <text:p>prd</text:p>
          </table:table-cell>
          <table:table-cell office:value-type="string">
            <text:p>HERN[ÁA]NDEZ <text:s/>ANGELINA</text:p>
          </table:table-cell>
          <table:table-cell table:number-columns-repeated="2"/>
          <table:table-cell office:value-type="string">
            <text:p>Angelina Hernández</text:p>
          </table:table-cell>
          <table:table-cell table:formula="of:=CONCATENATE(&quot;sessLists[d,3,r] &lt;- ifelse ( grepl(pattern=@.*\\&lt;&quot;;[.M447];&quot;\\&gt;.*@, sessLists[d,1,r])==@TRUE@, @&quot;;[.K447];&quot;@, sessLists[d,3,r] )&quot;)" office:value-type="string" office:string-value="sessLists[d,3,r] &lt;- ifelse ( grepl(pattern=@.*\\&lt;HERN[ÁA]NDEZ  ANGELINA\\&gt;.*@, sessLists[d,1,r])==@TRUE@, @mr35s@, sessLists[d,3,r] )">
            <text:p>sessLists[d,3,r] &lt;- ifelse ( grepl(pattern=@.*\\&lt;HERN[ÁA]NDEZ <text:s/>ANGELINA\\&gt;.*@, sessLists[d,1,r])==@TRUE@, @mr35s@, sessLists[d,3,r] )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JUA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HERNÁNDEZ</text:p>
          </table:table-cell>
          <table:table-cell office:value-type="string">
            <text:p>VALENTÍN</text:p>
          </table:table-cell>
          <table:table-cell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ce3" office:value-type="string">
            <text:p>mr36s</text:p>
          </table:table-cell>
          <table:table-cell office:value-type="string">
            <text:p>prd</text:p>
          </table:table-cell>
          <table:table-cell office:value-type="string">
            <text:p>HERN[ÁA]NDEZ VALENT[ÍI]N JUAN</text:p>
          </table:table-cell>
          <table:table-cell table:number-columns-repeated="2"/>
          <table:table-cell office:value-type="string">
            <text:p>Juan Carlos Hernández</text:p>
          </table:table-cell>
          <table:table-cell table:formula="of:=CONCATENATE(&quot;sessLists[d,3,r] &lt;- ifelse ( grepl(pattern=@.*\\&lt;&quot;;[.M448];&quot;\\&gt;.*@, sessLists[d,1,r])==@TRUE@, @&quot;;[.K448];&quot;@, sessLists[d,3,r] )&quot;)" office:value-type="string" office:string-value="sessLists[d,3,r] &lt;- ifelse ( grepl(pattern=@.*\\&lt;HERN[ÁA]NDEZ VALENT[ÍI]N JUAN\\&gt;.*@, sessLists[d,1,r])==@TRUE@, @mr36s@, sessLists[d,3,r] )">
            <text:p>sessLists[d,3,r] &lt;- ifelse ( grepl(pattern=@.*\\&lt;HERN[ÁA]NDEZ VALENT[ÍI]N JUAN\\&gt;.*@, sessLists[d,1,r])==@TRUE@, @mr36s@, sessLists[d,3,r] 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RLOS</text:p>
          </table:table-cell>
          <table:table-cell table:number-columns-repeated="3"/>
          <table:table-cell office:value-type="string">
            <text:p>HERNÁNDEZ</text:p>
          </table:table-cell>
          <table:table-cell office:value-type="string">
            <text:p>MIRÓN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3" office:value-type="string">
            <text:p>mr40p</text:p>
          </table:table-cell>
          <table:table-cell office:value-type="string">
            <text:p>prd</text:p>
          </table:table-cell>
          <table:table-cell office:value-type="string">
            <text:p>HERN[ÁA]NDEZ MIR[ÓO]N CARLOS</text:p>
          </table:table-cell>
          <table:table-cell table:number-columns-repeated="2"/>
          <table:table-cell office:value-type="string">
            <text:p>Hernández Mirón</text:p>
          </table:table-cell>
          <table:table-cell table:formula="of:=CONCATENATE(&quot;sessLists[d,3,r] &lt;- ifelse ( grepl(pattern=@.*\\&lt;&quot;;[.M449];&quot;\\&gt;.*@, sessLists[d,1,r])==@TRUE@, @&quot;;[.K449];&quot;@, sessLists[d,3,r] )&quot;)" office:value-type="string" office:string-value="sessLists[d,3,r] &lt;- ifelse ( grepl(pattern=@.*\\&lt;HERN[ÁA]NDEZ MIR[ÓO]N CARLOS\\&gt;.*@, sessLists[d,1,r])==@TRUE@, @mr40p@, sessLists[d,3,r] )">
            <text:p>sessLists[d,3,r] &lt;- ifelse ( grepl(pattern=@.*\\&lt;HERN[ÁA]NDEZ MIR[ÓO]N CARLOS\\&gt;.*@, sessLists[d,1,r])==@TRUE@, @mr40p@, sessLists[d,3,r] )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IGUEL</text:p>
          </table:table-cell>
          <table:table-cell office:value-type="string">
            <text:p>RAMÓN</text:p>
          </table:table-cell>
          <table:table-cell table:number-columns-repeated="2"/>
          <table:table-cell office:value-type="string">
            <text:p>HERNÁNDEZ</text:p>
          </table:table-cell>
          <table:table-cell office:value-type="string">
            <text:p>LABASTID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4</text:p>
          </table:table-cell>
          <table:table-cell table:style-name="ce3" office:value-type="string">
            <text:p>rp04p</text:p>
          </table:table-cell>
          <table:table-cell office:value-type="string">
            <text:p>pan</text:p>
          </table:table-cell>
          <table:table-cell office:value-type="string">
            <text:p>HERN[ÁA]NDEZ LABASTIDA RAM[ÓO]N</text:p>
          </table:table-cell>
          <table:table-cell table:number-columns-repeated="2"/>
          <table:table-cell office:value-type="string">
            <text:p>Miguel Hernández Labastida</text:p>
          </table:table-cell>
          <table:table-cell table:formula="of:=CONCATENATE(&quot;sessLists[d,3,r] &lt;- ifelse ( grepl(pattern=@.*\\&lt;&quot;;[.M450];&quot;\\&gt;.*@, sessLists[d,1,r])==@TRUE@, @&quot;;[.K450];&quot;@, sessLists[d,3,r] )&quot;)" office:value-type="string" office:string-value="sessLists[d,3,r] &lt;- ifelse ( grepl(pattern=@.*\\&lt;HERN[ÁA]NDEZ LABASTIDA RAM[ÓO]N\\&gt;.*@, sessLists[d,1,r])==@TRUE@, @rp04p@, sessLists[d,3,r] )">
            <text:p>sessLists[d,3,r] &lt;- ifelse ( grepl(pattern=@.*\\&lt;HERN[ÁA]NDEZ LABASTIDA RAM[ÓO]N\\&gt;.*@, sessLists[d,1,r])==@TRUE@, @rp04p@, sessLists[d,3,r] )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OSCAR</text:p>
          </table:table-cell>
          <table:table-cell table:number-columns-repeated="3"/>
          <table:table-cell office:value-type="string">
            <text:p>HERNÁNDEZ</text:p>
          </table:table-cell>
          <table:table-cell office:value-type="string">
            <text:p>SALGADO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3</text:p>
          </table:table-cell>
          <table:table-cell table:style-name="ce3" office:value-type="string">
            <text:p>rp23s</text:p>
          </table:table-cell>
          <table:table-cell office:value-type="string">
            <text:p>panal</text:p>
          </table:table-cell>
          <table:table-cell office:value-type="string">
            <text:p>HERN[ÁA]NDEZ SALGADO OSCAR</text:p>
          </table:table-cell>
          <table:table-cell table:number-columns-repeated="2"/>
          <table:table-cell office:value-type="string">
            <text:p>Oscar Hernández</text:p>
          </table:table-cell>
          <table:table-cell table:formula="of:=CONCATENATE(&quot;sessLists[d,3,r] &lt;- ifelse ( grepl(pattern=@.*\\&lt;&quot;;[.M451];&quot;\\&gt;.*@, sessLists[d,1,r])==@TRUE@, @&quot;;[.K451];&quot;@, sessLists[d,3,r] )&quot;)" office:value-type="string" office:string-value="sessLists[d,3,r] &lt;- ifelse ( grepl(pattern=@.*\\&lt;HERN[ÁA]NDEZ SALGADO OSCAR\\&gt;.*@, sessLists[d,1,r])==@TRUE@, @rp23s@, sessLists[d,3,r] )">
            <text:p>sessLists[d,3,r] &lt;- ifelse ( grepl(pattern=@.*\\&lt;HERN[ÁA]NDEZ SALGADO OSCAR\\&gt;.*@, sessLists[d,1,r])==@TRUE@, @rp23s@, sessLists[d,3,r] )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RAÚL</text:p>
          </table:table-cell>
          <table:table-cell table:number-columns-repeated="3"/>
          <table:table-cell office:value-type="string">
            <text:p>HERRERA</text:p>
          </table:table-cell>
          <table:table-cell office:value-type="string">
            <text:p>ESPINOS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2</text:p>
          </table:table-cell>
          <table:table-cell table:style-name="ce3" office:value-type="string">
            <text:p>rp02s</text:p>
          </table:table-cell>
          <table:table-cell office:value-type="string">
            <text:p>pan</text:p>
          </table:table-cell>
          <table:table-cell office:value-type="string">
            <text:p>HERRERA ESPINOSA RA[ÚU]L</text:p>
          </table:table-cell>
          <table:table-cell table:number-columns-repeated="2"/>
          <table:table-cell office:value-type="string">
            <text:p>Raúl Herrera</text:p>
          </table:table-cell>
          <table:table-cell table:formula="of:=CONCATENATE(&quot;sessLists[d,3,r] &lt;- ifelse ( grepl(pattern=@.*\\&lt;&quot;;[.M452];&quot;\\&gt;.*@, sessLists[d,1,r])==@TRUE@, @&quot;;[.K452];&quot;@, sessLists[d,3,r] )&quot;)" office:value-type="string" office:string-value="sessLists[d,3,r] &lt;- ifelse ( grepl(pattern=@.*\\&lt;HERRERA ESPINOSA RA[ÚU]L\\&gt;.*@, sessLists[d,1,r])==@TRUE@, @rp02s@, sessLists[d,3,r] )">
            <text:p>sessLists[d,3,r] &lt;- ifelse ( grepl(pattern=@.*\\&lt;HERRERA ESPINOSA RA[ÚU]L\\&gt;.*@, sessLists[d,1,r])==@TRUE@, @rp02s@, sessLists[d,3,r] 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ÓN</text:p>
          </table:table-cell>
          <table:table-cell table:number-columns-repeated="3"/>
          <table:table-cell office:value-type="string">
            <text:p>JIMÉNEZ</text:p>
          </table:table-cell>
          <table:table-cell office:value-type="string">
            <text:p>LÓPEZ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office:value-type="string">
            <text:p>mr01p</text:p>
          </table:table-cell>
          <table:table-cell office:value-type="string">
            <text:p>prd</text:p>
          </table:table-cell>
          <table:table-cell office:value-type="string">
            <text:p>JIM[ÉE]NEZ L[ÓO]PEZ RAM[ÓO]N</text:p>
          </table:table-cell>
          <table:table-cell table:number-columns-repeated="2"/>
          <table:table-cell office:value-type="string">
            <text:p>Ramón Jiménez López</text:p>
          </table:table-cell>
          <table:table-cell table:formula="of:=CONCATENATE(&quot;sessLists[d,3,r] &lt;- ifelse ( grepl(pattern=@.*\\&lt;&quot;;[.M453];&quot;\\&gt;.*@, sessLists[d,1,r])==@TRUE@, @&quot;;[.K453];&quot;@, sessLists[d,3,r] )&quot;)" office:value-type="string" office:string-value="sessLists[d,3,r] &lt;- ifelse ( grepl(pattern=@.*\\&lt;JIM[ÉE]NEZ L[ÓO]PEZ RAM[ÓO]N\\&gt;.*@, sessLists[d,1,r])==@TRUE@, @mr01p@, sessLists[d,3,r] )">
            <text:p>sessLists[d,3,r] &lt;- ifelse ( grepl(pattern=@.*\\&lt;JIM[ÉE]NEZ L[ÓO]PEZ RAM[ÓO]N\\&gt;.*@, sessLists[d,1,r])==@TRUE@, @mr01p@, sessLists[d,3,r] )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JAIME</text:p>
          </table:table-cell>
          <table:table-cell table:number-columns-repeated="3"/>
          <table:table-cell office:value-type="string">
            <text:p>JIMÉNEZ</text:p>
          </table:table-cell>
          <table:table-cell office:value-type="string">
            <text:p>BURGOS</text:p>
          </table:table-cell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3" office:value-type="string">
            <text:p>mr24s</text:p>
          </table:table-cell>
          <table:table-cell office:value-type="string">
            <text:p>prd</text:p>
          </table:table-cell>
          <table:table-cell office:value-type="string">
            <text:p>JIM[ÉE]NEZ BURGOS JAIME</text:p>
          </table:table-cell>
          <table:table-cell table:number-columns-repeated="2"/>
          <table:table-cell office:value-type="string">
            <text:p>Jaime Jiménez</text:p>
          </table:table-cell>
          <table:table-cell table:formula="of:=CONCATENATE(&quot;sessLists[d,3,r] &lt;- ifelse ( grepl(pattern=@.*\\&lt;&quot;;[.M454];&quot;\\&gt;.*@, sessLists[d,1,r])==@TRUE@, @&quot;;[.K454];&quot;@, sessLists[d,3,r] )&quot;)" office:value-type="string" office:string-value="sessLists[d,3,r] &lt;- ifelse ( grepl(pattern=@.*\\&lt;JIM[ÉE]NEZ BURGOS JAIME\\&gt;.*@, sessLists[d,1,r])==@TRUE@, @mr24s@, sessLists[d,3,r] )">
            <text:p>sessLists[d,3,r] &lt;- ifelse ( grepl(pattern=@.*\\&lt;JIM[ÉE]NEZ BURGOS JAIME\\&gt;.*@, sessLists[d,1,r])==@TRUE@, @mr24s@, sessLists[d,3,r] )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ERGIO</text:p>
          </table:table-cell>
          <table:table-cell table:number-columns-repeated="3"/>
          <table:table-cell office:value-type="string">
            <text:p>JIMÉNEZ</text:p>
          </table:table-cell>
          <table:table-cell office:value-type="string">
            <text:p>BARROS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6</text:p>
          </table:table-cell>
          <table:table-cell table:style-name="ce3" office:value-type="string">
            <text:p>rp16s</text:p>
          </table:table-cell>
          <table:table-cell office:value-type="string">
            <text:p>pri</text:p>
          </table:table-cell>
          <table:table-cell office:value-type="string">
            <text:p>JIM[ÉE]NEZ BARR[I]{0,1}OS SERGIO</text:p>
          </table:table-cell>
          <table:table-cell table:number-columns-repeated="2"/>
          <table:table-cell office:value-type="string">
            <text:p>Sergio Jiménez</text:p>
          </table:table-cell>
          <table:table-cell table:formula="of:=CONCATENATE(&quot;sessLists[d,3,r] &lt;- ifelse ( grepl(pattern=@.*\\&lt;&quot;;[.M455];&quot;\\&gt;.*@, sessLists[d,1,r])==@TRUE@, @&quot;;[.K455];&quot;@, sessLists[d,3,r] )&quot;)" office:value-type="string" office:string-value="sessLists[d,3,r] &lt;- ifelse ( grepl(pattern=@.*\\&lt;JIM[ÉE]NEZ BARR[I]{0,1}OS SERGIO\\&gt;.*@, sessLists[d,1,r])==@TRUE@, @rp16s@, sessLists[d,3,r] )">
            <text:p>sessLists[d,3,r] &lt;- ifelse ( grepl(pattern=@.*\\&lt;JIM[ÉE]NEZ BARR[I]{0,1}OS SERGIO\\&gt;.*@, sessLists[d,1,r])==@TRUE@, @rp16s@, sessLists[d,3,r] 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ARÍA</text:p>
          </table:table-cell>
          <table:table-cell office:value-type="string">
            <text:p>DE</text:p>
          </table:table-cell>
          <table:table-cell office:value-type="string">
            <text:p>LAS</text:p>
          </table:table-cell>
          <table:table-cell office:value-type="string">
            <text:p>MERCEDES</text:p>
          </table:table-cell>
          <table:table-cell office:value-type="string">
            <text:p>KURI</text:p>
          </table:table-cell>
          <table:table-cell office:value-type="string">
            <text:p>LORENZO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1</text:p>
          </table:table-cell>
          <table:table-cell table:style-name="ce3" office:value-type="string">
            <text:p>rp21s</text:p>
          </table:table-cell>
          <table:table-cell office:value-type="string">
            <text:p>panal</text:p>
          </table:table-cell>
          <table:table-cell office:value-type="string">
            <text:p>KURI LORENZO MAR[ÍI]A</text:p>
          </table:table-cell>
          <table:table-cell table:number-columns-repeated="2"/>
          <table:table-cell office:value-type="string">
            <text:p>María Kuri</text:p>
          </table:table-cell>
          <table:table-cell table:formula="of:=CONCATENATE(&quot;sessLists[d,3,r] &lt;- ifelse ( grepl(pattern=@.*\\&lt;&quot;;[.M456];&quot;\\&gt;.*@, sessLists[d,1,r])==@TRUE@, @&quot;;[.K456];&quot;@, sessLists[d,3,r] )&quot;)" office:value-type="string" office:string-value="sessLists[d,3,r] &lt;- ifelse ( grepl(pattern=@.*\\&lt;KURI LORENZO MAR[ÍI]A\\&gt;.*@, sessLists[d,1,r])==@TRUE@, @rp21s@, sessLists[d,3,r] )">
            <text:p>sessLists[d,3,r] &lt;- ifelse ( grepl(pattern=@.*\\&lt;KURI LORENZO MAR[ÍI]A\\&gt;.*@, sessLists[d,1,r])==@TRUE@, @rp21s@, sessLists[d,3,r] 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ONIO</text:p>
          </table:table-cell>
          <table:table-cell table:number-columns-repeated="3"/>
          <table:table-cell office:value-type="string">
            <text:p>LIMA</text:p>
          </table:table-cell>
          <table:table-cell office:value-type="string">
            <text:p>BARRIO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string">
            <text:p>mr02p</text:p>
          </table:table-cell>
          <table:table-cell office:value-type="string">
            <text:p>prd</text:p>
          </table:table-cell>
          <table:table-cell office:value-type="string">
            <text:p>LIMA BARRIOS ANTONIO</text:p>
          </table:table-cell>
          <table:table-cell table:number-columns-repeated="2"/>
          <table:table-cell office:value-type="string">
            <text:p>Antonio Lima</text:p>
          </table:table-cell>
          <table:table-cell table:formula="of:=CONCATENATE(&quot;sessLists[d,3,r] &lt;- ifelse ( grepl(pattern=@.*\\&lt;&quot;;[.M457];&quot;\\&gt;.*@, sessLists[d,1,r])==@TRUE@, @&quot;;[.K457];&quot;@, sessLists[d,3,r] )&quot;)" office:value-type="string" office:string-value="sessLists[d,3,r] &lt;- ifelse ( grepl(pattern=@.*\\&lt;LIMA BARRIOS ANTONIO\\&gt;.*@, sessLists[d,1,r])==@TRUE@, @mr02p@, sessLists[d,3,r] )">
            <text:p>sessLists[d,3,r] &lt;- ifelse ( grepl(pattern=@.*\\&lt;LIMA BARRIOS ANTONIO\\&gt;.*@, sessLists[d,1,r])==@TRUE@, @mr02p@, sessLists[d,3,r] )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ENIA</text:p>
          </table:table-cell>
          <table:table-cell table:number-columns-repeated="3"/>
          <table:table-cell office:value-type="string">
            <text:p>LÓPEZ</text:p>
          </table:table-cell>
          <table:table-cell office:value-type="string">
            <text:p>RABADÁN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1</text:p>
          </table:table-cell>
          <table:table-cell table:style-name="ce3" office:value-type="string">
            <text:p>rp01p</text:p>
          </table:table-cell>
          <table:table-cell office:value-type="string">
            <text:p>pan</text:p>
          </table:table-cell>
          <table:table-cell office:value-type="string">
            <text:p>L[ÓO]PEZ RABAD[ÁA]N KENIA</text:p>
          </table:table-cell>
          <table:table-cell table:number-columns-repeated="2"/>
          <table:table-cell office:value-type="string">
            <text:p>López Rabadán Kenia</text:p>
          </table:table-cell>
          <table:table-cell table:formula="of:=CONCATENATE(&quot;sessLists[d,3,r] &lt;- ifelse ( grepl(pattern=@.*\\&lt;&quot;;[.M458];&quot;\\&gt;.*@, sessLists[d,1,r])==@TRUE@, @&quot;;[.K458];&quot;@, sessLists[d,3,r] )&quot;)" office:value-type="string" office:string-value="sessLists[d,3,r] &lt;- ifelse ( grepl(pattern=@.*\\&lt;L[ÓO]PEZ RABAD[ÁA]N KENIA\\&gt;.*@, sessLists[d,1,r])==@TRUE@, @rp01p@, sessLists[d,3,r] )">
            <text:p>sessLists[d,3,r] &lt;- ifelse ( grepl(pattern=@.*\\&lt;L[ÓO]PEZ RABAD[ÁA]N KENIA\\&gt;.*@, sessLists[d,1,r])==@TRUE@, @rp01p@, sessLists[d,3,r] )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LEONARDO</text:p>
          </table:table-cell>
          <table:table-cell table:number-columns-repeated="3"/>
          <table:table-cell office:value-type="string">
            <text:p>MACARENO</text:p>
          </table:table-cell>
          <table:table-cell office:value-type="string">
            <text:p>MEJÍ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4</text:p>
          </table:table-cell>
          <table:table-cell table:style-name="ce3" office:value-type="string">
            <text:p>rp24s</text:p>
          </table:table-cell>
          <table:table-cell office:value-type="string">
            <text:p>panal</text:p>
          </table:table-cell>
          <table:table-cell office:value-type="string">
            <text:p>MACARENO MEJ[ÍI]A LEONARDO</text:p>
          </table:table-cell>
          <table:table-cell table:number-columns-repeated="2"/>
          <table:table-cell office:value-type="string">
            <text:p>Leonardo Macareno</text:p>
          </table:table-cell>
          <table:table-cell table:formula="of:=CONCATENATE(&quot;sessLists[d,3,r] &lt;- ifelse ( grepl(pattern=@.*\\&lt;&quot;;[.M459];&quot;\\&gt;.*@, sessLists[d,1,r])==@TRUE@, @&quot;;[.K459];&quot;@, sessLists[d,3,r] )&quot;)" office:value-type="string" office:string-value="sessLists[d,3,r] &lt;- ifelse ( grepl(pattern=@.*\\&lt;MACARENO MEJ[ÍI]A LEONARDO\\&gt;.*@, sessLists[d,1,r])==@TRUE@, @rp24s@, sessLists[d,3,r] )">
            <text:p>sessLists[d,3,r] &lt;- ifelse ( grepl(pattern=@.*\\&lt;MACARENO MEJ[ÍI]A LEONARDO\\&gt;.*@, sessLists[d,1,r])==@TRUE@, @rp24s@, sessLists[d,3,r] )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JAVIER</text:p>
          </table:table-cell>
          <table:table-cell table:number-columns-repeated="3"/>
          <table:table-cell office:value-type="string">
            <text:p>MARTÍNEZ</text:p>
          </table:table-cell>
          <table:table-cell office:value-type="string">
            <text:p>SOLANO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3" office:value-type="string">
            <text:p>mr07s</text:p>
          </table:table-cell>
          <table:table-cell office:value-type="string">
            <text:p>prd</text:p>
          </table:table-cell>
          <table:table-cell office:value-type="string">
            <text:p>MART[ÍI]NEZ SOLANO JAVIER</text:p>
          </table:table-cell>
          <table:table-cell table:number-columns-repeated="2"/>
          <table:table-cell office:value-type="string">
            <text:p>Javier Martínez</text:p>
          </table:table-cell>
          <table:table-cell table:formula="of:=CONCATENATE(&quot;sessLists[d,3,r] &lt;- ifelse ( grepl(pattern=@.*\\&lt;&quot;;[.M460];&quot;\\&gt;.*@, sessLists[d,1,r])==@TRUE@, @&quot;;[.K460];&quot;@, sessLists[d,3,r] )&quot;)" office:value-type="string" office:string-value="sessLists[d,3,r] &lt;- ifelse ( grepl(pattern=@.*\\&lt;MART[ÍI]NEZ SOLANO JAVIER\\&gt;.*@, sessLists[d,1,r])==@TRUE@, @mr07s@, sessLists[d,3,r] )">
            <text:p>sessLists[d,3,r] &lt;- ifelse ( grepl(pattern=@.*\\&lt;MART[ÍI]NEZ SOLANO JAVIER\\&gt;.*@, sessLists[d,1,r])==@TRUE@, @mr07s@, sessLists[d,3,r] )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RGARITA</text:p>
          </table:table-cell>
          <table:table-cell office:value-type="string">
            <text:p>MARÍA</text:p>
          </table:table-cell>
          <table:table-cell table:number-columns-repeated="2"/>
          <table:table-cell office:value-type="string">
            <text:p>MARTÍNEZ</text:p>
          </table:table-cell>
          <table:table-cell office:value-type="string">
            <text:p>FISHER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" office:value-type="string">
            <text:p>mr14p</text:p>
          </table:table-cell>
          <table:table-cell office:value-type="string">
            <text:p>pan</text:p>
          </table:table-cell>
          <table:table-cell office:value-type="string">
            <text:p>MART[ÍI]NEZ FISHER MARGARITA</text:p>
          </table:table-cell>
          <table:table-cell table:number-columns-repeated="2"/>
          <table:table-cell office:value-type="string">
            <text:p>Margarita Martínez</text:p>
          </table:table-cell>
          <table:table-cell table:formula="of:=CONCATENATE(&quot;sessLists[d,3,r] &lt;- ifelse ( grepl(pattern=@.*\\&lt;&quot;;[.M461];&quot;\\&gt;.*@, sessLists[d,1,r])==@TRUE@, @&quot;;[.K461];&quot;@, sessLists[d,3,r] )&quot;)" office:value-type="string" office:string-value="sessLists[d,3,r] &lt;- ifelse ( grepl(pattern=@.*\\&lt;MART[ÍI]NEZ FISHER MARGARITA\\&gt;.*@, sessLists[d,1,r])==@TRUE@, @mr14p@, sessLists[d,3,r] )">
            <text:p>sessLists[d,3,r] &lt;- ifelse ( grepl(pattern=@.*\\&lt;MART[ÍI]NEZ FISHER MARGARITA\\&gt;.*@, sessLists[d,1,r])==@TRUE@, @mr14p@, sessLists[d,3,r] )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RESÉNDIZ</text:p>
          </table:table-cell>
          <table:table-cell table:number-columns-repeated="3"/>
          <table:table-cell office:value-type="string">
            <text:p>MARTÍNEZ</text:p>
          </table:table-cell>
          <table:table-cell office:value-type="string">
            <text:p>ARTURO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3" office:value-type="string">
            <text:p>mr16s</text:p>
          </table:table-cell>
          <table:table-cell office:value-type="string">
            <text:p>prd</text:p>
          </table:table-cell>
          <table:table-cell office:value-type="string">
            <text:p>MART[ÍI]NEZ ARTURO RES[ÉE]NDIZ</text:p>
          </table:table-cell>
          <table:table-cell table:number-columns-repeated="2"/>
          <table:table-cell office:value-type="string">
            <text:p>Arturo Reséndiz</text:p>
          </table:table-cell>
          <table:table-cell table:formula="of:=CONCATENATE(&quot;sessLists[d,3,r] &lt;- ifelse ( grepl(pattern=@.*\\&lt;&quot;;[.M462];&quot;\\&gt;.*@, sessLists[d,1,r])==@TRUE@, @&quot;;[.K462];&quot;@, sessLists[d,3,r] )&quot;)" office:value-type="string" office:string-value="sessLists[d,3,r] &lt;- ifelse ( grepl(pattern=@.*\\&lt;MART[ÍI]NEZ ARTURO RES[ÉE]NDIZ\\&gt;.*@, sessLists[d,1,r])==@TRUE@, @mr16s@, sessLists[d,3,r] )">
            <text:p>sessLists[d,3,r] &lt;- ifelse ( grepl(pattern=@.*\\&lt;MART[ÍI]NEZ ARTURO RES[ÉE]NDIZ\\&gt;.*@, sessLists[d,1,r])==@TRUE@, @mr16s@, sessLists[d,3,r] )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MMA</text:p>
          </table:table-cell>
          <table:table-cell office:value-type="string">
            <text:p>CECILIA</text:p>
          </table:table-cell>
          <table:table-cell table:number-columns-repeated="2"/>
          <table:table-cell office:value-type="string">
            <text:p>MARTÍNEZ</text:p>
          </table:table-cell>
          <table:table-cell office:value-type="string">
            <text:p>CAPACETA</text:p>
          </table:table-cell>
          <table:table-cell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3" office:value-type="string">
            <text:p>mr27s</text:p>
          </table:table-cell>
          <table:table-cell office:value-type="string">
            <text:p>pan</text:p>
          </table:table-cell>
          <table:table-cell office:value-type="string">
            <text:p>MART[ÍI]NEZ CAPACETA EMMA</text:p>
          </table:table-cell>
          <table:table-cell table:number-columns-repeated="2"/>
          <table:table-cell office:value-type="string">
            <text:p>Cecilia Martínez</text:p>
          </table:table-cell>
          <table:table-cell table:formula="of:=CONCATENATE(&quot;sessLists[d,3,r] &lt;- ifelse ( grepl(pattern=@.*\\&lt;&quot;;[.M463];&quot;\\&gt;.*@, sessLists[d,1,r])==@TRUE@, @&quot;;[.K463];&quot;@, sessLists[d,3,r] )&quot;)" office:value-type="string" office:string-value="sessLists[d,3,r] &lt;- ifelse ( grepl(pattern=@.*\\&lt;MART[ÍI]NEZ CAPACETA EMMA\\&gt;.*@, sessLists[d,1,r])==@TRUE@, @mr27s@, sessLists[d,3,r] )">
            <text:p>sessLists[d,3,r] &lt;- ifelse ( grepl(pattern=@.*\\&lt;MART[ÍI]NEZ CAPACETA EMMA\\&gt;.*@, sessLists[d,1,r])==@TRUE@, @mr27s@, sessLists[d,3,r] )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ALVADOR</text:p>
          </table:table-cell>
          <table:table-cell office:value-type="string">
            <text:p>PABLO</text:p>
          </table:table-cell>
          <table:table-cell table:number-columns-repeated="2"/>
          <table:table-cell office:value-type="string">
            <text:p>MARTÍNEZ</text:p>
          </table:table-cell>
          <table:table-cell office:value-type="string">
            <text:p>DELLA ROCCA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style-name="ce3" office:value-type="string">
            <text:p>mr38p</text:p>
          </table:table-cell>
          <table:table-cell office:value-type="string">
            <text:p>prd</text:p>
          </table:table-cell>
          <table:table-cell office:value-type="string">
            <text:p>MART[ÍI]NEZ DELLA ROCCA SALVADOR</text:p>
          </table:table-cell>
          <table:table-cell table:number-columns-repeated="2"/>
          <table:table-cell office:value-type="string">
            <text:p>Salvador Martínez</text:p>
          </table:table-cell>
          <table:table-cell table:formula="of:=CONCATENATE(&quot;sessLists[d,3,r] &lt;- ifelse ( grepl(pattern=@.*\\&lt;&quot;;[.M464];&quot;\\&gt;.*@, sessLists[d,1,r])==@TRUE@, @&quot;;[.K464];&quot;@, sessLists[d,3,r] )&quot;)" office:value-type="string" office:string-value="sessLists[d,3,r] &lt;- ifelse ( grepl(pattern=@.*\\&lt;MART[ÍI]NEZ DELLA ROCCA SALVADOR\\&gt;.*@, sessLists[d,1,r])==@TRUE@, @mr38p@, sessLists[d,3,r] )">
            <text:p>sessLists[d,3,r] &lt;- ifelse ( grepl(pattern=@.*\\&lt;MART[ÍI]NEZ DELLA ROCCA SALVADOR\\&gt;.*@, sessLists[d,1,r])==@TRUE@, @mr38p@, sessLists[d,3,r] )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JOSÉ</text:p>
          </table:table-cell>
          <table:table-cell office:value-type="string">
            <text:p>LUIS</text:p>
          </table:table-cell>
          <table:table-cell table:number-columns-repeated="2"/>
          <table:table-cell office:value-type="string">
            <text:p>MECHGÚN</text:p>
          </table:table-cell>
          <table:table-cell office:value-type="string">
            <text:p>GONZÁLEZ</text:p>
          </table:table-cell>
          <table:table-cell/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style-name="ce3" office:value-type="string">
            <text:p>mr37s</text:p>
          </table:table-cell>
          <table:table-cell office:value-type="string">
            <text:p>prd</text:p>
          </table:table-cell>
          <table:table-cell office:value-type="string">
            <text:p>MECHG[ÚU]N GONZ[ÁA]LEZ JOS[ÉE]</text:p>
          </table:table-cell>
          <table:table-cell table:number-columns-repeated="2"/>
          <table:table-cell office:value-type="string">
            <text:p>José Luis Mechgún</text:p>
          </table:table-cell>
          <table:table-cell table:formula="of:=CONCATENATE(&quot;sessLists[d,3,r] &lt;- ifelse ( grepl(pattern=@.*\\&lt;&quot;;[.M465];&quot;\\&gt;.*@, sessLists[d,1,r])==@TRUE@, @&quot;;[.K465];&quot;@, sessLists[d,3,r] )&quot;)" office:value-type="string" office:string-value="sessLists[d,3,r] &lt;- ifelse ( grepl(pattern=@.*\\&lt;MECHG[ÚU]N GONZ[ÁA]LEZ JOS[ÉE]\\&gt;.*@, sessLists[d,1,r])==@TRUE@, @mr37s@, sessLists[d,3,r] )">
            <text:p>sessLists[d,3,r] &lt;- ifelse ( grepl(pattern=@.*\\&lt;MECHG[ÚU]N GONZ[ÁA]LEZ JOS[ÉE]\\&gt;.*@, sessLists[d,1,r])==@TRUE@, @mr37s@, sessLists[d,3,r] 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ARÍA</text:p>
          </table:table-cell>
          <table:table-cell office:value-type="string">
            <text:p>DE</text:p>
          </table:table-cell>
          <table:table-cell office:value-type="string">
            <text:p>LOURDES</text:p>
          </table:table-cell>
          <table:table-cell/>
          <table:table-cell office:value-type="string">
            <text:p>MÉNDEZ</text:p>
          </table:table-cell>
          <table:table-cell office:value-type="string">
            <text:p>GALVÁN</text:p>
          </table:table-cell>
          <table:table-cell/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ce3" office:value-type="string">
            <text:p>mr28s</text:p>
          </table:table-cell>
          <table:table-cell office:value-type="string">
            <text:p>prd</text:p>
          </table:table-cell>
          <table:table-cell office:value-type="string">
            <text:p>M[ÉE]NDEZ GALV[ÁA]N MAR[ÍI]A</text:p>
          </table:table-cell>
          <table:table-cell table:number-columns-repeated="2"/>
          <table:table-cell office:value-type="string">
            <text:p>María Méndez</text:p>
          </table:table-cell>
          <table:table-cell table:formula="of:=CONCATENATE(&quot;sessLists[d,3,r] &lt;- ifelse ( grepl(pattern=@.*\\&lt;&quot;;[.M466];&quot;\\&gt;.*@, sessLists[d,1,r])==@TRUE@, @&quot;;[.K466];&quot;@, sessLists[d,3,r] )&quot;)" office:value-type="string" office:string-value="sessLists[d,3,r] &lt;- ifelse ( grepl(pattern=@.*\\&lt;M[ÉE]NDEZ GALV[ÁA]N MAR[ÍI]A\\&gt;.*@, sessLists[d,1,r])==@TRUE@, @mr28s@, sessLists[d,3,r] )">
            <text:p>sessLists[d,3,r] &lt;- ifelse ( grepl(pattern=@.*\\&lt;M[ÉE]NDEZ GALV[ÁA]N MAR[ÍI]A\\&gt;.*@, sessLists[d,1,r])==@TRUE@, @mr28s@, sessLists[d,3,r] )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VELINO</text:p>
          </table:table-cell>
          <table:table-cell table:number-columns-repeated="3"/>
          <table:table-cell office:value-type="string">
            <text:p>MÉNDEZ</text:p>
          </table:table-cell>
          <table:table-cell office:value-type="string">
            <text:p>RANGEL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3" office:value-type="string">
            <text:p>mr39p</text:p>
          </table:table-cell>
          <table:table-cell office:value-type="string">
            <text:p>prd</text:p>
          </table:table-cell>
          <table:table-cell office:value-type="string">
            <text:p>M[ÉE]NDEZ RANGEL AVELINO</text:p>
          </table:table-cell>
          <table:table-cell table:number-columns-repeated="2"/>
          <table:table-cell office:value-type="string">
            <text:p>Avelino Méndez Rangel</text:p>
          </table:table-cell>
          <table:table-cell table:formula="of:=CONCATENATE(&quot;sessLists[d,3,r] &lt;- ifelse ( grepl(pattern=@.*\\&lt;&quot;;[.M467];&quot;\\&gt;.*@, sessLists[d,1,r])==@TRUE@, @&quot;;[.K467];&quot;@, sessLists[d,3,r] )&quot;)" office:value-type="string" office:string-value="sessLists[d,3,r] &lt;- ifelse ( grepl(pattern=@.*\\&lt;M[ÉE]NDEZ RANGEL AVELINO\\&gt;.*@, sessLists[d,1,r])==@TRUE@, @mr39p@, sessLists[d,3,r] )">
            <text:p>sessLists[d,3,r] &lt;- ifelse ( grepl(pattern=@.*\\&lt;M[ÉE]NDEZ RANGEL AVELINO\\&gt;.*@, sessLists[d,1,r])==@TRUE@, @mr39p@, sessLists[d,3,r] 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MELDA</text:p>
          </table:table-cell>
          <table:table-cell table:number-columns-repeated="3"/>
          <table:table-cell office:value-type="string">
            <text:p>MENDOZA</text:p>
          </table:table-cell>
          <table:table-cell office:value-type="string">
            <text:p>ROMERO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office:value-type="string">
            <text:p>mr08p</text:p>
          </table:table-cell>
          <table:table-cell office:value-type="string">
            <text:p>prd</text:p>
          </table:table-cell>
          <table:table-cell office:value-type="string">
            <text:p>MENDOZA ROMERO IMELDA</text:p>
          </table:table-cell>
          <table:table-cell table:number-columns-repeated="2"/>
          <table:table-cell office:value-type="string">
            <text:p>Imelda Mendoza</text:p>
          </table:table-cell>
          <table:table-cell table:formula="of:=CONCATENATE(&quot;sessLists[d,3,r] &lt;- ifelse ( grepl(pattern=@.*\\&lt;&quot;;[.M468];&quot;\\&gt;.*@, sessLists[d,1,r])==@TRUE@, @&quot;;[.K468];&quot;@, sessLists[d,3,r] )&quot;)" office:value-type="string" office:string-value="sessLists[d,3,r] &lt;- ifelse ( grepl(pattern=@.*\\&lt;MENDOZA ROMERO IMELDA\\&gt;.*@, sessLists[d,1,r])==@TRUE@, @mr08p@, sessLists[d,3,r] )">
            <text:p>sessLists[d,3,r] &lt;- ifelse ( grepl(pattern=@.*\\&lt;MENDOZA ROMERO IMELDA\\&gt;.*@, sessLists[d,1,r])==@TRUE@, @mr08p@, sessLists[d,3,r] )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ECILIA</text:p>
          </table:table-cell>
          <table:table-cell table:number-columns-repeated="3"/>
          <table:table-cell office:value-type="string">
            <text:p>MENDOZA</text:p>
          </table:table-cell>
          <table:table-cell office:value-type="string">
            <text:p>BAUTIST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5</text:p>
          </table:table-cell>
          <table:table-cell table:style-name="ce3" office:value-type="string">
            <text:p>rp05s</text:p>
          </table:table-cell>
          <table:table-cell office:value-type="string">
            <text:p>pan</text:p>
          </table:table-cell>
          <table:table-cell office:value-type="string">
            <text:p>MENDOZA BAUTISTA CECILIA</text:p>
          </table:table-cell>
          <table:table-cell table:number-columns-repeated="2"/>
          <table:table-cell office:value-type="string">
            <text:p>Cecilia Mendoza</text:p>
          </table:table-cell>
          <table:table-cell table:formula="of:=CONCATENATE(&quot;sessLists[d,3,r] &lt;- ifelse ( grepl(pattern=@.*\\&lt;&quot;;[.M469];&quot;\\&gt;.*@, sessLists[d,1,r])==@TRUE@, @&quot;;[.K469];&quot;@, sessLists[d,3,r] )&quot;)" office:value-type="string" office:string-value="sessLists[d,3,r] &lt;- ifelse ( grepl(pattern=@.*\\&lt;MENDOZA BAUTISTA CECILIA\\&gt;.*@, sessLists[d,1,r])==@TRUE@, @rp05s@, sessLists[d,3,r] )">
            <text:p>sessLists[d,3,r] &lt;- ifelse ( grepl(pattern=@.*\\&lt;MENDOZA BAUTISTA CECILIA\\&gt;.*@, sessLists[d,1,r])==@TRUE@, @rp05s@, sessLists[d,3,r] 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UMBERTO</text:p>
          </table:table-cell>
          <table:table-cell table:number-columns-repeated="3"/>
          <table:table-cell office:value-type="string">
            <text:p>MORGAN</text:p>
          </table:table-cell>
          <table:table-cell office:value-type="string">
            <text:p>COLÓN</text:p>
          </table:table-cell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3" office:value-type="string">
            <text:p>mr25p</text:p>
          </table:table-cell>
          <table:table-cell office:value-type="string">
            <text:p>prd</text:p>
          </table:table-cell>
          <table:table-cell office:value-type="string">
            <text:p>MORGAN COL[ÓO]N HUMBERTO</text:p>
          </table:table-cell>
          <table:table-cell table:number-columns-repeated="2"/>
          <table:table-cell office:value-type="string">
            <text:p>Humberto Morgan</text:p>
          </table:table-cell>
          <table:table-cell table:formula="of:=CONCATENATE(&quot;sessLists[d,3,r] &lt;- ifelse ( grepl(pattern=@.*\\&lt;&quot;;[.M470];&quot;\\&gt;.*@, sessLists[d,1,r])==@TRUE@, @&quot;;[.K470];&quot;@, sessLists[d,3,r] )&quot;)" office:value-type="string" office:string-value="sessLists[d,3,r] &lt;- ifelse ( grepl(pattern=@.*\\&lt;MORGAN COL[ÓO]N HUMBERTO\\&gt;.*@, sessLists[d,1,r])==@TRUE@, @mr25p@, sessLists[d,3,r] )">
            <text:p>sessLists[d,3,r] &lt;- ifelse ( grepl(pattern=@.*\\&lt;MORGAN COL[ÓO]N HUMBERTO\\&gt;.*@, sessLists[d,1,r])==@TRUE@, @mr25p@, sessLists[d,3,r] 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OSÉ</text:p>
          </table:table-cell>
          <table:table-cell office:value-type="string">
            <text:p>LUIS</text:p>
          </table:table-cell>
          <table:table-cell table:number-columns-repeated="2"/>
          <table:table-cell office:value-type="string">
            <text:p>MORÚA</text:p>
          </table:table-cell>
          <table:table-cell office:value-type="string">
            <text:p>JASSO</text:p>
          </table:table-cell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3" office:value-type="string">
            <text:p>mr32p</text:p>
          </table:table-cell>
          <table:table-cell office:value-type="string">
            <text:p>prd</text:p>
          </table:table-cell>
          <table:table-cell office:value-type="string">
            <text:p>MOR[ÚU]A JASSO JOS[ÉE]</text:p>
          </table:table-cell>
          <table:table-cell table:number-columns-repeated="2"/>
          <table:table-cell office:value-type="string">
            <text:p>José Morúa</text:p>
          </table:table-cell>
          <table:table-cell table:formula="of:=CONCATENATE(&quot;sessLists[d,3,r] &lt;- ifelse ( grepl(pattern=@.*\\&lt;&quot;;[.M471];&quot;\\&gt;.*@, sessLists[d,1,r])==@TRUE@, @&quot;;[.K471];&quot;@, sessLists[d,3,r] )&quot;)" office:value-type="string" office:string-value="sessLists[d,3,r] &lt;- ifelse ( grepl(pattern=@.*\\&lt;MOR[ÚU]A JASSO JOS[ÉE]\\&gt;.*@, sessLists[d,1,r])==@TRUE@, @mr32p@, sessLists[d,3,r] )">
            <text:p>sessLists[d,3,r] &lt;- ifelse ( grepl(pattern=@.*\\&lt;MOR[ÚU]A JASSO JOS[ÉE]\\&gt;.*@, sessLists[d,1,r])==@TRUE@, @mr32p@, sessLists[d,3,r] )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INTI</text:p>
          </table:table-cell>
          <table:table-cell table:number-columns-repeated="3"/>
          <table:table-cell office:value-type="string">
            <text:p>MUÑOZ</text:p>
          </table:table-cell>
          <table:table-cell office:value-type="string">
            <text:p>SANTINI</text:p>
          </table:table-cell>
          <table:table-cell/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3" office:value-type="string">
            <text:p>mr38s</text:p>
          </table:table-cell>
          <table:table-cell office:value-type="string">
            <text:p>prd</text:p>
          </table:table-cell>
          <table:table-cell office:value-type="string">
            <text:p>MUÑOZ SANTINI INTI</text:p>
          </table:table-cell>
          <table:table-cell table:number-columns-repeated="2"/>
          <table:table-cell office:value-type="string">
            <text:p>Inti Muñoz</text:p>
          </table:table-cell>
          <table:table-cell table:formula="of:=CONCATENATE(&quot;sessLists[d,3,r] &lt;- ifelse ( grepl(pattern=@.*\\&lt;&quot;;[.M472];&quot;\\&gt;.*@, sessLists[d,1,r])==@TRUE@, @&quot;;[.K472];&quot;@, sessLists[d,3,r] )&quot;)" office:value-type="string" office:string-value="sessLists[d,3,r] &lt;- ifelse ( grepl(pattern=@.*\\&lt;MUÑOZ SANTINI INTI\\&gt;.*@, sessLists[d,1,r])==@TRUE@, @mr38s@, sessLists[d,3,r] )">
            <text:p>sessLists[d,3,r] &lt;- ifelse ( grepl(pattern=@.*\\&lt;MUÑOZ SANTINI INTI\\&gt;.*@, sessLists[d,1,r])==@TRUE@, @mr38s@, sessLists[d,3,r] )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LVIRA</text:p>
          </table:table-cell>
          <table:table-cell table:number-columns-repeated="3"/>
          <table:table-cell office:value-type="string">
            <text:p>MURILLO</text:p>
          </table:table-cell>
          <table:table-cell office:value-type="string">
            <text:p>MENDOZ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8</text:p>
          </table:table-cell>
          <table:table-cell table:style-name="ce3" office:value-type="string">
            <text:p>rp08s</text:p>
          </table:table-cell>
          <table:table-cell office:value-type="string">
            <text:p>pan</text:p>
          </table:table-cell>
          <table:table-cell office:value-type="string">
            <text:p>MURILLO MENDOZA ELVIRA</text:p>
          </table:table-cell>
          <table:table-cell table:number-columns-repeated="2"/>
          <table:table-cell office:value-type="string">
            <text:p>Elvira Murillo</text:p>
          </table:table-cell>
          <table:table-cell table:formula="of:=CONCATENATE(&quot;sessLists[d,3,r] &lt;- ifelse ( grepl(pattern=@.*\\&lt;&quot;;[.M473];&quot;\\&gt;.*@, sessLists[d,1,r])==@TRUE@, @&quot;;[.K473];&quot;@, sessLists[d,3,r] )&quot;)" office:value-type="string" office:string-value="sessLists[d,3,r] &lt;- ifelse ( grepl(pattern=@.*\\&lt;MURILLO MENDOZA ELVIRA\\&gt;.*@, sessLists[d,1,r])==@TRUE@, @rp08s@, sessLists[d,3,r] )">
            <text:p>sessLists[d,3,r] &lt;- ifelse ( grepl(pattern=@.*\\&lt;MURILLO MENDOZA ELVIRA\\&gt;.*@, sessLists[d,1,r])==@TRUE@, @rp08s@, sessLists[d,3,r] )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ILARIO</text:p>
          </table:table-cell>
          <table:table-cell table:number-columns-repeated="3"/>
          <table:table-cell office:value-type="string">
            <text:p>NOLASCO</text:p>
          </table:table-cell>
          <table:table-cell office:value-type="string">
            <text:p>OCHOA</text:p>
          </table:table-cell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3" office:value-type="string">
            <text:p>mr19s</text:p>
          </table:table-cell>
          <table:table-cell office:value-type="string">
            <text:p>prd</text:p>
          </table:table-cell>
          <table:table-cell office:value-type="string">
            <text:p>NOLASCO OCHOA HILARIO</text:p>
          </table:table-cell>
          <table:table-cell table:number-columns-repeated="2"/>
          <table:table-cell office:value-type="string">
            <text:p>Hilario Nolasco</text:p>
          </table:table-cell>
          <table:table-cell table:formula="of:=CONCATENATE(&quot;sessLists[d,3,r] &lt;- ifelse ( grepl(pattern=@.*\\&lt;&quot;;[.M474];&quot;\\&gt;.*@, sessLists[d,1,r])==@TRUE@, @&quot;;[.K474];&quot;@, sessLists[d,3,r] )&quot;)" office:value-type="string" office:string-value="sessLists[d,3,r] &lt;- ifelse ( grepl(pattern=@.*\\&lt;NOLASCO OCHOA HILARIO\\&gt;.*@, sessLists[d,1,r])==@TRUE@, @mr19s@, sessLists[d,3,r] )">
            <text:p>sessLists[d,3,r] &lt;- ifelse ( grepl(pattern=@.*\\&lt;NOLASCO OCHOA HILARIO\\&gt;.*@, sessLists[d,1,r])==@TRUE@, @mr19s@, sessLists[d,3,r] 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ZARIO</text:p>
          </table:table-cell>
          <table:table-cell table:number-columns-repeated="3"/>
          <table:table-cell office:value-type="string">
            <text:p>NORBERTO</text:p>
          </table:table-cell>
          <table:table-cell office:value-type="string">
            <text:p>SÁNCHEZ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string">
            <text:p>mr07p</text:p>
          </table:table-cell>
          <table:table-cell office:value-type="string">
            <text:p>prd</text:p>
          </table:table-cell>
          <table:table-cell office:value-type="string">
            <text:p>NORBERTO S[ÁA]NCHEZ NAZARIO</text:p>
          </table:table-cell>
          <table:table-cell table:number-columns-repeated="2"/>
          <table:table-cell office:value-type="string">
            <text:p>Nazario Norberto</text:p>
          </table:table-cell>
          <table:table-cell table:formula="of:=CONCATENATE(&quot;sessLists[d,3,r] &lt;- ifelse ( grepl(pattern=@.*\\&lt;&quot;;[.M475];&quot;\\&gt;.*@, sessLists[d,1,r])==@TRUE@, @&quot;;[.K475];&quot;@, sessLists[d,3,r] )&quot;)" office:value-type="string" office:string-value="sessLists[d,3,r] &lt;- ifelse ( grepl(pattern=@.*\\&lt;NORBERTO S[ÁA]NCHEZ NAZARIO\\&gt;.*@, sessLists[d,1,r])==@TRUE@, @mr07p@, sessLists[d,3,r] )">
            <text:p>sessLists[d,3,r] &lt;- ifelse ( grepl(pattern=@.*\\&lt;NORBERTO S[ÁA]NCHEZ NAZARIO\\&gt;.*@, sessLists[d,1,r])==@TRUE@, @mr07p@, sessLists[d,3,r] )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ORENA</text:p>
          </table:table-cell>
          <table:table-cell table:number-columns-repeated="3"/>
          <table:table-cell office:value-type="string">
            <text:p>NÚÑEZ</text:p>
          </table:table-cell>
          <table:table-cell office:value-type="string">
            <text:p>LÓP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3</text:p>
          </table:table-cell>
          <table:table-cell table:style-name="ce3" office:value-type="string">
            <text:p>rp13s</text:p>
          </table:table-cell>
          <table:table-cell office:value-type="string">
            <text:p>pan</text:p>
          </table:table-cell>
          <table:table-cell office:value-type="string">
            <text:p>N[ÚU]ÑEZ L[ÓO]PEZ LORENA</text:p>
          </table:table-cell>
          <table:table-cell table:number-columns-repeated="2"/>
          <table:table-cell office:value-type="string">
            <text:p>Lorena Núñez</text:p>
          </table:table-cell>
          <table:table-cell table:formula="of:=CONCATENATE(&quot;sessLists[d,3,r] &lt;- ifelse ( grepl(pattern=@.*\\&lt;&quot;;[.M476];&quot;\\&gt;.*@, sessLists[d,1,r])==@TRUE@, @&quot;;[.K476];&quot;@, sessLists[d,3,r] )&quot;)" office:value-type="string" office:string-value="sessLists[d,3,r] &lt;- ifelse ( grepl(pattern=@.*\\&lt;N[ÚU]ÑEZ L[ÓO]PEZ LORENA\\&gt;.*@, sessLists[d,1,r])==@TRUE@, @rp13s@, sessLists[d,3,r] )">
            <text:p>sessLists[d,3,r] &lt;- ifelse ( grepl(pattern=@.*\\&lt;N[ÚU]ÑEZ L[ÓO]PEZ LORENA\\&gt;.*@, sessLists[d,1,r])==@TRUE@, @rp13s@, sessLists[d,3,r] )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RTÍ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OLAVARRIETA</text:p>
          </table:table-cell>
          <table:table-cell office:value-type="string">
            <text:p>MALDONAD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6</text:p>
          </table:table-cell>
          <table:table-cell table:style-name="ce3" office:value-type="string">
            <text:p>rp16p</text:p>
          </table:table-cell>
          <table:table-cell office:value-type="string">
            <text:p>pri</text:p>
          </table:table-cell>
          <table:table-cell office:value-type="string">
            <text:p>OLAVARRIETA MALDONADO MART[ÍI]N</text:p>
          </table:table-cell>
          <table:table-cell table:number-columns-repeated="2"/>
          <table:table-cell office:value-type="string">
            <text:p>Carlos Olavarrieta</text:p>
          </table:table-cell>
          <table:table-cell table:formula="of:=CONCATENATE(&quot;sessLists[d,3,r] &lt;- ifelse ( grepl(pattern=@.*\\&lt;&quot;;[.M477];&quot;\\&gt;.*@, sessLists[d,1,r])==@TRUE@, @&quot;;[.K477];&quot;@, sessLists[d,3,r] )&quot;)" office:value-type="string" office:string-value="sessLists[d,3,r] &lt;- ifelse ( grepl(pattern=@.*\\&lt;OLAVARRIETA MALDONADO MART[ÍI]N\\&gt;.*@, sessLists[d,1,r])==@TRUE@, @rp16p@, sessLists[d,3,r] )">
            <text:p>sessLists[d,3,r] &lt;- ifelse ( grepl(pattern=@.*\\&lt;OLAVARRIETA MALDONADO MART[ÍI]N\\&gt;.*@, sessLists[d,1,r])==@TRUE@, @rp16p@, sessLists[d,3,r] )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NIEL</text:p>
          </table:table-cell>
          <table:table-cell table:number-columns-repeated="3"/>
          <table:table-cell office:value-type="string">
            <text:p>ORDÓÑEZ</text:p>
          </table:table-cell>
          <table:table-cell office:value-type="string">
            <text:p>HERNÁNDEZ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3" office:value-type="string">
            <text:p>mr15p</text:p>
          </table:table-cell>
          <table:table-cell office:value-type="string">
            <text:p>prd</text:p>
          </table:table-cell>
          <table:table-cell office:value-type="string">
            <text:p>ORD[ÓO]ÑEZ HERN[ÁA]NDEZ DANIEL</text:p>
          </table:table-cell>
          <table:table-cell table:number-columns-repeated="2"/>
          <table:table-cell office:value-type="string">
            <text:p>Daniel Ordóñez</text:p>
          </table:table-cell>
          <table:table-cell table:formula="of:=CONCATENATE(&quot;sessLists[d,3,r] &lt;- ifelse ( grepl(pattern=@.*\\&lt;&quot;;[.M478];&quot;\\&gt;.*@, sessLists[d,1,r])==@TRUE@, @&quot;;[.K478];&quot;@, sessLists[d,3,r] )&quot;)" office:value-type="string" office:string-value="sessLists[d,3,r] &lt;- ifelse ( grepl(pattern=@.*\\&lt;ORD[ÓO]ÑEZ HERN[ÁA]NDEZ DANIEL\\&gt;.*@, sessLists[d,1,r])==@TRUE@, @mr15p@, sessLists[d,3,r] )">
            <text:p>sessLists[d,3,r] &lt;- ifelse ( grepl(pattern=@.*\\&lt;ORD[ÓO]ÑEZ HERN[ÁA]NDEZ DANIEL\\&gt;.*@, sessLists[d,1,r])==@TRUE@, @mr15p@, sessLists[d,3,r] )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JUAN</text:p>
          </table:table-cell>
          <table:table-cell office:value-type="string">
            <text:p>MANUEL</text:p>
          </table:table-cell>
          <table:table-cell table:number-columns-repeated="2"/>
          <table:table-cell office:value-type="string">
            <text:p>OROZCO</text:p>
          </table:table-cell>
          <table:table-cell office:value-type="string">
            <text:p>CARMONA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" office:value-type="string">
            <text:p>mr15s</text:p>
          </table:table-cell>
          <table:table-cell office:value-type="string">
            <text:p>prd</text:p>
          </table:table-cell>
          <table:table-cell office:value-type="string">
            <text:p>OROZCO CARMONA JUAN</text:p>
          </table:table-cell>
          <table:table-cell table:number-columns-repeated="2"/>
          <table:table-cell office:value-type="string">
            <text:p>Manuel Orozco</text:p>
          </table:table-cell>
          <table:table-cell table:formula="of:=CONCATENATE(&quot;sessLists[d,3,r] &lt;- ifelse ( grepl(pattern=@.*\\&lt;&quot;;[.M479];&quot;\\&gt;.*@, sessLists[d,1,r])==@TRUE@, @&quot;;[.K479];&quot;@, sessLists[d,3,r] )&quot;)" office:value-type="string" office:string-value="sessLists[d,3,r] &lt;- ifelse ( grepl(pattern=@.*\\&lt;OROZCO CARMONA JUAN\\&gt;.*@, sessLists[d,1,r])==@TRUE@, @mr15s@, sessLists[d,3,r] )">
            <text:p>sessLists[d,3,r] &lt;- ifelse ( grepl(pattern=@.*\\&lt;OROZCO CARMONA JUAN\\&gt;.*@, sessLists[d,1,r])==@TRUE@, @mr15s@, sessLists[d,3,r] )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NDREA</text:p>
          </table:table-cell>
          <table:table-cell table:number-columns-repeated="3"/>
          <table:table-cell office:value-type="string">
            <text:p>ORTEGA</text:p>
          </table:table-cell>
          <table:table-cell office:value-type="string">
            <text:p>GONZÁLEZ</text:p>
          </table:table-cell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style-name="ce3" office:value-type="string">
            <text:p>mr21s</text:p>
          </table:table-cell>
          <table:table-cell office:value-type="string">
            <text:p>pri-uc</text:p>
          </table:table-cell>
          <table:table-cell office:value-type="string">
            <text:p>ORTEGA GONZ[ÁA]LEZ ANDREA</text:p>
          </table:table-cell>
          <table:table-cell table:number-columns-repeated="2"/>
          <table:table-cell office:value-type="string">
            <text:p>Andrea Ortega</text:p>
          </table:table-cell>
          <table:table-cell table:formula="of:=CONCATENATE(&quot;sessLists[d,3,r] &lt;- ifelse ( grepl(pattern=@.*\\&lt;&quot;;[.M480];&quot;\\&gt;.*@, sessLists[d,1,r])==@TRUE@, @&quot;;[.K480];&quot;@, sessLists[d,3,r] )&quot;)" office:value-type="string" office:string-value="sessLists[d,3,r] &lt;- ifelse ( grepl(pattern=@.*\\&lt;ORTEGA GONZ[ÁA]LEZ ANDREA\\&gt;.*@, sessLists[d,1,r])==@TRUE@, @mr21s@, sessLists[d,3,r] )">
            <text:p>sessLists[d,3,r] &lt;- ifelse ( grepl(pattern=@.*\\&lt;ORTEGA GONZ[ÁA]LEZ ANDREA\\&gt;.*@, sessLists[d,1,r])==@TRUE@, @mr21s@, sessLists[d,3,r] )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DY</text:p>
          </table:table-cell>
          <table:table-cell table:number-columns-repeated="3"/>
          <table:table-cell office:value-type="string">
            <text:p>ORTIZ</text:p>
          </table:table-cell>
          <table:table-cell office:value-type="string">
            <text:p>PIÑA</text:p>
          </table:table-cell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3" office:value-type="string">
            <text:p>mr35p</text:p>
          </table:table-cell>
          <table:table-cell office:value-type="string">
            <text:p>prd</text:p>
          </table:table-cell>
          <table:table-cell office:value-type="string">
            <text:p>ORTIZ PIÑA EDY</text:p>
          </table:table-cell>
          <table:table-cell table:number-columns-repeated="2"/>
          <table:table-cell office:value-type="string">
            <text:p>Edy Ortiz</text:p>
          </table:table-cell>
          <table:table-cell table:formula="of:=CONCATENATE(&quot;sessLists[d,3,r] &lt;- ifelse ( grepl(pattern=@.*\\&lt;&quot;;[.M481];&quot;\\&gt;.*@, sessLists[d,1,r])==@TRUE@, @&quot;;[.K481];&quot;@, sessLists[d,3,r] )&quot;)" office:value-type="string" office:string-value="sessLists[d,3,r] &lt;- ifelse ( grepl(pattern=@.*\\&lt;ORTIZ PIÑA EDY\\&gt;.*@, sessLists[d,1,r])==@TRUE@, @mr35p@, sessLists[d,3,r] )">
            <text:p>sessLists[d,3,r] &lt;- ifelse ( grepl(pattern=@.*\\&lt;ORTIZ PIÑA EDY\\&gt;.*@, sessLists[d,1,r])==@TRUE@, @mr35p@, sessLists[d,3,r] )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EBECA</text:p>
          </table:table-cell>
          <table:table-cell table:number-columns-repeated="3"/>
          <table:table-cell office:value-type="string">
            <text:p>PARADA</text:p>
          </table:table-cell>
          <table:table-cell office:value-type="string">
            <text:p>ORTEG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4</text:p>
          </table:table-cell>
          <table:table-cell table:style-name="ce3" office:value-type="string">
            <text:p>rp24p</text:p>
          </table:table-cell>
          <table:table-cell office:value-type="string">
            <text:p>panal</text:p>
          </table:table-cell>
          <table:table-cell office:value-type="string">
            <text:p>PARADA ORTEGA REBECA</text:p>
          </table:table-cell>
          <table:table-cell table:number-columns-repeated="2"/>
          <table:table-cell office:value-type="string">
            <text:p>Rebeca Parada</text:p>
          </table:table-cell>
          <table:table-cell table:formula="of:=CONCATENATE(&quot;sessLists[d,3,r] &lt;- ifelse ( grepl(pattern=@.*\\&lt;&quot;;[.M482];&quot;\\&gt;.*@, sessLists[d,1,r])==@TRUE@, @&quot;;[.K482];&quot;@, sessLists[d,3,r] )&quot;)" office:value-type="string" office:string-value="sessLists[d,3,r] &lt;- ifelse ( grepl(pattern=@.*\\&lt;PARADA ORTEGA REBECA\\&gt;.*@, sessLists[d,1,r])==@TRUE@, @rp24p@, sessLists[d,3,r] )">
            <text:p>sessLists[d,3,r] &lt;- ifelse ( grepl(pattern=@.*\\&lt;PARADA ORTEGA REBECA\\&gt;.*@, sessLists[d,1,r])==@TRUE@, @rp24p@, sessLists[d,3,r] )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MARÍA</text:p>
          </table:table-cell>
          <table:table-cell office:value-type="string">
            <text:p>NATIVIDAD</text:p>
          </table:table-cell>
          <table:table-cell table:number-columns-repeated="2"/>
          <table:table-cell office:value-type="string">
            <text:p>PATRICIO</text:p>
          </table:table-cell>
          <table:table-cell office:value-type="string">
            <text:p>RAZO</text:p>
          </table:table-cell>
          <table:table-cell/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3" office:value-type="string">
            <text:p>mr26s</text:p>
          </table:table-cell>
          <table:table-cell office:value-type="string">
            <text:p>prd</text:p>
          </table:table-cell>
          <table:table-cell office:value-type="string">
            <text:p>PATRICIO RAZO MAR[ÍI]A</text:p>
          </table:table-cell>
          <table:table-cell table:number-columns-repeated="2"/>
          <table:table-cell office:value-type="string">
            <text:p>Natividad Patricio</text:p>
          </table:table-cell>
          <table:table-cell table:formula="of:=CONCATENATE(&quot;sessLists[d,3,r] &lt;- ifelse ( grepl(pattern=@.*\\&lt;&quot;;[.M483];&quot;\\&gt;.*@, sessLists[d,1,r])==@TRUE@, @&quot;;[.K483];&quot;@, sessLists[d,3,r] )&quot;)" office:value-type="string" office:string-value="sessLists[d,3,r] &lt;- ifelse ( grepl(pattern=@.*\\&lt;PATRICIO RAZO MAR[ÍI]A\\&gt;.*@, sessLists[d,1,r])==@TRUE@, @mr26s@, sessLists[d,3,r] )">
            <text:p>sessLists[d,3,r] &lt;- ifelse ( grepl(pattern=@.*\\&lt;PATRICIO RAZO MAR[ÍI]A\\&gt;.*@, sessLists[d,1,r])==@TRUE@, @mr26s@, sessLists[d,3,r] )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OSÉ</text:p>
          </table:table-cell>
          <table:table-cell office:value-type="string">
            <text:p>FERNANDO</text:p>
          </table:table-cell>
          <table:table-cell table:number-columns-repeated="2"/>
          <table:table-cell office:value-type="string">
            <text:p>PEÑA</text:p>
          </table:table-cell>
          <table:table-cell office:value-type="string">
            <text:p>GARAVITO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7</text:p>
          </table:table-cell>
          <table:table-cell table:style-name="ce3" office:value-type="string">
            <text:p>rp17s</text:p>
          </table:table-cell>
          <table:table-cell office:value-type="string">
            <text:p>pri-uc</text:p>
          </table:table-cell>
          <table:table-cell office:value-type="string">
            <text:p>PEÑA GARAVITO JOS[ÉE]</text:p>
          </table:table-cell>
          <table:table-cell table:number-columns-repeated="2"/>
          <table:table-cell office:value-type="string">
            <text:p>José Peña</text:p>
          </table:table-cell>
          <table:table-cell table:formula="of:=CONCATENATE(&quot;sessLists[d,3,r] &lt;- ifelse ( grepl(pattern=@.*\\&lt;&quot;;[.M484];&quot;\\&gt;.*@, sessLists[d,1,r])==@TRUE@, @&quot;;[.K484];&quot;@, sessLists[d,3,r] )&quot;)" office:value-type="string" office:string-value="sessLists[d,3,r] &lt;- ifelse ( grepl(pattern=@.*\\&lt;PEÑA GARAVITO JOS[ÉE]\\&gt;.*@, sessLists[d,1,r])==@TRUE@, @rp17s@, sessLists[d,3,r] )">
            <text:p>sessLists[d,3,r] &lt;- ifelse ( grepl(pattern=@.*\\&lt;PEÑA GARAVITO JOS[ÉE]\\&gt;.*@, sessLists[d,1,r])==@TRUE@, @rp17s@, sessLists[d,3,r] )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RÍA</text:p>
          </table:table-cell>
          <table:table-cell office:value-type="string">
            <text:p>DEL</text:p>
          </table:table-cell>
          <table:table-cell office:value-type="string">
            <text:p>CARMEN</text:p>
          </table:table-cell>
          <table:table-cell/>
          <table:table-cell office:value-type="string">
            <text:p>PERALTA</text:p>
          </table:table-cell>
          <table:table-cell office:value-type="string">
            <text:p>VAQUEIR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5</text:p>
          </table:table-cell>
          <table:table-cell table:style-name="ce3" office:value-type="string">
            <text:p>rp15p</text:p>
          </table:table-cell>
          <table:table-cell office:value-type="string">
            <text:p>pri-uc</text:p>
          </table:table-cell>
          <table:table-cell office:value-type="string">
            <text:p>PERALTA VAQUEIRO MAR[ÍI]A</text:p>
          </table:table-cell>
          <table:table-cell table:number-columns-repeated="2"/>
          <table:table-cell office:value-type="string">
            <text:p>Carmen Peralta</text:p>
          </table:table-cell>
          <table:table-cell table:formula="of:=CONCATENATE(&quot;sessLists[d,3,r] &lt;- ifelse ( grepl(pattern=@.*\\&lt;&quot;;[.M485];&quot;\\&gt;.*@, sessLists[d,1,r])==@TRUE@, @&quot;;[.K485];&quot;@, sessLists[d,3,r] )&quot;)" office:value-type="string" office:string-value="sessLists[d,3,r] &lt;- ifelse ( grepl(pattern=@.*\\&lt;PERALTA VAQUEIRO MAR[ÍI]A\\&gt;.*@, sessLists[d,1,r])==@TRUE@, @rp15p@, sessLists[d,3,r] )">
            <text:p>sessLists[d,3,r] &lt;- ifelse ( grepl(pattern=@.*\\&lt;PERALTA VAQUEIRO MAR[ÍI]A\\&gt;.*@, sessLists[d,1,r])==@TRUE@, @rp15p@, sessLists[d,3,r] )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NRIQUE</text:p>
          </table:table-cell>
          <table:table-cell table:number-columns-repeated="3"/>
          <table:table-cell office:value-type="string">
            <text:p>PÉREZ</text:p>
          </table:table-cell>
          <table:table-cell office:value-type="string">
            <text:p>CORRE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6</text:p>
          </table:table-cell>
          <table:table-cell table:style-name="ce3" office:value-type="string">
            <text:p>rp26p</text:p>
          </table:table-cell>
          <table:table-cell office:value-type="string">
            <text:p>psd</text:p>
          </table:table-cell>
          <table:table-cell office:value-type="string">
            <text:p>P[ÉE]REZ CORREA ENRIQUE</text:p>
          </table:table-cell>
          <table:table-cell table:number-columns-repeated="2"/>
          <table:table-cell office:value-type="string">
            <text:p>Enrique Pérez Correa</text:p>
          </table:table-cell>
          <table:table-cell table:formula="of:=CONCATENATE(&quot;sessLists[d,3,r] &lt;- ifelse ( grepl(pattern=@.*\\&lt;&quot;;[.M486];&quot;\\&gt;.*@, sessLists[d,1,r])==@TRUE@, @&quot;;[.K486];&quot;@, sessLists[d,3,r] )&quot;)" office:value-type="string" office:string-value="sessLists[d,3,r] &lt;- ifelse ( grepl(pattern=@.*\\&lt;P[ÉE]REZ CORREA ENRIQUE\\&gt;.*@, sessLists[d,1,r])==@TRUE@, @rp26p@, sessLists[d,3,r] )">
            <text:p>sessLists[d,3,r] &lt;- ifelse ( grepl(pattern=@.*\\&lt;P[ÉE]REZ CORREA ENRIQUE\\&gt;.*@, sessLists[d,1,r])==@TRUE@, @rp26p@, sessLists[d,3,r] 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AURA</text:p>
          </table:table-cell>
          <table:table-cell table:number-columns-repeated="3"/>
          <table:table-cell office:value-type="string">
            <text:p>PIÑA</text:p>
          </table:table-cell>
          <table:table-cell office:value-type="string">
            <text:p>OLMEDO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string">
            <text:p>mr12p</text:p>
          </table:table-cell>
          <table:table-cell office:value-type="string">
            <text:p>prd</text:p>
          </table:table-cell>
          <table:table-cell office:value-type="string">
            <text:p>PIÑA OLMEDO LAURA</text:p>
          </table:table-cell>
          <table:table-cell table:number-columns-repeated="2"/>
          <table:table-cell office:value-type="string">
            <text:p>Laura Piña</text:p>
          </table:table-cell>
          <table:table-cell table:formula="of:=CONCATENATE(&quot;sessLists[d,3,r] &lt;- ifelse ( grepl(pattern=@.*\\&lt;&quot;;[.M487];&quot;\\&gt;.*@, sessLists[d,1,r])==@TRUE@, @&quot;;[.K487];&quot;@, sessLists[d,3,r] )&quot;)" office:value-type="string" office:string-value="sessLists[d,3,r] &lt;- ifelse ( grepl(pattern=@.*\\&lt;PIÑA OLMEDO LAURA\\&gt;.*@, sessLists[d,1,r])==@TRUE@, @mr12p@, sessLists[d,3,r] )">
            <text:p>sessLists[d,3,r] &lt;- ifelse ( grepl(pattern=@.*\\&lt;PIÑA OLMEDO LAURA\\&gt;.*@, sessLists[d,1,r])==@TRUE@, @mr12p@, sessLists[d,3,r] 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MÁS</text:p>
          </table:table-cell>
          <table:table-cell table:number-columns-repeated="3"/>
          <table:table-cell office:value-type="string">
            <text:p>PLIEGO</text:p>
          </table:table-cell>
          <table:table-cell office:value-type="string">
            <text:p>CALVO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mr10p</text:p>
          </table:table-cell>
          <table:table-cell office:value-type="string">
            <text:p>prd</text:p>
          </table:table-cell>
          <table:table-cell office:value-type="string">
            <text:p>PLIEGO CALVO TOM[ÁA]S</text:p>
          </table:table-cell>
          <table:table-cell table:number-columns-repeated="2"/>
          <table:table-cell office:value-type="string">
            <text:p>Tomás Pliego</text:p>
          </table:table-cell>
          <table:table-cell table:formula="of:=CONCATENATE(&quot;sessLists[d,3,r] &lt;- ifelse ( grepl(pattern=@.*\\&lt;&quot;;[.M488];&quot;\\&gt;.*@, sessLists[d,1,r])==@TRUE@, @&quot;;[.K488];&quot;@, sessLists[d,3,r] )&quot;)" office:value-type="string" office:string-value="sessLists[d,3,r] &lt;- ifelse ( grepl(pattern=@.*\\&lt;PLIEGO CALVO TOM[ÁA]S\\&gt;.*@, sessLists[d,1,r])==@TRUE@, @mr10p@, sessLists[d,3,r] )">
            <text:p>sessLists[d,3,r] &lt;- ifelse ( grepl(pattern=@.*\\&lt;PLIEGO CALVO TOM[ÁA]S\\&gt;.*@, sessLists[d,1,r])==@TRUE@, @mr10p@, sessLists[d,3,r] )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ETICIA</text:p>
          </table:table-cell>
          <table:table-cell table:number-columns-repeated="3"/>
          <table:table-cell office:value-type="string">
            <text:p>QUEZADA</text:p>
          </table:table-cell>
          <table:table-cell office:value-type="string">
            <text:p>CONTRERAS</text:p>
          </table:table-cell>
          <table:table-cell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3" office:value-type="string">
            <text:p>mr33p</text:p>
          </table:table-cell>
          <table:table-cell office:value-type="string">
            <text:p>prd</text:p>
          </table:table-cell>
          <table:table-cell office:value-type="string">
            <text:p>QUEZADA CONTRERAS LETICIA</text:p>
          </table:table-cell>
          <table:table-cell table:number-columns-repeated="2"/>
          <table:table-cell office:value-type="string">
            <text:p>Leticia Quezada</text:p>
          </table:table-cell>
          <table:table-cell table:formula="of:=CONCATENATE(&quot;sessLists[d,3,r] &lt;- ifelse ( grepl(pattern=@.*\\&lt;&quot;;[.M489];&quot;\\&gt;.*@, sessLists[d,1,r])==@TRUE@, @&quot;;[.K489];&quot;@, sessLists[d,3,r] )&quot;)" office:value-type="string" office:string-value="sessLists[d,3,r] &lt;- ifelse ( grepl(pattern=@.*\\&lt;QUEZADA CONTRERAS LETICIA\\&gt;.*@, sessLists[d,1,r])==@TRUE@, @mr33p@, sessLists[d,3,r] )">
            <text:p>sessLists[d,3,r] &lt;- ifelse ( grepl(pattern=@.*\\&lt;QUEZADA CONTRERAS LETICIA\\&gt;.*@, sessLists[d,1,r])==@TRUE@, @mr33p@, sessLists[d,3,r] )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RÍA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PAZ</text:p>
          </table:table-cell>
          <table:table-cell office:value-type="string">
            <text:p>QUIÑÓNEZ</text:p>
          </table:table-cell>
          <table:table-cell office:value-type="string">
            <text:p>CORNEJ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9</text:p>
          </table:table-cell>
          <table:table-cell table:style-name="ce3" office:value-type="string">
            <text:p>rp09p</text:p>
          </table:table-cell>
          <table:table-cell office:value-type="string">
            <text:p>pan</text:p>
          </table:table-cell>
          <table:table-cell office:value-type="string">
            <text:p>QUIÑ[ÓO]NE[ZS] CORNEJO MAR[ÍI]A</text:p>
          </table:table-cell>
          <table:table-cell table:number-columns-repeated="2"/>
          <table:table-cell office:value-type="string">
            <text:p>María Quiñónez</text:p>
          </table:table-cell>
          <table:table-cell table:formula="of:=CONCATENATE(&quot;sessLists[d,3,r] &lt;- ifelse ( grepl(pattern=@.*\\&lt;&quot;;[.M490];&quot;\\&gt;.*@, sessLists[d,1,r])==@TRUE@, @&quot;;[.K490];&quot;@, sessLists[d,3,r] )&quot;)" office:value-type="string" office:string-value="sessLists[d,3,r] &lt;- ifelse ( grepl(pattern=@.*\\&lt;QUIÑ[ÓO]NE[ZS] CORNEJO MAR[ÍI]A\\&gt;.*@, sessLists[d,1,r])==@TRUE@, @rp09p@, sessLists[d,3,r] )">
            <text:p>sessLists[d,3,r] &lt;- ifelse ( grepl(pattern=@.*\\&lt;QUIÑ[ÓO]NE[ZS] CORNEJO MAR[ÍI]A\\&gt;.*@, sessLists[d,1,r])==@TRUE@, @rp09p@, sessLists[d,3,r] 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SÉ</text:p>
          </table:table-cell>
          <table:table-cell office:value-type="string">
            <text:p>CRISTÓBAL</text:p>
          </table:table-cell>
          <table:table-cell table:number-columns-repeated="2"/>
          <table:table-cell office:value-type="string">
            <text:p>RAMÍREZ</text:p>
          </table:table-cell>
          <table:table-cell office:value-type="string">
            <text:p>PINO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3" office:value-type="string">
            <text:p>mr09p</text:p>
          </table:table-cell>
          <table:table-cell office:value-type="string">
            <text:p>prd</text:p>
          </table:table-cell>
          <table:table-cell office:value-type="string">
            <text:p>RAM[ÍI]REZ PINO JOS[ÉE]</text:p>
          </table:table-cell>
          <table:table-cell table:number-columns-repeated="2"/>
          <table:table-cell office:value-type="string">
            <text:p>Cristóbal Ramírez</text:p>
          </table:table-cell>
          <table:table-cell table:formula="of:=CONCATENATE(&quot;sessLists[d,3,r] &lt;- ifelse ( grepl(pattern=@.*\\&lt;&quot;;[.M491];&quot;\\&gt;.*@, sessLists[d,1,r])==@TRUE@, @&quot;;[.K491];&quot;@, sessLists[d,3,r] )&quot;)" office:value-type="string" office:string-value="sessLists[d,3,r] &lt;- ifelse ( grepl(pattern=@.*\\&lt;RAM[ÍI]REZ PINO JOS[ÉE]\\&gt;.*@, sessLists[d,1,r])==@TRUE@, @mr09p@, sessLists[d,3,r] )">
            <text:p>sessLists[d,3,r] &lt;- ifelse ( grepl(pattern=@.*\\&lt;RAM[ÍI]REZ PINO JOS[ÉE]\\&gt;.*@, sessLists[d,1,r])==@TRUE@, @mr09p@, sessLists[d,3,r] )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AÚL</text:p>
          </table:table-cell>
          <table:table-cell office:value-type="string">
            <text:p>ALEJANDRO</text:p>
          </table:table-cell>
          <table:table-cell office:value-type="string">
            <text:p>CUAUHTÉMOC</text:p>
          </table:table-cell>
          <table:table-cell/>
          <table:table-cell office:value-type="string">
            <text:p>RAMÍREZ</text:p>
          </table:table-cell>
          <table:table-cell office:value-type="string">
            <text:p>RODRÍGUEZ</text:p>
          </table:table-cell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3" office:value-type="string">
            <text:p>mr21p</text:p>
          </table:table-cell>
          <table:table-cell office:value-type="string">
            <text:p>pri-uc</text:p>
          </table:table-cell>
          <table:table-cell office:value-type="string">
            <text:p>RAM[ÍI]REZ RODR[ÍI]GUEZ RA[ÚU]L</text:p>
          </table:table-cell>
          <table:table-cell table:number-columns-repeated="2"/>
          <table:table-cell office:value-type="string">
            <text:p>Alejandro Ramírez Rodríguez</text:p>
          </table:table-cell>
          <table:table-cell table:formula="of:=CONCATENATE(&quot;sessLists[d,3,r] &lt;- ifelse ( grepl(pattern=@.*\\&lt;&quot;;[.M492];&quot;\\&gt;.*@, sessLists[d,1,r])==@TRUE@, @&quot;;[.K492];&quot;@, sessLists[d,3,r] )&quot;)" office:value-type="string" office:string-value="sessLists[d,3,r] &lt;- ifelse ( grepl(pattern=@.*\\&lt;RAM[ÍI]REZ RODR[ÍI]GUEZ RA[ÚU]L\\&gt;.*@, sessLists[d,1,r])==@TRUE@, @mr21p@, sessLists[d,3,r] )">
            <text:p>sessLists[d,3,r] &lt;- ifelse ( grepl(pattern=@.*\\&lt;RAM[ÍI]REZ RODR[ÍI]GUEZ RA[ÚU]L\\&gt;.*@, sessLists[d,1,r])==@TRUE@, @mr21p@, sessLists[d,3,r] )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ANIEL</text:p>
          </table:table-cell>
          <table:table-cell table:number-columns-repeated="3"/>
          <table:table-cell office:value-type="string">
            <text:p>RAMÍREZ</text:p>
          </table:table-cell>
          <table:table-cell office:value-type="string">
            <text:p>DEL VALLE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1</text:p>
          </table:table-cell>
          <table:table-cell table:style-name="ce3" office:value-type="string">
            <text:p>rp11p</text:p>
          </table:table-cell>
          <table:table-cell office:value-type="string">
            <text:p>pan</text:p>
          </table:table-cell>
          <table:table-cell office:value-type="string">
            <text:p>RAM[ÍI]REZ DEL VALLE DANIEL</text:p>
          </table:table-cell>
          <table:table-cell table:number-columns-repeated="2"/>
          <table:table-cell office:value-type="string">
            <text:p>Daniel Ramírez del Valle</text:p>
          </table:table-cell>
          <table:table-cell table:formula="of:=CONCATENATE(&quot;sessLists[d,3,r] &lt;- ifelse ( grepl(pattern=@.*\\&lt;&quot;;[.M493];&quot;\\&gt;.*@, sessLists[d,1,r])==@TRUE@, @&quot;;[.K493];&quot;@, sessLists[d,3,r] )&quot;)" office:value-type="string" office:string-value="sessLists[d,3,r] &lt;- ifelse ( grepl(pattern=@.*\\&lt;RAM[ÍI]REZ DEL VALLE DANIEL\\&gt;.*@, sessLists[d,1,r])==@TRUE@, @rp11p@, sessLists[d,3,r] )">
            <text:p>sessLists[d,3,r] &lt;- ifelse ( grepl(pattern=@.*\\&lt;RAM[ÍI]REZ DEL VALLE DANIEL\\&gt;.*@, sessLists[d,1,r])==@TRUE@, @rp11p@, sessLists[d,3,r] )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AROLINA</text:p>
          </table:table-cell>
          <table:table-cell table:number-columns-repeated="3"/>
          <table:table-cell office:value-type="string">
            <text:p>REBOLLO</text:p>
          </table:table-cell>
          <table:table-cell office:value-type="string">
            <text:p>AGUILAR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3" office:value-type="string">
            <text:p>mr17s</text:p>
          </table:table-cell>
          <table:table-cell office:value-type="string">
            <text:p>pan</text:p>
          </table:table-cell>
          <table:table-cell office:value-type="string">
            <text:p>REBOLLO AGUILAR CAROLINA</text:p>
          </table:table-cell>
          <table:table-cell table:number-columns-repeated="2"/>
          <table:table-cell office:value-type="string">
            <text:p>Carolina Rebollo</text:p>
          </table:table-cell>
          <table:table-cell table:formula="of:=CONCATENATE(&quot;sessLists[d,3,r] &lt;- ifelse ( grepl(pattern=@.*\\&lt;&quot;;[.M494];&quot;\\&gt;.*@, sessLists[d,1,r])==@TRUE@, @&quot;;[.K494];&quot;@, sessLists[d,3,r] )&quot;)" office:value-type="string" office:string-value="sessLists[d,3,r] &lt;- ifelse ( grepl(pattern=@.*\\&lt;REBOLLO AGUILAR CAROLINA\\&gt;.*@, sessLists[d,1,r])==@TRUE@, @mr17s@, sessLists[d,3,r] )">
            <text:p>sessLists[d,3,r] &lt;- ifelse ( grepl(pattern=@.*\\&lt;REBOLLO AGUILAR CAROLINA\\&gt;.*@, sessLists[d,1,r])==@TRUE@, @mr17s@, sessLists[d,3,r] 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ZEQUIEL</text:p>
          </table:table-cell>
          <table:table-cell table:number-columns-repeated="3"/>
          <table:table-cell office:value-type="string">
            <text:p>RÉTIZ</text:p>
          </table:table-cell>
          <table:table-cell office:value-type="string">
            <text:p>GUTIÉRREZ</text:p>
          </table:table-cell>
          <table:table-cell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3" office:value-type="string">
            <text:p>mr27p</text:p>
          </table:table-cell>
          <table:table-cell office:value-type="string">
            <text:p>pan</text:p>
          </table:table-cell>
          <table:table-cell office:value-type="string">
            <text:p>R[ÉE]TIZ GUTI[ÉE]RREZ EZEQUIEL</text:p>
          </table:table-cell>
          <table:table-cell table:number-columns-repeated="2"/>
          <table:table-cell office:value-type="string">
            <text:p>Ezequiel Rétiz</text:p>
          </table:table-cell>
          <table:table-cell table:formula="of:=CONCATENATE(&quot;sessLists[d,3,r] &lt;- ifelse ( grepl(pattern=@.*\\&lt;&quot;;[.M495];&quot;\\&gt;.*@, sessLists[d,1,r])==@TRUE@, @&quot;;[.K495];&quot;@, sessLists[d,3,r] )&quot;)" office:value-type="string" office:string-value="sessLists[d,3,r] &lt;- ifelse ( grepl(pattern=@.*\\&lt;R[ÉE]TIZ GUTI[ÉE]RREZ EZEQUIEL\\&gt;.*@, sessLists[d,1,r])==@TRUE@, @mr27p@, sessLists[d,3,r] )">
            <text:p>sessLists[d,3,r] &lt;- ifelse ( grepl(pattern=@.*\\&lt;R[ÉE]TIZ GUTI[ÉE]RREZ EZEQUIEL\\&gt;.*@, sessLists[d,1,r])==@TRUE@, @mr27p@, sessLists[d,3,r] )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RGARITO</text:p>
          </table:table-cell>
          <table:table-cell table:number-columns-repeated="3"/>
          <table:table-cell office:value-type="string">
            <text:p>REYES</text:p>
          </table:table-cell>
          <table:table-cell office:value-type="string">
            <text:p>AGUIRRE</text:p>
          </table:table-cell>
          <table:table-cell/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3" office:value-type="string">
            <text:p>mr29s</text:p>
          </table:table-cell>
          <table:table-cell office:value-type="string">
            <text:p>prd</text:p>
          </table:table-cell>
          <table:table-cell office:value-type="string">
            <text:p>REYES AGUIRRE MARGARITO</text:p>
          </table:table-cell>
          <table:table-cell table:number-columns-repeated="2"/>
          <table:table-cell office:value-type="string">
            <text:p>Margarito Reyes</text:p>
          </table:table-cell>
          <table:table-cell table:formula="of:=CONCATENATE(&quot;sessLists[d,3,r] &lt;- ifelse ( grepl(pattern=@.*\\&lt;&quot;;[.M496];&quot;\\&gt;.*@, sessLists[d,1,r])==@TRUE@, @&quot;;[.K496];&quot;@, sessLists[d,3,r] )&quot;)" office:value-type="string" office:string-value="sessLists[d,3,r] &lt;- ifelse ( grepl(pattern=@.*\\&lt;REYES AGUIRRE MARGARITO\\&gt;.*@, sessLists[d,1,r])==@TRUE@, @mr29s@, sessLists[d,3,r] )">
            <text:p>sessLists[d,3,r] &lt;- ifelse ( grepl(pattern=@.*\\&lt;REYES AGUIRRE MARGARITO\\&gt;.*@, sessLists[d,1,r])==@TRUE@, @mr29s@, sessLists[d,3,r] )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ICARDO</text:p>
          </table:table-cell>
          <table:table-cell office:value-type="string">
            <text:p>BENITO</text:p>
          </table:table-cell>
          <table:table-cell table:number-columns-repeated="2"/>
          <table:table-cell office:value-type="string">
            <text:p>ANTONIO</text:p>
          </table:table-cell>
          <table:table-cell office:value-type="string">
            <text:p>LEÓN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3" office:value-type="string">
            <text:p>mr16p</text:p>
          </table:table-cell>
          <table:table-cell office:value-type="string">
            <text:p>prd</text:p>
          </table:table-cell>
          <table:table-cell office:value-type="string">
            <text:p>ANTONIO LE[ÓO]N RICARDO</text:p>
          </table:table-cell>
          <table:table-cell table:number-columns-repeated="2"/>
          <table:table-cell office:value-type="string">
            <text:p>Ricardo Benito</text:p>
          </table:table-cell>
          <table:table-cell table:formula="of:=CONCATENATE(&quot;sessLists[d,3,r] &lt;- ifelse ( grepl(pattern=@.*\\&lt;&quot;;[.M497];&quot;\\&gt;.*@, sessLists[d,1,r])==@TRUE@, @&quot;;[.K497];&quot;@, sessLists[d,3,r] )&quot;)" office:value-type="string" office:string-value="sessLists[d,3,r] &lt;- ifelse ( grepl(pattern=@.*\\&lt;ANTONIO LE[ÓO]N RICARDO\\&gt;.*@, sessLists[d,1,r])==@TRUE@, @mr16p@, sessLists[d,3,r] )">
            <text:p>sessLists[d,3,r] &lt;- ifelse ( grepl(pattern=@.*\\&lt;ANTONIO LE[ÓO]N RICARDO\\&gt;.*@, sessLists[d,1,r])==@TRUE@, @mr16p@, sessLists[d,3,r] )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ARA</text:p>
          </table:table-cell>
          <table:table-cell office:value-type="string">
            <text:p>DEL</text:p>
          </table:table-cell>
          <table:table-cell office:value-type="string">
            <text:p>SOCORRO</text:p>
          </table:table-cell>
          <table:table-cell/>
          <table:table-cell office:value-type="string">
            <text:p>RIVERA</text:p>
          </table:table-cell>
          <table:table-cell office:value-type="string">
            <text:p>HERNÁND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7</text:p>
          </table:table-cell>
          <table:table-cell table:style-name="ce3" office:value-type="string">
            <text:p>rp07s</text:p>
          </table:table-cell>
          <table:table-cell office:value-type="string">
            <text:p>pan</text:p>
          </table:table-cell>
          <table:table-cell office:value-type="string">
            <text:p>RIVERA HERN[ÁA]NDEZ MARA</text:p>
          </table:table-cell>
          <table:table-cell table:number-columns-repeated="2"/>
          <table:table-cell office:value-type="string">
            <text:p>Mara Rivera</text:p>
          </table:table-cell>
          <table:table-cell table:formula="of:=CONCATENATE(&quot;sessLists[d,3,r] &lt;- ifelse ( grepl(pattern=@.*\\&lt;&quot;;[.M498];&quot;\\&gt;.*@, sessLists[d,1,r])==@TRUE@, @&quot;;[.K498];&quot;@, sessLists[d,3,r] )&quot;)" office:value-type="string" office:string-value="sessLists[d,3,r] &lt;- ifelse ( grepl(pattern=@.*\\&lt;RIVERA HERN[ÁA]NDEZ MARA\\&gt;.*@, sessLists[d,1,r])==@TRUE@, @rp07s@, sessLists[d,3,r] )">
            <text:p>sessLists[d,3,r] &lt;- ifelse ( grepl(pattern=@.*\\&lt;RIVERA HERN[ÁA]NDEZ MARA\\&gt;.*@, sessLists[d,1,r])==@TRUE@, @rp07s@, sessLists[d,3,r] )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UIS</text:p>
          </table:table-cell>
          <table:table-cell office:value-type="string">
            <text:p>EDUARDO</text:p>
          </table:table-cell>
          <table:table-cell table:number-columns-repeated="2"/>
          <table:table-cell office:value-type="string">
            <text:p>ROCHA</text:p>
          </table:table-cell>
          <table:table-cell office:value-type="string">
            <text:p>CRUZ</text:p>
          </table:table-cell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3" office:value-type="string">
            <text:p>mr25s</text:p>
          </table:table-cell>
          <table:table-cell office:value-type="string">
            <text:p>prd</text:p>
          </table:table-cell>
          <table:table-cell office:value-type="string">
            <text:p>ROCHA CRUZ LUIS</text:p>
          </table:table-cell>
          <table:table-cell table:number-columns-repeated="2"/>
          <table:table-cell office:value-type="string">
            <text:p>Eduardo Rocha</text:p>
          </table:table-cell>
          <table:table-cell table:formula="of:=CONCATENATE(&quot;sessLists[d,3,r] &lt;- ifelse ( grepl(pattern=@.*\\&lt;&quot;;[.M499];&quot;\\&gt;.*@, sessLists[d,1,r])==@TRUE@, @&quot;;[.K499];&quot;@, sessLists[d,3,r] )&quot;)" office:value-type="string" office:string-value="sessLists[d,3,r] &lt;- ifelse ( grepl(pattern=@.*\\&lt;ROCHA CRUZ LUIS\\&gt;.*@, sessLists[d,1,r])==@TRUE@, @mr25s@, sessLists[d,3,r] )">
            <text:p>sessLists[d,3,r] &lt;- ifelse ( grepl(pattern=@.*\\&lt;ROCHA CRUZ LUIS\\&gt;.*@, sessLists[d,1,r])==@TRUE@, @mr25s@, sessLists[d,3,r] )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OSCAR</text:p>
          </table:table-cell>
          <table:table-cell table:number-columns-repeated="3"/>
          <table:table-cell office:value-type="string">
            <text:p>ROMERO</text:p>
          </table:table-cell>
          <table:table-cell office:value-type="string">
            <text:p>LÓPEZ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office:value-type="string">
            <text:p>mr03s</text:p>
          </table:table-cell>
          <table:table-cell office:value-type="string">
            <text:p>prd</text:p>
          </table:table-cell>
          <table:table-cell office:value-type="string">
            <text:p>ROMERO L[ÓO]PEZ OSCAR</text:p>
          </table:table-cell>
          <table:table-cell table:number-columns-repeated="2"/>
          <table:table-cell office:value-type="string">
            <text:p>Oscar Romero</text:p>
          </table:table-cell>
          <table:table-cell table:formula="of:=CONCATENATE(&quot;sessLists[d,3,r] &lt;- ifelse ( grepl(pattern=@.*\\&lt;&quot;;[.M500];&quot;\\&gt;.*@, sessLists[d,1,r])==@TRUE@, @&quot;;[.K500];&quot;@, sessLists[d,3,r] )&quot;)" office:value-type="string" office:string-value="sessLists[d,3,r] &lt;- ifelse ( grepl(pattern=@.*\\&lt;ROMERO L[ÓO]PEZ OSCAR\\&gt;.*@, sessLists[d,1,r])==@TRUE@, @mr03s@, sessLists[d,3,r] )">
            <text:p>sessLists[d,3,r] &lt;- ifelse ( grepl(pattern=@.*\\&lt;ROMERO L[ÓO]PEZ OSCAR\\&gt;.*@, sessLists[d,1,r])==@TRUE@, @mr03s@, sessLists[d,3,r] )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ARÓN</text:p>
          </table:table-cell>
          <table:table-cell table:number-columns-repeated="3"/>
          <table:table-cell office:value-type="string">
            <text:p>ROMERO</text:p>
          </table:table-cell>
          <table:table-cell office:value-type="string">
            <text:p>MALDONADO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string">
            <text:p>mr04s</text:p>
          </table:table-cell>
          <table:table-cell office:value-type="string">
            <text:p>prd</text:p>
          </table:table-cell>
          <table:table-cell office:value-type="string">
            <text:p>ROMERO MALDONADO AAR[ÓO]N</text:p>
          </table:table-cell>
          <table:table-cell table:number-columns-repeated="2"/>
          <table:table-cell office:value-type="string">
            <text:p>Aarón Romero</text:p>
          </table:table-cell>
          <table:table-cell table:formula="of:=CONCATENATE(&quot;sessLists[d,3,r] &lt;- ifelse ( grepl(pattern=@.*\\&lt;&quot;;[.M501];&quot;\\&gt;.*@, sessLists[d,1,r])==@TRUE@, @&quot;;[.K501];&quot;@, sessLists[d,3,r] )&quot;)" office:value-type="string" office:string-value="sessLists[d,3,r] &lt;- ifelse ( grepl(pattern=@.*\\&lt;ROMERO MALDONADO AAR[ÓO]N\\&gt;.*@, sessLists[d,1,r])==@TRUE@, @mr04s@, sessLists[d,3,r] )">
            <text:p>sessLists[d,3,r] &lt;- ifelse ( grepl(pattern=@.*\\&lt;ROMERO MALDONADO AAR[ÓO]N\\&gt;.*@, sessLists[d,1,r])==@TRUE@, @mr04s@, sessLists[d,3,r] )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JORGE</text:p>
          </table:table-cell>
          <table:table-cell table:number-columns-repeated="3"/>
          <table:table-cell office:value-type="string">
            <text:p>ROMERO</text:p>
          </table:table-cell>
          <table:table-cell office:value-type="string">
            <text:p>HERRER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0</text:p>
          </table:table-cell>
          <table:table-cell table:style-name="ce3" office:value-type="string">
            <text:p>rp10p</text:p>
          </table:table-cell>
          <table:table-cell office:value-type="string">
            <text:p>pan</text:p>
          </table:table-cell>
          <table:table-cell office:value-type="string">
            <text:p>ROMERO HERRERA JORGE</text:p>
          </table:table-cell>
          <table:table-cell table:number-columns-repeated="2"/>
          <table:table-cell office:value-type="string">
            <text:p>Jorge Romero</text:p>
          </table:table-cell>
          <table:table-cell table:formula="of:=CONCATENATE(&quot;sessLists[d,3,r] &lt;- ifelse ( grepl(pattern=@.*\\&lt;&quot;;[.M502];&quot;\\&gt;.*@, sessLists[d,1,r])==@TRUE@, @&quot;;[.K502];&quot;@, sessLists[d,3,r] )&quot;)" office:value-type="string" office:string-value="sessLists[d,3,r] &lt;- ifelse ( grepl(pattern=@.*\\&lt;ROMERO HERRERA JORGE\\&gt;.*@, sessLists[d,1,r])==@TRUE@, @rp10p@, sessLists[d,3,r] )">
            <text:p>sessLists[d,3,r] &lt;- ifelse ( grepl(pattern=@.*\\&lt;ROMERO HERRERA JORGE\\&gt;.*@, sessLists[d,1,r])==@TRUE@, @rp10p@, sessLists[d,3,r] )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ARTÍN</text:p>
          </table:table-cell>
          <table:table-cell table:number-columns-repeated="3"/>
          <table:table-cell office:value-type="string">
            <text:p>ROSALES</text:p>
          </table:table-cell>
          <table:table-cell office:value-type="string">
            <text:p>ROMERO</text:p>
          </table:table-cell>
          <table:table-cell/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3" office:value-type="string">
            <text:p>mr39s</text:p>
          </table:table-cell>
          <table:table-cell office:value-type="string">
            <text:p>prd</text:p>
          </table:table-cell>
          <table:table-cell office:value-type="string">
            <text:p>ROSALES ROMERO MART[ÍI]N</text:p>
          </table:table-cell>
          <table:table-cell table:number-columns-repeated="2"/>
          <table:table-cell office:value-type="string">
            <text:p>Martín Rosales</text:p>
          </table:table-cell>
          <table:table-cell table:formula="of:=CONCATENATE(&quot;sessLists[d,3,r] &lt;- ifelse ( grepl(pattern=@.*\\&lt;&quot;;[.M503];&quot;\\&gt;.*@, sessLists[d,1,r])==@TRUE@, @&quot;;[.K503];&quot;@, sessLists[d,3,r] )&quot;)" office:value-type="string" office:string-value="sessLists[d,3,r] &lt;- ifelse ( grepl(pattern=@.*\\&lt;ROSALES ROMERO MART[ÍI]N\\&gt;.*@, sessLists[d,1,r])==@TRUE@, @mr39s@, sessLists[d,3,r] )">
            <text:p>sessLists[d,3,r] &lt;- ifelse ( grepl(pattern=@.*\\&lt;ROSALES ROMERO MART[ÍI]N\\&gt;.*@, sessLists[d,1,r])==@TRUE@, @mr39s@, sessLists[d,3,r] )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ELEAZAR</text:p>
          </table:table-cell>
          <table:table-cell table:number-columns-repeated="3"/>
          <table:table-cell office:value-type="string">
            <text:p>RUBIO</text:p>
          </table:table-cell>
          <table:table-cell office:value-type="string">
            <text:p>ALDARÁN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string">
            <text:p>mr01s</text:p>
          </table:table-cell>
          <table:table-cell office:value-type="string">
            <text:p>prd</text:p>
          </table:table-cell>
          <table:table-cell office:value-type="string">
            <text:p>RUBIO ALDAR[ÁA]N ELEAZAR</text:p>
          </table:table-cell>
          <table:table-cell table:number-columns-repeated="2"/>
          <table:table-cell office:value-type="string">
            <text:p>Eleazar Rubio</text:p>
          </table:table-cell>
          <table:table-cell table:formula="of:=CONCATENATE(&quot;sessLists[d,3,r] &lt;- ifelse ( grepl(pattern=@.*\\&lt;&quot;;[.M504];&quot;\\&gt;.*@, sessLists[d,1,r])==@TRUE@, @&quot;;[.K504];&quot;@, sessLists[d,3,r] )&quot;)" office:value-type="string" office:string-value="sessLists[d,3,r] &lt;- ifelse ( grepl(pattern=@.*\\&lt;RUBIO ALDAR[ÁA]N ELEAZAR\\&gt;.*@, sessLists[d,1,r])==@TRUE@, @mr01s@, sessLists[d,3,r] )">
            <text:p>sessLists[d,3,r] &lt;- ifelse ( grepl(pattern=@.*\\&lt;RUBIO ALDAR[ÁA]N ELEAZAR\\&gt;.*@, sessLists[d,1,r])==@TRUE@, @mr01s@, sessLists[d,3,r] )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BRENDA</text:p>
          </table:table-cell>
          <table:table-cell office:value-type="string">
            <text:p>FABIOLA</text:p>
          </table:table-cell>
          <table:table-cell table:number-columns-repeated="2"/>
          <table:table-cell office:value-type="string">
            <text:p>RUIZ</text:p>
          </table:table-cell>
          <table:table-cell office:value-type="string">
            <text:p>AGUILAR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1</text:p>
          </table:table-cell>
          <table:table-cell table:style-name="ce3" office:value-type="string">
            <text:p>rp11s</text:p>
          </table:table-cell>
          <table:table-cell office:value-type="string">
            <text:p>pan</text:p>
          </table:table-cell>
          <table:table-cell office:value-type="string">
            <text:p>RUIZ AGUILAR BRENDA</text:p>
          </table:table-cell>
          <table:table-cell table:number-columns-repeated="2"/>
          <table:table-cell office:value-type="string">
            <text:p>Brenda Ruiz</text:p>
          </table:table-cell>
          <table:table-cell table:formula="of:=CONCATENATE(&quot;sessLists[d,3,r] &lt;- ifelse ( grepl(pattern=@.*\\&lt;&quot;;[.M505];&quot;\\&gt;.*@, sessLists[d,1,r])==@TRUE@, @&quot;;[.K505];&quot;@, sessLists[d,3,r] )&quot;)" office:value-type="string" office:string-value="sessLists[d,3,r] &lt;- ifelse ( grepl(pattern=@.*\\&lt;RUIZ AGUILAR BRENDA\\&gt;.*@, sessLists[d,1,r])==@TRUE@, @rp11s@, sessLists[d,3,r] )">
            <text:p>sessLists[d,3,r] &lt;- ifelse ( grepl(pattern=@.*\\&lt;RUIZ AGUILAR BRENDA\\&gt;.*@, sessLists[d,1,r])==@TRUE@, @rp11s@, sessLists[d,3,r] )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ELINA</text:p>
          </table:table-cell>
          <table:table-cell table:number-columns-repeated="3"/>
          <table:table-cell office:value-type="string">
            <text:p>SAAVEDRA</text:p>
          </table:table-cell>
          <table:table-cell office:value-type="string">
            <text:p>ORTEG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6</text:p>
          </table:table-cell>
          <table:table-cell table:style-name="ce3" office:value-type="string">
            <text:p>rp06p</text:p>
          </table:table-cell>
          <table:table-cell office:value-type="string">
            <text:p>pan</text:p>
          </table:table-cell>
          <table:table-cell office:value-type="string">
            <text:p>SAAVEDRA ORTEGA CELINA</text:p>
          </table:table-cell>
          <table:table-cell table:number-columns-repeated="2"/>
          <table:table-cell office:value-type="string">
            <text:p>Celina Saavedra</text:p>
          </table:table-cell>
          <table:table-cell table:formula="of:=CONCATENATE(&quot;sessLists[d,3,r] &lt;- ifelse ( grepl(pattern=@.*\\&lt;&quot;;[.M506];&quot;\\&gt;.*@, sessLists[d,1,r])==@TRUE@, @&quot;;[.K506];&quot;@, sessLists[d,3,r] )&quot;)" office:value-type="string" office:string-value="sessLists[d,3,r] &lt;- ifelse ( grepl(pattern=@.*\\&lt;SAAVEDRA ORTEGA CELINA\\&gt;.*@, sessLists[d,1,r])==@TRUE@, @rp06p@, sessLists[d,3,r] )">
            <text:p>sessLists[d,3,r] &lt;- ifelse ( grepl(pattern=@.*\\&lt;SAAVEDRA ORTEGA CELINA\\&gt;.*@, sessLists[d,1,r])==@TRUE@, @rp06p@, sessLists[d,3,r] )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ANIEL</text:p>
          </table:table-cell>
          <table:table-cell table:number-columns-repeated="3"/>
          <table:table-cell office:value-type="string">
            <text:p>SALAZAR</text:p>
          </table:table-cell>
          <table:table-cell office:value-type="string">
            <text:p>NÚÑEZ</text:p>
          </table:table-cell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3" office:value-type="string">
            <text:p>mr23p</text:p>
          </table:table-cell>
          <table:table-cell office:value-type="string">
            <text:p>prd</text:p>
          </table:table-cell>
          <table:table-cell office:value-type="string">
            <text:p>SALAZAR N[ÚU]ÑEZ DANIEL</text:p>
          </table:table-cell>
          <table:table-cell table:number-columns-repeated="2"/>
          <table:table-cell office:value-type="string">
            <text:p>Daniel Salazar</text:p>
          </table:table-cell>
          <table:table-cell table:formula="of:=CONCATENATE(&quot;sessLists[d,3,r] &lt;- ifelse ( grepl(pattern=@.*\\&lt;&quot;;[.M507];&quot;\\&gt;.*@, sessLists[d,1,r])==@TRUE@, @&quot;;[.K507];&quot;@, sessLists[d,3,r] )&quot;)" office:value-type="string" office:string-value="sessLists[d,3,r] &lt;- ifelse ( grepl(pattern=@.*\\&lt;SALAZAR N[ÚU]ÑEZ DANIEL\\&gt;.*@, sessLists[d,1,r])==@TRUE@, @mr23p@, sessLists[d,3,r] )">
            <text:p>sessLists[d,3,r] &lt;- ifelse ( grepl(pattern=@.*\\&lt;SALAZAR N[ÚU]ÑEZ DANIEL\\&gt;.*@, sessLists[d,1,r])==@TRUE@, @mr23p@, sessLists[d,3,r] )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ARICELA</text:p>
          </table:table-cell>
          <table:table-cell table:number-columns-repeated="3"/>
          <table:table-cell office:value-type="string">
            <text:p>SÁNCHEZ</text:p>
          </table:table-cell>
          <table:table-cell office:value-type="string">
            <text:p>CABRERA</text:p>
          </table:table-cell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3" office:value-type="string">
            <text:p>mr11s</text:p>
          </table:table-cell>
          <table:table-cell office:value-type="string">
            <text:p>prd</text:p>
          </table:table-cell>
          <table:table-cell office:value-type="string">
            <text:p>S[ÁA]NCHEZ CABRERA MARICELA</text:p>
          </table:table-cell>
          <table:table-cell table:number-columns-repeated="2"/>
          <table:table-cell office:value-type="string">
            <text:p>Maricela Sánchez</text:p>
          </table:table-cell>
          <table:table-cell table:formula="of:=CONCATENATE(&quot;sessLists[d,3,r] &lt;- ifelse ( grepl(pattern=@.*\\&lt;&quot;;[.M508];&quot;\\&gt;.*@, sessLists[d,1,r])==@TRUE@, @&quot;;[.K508];&quot;@, sessLists[d,3,r] )&quot;)" office:value-type="string" office:string-value="sessLists[d,3,r] &lt;- ifelse ( grepl(pattern=@.*\\&lt;S[ÁA]NCHEZ CABRERA MARICELA\\&gt;.*@, sessLists[d,1,r])==@TRUE@, @mr11s@, sessLists[d,3,r] )">
            <text:p>sessLists[d,3,r] &lt;- ifelse ( grepl(pattern=@.*\\&lt;S[ÁA]NCHEZ CABRERA MARICELA\\&gt;.*@, sessLists[d,1,r])==@TRUE@, @mr11s@, sessLists[d,3,r] )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ARLA</text:p>
          </table:table-cell>
          <table:table-cell office:value-type="string">
            <text:p>ALEJANDRA</text:p>
          </table:table-cell>
          <table:table-cell table:number-columns-repeated="2"/>
          <table:table-cell office:value-type="string">
            <text:p>SANCHEZARMAS</text:p>
          </table:table-cell>
          <table:table-cell office:value-type="string">
            <text:p>GARCÍ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5</text:p>
          </table:table-cell>
          <table:table-cell table:style-name="ce3" office:value-type="string">
            <text:p>rp25s</text:p>
          </table:table-cell>
          <table:table-cell office:value-type="string">
            <text:p>psd</text:p>
          </table:table-cell>
          <table:table-cell office:value-type="string">
            <text:p>SANCHEZARMAS GARC[ÍI]A CARLA</text:p>
          </table:table-cell>
          <table:table-cell table:number-columns-repeated="2"/>
          <table:table-cell office:value-type="string">
            <text:p>Carla Sánchez Armas</text:p>
          </table:table-cell>
          <table:table-cell table:formula="of:=CONCATENATE(&quot;sessLists[d,3,r] &lt;- ifelse ( grepl(pattern=@.*\\&lt;&quot;;[.M509];&quot;\\&gt;.*@, sessLists[d,1,r])==@TRUE@, @&quot;;[.K509];&quot;@, sessLists[d,3,r] )&quot;)" office:value-type="string" office:string-value="sessLists[d,3,r] &lt;- ifelse ( grepl(pattern=@.*\\&lt;SANCHEZARMAS GARC[ÍI]A CARLA\\&gt;.*@, sessLists[d,1,r])==@TRUE@, @rp25s@, sessLists[d,3,r] )">
            <text:p>sessLists[d,3,r] &lt;- ifelse ( grepl(pattern=@.*\\&lt;SANCHEZARMAS GARC[ÍI]A CARLA\\&gt;.*@, sessLists[d,1,r])==@TRUE@, @rp25s@, sessLists[d,3,r] )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RTURO</text:p>
          </table:table-cell>
          <table:table-cell table:number-columns-repeated="3"/>
          <table:table-cell office:value-type="string">
            <text:p>SANTANA</text:p>
          </table:table-cell>
          <table:table-cell office:value-type="string">
            <text:p>ALFARO</text:p>
          </table:table-cell>
          <table:table-cell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3" office:value-type="string">
            <text:p>mr26p</text:p>
          </table:table-cell>
          <table:table-cell office:value-type="string">
            <text:p>prd</text:p>
          </table:table-cell>
          <table:table-cell office:value-type="string">
            <text:p>SANTANA ALFARO ARTURO</text:p>
          </table:table-cell>
          <table:table-cell table:number-columns-repeated="2"/>
          <table:table-cell office:value-type="string">
            <text:p>Arturo Santana</text:p>
          </table:table-cell>
          <table:table-cell table:formula="of:=CONCATENATE(&quot;sessLists[d,3,r] &lt;- ifelse ( grepl(pattern=@.*\\&lt;&quot;;[.M510];&quot;\\&gt;.*@, sessLists[d,1,r])==@TRUE@, @&quot;;[.K510];&quot;@, sessLists[d,3,r] )&quot;)" office:value-type="string" office:string-value="sessLists[d,3,r] &lt;- ifelse ( grepl(pattern=@.*\\&lt;SANTANA ALFARO ARTURO\\&gt;.*@, sessLists[d,1,r])==@TRUE@, @mr26p@, sessLists[d,3,r] )">
            <text:p>sessLists[d,3,r] &lt;- ifelse ( grepl(pattern=@.*\\&lt;SANTANA ALFARO ARTURO\\&gt;.*@, sessLists[d,1,r])==@TRUE@, @mr26p@, sessLists[d,3,r] 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RANCISCO</text:p>
          </table:table-cell>
          <table:table-cell table:number-columns-repeated="3"/>
          <table:table-cell office:value-type="string">
            <text:p>SANTIBÁÑEZ</text:p>
          </table:table-cell>
          <table:table-cell office:value-type="string">
            <text:p>CALZADILL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6</text:p>
          </table:table-cell>
          <table:table-cell table:style-name="ce3" office:value-type="string">
            <text:p>rp06s</text:p>
          </table:table-cell>
          <table:table-cell office:value-type="string">
            <text:p>pan</text:p>
          </table:table-cell>
          <table:table-cell office:value-type="string">
            <text:p>SANTIB[ÁA]ÑEZ CALZADILLA FRANCISCO</text:p>
          </table:table-cell>
          <table:table-cell table:number-columns-repeated="2"/>
          <table:table-cell office:value-type="string">
            <text:p>Francisco Santibáñez</text:p>
          </table:table-cell>
          <table:table-cell table:formula="of:=CONCATENATE(&quot;sessLists[d,3,r] &lt;- ifelse ( grepl(pattern=@.*\\&lt;&quot;;[.M511];&quot;\\&gt;.*@, sessLists[d,1,r])==@TRUE@, @&quot;;[.K511];&quot;@, sessLists[d,3,r] )&quot;)" office:value-type="string" office:string-value="sessLists[d,3,r] &lt;- ifelse ( grepl(pattern=@.*\\&lt;SANTIB[ÁA]ÑEZ CALZADILLA FRANCISCO\\&gt;.*@, sessLists[d,1,r])==@TRUE@, @rp06s@, sessLists[d,3,r] )">
            <text:p>sessLists[d,3,r] &lt;- ifelse ( grepl(pattern=@.*\\&lt;SANTIB[ÁA]ÑEZ CALZADILLA FRANCISCO\\&gt;.*@, sessLists[d,1,r])==@TRUE@, @rp06s@, sessLists[d,3,r] )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JORGE</text:p>
          </table:table-cell>
          <table:table-cell office:value-type="string">
            <text:p>FEDERICO</text:p>
          </table:table-cell>
          <table:table-cell table:number-columns-repeated="2"/>
          <table:table-cell office:value-type="string">
            <text:p>SCHIAFFINO</text:p>
          </table:table-cell>
          <table:table-cell office:value-type="string">
            <text:p>ISUNZ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4</text:p>
          </table:table-cell>
          <table:table-cell table:style-name="ce3" office:value-type="string">
            <text:p>rp14p</text:p>
          </table:table-cell>
          <table:table-cell office:value-type="string">
            <text:p>pri</text:p>
          </table:table-cell>
          <table:table-cell office:value-type="string">
            <text:p>SCHIAFFINO ISUNZA JORGE</text:p>
          </table:table-cell>
          <table:table-cell table:number-columns-repeated="2"/>
          <table:table-cell office:value-type="string">
            <text:p>Federico Schiaffino</text:p>
          </table:table-cell>
          <table:table-cell table:formula="of:=CONCATENATE(&quot;sessLists[d,3,r] &lt;- ifelse ( grepl(pattern=@.*\\&lt;&quot;;[.M512];&quot;\\&gt;.*@, sessLists[d,1,r])==@TRUE@, @&quot;;[.K512];&quot;@, sessLists[d,3,r] )&quot;)" office:value-type="string" office:string-value="sessLists[d,3,r] &lt;- ifelse ( grepl(pattern=@.*\\&lt;SCHIAFFINO ISUNZA JORGE\\&gt;.*@, sessLists[d,1,r])==@TRUE@, @rp14p@, sessLists[d,3,r] )">
            <text:p>sessLists[d,3,r] &lt;- ifelse ( grepl(pattern=@.*\\&lt;SCHIAFFINO ISUNZA JORGE\\&gt;.*@, sessLists[d,1,r])==@TRUE@, @rp14p@, sessLists[d,3,r] )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RÍA</text:p>
          </table:table-cell>
          <table:table-cell office:value-type="string">
            <text:p>DEL</text:p>
          </table:table-cell>
          <table:table-cell office:value-type="string">
            <text:p>CARMEN</text:p>
          </table:table-cell>
          <table:table-cell/>
          <table:table-cell office:value-type="string">
            <text:p>SEGURA</text:p>
          </table:table-cell>
          <table:table-cell office:value-type="string">
            <text:p>RANGEL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2</text:p>
          </table:table-cell>
          <table:table-cell table:style-name="ce3" office:value-type="string">
            <text:p>rp02p</text:p>
          </table:table-cell>
          <table:table-cell office:value-type="string">
            <text:p>pan</text:p>
          </table:table-cell>
          <table:table-cell office:value-type="string">
            <text:p>SEGURA RANGEL MAR[ÍI]A</text:p>
          </table:table-cell>
          <table:table-cell/>
          <table:table-cell office:value-type="string">
            <text:p>Segura</text:p>
          </table:table-cell>
          <table:table-cell office:value-type="string">
            <text:p>Carmen Segura</text:p>
          </table:table-cell>
          <table:table-cell table:formula="of:=CONCATENATE(&quot;sessLists[d,3,r] &lt;- ifelse ( grepl(pattern=@.*\\&lt;&quot;;[.M513];&quot;\\&gt;.*@, sessLists[d,1,r])==@TRUE@, @&quot;;[.K513];&quot;@, sessLists[d,3,r] )&quot;)" office:value-type="string" office:string-value="sessLists[d,3,r] &lt;- ifelse ( grepl(pattern=@.*\\&lt;SEGURA RANGEL MAR[ÍI]A\\&gt;.*@, sessLists[d,1,r])==@TRUE@, @rp02p@, sessLists[d,3,r] )">
            <text:p>sessLists[d,3,r] &lt;- ifelse ( grepl(pattern=@.*\\&lt;SEGURA RANGEL MAR[ÍI]A\\&gt;.*@, sessLists[d,1,r])==@TRUE@, @rp02p@, sessLists[d,3,r] 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IGUEL</text:p>
          </table:table-cell>
          <table:table-cell table:number-columns-repeated="3"/>
          <table:table-cell office:value-type="string">
            <text:p>SOSA</text:p>
          </table:table-cell>
          <table:table-cell office:value-type="string">
            <text:p>TAN</text:p>
          </table:table-cell>
          <table:table-cell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3" office:value-type="string">
            <text:p>mr31p</text:p>
          </table:table-cell>
          <table:table-cell office:value-type="string">
            <text:p>prd</text:p>
          </table:table-cell>
          <table:table-cell office:value-type="string">
            <text:p>SOSA TAN MIGUEL</text:p>
          </table:table-cell>
          <table:table-cell table:number-columns-repeated="2"/>
          <table:table-cell office:value-type="string">
            <text:p>Miguel Sosa</text:p>
          </table:table-cell>
          <table:table-cell table:formula="of:=CONCATENATE(&quot;sessLists[d,3,r] &lt;- ifelse ( grepl(pattern=@.*\\&lt;&quot;;[.M514];&quot;\\&gt;.*@, sessLists[d,1,r])==@TRUE@, @&quot;;[.K514];&quot;@, sessLists[d,3,r] )&quot;)" office:value-type="string" office:string-value="sessLists[d,3,r] &lt;- ifelse ( grepl(pattern=@.*\\&lt;SOSA TAN MIGUEL\\&gt;.*@, sessLists[d,1,r])==@TRUE@, @mr31p@, sessLists[d,3,r] )">
            <text:p>sessLists[d,3,r] &lt;- ifelse ( grepl(pattern=@.*\\&lt;SOSA TAN MIGUEL\\&gt;.*@, sessLists[d,1,r])==@TRUE@, @mr31p@, sessLists[d,3,r] )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AULA</text:p>
          </table:table-cell>
          <table:table-cell office:value-type="string">
            <text:p>ADRIANA</text:p>
          </table:table-cell>
          <table:table-cell table:number-columns-repeated="2"/>
          <table:table-cell office:value-type="string">
            <text:p>SOTO</text:p>
          </table:table-cell>
          <table:table-cell office:value-type="string">
            <text:p>MALDONADO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12</text:p>
          </table:table-cell>
          <table:table-cell table:style-name="ce3" office:value-type="string">
            <text:p>rp12p</text:p>
          </table:table-cell>
          <table:table-cell office:value-type="string">
            <text:p>pan</text:p>
          </table:table-cell>
          <table:table-cell office:value-type="string">
            <text:p>SOTO MALDONADO PAULA</text:p>
          </table:table-cell>
          <table:table-cell table:number-columns-repeated="2"/>
          <table:table-cell office:value-type="string">
            <text:p>Paula Soto</text:p>
          </table:table-cell>
          <table:table-cell table:formula="of:=CONCATENATE(&quot;sessLists[d,3,r] &lt;- ifelse ( grepl(pattern=@.*\\&lt;&quot;;[.M515];&quot;\\&gt;.*@, sessLists[d,1,r])==@TRUE@, @&quot;;[.K515];&quot;@, sessLists[d,3,r] )&quot;)" office:value-type="string" office:string-value="sessLists[d,3,r] &lt;- ifelse ( grepl(pattern=@.*\\&lt;SOTO MALDONADO PAULA\\&gt;.*@, sessLists[d,1,r])==@TRUE@, @rp12p@, sessLists[d,3,r] )">
            <text:p>sessLists[d,3,r] &lt;- ifelse ( grepl(pattern=@.*\\&lt;SOTO MALDONADO PAULA\\&gt;.*@, sessLists[d,1,r])==@TRUE@, @rp12p@, sessLists[d,3,r] )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LICIA</text:p>
          </table:table-cell>
          <table:table-cell office:value-type="string">
            <text:p>VIRGINIA</text:p>
          </table:table-cell>
          <table:table-cell table:number-columns-repeated="2"/>
          <table:table-cell office:value-type="string">
            <text:p>TÉLLEZ</text:p>
          </table:table-cell>
          <table:table-cell office:value-type="string">
            <text:p>SÁNCHE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4</text:p>
          </table:table-cell>
          <table:table-cell table:style-name="ce3" office:value-type="string">
            <text:p>rp14s</text:p>
          </table:table-cell>
          <table:table-cell office:value-type="string">
            <text:p>pri</text:p>
          </table:table-cell>
          <table:table-cell office:value-type="string">
            <text:p>T[ÉE]LLEZ S[ÁA]NCHEZ ALICIA</text:p>
          </table:table-cell>
          <table:table-cell table:number-columns-repeated="2"/>
          <table:table-cell office:value-type="string">
            <text:p>Alicia Téllez</text:p>
          </table:table-cell>
          <table:table-cell table:formula="of:=CONCATENATE(&quot;sessLists[d,3,r] &lt;- ifelse ( grepl(pattern=@.*\\&lt;&quot;;[.M516];&quot;\\&gt;.*@, sessLists[d,1,r])==@TRUE@, @&quot;;[.K516];&quot;@, sessLists[d,3,r] )&quot;)" office:value-type="string" office:string-value="sessLists[d,3,r] &lt;- ifelse ( grepl(pattern=@.*\\&lt;T[ÉE]LLEZ S[ÁA]NCHEZ ALICIA\\&gt;.*@, sessLists[d,1,r])==@TRUE@, @rp14s@, sessLists[d,3,r] )">
            <text:p>sessLists[d,3,r] &lt;- ifelse ( grepl(pattern=@.*\\&lt;T[ÉE]LLEZ S[ÁA]NCHEZ ALICIA\\&gt;.*@, sessLists[d,1,r])==@TRUE@, @rp14s@, sessLists[d,3,r] )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XIUH</text:p>
          </table:table-cell>
          <table:table-cell office:value-type="string">
            <text:p>GUILLERMO</text:p>
          </table:table-cell>
          <table:table-cell table:number-columns-repeated="2"/>
          <table:table-cell office:value-type="string">
            <text:p>TENORIO</text:p>
          </table:table-cell>
          <table:table-cell office:value-type="string">
            <text:p>ANTIG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23</text:p>
          </table:table-cell>
          <table:table-cell table:style-name="ce3" office:value-type="string">
            <text:p>rp23p</text:p>
          </table:table-cell>
          <table:table-cell office:value-type="string">
            <text:p>panal</text:p>
          </table:table-cell>
          <table:table-cell office:value-type="string">
            <text:p>TENORIO ANTIGA XIUH</text:p>
          </table:table-cell>
          <table:table-cell table:number-columns-repeated="2"/>
          <table:table-cell office:value-type="string">
            <text:p>Xiuh Tenorio</text:p>
          </table:table-cell>
          <table:table-cell table:formula="of:=CONCATENATE(&quot;sessLists[d,3,r] &lt;- ifelse ( grepl(pattern=@.*\\&lt;&quot;;[.M517];&quot;\\&gt;.*@, sessLists[d,1,r])==@TRUE@, @&quot;;[.K517];&quot;@, sessLists[d,3,r] )&quot;)" office:value-type="string" office:string-value="sessLists[d,3,r] &lt;- ifelse ( grepl(pattern=@.*\\&lt;TENORIO ANTIGA XIUH\\&gt;.*@, sessLists[d,1,r])==@TRUE@, @rp23p@, sessLists[d,3,r] )">
            <text:p>sessLists[d,3,r] &lt;- ifelse ( grepl(pattern=@.*\\&lt;TENORIO ANTIGA XIUH\\&gt;.*@, sessLists[d,1,r])==@TRUE@, @rp23p@, sessLists[d,3,r] 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URICIO</text:p>
          </table:table-cell>
          <table:table-cell office:value-type="string">
            <text:p>ALONSO</text:p>
          </table:table-cell>
          <table:table-cell table:number-columns-repeated="2"/>
          <table:table-cell office:value-type="string">
            <text:p>TOLEDO</text:p>
          </table:table-cell>
          <table:table-cell office:value-type="string">
            <text:p>GUTIÉRREZ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3" office:value-type="string">
            <text:p>mr30p</text:p>
          </table:table-cell>
          <table:table-cell office:value-type="string">
            <text:p>prd</text:p>
          </table:table-cell>
          <table:table-cell office:value-type="string">
            <text:p>TOLEDO GUTI[ÉE]RREZ MAURICIO</text:p>
          </table:table-cell>
          <table:table-cell table:number-columns-repeated="2"/>
          <table:table-cell office:value-type="string">
            <text:p>Mauricio Toledo</text:p>
          </table:table-cell>
          <table:table-cell table:formula="of:=CONCATENATE(&quot;sessLists[d,3,r] &lt;- ifelse ( grepl(pattern=@.*\\&lt;&quot;;[.M518];&quot;\\&gt;.*@, sessLists[d,1,r])==@TRUE@, @&quot;;[.K518];&quot;@, sessLists[d,3,r] )&quot;)" office:value-type="string" office:string-value="sessLists[d,3,r] &lt;- ifelse ( grepl(pattern=@.*\\&lt;TOLEDO GUTI[ÉE]RREZ MAURICIO\\&gt;.*@, sessLists[d,1,r])==@TRUE@, @mr30p@, sessLists[d,3,r] )">
            <text:p>sessLists[d,3,r] &lt;- ifelse ( grepl(pattern=@.*\\&lt;TOLEDO GUTI[ÉE]RREZ MAURICIO\\&gt;.*@, sessLists[d,1,r])==@TRUE@, @mr30p@, sessLists[d,3,r] )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DGAR</text:p>
          </table:table-cell>
          <table:table-cell table:number-columns-repeated="3"/>
          <table:table-cell office:value-type="string">
            <text:p>TORRES</text:p>
          </table:table-cell>
          <table:table-cell office:value-type="string">
            <text:p>BALTAZAR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3" office:value-type="string">
            <text:p>mr08s</text:p>
          </table:table-cell>
          <table:table-cell office:value-type="string">
            <text:p>prd</text:p>
          </table:table-cell>
          <table:table-cell office:value-type="string">
            <text:p>TORRES BALTAZAR EDGAR</text:p>
          </table:table-cell>
          <table:table-cell table:number-columns-repeated="2"/>
          <table:table-cell office:value-type="string">
            <text:p>Edgar Torres Baltazar</text:p>
          </table:table-cell>
          <table:table-cell table:formula="of:=CONCATENATE(&quot;sessLists[d,3,r] &lt;- ifelse ( grepl(pattern=@.*\\&lt;&quot;;[.M519];&quot;\\&gt;.*@, sessLists[d,1,r])==@TRUE@, @&quot;;[.K519];&quot;@, sessLists[d,3,r] )&quot;)" office:value-type="string" office:string-value="sessLists[d,3,r] &lt;- ifelse ( grepl(pattern=@.*\\&lt;TORRES BALTAZAR EDGAR\\&gt;.*@, sessLists[d,1,r])==@TRUE@, @mr08s@, sessLists[d,3,r] )">
            <text:p>sessLists[d,3,r] &lt;- ifelse ( grepl(pattern=@.*\\&lt;TORRES BALTAZAR EDGAR\\&gt;.*@, sessLists[d,1,r])==@TRUE@, @mr08s@, sessLists[d,3,r] )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GUILLERMO</text:p>
          </table:table-cell>
          <table:table-cell office:value-type="string">
            <text:p>DE</text:p>
          </table:table-cell>
          <table:table-cell office:value-type="string">
            <text:p>JESÚS</text:p>
          </table:table-cell>
          <table:table-cell/>
          <table:table-cell office:value-type="string">
            <text:p>TORRES</text:p>
          </table:table-cell>
          <table:table-cell office:value-type="string">
            <text:p>QUIROZ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9</text:p>
          </table:table-cell>
          <table:table-cell table:style-name="ce3" office:value-type="string">
            <text:p>rp09s</text:p>
          </table:table-cell>
          <table:table-cell office:value-type="string">
            <text:p>pan</text:p>
          </table:table-cell>
          <table:table-cell office:value-type="string">
            <text:p>TORRES QUIROZ GUILLERMO</text:p>
          </table:table-cell>
          <table:table-cell table:number-columns-repeated="2"/>
          <table:table-cell office:value-type="string">
            <text:p>Guillermo Torres</text:p>
          </table:table-cell>
          <table:table-cell table:formula="of:=CONCATENATE(&quot;sessLists[d,3,r] &lt;- ifelse ( grepl(pattern=@.*\\&lt;&quot;;[.M520];&quot;\\&gt;.*@, sessLists[d,1,r])==@TRUE@, @&quot;;[.K520];&quot;@, sessLists[d,3,r] )&quot;)" office:value-type="string" office:string-value="sessLists[d,3,r] &lt;- ifelse ( grepl(pattern=@.*\\&lt;TORRES QUIROZ GUILLERMO\\&gt;.*@, sessLists[d,1,r])==@TRUE@, @rp09s@, sessLists[d,3,r] )">
            <text:p>sessLists[d,3,r] &lt;- ifelse ( grepl(pattern=@.*\\&lt;TORRES QUIROZ GUILLERMO\\&gt;.*@, sessLists[d,1,r])==@TRUE@, @rp09s@, sessLists[d,3,r] )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ORGE</text:p>
          </table:table-cell>
          <table:table-cell table:number-columns-repeated="3"/>
          <table:table-cell office:value-type="string">
            <text:p>TRIANA</text:p>
          </table:table-cell>
          <table:table-cell office:value-type="string">
            <text:p>TEN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rp03</text:p>
          </table:table-cell>
          <table:table-cell table:style-name="ce3" office:value-type="string">
            <text:p>rp03p</text:p>
          </table:table-cell>
          <table:table-cell office:value-type="string">
            <text:p>pan</text:p>
          </table:table-cell>
          <table:table-cell office:value-type="string">
            <text:p>TRIANA TENA JORGE</text:p>
          </table:table-cell>
          <table:table-cell table:number-columns-repeated="2"/>
          <table:table-cell office:value-type="string">
            <text:p>Jorge Triana</text:p>
          </table:table-cell>
          <table:table-cell table:formula="of:=CONCATENATE(&quot;sessLists[d,3,r] &lt;- ifelse ( grepl(pattern=@.*\\&lt;&quot;;[.M521];&quot;\\&gt;.*@, sessLists[d,1,r])==@TRUE@, @&quot;;[.K521];&quot;@, sessLists[d,3,r] )&quot;)" office:value-type="string" office:string-value="sessLists[d,3,r] &lt;- ifelse ( grepl(pattern=@.*\\&lt;TRIANA TENA JORGE\\&gt;.*@, sessLists[d,1,r])==@TRUE@, @rp03p@, sessLists[d,3,r] )">
            <text:p>sessLists[d,3,r] &lt;- ifelse ( grepl(pattern=@.*\\&lt;TRIANA TENA JORGE\\&gt;.*@, sessLists[d,1,r])==@TRUE@, @rp03p@, sessLists[d,3,r] )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JUAN</text:p>
          </table:table-cell>
          <table:table-cell office:value-type="string">
            <text:p>CARLOS</text:p>
          </table:table-cell>
          <table:table-cell table:number-columns-repeated="2"/>
          <table:table-cell office:value-type="string">
            <text:p>TRILLO</text:p>
          </table:table-cell>
          <table:table-cell office:value-type="string">
            <text:p>DOMÍNGUEZ</text:p>
          </table:table-cell>
          <table:table-cell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3" office:value-type="string">
            <text:p>mr31s</text:p>
          </table:table-cell>
          <table:table-cell office:value-type="string">
            <text:p>prd</text:p>
          </table:table-cell>
          <table:table-cell office:value-type="string">
            <text:p>TRILLO DOM[ÍI]NGUEZ JUAN</text:p>
          </table:table-cell>
          <table:table-cell table:number-columns-repeated="2"/>
          <table:table-cell office:value-type="string">
            <text:p>Juan Trillo</text:p>
          </table:table-cell>
          <table:table-cell table:formula="of:=CONCATENATE(&quot;sessLists[d,3,r] &lt;- ifelse ( grepl(pattern=@.*\\&lt;&quot;;[.M522];&quot;\\&gt;.*@, sessLists[d,1,r])==@TRUE@, @&quot;;[.K522];&quot;@, sessLists[d,3,r] )&quot;)" office:value-type="string" office:string-value="sessLists[d,3,r] &lt;- ifelse ( grepl(pattern=@.*\\&lt;TRILLO DOM[ÍI]NGUEZ JUAN\\&gt;.*@, sessLists[d,1,r])==@TRUE@, @mr31s@, sessLists[d,3,r] )">
            <text:p>sessLists[d,3,r] &lt;- ifelse ( grepl(pattern=@.*\\&lt;TRILLO DOM[ÍI]NGUEZ JUAN\\&gt;.*@, sessLists[d,1,r])==@TRUE@, @mr31s@, sessLists[d,3,r] )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BRIL</text:p>
          </table:table-cell>
          <table:table-cell office:value-type="string">
            <text:p>JANETE</text:p>
          </table:table-cell>
          <table:table-cell table:number-columns-repeated="2"/>
          <table:table-cell office:value-type="string">
            <text:p>TRUJILLO</text:p>
          </table:table-cell>
          <table:table-cell office:value-type="string">
            <text:p>VÁZQUEZ</text:p>
          </table:table-cell>
          <table:table-cell/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3" office:value-type="string">
            <text:p>mr23s</text:p>
          </table:table-cell>
          <table:table-cell office:value-type="string">
            <text:p>prd</text:p>
          </table:table-cell>
          <table:table-cell office:value-type="string">
            <text:p>TRUJILLO V[ÁA]ZQUEZ ABRIL</text:p>
          </table:table-cell>
          <table:table-cell table:number-columns-repeated="2"/>
          <table:table-cell office:value-type="string">
            <text:p>Abril Trujillo</text:p>
          </table:table-cell>
          <table:table-cell table:formula="of:=CONCATENATE(&quot;sessLists[d,3,r] &lt;- ifelse ( grepl(pattern=@.*\\&lt;&quot;;[.M523];&quot;\\&gt;.*@, sessLists[d,1,r])==@TRUE@, @&quot;;[.K523];&quot;@, sessLists[d,3,r] )&quot;)" office:value-type="string" office:string-value="sessLists[d,3,r] &lt;- ifelse ( grepl(pattern=@.*\\&lt;TRUJILLO V[ÁA]ZQUEZ ABRIL\\&gt;.*@, sessLists[d,1,r])==@TRUE@, @mr23s@, sessLists[d,3,r] )">
            <text:p>sessLists[d,3,r] &lt;- ifelse ( grepl(pattern=@.*\\&lt;TRUJILLO V[ÁA]ZQUEZ ABRIL\\&gt;.*@, sessLists[d,1,r])==@TRUE@, @mr23s@, sessLists[d,3,r] )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ODRIGO</text:p>
          </table:table-cell>
          <table:table-cell table:number-columns-repeated="3"/>
          <table:table-cell office:value-type="string">
            <text:p>UGALDE</text:p>
          </table:table-cell>
          <table:table-cell office:value-type="string">
            <text:p>MOLINA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3" office:value-type="string">
            <text:p>mr09s</text:p>
          </table:table-cell>
          <table:table-cell office:value-type="string">
            <text:p>prd</text:p>
          </table:table-cell>
          <table:table-cell office:value-type="string">
            <text:p>UGALDE MOLINA RODRIGO</text:p>
          </table:table-cell>
          <table:table-cell table:number-columns-repeated="2"/>
          <table:table-cell office:value-type="string">
            <text:p>Rodrigo Ugalde</text:p>
          </table:table-cell>
          <table:table-cell table:formula="of:=CONCATENATE(&quot;sessLists[d,3,r] &lt;- ifelse ( grepl(pattern=@.*\\&lt;&quot;;[.M524];&quot;\\&gt;.*@, sessLists[d,1,r])==@TRUE@, @&quot;;[.K524];&quot;@, sessLists[d,3,r] )&quot;)" office:value-type="string" office:string-value="sessLists[d,3,r] &lt;- ifelse ( grepl(pattern=@.*\\&lt;UGALDE MOLINA RODRIGO\\&gt;.*@, sessLists[d,1,r])==@TRUE@, @mr09s@, sessLists[d,3,r] )">
            <text:p>sessLists[d,3,r] &lt;- ifelse ( grepl(pattern=@.*\\&lt;UGALDE MOLINA RODRIGO\\&gt;.*@, sessLists[d,1,r])==@TRUE@, @mr09s@, sessLists[d,3,r] 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IEGO</text:p>
          </table:table-cell>
          <table:table-cell table:number-columns-repeated="3"/>
          <table:table-cell office:value-type="string">
            <text:p>VALDEZ</text:p>
          </table:table-cell>
          <table:table-cell office:value-type="string">
            <text:p>MEDIN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20</text:p>
          </table:table-cell>
          <table:table-cell table:style-name="ce3" office:value-type="string">
            <text:p>rp20s</text:p>
          </table:table-cell>
          <table:table-cell office:value-type="string">
            <text:p>pri</text:p>
          </table:table-cell>
          <table:table-cell office:value-type="string">
            <text:p>VALDEZ MEDINA DIEGO</text:p>
          </table:table-cell>
          <table:table-cell table:number-columns-repeated="2"/>
          <table:table-cell office:value-type="string">
            <text:p>Diego Valdez</text:p>
          </table:table-cell>
          <table:table-cell table:formula="of:=CONCATENATE(&quot;sessLists[d,3,r] &lt;- ifelse ( grepl(pattern=@.*\\&lt;&quot;;[.M525];&quot;\\&gt;.*@, sessLists[d,1,r])==@TRUE@, @&quot;;[.K525];&quot;@, sessLists[d,3,r] )&quot;)" office:value-type="string" office:string-value="sessLists[d,3,r] &lt;- ifelse ( grepl(pattern=@.*\\&lt;VALDEZ MEDINA DIEGO\\&gt;.*@, sessLists[d,1,r])==@TRUE@, @rp20s@, sessLists[d,3,r] )">
            <text:p>sessLists[d,3,r] &lt;- ifelse ( grepl(pattern=@.*\\&lt;VALDEZ MEDINA DIEGO\\&gt;.*@, sessLists[d,1,r])==@TRUE@, @rp20s@, sessLists[d,3,r] 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RIQUE</text:p>
          </table:table-cell>
          <table:table-cell table:number-columns-repeated="3"/>
          <table:table-cell office:value-type="string">
            <text:p>VARGAS</text:p>
          </table:table-cell>
          <table:table-cell office:value-type="string">
            <text:p>ANAY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string">
            <text:p>mr03p</text:p>
          </table:table-cell>
          <table:table-cell office:value-type="string">
            <text:p>prd</text:p>
          </table:table-cell>
          <table:table-cell office:value-type="string">
            <text:p>VARGAS ANAYA ENRIQUE</text:p>
          </table:table-cell>
          <table:table-cell table:number-columns-repeated="2"/>
          <table:table-cell office:value-type="string">
            <text:p>Enrique Vargas</text:p>
          </table:table-cell>
          <table:table-cell table:formula="of:=CONCATENATE(&quot;sessLists[d,3,r] &lt;- ifelse ( grepl(pattern=@.*\\&lt;&quot;;[.M526];&quot;\\&gt;.*@, sessLists[d,1,r])==@TRUE@, @&quot;;[.K526];&quot;@, sessLists[d,3,r] )&quot;)" office:value-type="string" office:string-value="sessLists[d,3,r] &lt;- ifelse ( grepl(pattern=@.*\\&lt;VARGAS ANAYA ENRIQUE\\&gt;.*@, sessLists[d,1,r])==@TRUE@, @mr03p@, sessLists[d,3,r] )">
            <text:p>sessLists[d,3,r] &lt;- ifelse ( grepl(pattern=@.*\\&lt;VARGAS ANAYA ENRIQUE\\&gt;.*@, sessLists[d,1,r])==@TRUE@, @mr03p@, sessLists[d,3,r] 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LFRE</text:p>
          </table:table-cell>
          <table:table-cell table:number-columns-repeated="3"/>
          <table:table-cell office:value-type="string">
            <text:p>VARGAS</text:p>
          </table:table-cell>
          <table:table-cell office:value-type="string">
            <text:p>CORTÉS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string">
            <text:p>mr05p</text:p>
          </table:table-cell>
          <table:table-cell office:value-type="string">
            <text:p>prd</text:p>
          </table:table-cell>
          <table:table-cell office:value-type="string">
            <text:p>VARGAS CORT[ÉE]Z BALFRE</text:p>
          </table:table-cell>
          <table:table-cell table:number-columns-repeated="2"/>
          <table:table-cell office:value-type="string">
            <text:p>Balfre Vargas</text:p>
          </table:table-cell>
          <table:table-cell table:formula="of:=CONCATENATE(&quot;sessLists[d,3,r] &lt;- ifelse ( grepl(pattern=@.*\\&lt;&quot;;[.M527];&quot;\\&gt;.*@, sessLists[d,1,r])==@TRUE@, @&quot;;[.K527];&quot;@, sessLists[d,3,r] )&quot;)" office:value-type="string" office:string-value="sessLists[d,3,r] &lt;- ifelse ( grepl(pattern=@.*\\&lt;VARGAS CORT[ÉE]Z BALFRE\\&gt;.*@, sessLists[d,1,r])==@TRUE@, @mr05p@, sessLists[d,3,r] )">
            <text:p>sessLists[d,3,r] &lt;- ifelse ( grepl(pattern=@.*\\&lt;VARGAS CORT[ÉE]Z BALFRE\\&gt;.*@, sessLists[d,1,r])==@TRUE@, @mr05p@, sessLists[d,3,r] )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ERNANDA</text:p>
          </table:table-cell>
          <table:table-cell table:number-columns-repeated="3"/>
          <table:table-cell office:value-type="string">
            <text:p>VERDERI</text:p>
          </table:table-cell>
          <table:table-cell office:value-type="string">
            <text:p>MUÑÚZURI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10</text:p>
          </table:table-cell>
          <table:table-cell table:style-name="ce3" office:value-type="string">
            <text:p>rp10s</text:p>
          </table:table-cell>
          <table:table-cell office:value-type="string">
            <text:p>pan</text:p>
          </table:table-cell>
          <table:table-cell office:value-type="string">
            <text:p>VERDERI MUÑ[ÚU]ZURI FERNANDA</text:p>
          </table:table-cell>
          <table:table-cell table:number-columns-repeated="2"/>
          <table:table-cell office:value-type="string">
            <text:p>Fernanda Verderi</text:p>
          </table:table-cell>
          <table:table-cell table:formula="of:=CONCATENATE(&quot;sessLists[d,3,r] &lt;- ifelse ( grepl(pattern=@.*\\&lt;&quot;;[.M528];&quot;\\&gt;.*@, sessLists[d,1,r])==@TRUE@, @&quot;;[.K528];&quot;@, sessLists[d,3,r] )&quot;)" office:value-type="string" office:string-value="sessLists[d,3,r] &lt;- ifelse ( grepl(pattern=@.*\\&lt;VERDERI MUÑ[ÚU]ZURI FERNANDA\\&gt;.*@, sessLists[d,1,r])==@TRUE@, @rp10s@, sessLists[d,3,r] )">
            <text:p>sessLists[d,3,r] &lt;- ifelse ( grepl(pattern=@.*\\&lt;VERDERI MUÑ[ÚU]ZURI FERNANDA\\&gt;.*@, sessLists[d,1,r])==@TRUE@, @rp10s@, sessLists[d,3,r] 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AÍAS</text:p>
          </table:table-cell>
          <table:table-cell table:number-columns-repeated="3"/>
          <table:table-cell office:value-type="string">
            <text:p>VILLA</text:p>
          </table:table-cell>
          <table:table-cell office:value-type="string">
            <text:p>GONZÁLEZ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string">
            <text:p>mr04p</text:p>
          </table:table-cell>
          <table:table-cell office:value-type="string">
            <text:p>prd</text:p>
          </table:table-cell>
          <table:table-cell office:value-type="string">
            <text:p>VILLA GONZ[ÁA]LEZ ISA[ÍI]AS</text:p>
          </table:table-cell>
          <table:table-cell table:number-columns-repeated="2"/>
          <table:table-cell office:value-type="string">
            <text:p>Isaías Villa</text:p>
          </table:table-cell>
          <table:table-cell table:formula="of:=CONCATENATE(&quot;sessLists[d,3,r] &lt;- ifelse ( grepl(pattern=@.*\\&lt;&quot;;[.M529];&quot;\\&gt;.*@, sessLists[d,1,r])==@TRUE@, @&quot;;[.K529];&quot;@, sessLists[d,3,r] )&quot;)" office:value-type="string" office:string-value="sessLists[d,3,r] &lt;- ifelse ( grepl(pattern=@.*\\&lt;VILLA GONZ[ÁA]LEZ ISA[ÍI]AS\\&gt;.*@, sessLists[d,1,r])==@TRUE@, @mr04p@, sessLists[d,3,r] )">
            <text:p>sessLists[d,3,r] &lt;- ifelse ( grepl(pattern=@.*\\&lt;VILLA GONZ[ÁA]LEZ ISA[ÍI]AS\\&gt;.*@, sessLists[d,1,r])==@TRUE@, @mr04p@, sessLists[d,3,r] )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YESENIA</text:p>
          </table:table-cell>
          <table:table-cell table:number-columns-repeated="3"/>
          <table:table-cell office:value-type="string">
            <text:p>VILLALUZ</text:p>
          </table:table-cell>
          <table:table-cell office:value-type="string">
            <text:p>ALB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rp03</text:p>
          </table:table-cell>
          <table:table-cell table:style-name="ce3" office:value-type="string">
            <text:p>rp03s</text:p>
          </table:table-cell>
          <table:table-cell office:value-type="string">
            <text:p>pan</text:p>
          </table:table-cell>
          <table:table-cell office:value-type="string">
            <text:p>VILLALUZ ALBA YESENIA</text:p>
          </table:table-cell>
          <table:table-cell table:number-columns-repeated="2"/>
          <table:table-cell office:value-type="string">
            <text:p>Yesenia Villaluz</text:p>
          </table:table-cell>
          <table:table-cell table:formula="of:=CONCATENATE(&quot;sessLists[d,3,r] &lt;- ifelse ( grepl(pattern=@.*\\&lt;&quot;;[.M530];&quot;\\&gt;.*@, sessLists[d,1,r])==@TRUE@, @&quot;;[.K530];&quot;@, sessLists[d,3,r] )&quot;)" office:value-type="string" office:string-value="sessLists[d,3,r] &lt;- ifelse ( grepl(pattern=@.*\\&lt;VILLALUZ ALBA YESENIA\\&gt;.*@, sessLists[d,1,r])==@TRUE@, @rp03s@, sessLists[d,3,r] )">
            <text:p>sessLists[d,3,r] &lt;- ifelse ( grepl(pattern=@.*\\&lt;VILLALUZ ALBA YESENIA\\&gt;.*@, sessLists[d,1,r])==@TRUE@, @rp03s@, sessLists[d,3,r] 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LFREDO</text:p>
          </table:table-cell>
          <table:table-cell table:number-columns-repeated="3"/>
          <table:table-cell office:value-type="string">
            <text:p>VINALAY</text:p>
          </table:table-cell>
          <table:table-cell office:value-type="string">
            <text:p>MORA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string">
            <text:p>mr20p</text:p>
          </table:table-cell>
          <table:table-cell office:value-type="string">
            <text:p>pan</text:p>
          </table:table-cell>
          <table:table-cell office:value-type="string">
            <text:p>VINALAY MORA ALFREDO</text:p>
          </table:table-cell>
          <table:table-cell table:number-columns-repeated="2"/>
          <table:table-cell office:value-type="string">
            <text:p>Alfredo Vinalay</text:p>
          </table:table-cell>
          <table:table-cell table:formula="of:=CONCATENATE(&quot;sessLists[d,3,r] &lt;- ifelse ( grepl(pattern=@.*\\&lt;&quot;;[.M531];&quot;\\&gt;.*@, sessLists[d,1,r])==@TRUE@, @&quot;;[.K531];&quot;@, sessLists[d,3,r] )&quot;)" office:value-type="string" office:string-value="sessLists[d,3,r] &lt;- ifelse ( grepl(pattern=@.*\\&lt;VINALAY MORA ALFREDO\\&gt;.*@, sessLists[d,1,r])==@TRUE@, @mr20p@, sessLists[d,3,r] )">
            <text:p>sessLists[d,3,r] &lt;- ifelse ( grepl(pattern=@.*\\&lt;VINALAY MORA ALFREDO\\&gt;.*@, sessLists[d,1,r])==@TRUE@, @mr20p@, sessLists[d,3,r] )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RTURO</text:p>
          </table:table-cell>
          <table:table-cell table:number-columns-repeated="3"/>
          <table:table-cell office:value-type="string">
            <text:p>ZAMORA</text:p>
          </table:table-cell>
          <table:table-cell office:value-type="string">
            <text:p>FLORES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office:value-type="string">
            <text:p>mr10s</text:p>
          </table:table-cell>
          <table:table-cell office:value-type="string">
            <text:p>prd</text:p>
          </table:table-cell>
          <table:table-cell office:value-type="string">
            <text:p>ZAMORA FLORES ARTURO</text:p>
          </table:table-cell>
          <table:table-cell table:number-columns-repeated="2"/>
          <table:table-cell office:value-type="string">
            <text:p>Arturo Zamora</text:p>
          </table:table-cell>
          <table:table-cell table:formula="of:=CONCATENATE(&quot;sessLists[d,3,r] &lt;- ifelse ( grepl(pattern=@.*\\&lt;&quot;;[.M532];&quot;\\&gt;.*@, sessLists[d,1,r])==@TRUE@, @&quot;;[.K532];&quot;@, sessLists[d,3,r] )&quot;)" office:value-type="string" office:string-value="sessLists[d,3,r] &lt;- ifelse ( grepl(pattern=@.*\\&lt;ZAMORA FLORES ARTURO\\&gt;.*@, sessLists[d,1,r])==@TRUE@, @mr10s@, sessLists[d,3,r] )">
            <text:p>sessLists[d,3,r] &lt;- ifelse ( grepl(pattern=@.*\\&lt;ZAMORA FLORES ARTURO\\&gt;.*@, sessLists[d,1,r])==@TRUE@, @mr10s@, sessLists[d,3,r] )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ARIBEL</text:p>
          </table:table-cell>
          <table:table-cell table:number-columns-repeated="3"/>
          <table:table-cell office:value-type="string">
            <text:p>ZAMORA</text:p>
          </table:table-cell>
          <table:table-cell office:value-type="string">
            <text:p>GRANADOS</text:p>
          </table:table-cell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3" office:value-type="string">
            <text:p>mr22s</text:p>
          </table:table-cell>
          <table:table-cell office:value-type="string">
            <text:p>prd</text:p>
          </table:table-cell>
          <table:table-cell office:value-type="string">
            <text:p>ZAMORA GRANADOS MARIBEL</text:p>
          </table:table-cell>
          <table:table-cell table:number-columns-repeated="2"/>
          <table:table-cell office:value-type="string">
            <text:p>Maribel Zamora</text:p>
          </table:table-cell>
          <table:table-cell table:formula="of:=CONCATENATE(&quot;sessLists[d,3,r] &lt;- ifelse ( grepl(pattern=@.*\\&lt;&quot;;[.M533];&quot;\\&gt;.*@, sessLists[d,1,r])==@TRUE@, @&quot;;[.K533];&quot;@, sessLists[d,3,r] )&quot;)" office:value-type="string" office:string-value="sessLists[d,3,r] &lt;- ifelse ( grepl(pattern=@.*\\&lt;ZAMORA GRANADOS MARIBEL\\&gt;.*@, sessLists[d,1,r])==@TRUE@, @mr22s@, sessLists[d,3,r] )">
            <text:p>sessLists[d,3,r] &lt;- ifelse ( grepl(pattern=@.*\\&lt;ZAMORA GRANADOS MARIBEL\\&gt;.*@, sessLists[d,1,r])==@TRUE@, @mr22s@, sessLists[d,3,r] )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SÉ</text:p>
          </table:table-cell>
          <table:table-cell office:value-type="string">
            <text:p>ANTONIO</text:p>
          </table:table-cell>
          <table:table-cell table:number-columns-repeated="2"/>
          <table:table-cell office:value-type="string">
            <text:p>ZEPEDA</text:p>
          </table:table-cell>
          <table:table-cell office:value-type="string">
            <text:p>SEGURA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3" office:value-type="string">
            <text:p>mr17p</text:p>
          </table:table-cell>
          <table:table-cell office:value-type="string">
            <text:p>pan</text:p>
          </table:table-cell>
          <table:table-cell office:value-type="string">
            <text:p>ZEPEDA SEGURA JOS[ÉE]</text:p>
          </table:table-cell>
          <table:table-cell table:number-columns-repeated="2"/>
          <table:table-cell office:value-type="string">
            <text:p>José Zepeda</text:p>
          </table:table-cell>
          <table:table-cell table:formula="of:=CONCATENATE(&quot;sessLists[d,3,r] &lt;- ifelse ( grepl(pattern=@.*\\&lt;&quot;;[.M534];&quot;\\&gt;.*@, sessLists[d,1,r])==@TRUE@, @&quot;;[.K534];&quot;@, sessLists[d,3,r] )&quot;)" office:value-type="string" office:string-value="sessLists[d,3,r] &lt;- ifelse ( grepl(pattern=@.*\\&lt;ZEPEDA SEGURA JOS[ÉE]\\&gt;.*@, sessLists[d,1,r])==@TRUE@, @mr17p@, sessLists[d,3,r] )">
            <text:p>sessLists[d,3,r] &lt;- ifelse ( grepl(pattern=@.*\\&lt;ZEPEDA SEGURA JOS[ÉE]\\&gt;.*@, sessLists[d,1,r])==@TRUE@, @mr17p@, sessLists[d,3,r] )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OCÍO</text:p>
          </table:table-cell>
          <table:table-cell office:value-type="string">
            <text:p>AIMÉ</text:p>
          </table:table-cell>
          <table:table-cell table:number-columns-repeated="2"/>
          <table:table-cell office:value-type="string">
            <text:p>ZÚÑIGA</text:p>
          </table:table-cell>
          <table:table-cell office:value-type="string">
            <text:p>ORTIZ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mr02s</text:p>
          </table:table-cell>
          <table:table-cell office:value-type="string">
            <text:p>prd</text:p>
          </table:table-cell>
          <table:table-cell office:value-type="string">
            <text:p>Z[ÚU]ÑIGA ORTIZ ROC[ÍI]O</text:p>
          </table:table-cell>
          <table:table-cell table:number-columns-repeated="2"/>
          <table:table-cell office:value-type="string">
            <text:p>Rocío Zúñiga</text:p>
          </table:table-cell>
          <table:table-cell table:formula="of:=CONCATENATE(&quot;sessLists[d,3,r] &lt;- ifelse ( grepl(pattern=@.*\\&lt;&quot;;[.M535];&quot;\\&gt;.*@, sessLists[d,1,r])==@TRUE@, @&quot;;[.K535];&quot;@, sessLists[d,3,r] )&quot;)" office:value-type="string" office:string-value="sessLists[d,3,r] &lt;- ifelse ( grepl(pattern=@.*\\&lt;Z[ÚU]ÑIGA ORTIZ ROC[ÍI]O\\&gt;.*@, sessLists[d,1,r])==@TRUE@, @mr02s@, sessLists[d,3,r] )">
            <text:p>sessLists[d,3,r] &lt;- ifelse ( grepl(pattern=@.*\\&lt;Z[ÚU]ÑIGA ORTIZ ROC[ÍI]O\\&gt;.*@, sessLists[d,1,r])==@TRUE@, @mr02s@, sessLists[d,3,r] )</text:p>
          </table:table-cell>
        </table:table-row>
      </table:table>
      <table:database-ranges>
        <table:database-range table:target-range-address="Sheet1.A1:Sheet1.Q133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13:1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0-06-15T13:14:36.53</dc:date>
    <dc:creator>eric magar</dc:creator>
    <meta:editing-duration>PT39H24M50S</meta:editing-duration>
    <meta:editing-cycles>47</meta:editing-cycles>
    <meta:document-statistic meta:table-count="1" meta:cell-count="3786" meta:object-count="0"/>
  </office:meta>
</office:document-meta>
</file>